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90000001A5454B95F.jpg" manifest:media-type="image/jpeg"/>
  <manifest:file-entry manifest:full-path="Pictures/10000000000000290000001AAB53A5E0.jpg" manifest:media-type="image/jpeg"/>
  <manifest:file-entry manifest:full-path="Pictures/10000000000000290000001BA584E84A.jpg" manifest:media-type="image/jpeg"/>
  <manifest:file-entry manifest:full-path="Pictures/10000000000000280000001A8A610DD0.jpg" manifest:media-type="image/jpeg"/>
  <manifest:file-entry manifest:full-path="Pictures/10000000000000280000001B1C3E836D.jpg" manifest:media-type="image/jpeg"/>
  <manifest:file-entry manifest:full-path="Pictures/10000000000000280000001A42DA533C.jpg" manifest:media-type="image/jpeg"/>
  <manifest:file-entry manifest:full-path="Pictures/10000000000000280000001B94B74EF4.jpg" manifest:media-type="image/jpeg"/>
  <manifest:file-entry manifest:full-path="Pictures/10000000000000280000001B1C3794F9.jpg" manifest:media-type="image/jpeg"/>
  <manifest:file-entry manifest:full-path="Pictures/10000000000000270000001BF17F2321.jpg" manifest:media-type="image/jpeg"/>
  <manifest:file-entry manifest:full-path="Pictures/10000000000000270000001A2FA68C5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Calibri" svg:font-family="Calibri"/>
    <style:font-face style:name="David" svg:font-family="David"/>
    <style:font-face style:name="Georgia" svg:font-family="Georgia"/>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161in" style:page-number="auto"/>
      <style:text-properties fo:font-size="6.65000009536743pt" style:font-size-asian="6.65000009536743pt" style:font-size-complex="6.65000009536743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429in" style:type="right"/>
        </style:tab-stops>
      </style:paragraph-properties>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866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72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99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5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535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299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366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65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665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571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335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01in" style:type="right"/>
        </style:tab-stops>
      </style:paragraph-properties>
    </style:style>
    <style:style style:name="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634in" style:type="right"/>
        </style:tab-stops>
      </style:paragraph-properties>
    </style:style>
    <style:style style:name="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598in" style:type="right"/>
        </style:tab-stops>
      </style:paragraph-properties>
    </style:style>
    <style:style style:name="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465in" style:type="right"/>
        </style:tab-stops>
      </style:paragraph-properties>
    </style:style>
    <style:style style:name="P20"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1"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22" style:family="paragraph" style:parent-style-name="Body_20_text_20__28_2_29_" style:master-page-name="">
      <style:paragraph-properties fo:margin-left="0in" fo:margin-right="0in" fo:margin-top="0in" fo:margin-bottom="0in" loext:contextual-spacing="false" fo:line-height="0.1299in" fo:text-align="end" style:justify-single-word="false" fo:text-indent="0in" style:auto-text-indent="false" style:page-number="auto"/>
    </style:style>
    <style:style style:name="P23"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24"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52in"/>
        </style:tab-stops>
      </style:paragraph-properties>
    </style:style>
    <style:style style:name="P25"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1.8118in"/>
        </style:tab-stops>
      </style:paragraph-properties>
    </style:style>
    <style:style style:name="P26"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7" style:family="paragraph" style:parent-style-name="Body_20_text_20__28_2_29_" style:master-page-name="">
      <style:paragraph-properties fo:margin-left="0in" fo:margin-right="0in" fo:margin-top="0in" fo:margin-bottom="0in" loext:contextual-spacing="false" fo:line-height="0.1228in" fo:text-align="justify" style:justify-single-word="false" fo:text-indent="0in" style:auto-text-indent="false" style:page-number="auto"/>
    </style:style>
    <style:style style:name="P28" style:family="paragraph" style:parent-style-name="Body_20_text_20__28_2_29_" style:master-page-name="">
      <style:paragraph-properties fo:margin-left="0in" fo:margin-right="0in" fo:margin-top="0in" fo:margin-bottom="0in" loext:contextual-spacing="false" fo:line-height="0.1335in" fo:text-align="end" style:justify-single-word="false" fo:text-indent="0in" style:auto-text-indent="false" style:page-number="auto"/>
    </style:style>
    <style:style style:name="P29" style:family="paragraph" style:parent-style-name="Body_20_text_20__28_6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30" style:family="paragraph" style:parent-style-name="Body_20_text_20__28_6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31" style:family="paragraph" style:parent-style-name="Body_20_text_20__28_10_29_" style:master-page-name="">
      <style:paragraph-properties fo:margin-left="0in" fo:margin-right="0in" fo:margin-top="0in" fo:margin-bottom="0in" loext:contextual-spacing="false" fo:line-height="0.1598in" fo:text-align="start" style:justify-single-word="false" fo:text-indent="0in" style:auto-text-indent="false" style:page-number="auto"/>
    </style:style>
    <style:style style:name="P32" style:family="paragraph" style:parent-style-name="Body_20_text_20__28_8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33" style:family="paragraph" style:parent-style-name="Body_20_text_20__28_8_29_" style:master-page-name="">
      <style:paragraph-properties fo:margin-left="0in" fo:margin-right="0in" fo:margin-top="0in" fo:margin-bottom="0in" loext:contextual-spacing="false" fo:line-height="0.0866in" fo:text-align="end" style:justify-single-word="false" fo:text-indent="0in" style:auto-text-indent="false" style:page-number="auto"/>
    </style:style>
    <style:style style:name="P34" style:family="paragraph" style:parent-style-name="Body_20_text_20__28_8_29_" style:master-page-name="">
      <style:paragraph-properties fo:margin-left="0in" fo:margin-right="0in" fo:margin-top="0in" fo:margin-bottom="0in" loext:contextual-spacing="false" fo:line-height="0.0866in" fo:text-align="justify" style:justify-single-word="false" fo:text-indent="0in" style:auto-text-indent="false" style:page-number="auto"/>
    </style:style>
    <style:style style:name="P35" style:family="paragraph" style:parent-style-name="Body_20_text_20__28_5_29_" style:master-page-name="">
      <style:paragraph-properties fo:margin-left="0in" fo:margin-right="0in" fo:margin-top="0in" fo:margin-bottom="0in" loext:contextual-spacing="false" fo:line-height="0.0866in" fo:text-align="end" style:justify-single-word="false" fo:text-indent="0in" style:auto-text-indent="false" style:page-number="auto"/>
    </style:style>
    <style:style style:name="P36"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37"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fo:break-after="page"/>
    </style:style>
    <style:style style:name="P38" style:family="paragraph" style:parent-style-name="Body_20_text_20__28_4_29_" style:master-page-name="">
      <style:paragraph-properties fo:margin-left="0in" fo:margin-right="0in" fo:margin-top="0in" fo:margin-bottom="0in" loext:contextual-spacing="false" fo:line-height="0.1228in" fo:text-align="start" style:justify-single-word="false" fo:text-indent="0in" style:auto-text-indent="false" style:page-number="auto"/>
    </style:style>
    <style:style style:name="P39"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fo:break-after="column"/>
    </style:style>
    <style:style style:name="P40"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column"/>
    </style:style>
    <style:style style:name="P41" style:family="paragraph" style:parent-style-name="Body_20_text_20__28_8_29_" style:master-page-name="">
      <style:paragraph-properties fo:margin-left="0in" fo:margin-right="0in" fo:margin-top="0in" fo:margin-bottom="0in" loext:contextual-spacing="false" fo:line-height="0.0866in" fo:text-align="justify" style:justify-single-word="false" fo:text-indent="0in" style:auto-text-indent="false" style:page-number="auto" fo:break-after="column"/>
    </style:style>
    <style:style style:name="P42" style:family="paragraph" style:parent-style-name="Body_20_text_20__28_1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43" style:family="paragraph" style:parent-style-name="Body_20_text_20__28_1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44" style:family="paragraph" style:parent-style-name="Body_20_text_20__28_2_29_" style:master-page-name="">
      <style:paragraph-properties fo:margin-left="0.4862in" fo:margin-right="0in" fo:margin-top="0in" fo:margin-bottom="0in" loext:contextual-spacing="false" fo:text-align="start" style:justify-single-word="false" fo:text-indent="-0.1252in" style:auto-text-indent="false" style:page-number="auto"/>
    </style:style>
    <style:style style:name="P45" style:family="paragraph" style:parent-style-name="Body_20_text_20__28_2_29_" style:master-page-name="">
      <style:paragraph-properties fo:margin-left="0.4307in" fo:margin-right="0in" fo:margin-top="0in" fo:margin-bottom="0in" loext:contextual-spacing="false" fo:text-align="justify" style:justify-single-word="false" fo:text-indent="0in" style:auto-text-indent="false" style:page-number="auto"/>
    </style:style>
    <style:style style:name="P46" style:family="paragraph" style:parent-style-name="Body_20_text_20__28_2_29_" style:master-page-name="">
      <style:paragraph-properties fo:margin-left="0.4307in" fo:margin-right="0in" fo:margin-top="0in" fo:margin-bottom="0in" loext:contextual-spacing="false" fo:text-align="start" style:justify-single-word="false" fo:text-indent="0in" style:auto-text-indent="false" style:page-number="auto"/>
    </style:style>
    <style:style style:name="P47" style:family="paragraph" style:parent-style-name="Body_20_text_20__28_9_29_" style:master-page-name="">
      <style:paragraph-properties fo:margin-left="0.4307in" fo:margin-right="0in" fo:margin-top="0in" fo:margin-bottom="0in" loext:contextual-spacing="false" fo:text-align="start" style:justify-single-word="false" fo:text-indent="0in" style:auto-text-indent="false" style:page-number="auto"/>
    </style:style>
    <style:style style:name="P48"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style>
    <style:style style:name="P49"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50" style:family="paragraph" style:parent-style-name="Body_20_text_20__28_2_29_"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37in"/>
        </style:tab-stops>
      </style:paragraph-properties>
    </style:style>
    <style:style style:name="P51" style:family="paragraph" style:parent-style-name="Body_20_text_20__28_8_29_" style:master-page-name="">
      <style:paragraph-properties fo:margin-left="0.1945in" fo:margin-right="0in" fo:margin-top="0in" fo:margin-bottom="0in" loext:contextual-spacing="false" fo:line-height="0.0866in" fo:text-align="justify" style:justify-single-word="false" fo:text-indent="-0.1945in" style:auto-text-indent="false" style:page-number="auto"/>
    </style:style>
    <style:style style:name="P52" style:family="paragraph" style:parent-style-name="Body_20_text_20__28_2_29_" style:master-page-name="">
      <style:paragraph-properties fo:margin-left="0.5417in" fo:margin-right="0in" fo:margin-top="0in" fo:margin-bottom="0in" loext:contextual-spacing="false" fo:line-height="0.1299in" fo:text-align="start" style:justify-single-word="false" fo:text-indent="0in" style:auto-text-indent="false" style:page-number="auto"/>
    </style:style>
    <style:style style:name="P53" style:family="paragraph" style:parent-style-name="Body_20_text_20__28_2_29_" style:master-page-name="">
      <style:paragraph-properties fo:margin-left="0.5417in" fo:margin-right="0in" fo:margin-top="0in" fo:margin-bottom="0in" loext:contextual-spacing="false" fo:text-align="start" style:justify-single-word="false" fo:text-indent="0in" style:auto-text-indent="false" style:page-number="auto"/>
    </style:style>
    <style:style style:name="P54" style:family="paragraph" style:parent-style-name="Body_20_text_20__28_2_29_" style:master-page-name="">
      <style:paragraph-properties fo:margin-left="0.5417in" fo:margin-right="0in" fo:margin-top="0in" fo:margin-bottom="0in" loext:contextual-spacing="false" fo:text-align="justify" style:justify-single-word="false" fo:text-indent="0in" style:auto-text-indent="false" style:page-number="auto"/>
    </style:style>
    <style:style style:name="P55" style:family="paragraph" style:parent-style-name="Body_20_text_20__28_7_29_" style:master-page-name="">
      <style:paragraph-properties fo:margin-left="0.5417in" fo:margin-right="0in" fo:margin-top="0in" fo:margin-bottom="0in" loext:contextual-spacing="false" fo:text-align="justify" style:justify-single-word="false" fo:text-indent="0in" style:auto-text-indent="false" style:page-number="auto"/>
    </style:style>
    <style:style style:name="P56" style:family="paragraph" style:parent-style-name="Body_20_text_20__28_2_29_" style:master-page-name="">
      <style:paragraph-properties fo:margin-left="0.639in" fo:margin-right="0in" fo:margin-top="0in" fo:margin-bottom="0in" loext:contextual-spacing="false" fo:text-align="justify" style:justify-single-word="false" fo:text-indent="-0.222in" style:auto-text-indent="false" style:page-number="auto"/>
    </style:style>
    <style:style style:name="P57" style:family="paragraph" style:parent-style-name="Body_20_text_20__28_2_29_" style:master-page-name="">
      <style:paragraph-properties fo:margin-left="0.639in" fo:margin-right="0in" fo:margin-top="0in" fo:margin-bottom="0in" loext:contextual-spacing="false" fo:line-height="0.1299in" fo:text-align="justify" style:justify-single-word="false" fo:text-indent="-0.222in" style:auto-text-indent="false" style:page-number="auto"/>
    </style:style>
    <style:style style:name="P58" style:family="paragraph" style:parent-style-name="Body_20_text_20__28_2_29_" style:master-page-name="">
      <style:paragraph-properties fo:margin-left="0.639in" fo:margin-right="0in" fo:margin-top="0in" fo:margin-bottom="0.089in" loext:contextual-spacing="false" fo:line-height="0.1335in" fo:text-align="justify" style:justify-single-word="false" fo:text-indent="-0.222in" style:auto-text-indent="false" style:page-number="auto"/>
    </style:style>
    <style:style style:name="P59"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60"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style:style>
    <style:style style:name="P61"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62" style:family="paragraph" style:parent-style-name="Body_20_text_20__28_8_29_" style:master-page-name="">
      <style:paragraph-properties fo:margin-left="0in" fo:margin-right="0in" fo:margin-top="0in" fo:margin-bottom="0in" loext:contextual-spacing="false" fo:line-height="0.0866in" fo:text-align="justify" style:justify-single-word="false" fo:text-indent="0.1528in" style:auto-text-indent="false" style:page-number="auto"/>
    </style:style>
    <style:style style:name="P63" style:family="paragraph" style:parent-style-name="Body_20_text_20__28_8_29_" style:master-page-name="">
      <style:paragraph-properties fo:margin-left="0in" fo:margin-right="0in" fo:margin-top="0in" fo:margin-bottom="0in" loext:contextual-spacing="false" fo:line-height="0.111in" fo:text-align="start" style:justify-single-word="false" fo:text-indent="0.1528in" style:auto-text-indent="false" style:page-number="auto"/>
    </style:style>
    <style:style style:name="P64" style:family="paragraph" style:parent-style-name="Body_20_text_20__28_8_29_" style:master-page-name="">
      <style:paragraph-properties fo:margin-left="0in" fo:margin-right="0in" fo:margin-top="0in" fo:margin-bottom="0in" loext:contextual-spacing="false" fo:text-align="start" style:justify-single-word="false" fo:text-indent="0.1528in" style:auto-text-indent="false" style:page-number="auto">
        <style:tab-stops>
          <style:tab-stop style:position="1.1098in"/>
        </style:tab-stops>
      </style:paragraph-properties>
    </style:style>
    <style:style style:name="P65" style:family="paragraph" style:parent-style-name="Body_20_text_20__28_14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66"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fo:break-after="page"/>
    </style:style>
    <style:style style:name="P67"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528in" style:auto-text-indent="false" style:page-number="auto" fo:break-after="page"/>
    </style:style>
    <style:style style:name="P68" style:family="paragraph" style:parent-style-name="Body_20_text_20__28_8_29_" style:master-page-name="">
      <style:paragraph-properties fo:margin-left="0in" fo:margin-right="0in" fo:margin-top="0in" fo:margin-bottom="0in" loext:contextual-spacing="false" fo:line-height="0.0866in" fo:text-align="justify" style:justify-single-word="false" fo:text-indent="0.1528in" style:auto-text-indent="false" style:page-number="auto" fo:break-after="page"/>
    </style:style>
    <style:style style:name="P69" style:family="paragraph" style:parent-style-name="Body_20_text_20__28_8_29_" style:master-page-name="">
      <style:paragraph-properties fo:margin-left="0in" fo:margin-right="0in" fo:margin-top="0in" fo:margin-bottom="0in" loext:contextual-spacing="false" fo:line-height="0.0866in" fo:text-align="start" style:justify-single-word="false" fo:text-indent="0.1528in" style:auto-text-indent="false" style:page-number="auto" fo:break-after="page"/>
    </style:style>
    <style:style style:name="P70" style:family="paragraph" style:parent-style-name="Body_20_text_20__28_6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71" style:family="paragraph" style:parent-style-name="Body_20_text_20__28_12_29_" style:master-page-name="">
      <style:paragraph-properties fo:margin-left="0in" fo:margin-right="0in" fo:margin-top="0in" fo:margin-bottom="0in" loext:contextual-spacing="false" fo:text-align="start" style:justify-single-word="false" fo:text-indent="0.1528in" style:auto-text-indent="false" style:page-number="auto">
        <style:tab-stops>
          <style:tab-stop style:position="1.85in"/>
        </style:tab-stops>
      </style:paragraph-properties>
    </style:style>
    <style:style style:name="P72" style:family="paragraph" style:parent-style-name="Body_20_text_20__28_6_29_" style:master-page-name="">
      <style:paragraph-properties fo:margin-left="0in" fo:margin-right="0in" fo:margin-top="0in" fo:margin-bottom="0.0736in" loext:contextual-spacing="false" fo:text-align="start" style:justify-single-word="false" fo:text-indent="0.1528in" style:auto-text-indent="false" style:page-number="auto"/>
    </style:style>
    <style:style style:name="P73" style:family="paragraph" style:parent-style-name="Body_20_text_20__28_2_29_" style:master-page-name="">
      <style:paragraph-properties fo:margin-left="0in" fo:margin-right="0in" fo:margin-top="0in" fo:margin-bottom="0.0835in" loext:contextual-spacing="false" fo:text-align="start" style:justify-single-word="false" fo:text-indent="0.1528in" style:auto-text-indent="false" style:page-number="auto"/>
    </style:style>
    <style:style style:name="P74" style:family="paragraph" style:parent-style-name="Body_20_text_20__28_2_29_" style:master-page-name="">
      <style:paragraph-properties fo:margin-left="0in" fo:margin-right="0in" fo:margin-top="0in" fo:margin-bottom="0.1154in" loext:contextual-spacing="false" fo:text-align="start" style:justify-single-word="false" fo:text-indent="0.1528in" style:auto-text-indent="false" style:page-number="auto"/>
    </style:style>
    <style:style style:name="P75" style:family="paragraph" style:parent-style-name="Body_20_text_20__28_2_29_" style:master-page-name="">
      <style:paragraph-properties fo:margin-left="0.361in" fo:margin-right="0in" fo:margin-top="0in" fo:margin-bottom="0in" loext:contextual-spacing="false" fo:line-height="0.1299in" fo:text-align="start" style:justify-single-word="false" fo:text-indent="-0.222in" style:auto-text-indent="false" style:page-number="auto"/>
    </style:style>
    <style:style style:name="P76" style:family="paragraph" style:parent-style-name="Body_20_text_20__28_2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77" style:family="paragraph" style:parent-style-name="Body_20_text_20__28_7_29_" style:master-page-name="">
      <style:paragraph-properties fo:margin-left="0.361in" fo:margin-right="0in" fo:margin-top="0in" fo:margin-bottom="0in" loext:contextual-spacing="false" fo:line-height="0.1299in" fo:text-align="start" style:justify-single-word="false" fo:text-indent="-0.222in" style:auto-text-indent="false" style:page-number="auto"/>
    </style:style>
    <style:style style:name="P78" style:family="paragraph" style:parent-style-name="Body_20_text_20__28_9_29_" style:master-page-name="">
      <style:paragraph-properties fo:margin-left="0.361in" fo:margin-right="0in" fo:margin-top="0in" fo:margin-bottom="0in" loext:contextual-spacing="false" fo:text-align="start" style:justify-single-word="false" fo:text-indent="-0.222in" style:auto-text-indent="false" style:page-number="auto" fo:break-after="page"/>
    </style:style>
    <style:style style:name="P79" style:family="paragraph" style:parent-style-name="Body_20_text_20__28_9_29_" style:master-page-name="">
      <style:paragraph-properties fo:margin-left="0.361in" fo:margin-right="0in" fo:margin-top="0in" fo:margin-bottom="0in" loext:contextual-spacing="false" fo:text-align="start" style:justify-single-word="false" fo:text-indent="-0.222in" style:auto-text-indent="false" style:page-number="auto"/>
    </style:style>
    <style:style style:name="P80" style:family="paragraph" style:parent-style-name="Body_20_text_20__28_4_29_" style:master-page-name="">
      <style:paragraph-properties fo:margin-left="0.361in" fo:margin-right="0in" fo:margin-top="0in" fo:margin-bottom="0in" loext:contextual-spacing="false" fo:line-height="0.1228in" fo:text-align="start" style:justify-single-word="false" fo:text-indent="-0.222in" style:auto-text-indent="false" style:page-number="auto"/>
    </style:style>
    <style:style style:name="P81" style:family="paragraph" style:parent-style-name="Body_20_text_20__28_2_29_" style:master-page-name="">
      <style:paragraph-properties fo:margin-left="0.361in" fo:margin-right="0in" fo:margin-top="0in" fo:margin-bottom="0.0417in" loext:contextual-spacing="false" fo:text-align="start" style:justify-single-word="false" fo:text-indent="-0.222in" style:auto-text-indent="false" style:page-number="auto"/>
    </style:style>
    <style:style style:name="P82"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83"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84"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139in" style:auto-text-indent="false" style:page-number="auto"/>
    </style:style>
    <style:style style:name="P85"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86" style:family="paragraph" style:parent-style-name="Body_20_text_20__28_2_29_" style:master-page-name="">
      <style:paragraph-properties fo:margin-left="0in" fo:margin-right="0in" fo:margin-top="0in" fo:margin-bottom="0in" loext:contextual-spacing="false" fo:line-height="0.1181in" fo:text-align="start" style:justify-single-word="false" fo:text-indent="0.139in" style:auto-text-indent="false" style:page-number="auto"/>
    </style:style>
    <style:style style:name="P87" style:family="paragraph" style:parent-style-name="Body_20_text_20__28_13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88" style:family="paragraph" style:parent-style-name="Body_20_text_20__28_2_29_" style:master-page-name="">
      <style:paragraph-properties fo:margin-left="0in" fo:margin-right="0in" fo:margin-top="0in" fo:margin-bottom="0in" loext:contextual-spacing="false" fo:line-height="0.1181in" fo:text-align="start" style:justify-single-word="false" fo:text-indent="0.139in" style:auto-text-indent="false" style:page-number="auto" fo:break-after="page"/>
    </style:style>
    <style:style style:name="P89"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90" style:family="paragraph" style:parent-style-name="Body_20_text_20__28_8_29_" style:master-page-name="">
      <style:paragraph-properties fo:margin-left="0in" fo:margin-right="0in" fo:margin-top="0in" fo:margin-bottom="0in" loext:contextual-spacing="false" fo:line-height="0.0866in" fo:text-align="justify" style:justify-single-word="false" fo:text-indent="0.139in" style:auto-text-indent="false" style:page-number="auto"/>
    </style:style>
    <style:style style:name="P91" style:family="paragraph" style:parent-style-name="Body_20_text_20__28_2_29_" style:master-page-name="">
      <style:paragraph-properties fo:margin-left="0in" fo:margin-right="0in" fo:margin-top="0in" fo:margin-bottom="0.0417in" loext:contextual-spacing="false" fo:text-align="start" style:justify-single-word="false" fo:text-indent="0.139in" style:auto-text-indent="false" style:page-number="auto"/>
    </style:style>
    <style:style style:name="P92" style:family="paragraph" style:parent-style-name="Body_20_text_20__28_2_29_" style:master-page-name="">
      <style:paragraph-properties fo:margin-left="0in" fo:margin-right="0in" fo:margin-top="0in" fo:margin-bottom="0.0484in" loext:contextual-spacing="false" fo:text-align="justify" style:justify-single-word="false" fo:text-indent="0.139in" style:auto-text-indent="false" style:page-number="auto"/>
    </style:style>
    <style:style style:name="P93" style:family="paragraph" style:parent-style-name="Body_20_text_20__28_2_29_" style:master-page-name="">
      <style:paragraph-properties fo:margin-left="0in" fo:margin-right="0in" fo:margin-top="0in" fo:margin-bottom="0.0492in" loext:contextual-spacing="false" fo:text-align="start" style:justify-single-word="false" fo:text-indent="0.139in" style:auto-text-indent="false" style:page-number="auto"/>
    </style:style>
    <style:style style:name="P94" style:family="paragraph" style:parent-style-name="Body_20_text_20__28_2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95" style:family="paragraph" style:parent-style-name="Body_20_text_20__28_2_29_" style:master-page-name="">
      <style:paragraph-properties fo:margin-left="0.1528in" fo:margin-right="0in" fo:margin-top="0in" fo:margin-bottom="0in" loext:contextual-spacing="false" fo:text-align="justify" style:justify-single-word="false" fo:text-indent="0in" style:auto-text-indent="false" style:page-number="auto">
        <style:tab-stops>
          <style:tab-stop style:position="1.7929in" style:type="right"/>
        </style:tab-stops>
      </style:paragraph-properties>
    </style:style>
    <style:style style:name="P96" style:family="paragraph" style:parent-style-name="Body_20_text_20__28_12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97" style:family="paragraph" style:parent-style-name="Body_20_text_20__28_9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98" style:family="paragraph" style:parent-style-name="Body_20_text_20__28_6_29_" style:master-page-name="">
      <style:paragraph-properties fo:margin-left="0.1528in" fo:margin-right="0in" fo:margin-top="0in" fo:margin-bottom="0in" loext:contextual-spacing="false" fo:text-align="start" style:justify-single-word="false" fo:text-indent="0in" style:auto-text-indent="false" style:page-number="auto"/>
    </style:style>
    <style:style style:name="P99" style:family="paragraph" style:parent-style-name="Body_20_text_20__28_2_29_" style:master-page-name="">
      <style:paragraph-properties fo:margin-left="0.4165in" fo:margin-right="0in" fo:margin-top="0in" fo:margin-bottom="0in" loext:contextual-spacing="false" fo:text-align="start" style:justify-single-word="false" fo:text-indent="0.2362in" style:auto-text-indent="false" style:page-number="auto"/>
    </style:style>
    <style:style style:name="P100" style:family="paragraph" style:parent-style-name="Body_20_text_20__28_2_29_" style:master-page-name="">
      <style:paragraph-properties fo:margin-left="0.4165in" fo:margin-right="0in" fo:margin-top="0in" fo:margin-bottom="0in" loext:contextual-spacing="false" fo:line-height="0.1228in" fo:text-align="start" style:justify-single-word="false" fo:text-indent="0.2362in" style:auto-text-indent="false" style:page-number="auto"/>
    </style:style>
    <style:style style:name="P101" style:family="paragraph" style:parent-style-name="Body_20_text_20__28_2_29_" style:master-page-name="">
      <style:paragraph-properties fo:margin-left="0.139in" fo:margin-right="0in" fo:margin-top="0in" fo:margin-bottom="0in" loext:contextual-spacing="false" fo:line-height="0.1299in" fo:text-align="start" style:justify-single-word="false" fo:text-indent="0in" style:auto-text-indent="false" style:page-number="auto"/>
    </style:style>
    <style:style style:name="P102" style:family="paragraph" style:parent-style-name="Body_20_text_20__28_2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103" style:family="paragraph" style:parent-style-name="Body_20_text_20__28_2_29_" style:master-page-name="">
      <style:paragraph-properties fo:margin-left="0.139in" fo:margin-right="0in" fo:margin-top="0in" fo:margin-bottom="0in" loext:contextual-spacing="false" fo:text-align="justify" style:justify-single-word="false" fo:text-indent="0in" style:auto-text-indent="false" style:page-number="auto"/>
    </style:style>
    <style:style style:name="P104" style:family="paragraph" style:parent-style-name="Body_20_text_20__28_2_29_" style:master-page-name="">
      <style:paragraph-properties fo:margin-left="0.139in" fo:margin-right="0in" fo:margin-top="0in" fo:margin-bottom="0in" loext:contextual-spacing="false" fo:line-height="0.1335in" fo:text-align="start" style:justify-single-word="false" fo:text-indent="0in" style:auto-text-indent="false" style:page-number="auto"/>
    </style:style>
    <style:style style:name="P105" style:family="paragraph" style:parent-style-name="Body_20_text_20__28_9_29_" style:master-page-name="">
      <style:paragraph-properties fo:margin-left="0.139in" fo:margin-right="0in" fo:margin-top="0in" fo:margin-bottom="0in" loext:contextual-spacing="false" fo:text-align="start" style:justify-single-word="false" fo:text-indent="0in" style:auto-text-indent="false" style:page-number="auto"/>
    </style:style>
    <style:style style:name="P106" style:family="paragraph" style:parent-style-name="Body_20_text_20__28_4_29_" style:master-page-name="">
      <style:paragraph-properties fo:margin-left="0.139in" fo:margin-right="0in" fo:margin-top="0in" fo:margin-bottom="0in" loext:contextual-spacing="false" fo:line-height="0.1228in" fo:text-align="start" style:justify-single-word="false" fo:text-indent="0in" style:auto-text-indent="false" style:page-number="auto"/>
    </style:style>
    <style:style style:name="P107" style:family="paragraph" style:parent-style-name="Body_20_text_20__28_2_29_" style:master-page-name="">
      <style:paragraph-properties fo:margin-left="0.139in" fo:margin-right="0in" fo:margin-top="0in" fo:margin-bottom="0in" loext:contextual-spacing="false" fo:line-height="0.1335in" fo:text-align="start" style:justify-single-word="false" fo:text-indent="0in" style:auto-text-indent="false" style:page-number="auto" fo:break-after="page"/>
    </style:style>
    <style:style style:name="P108" style:family="paragraph" style:parent-style-name="Body_20_text_20__28_9_29_" style:master-page-name="">
      <style:paragraph-properties fo:margin-left="0.5417in" fo:margin-right="0in" fo:margin-top="0in" fo:margin-bottom="0in" loext:contextual-spacing="false" fo:text-align="start" style:justify-single-word="false" fo:text-indent="-0.111in" style:auto-text-indent="false" style:page-number="auto"/>
    </style:style>
    <style:style style:name="P109" style:family="paragraph" style:parent-style-name="Body_20_text_20__28_2_29_" style:master-page-name="">
      <style:paragraph-properties fo:margin-left="0.5417in" fo:margin-right="0in" fo:margin-top="0in" fo:margin-bottom="0in" loext:contextual-spacing="false" fo:text-align="start" style:justify-single-word="false" fo:text-indent="-0.111in" style:auto-text-indent="false" style:page-number="auto"/>
    </style:style>
    <style:style style:name="P110" style:family="paragraph" style:parent-style-name="Body_20_text_20__28_2_29_" style:master-page-name="">
      <style:paragraph-properties fo:margin-left="0.5417in" fo:margin-right="0in" fo:margin-top="0in" fo:margin-bottom="0in" loext:contextual-spacing="false" fo:line-height="0.1299in" fo:text-align="start" style:justify-single-word="false" fo:text-indent="-0.111in" style:auto-text-indent="false" style:page-number="auto"/>
    </style:style>
    <style:style style:name="P111" style:family="paragraph" style:parent-style-name="Body_20_text_20__28_2_29_" style:master-page-name="">
      <style:paragraph-properties fo:margin-left="0.25in" fo:margin-right="0in" fo:margin-top="0in" fo:margin-bottom="0in" loext:contextual-spacing="false" fo:text-align="justify" style:justify-single-word="false" fo:text-indent="0in" style:auto-text-indent="false" style:page-number="auto">
        <style:tab-stops>
          <style:tab-stop style:position="1.6272in"/>
        </style:tab-stops>
      </style:paragraph-properties>
    </style:style>
    <style:style style:name="P112" style:family="paragraph" style:parent-style-name="Body_20_text_20__28_2_29_" style:master-page-name="">
      <style:paragraph-properties fo:margin-left="0.25in" fo:margin-right="0in" fo:margin-top="0in" fo:margin-bottom="0in" loext:contextual-spacing="false" fo:text-align="start" style:justify-single-word="false" fo:text-indent="0in" style:auto-text-indent="false" style:page-number="auto"/>
    </style:style>
    <style:style style:name="P113" style:family="paragraph" style:parent-style-name="Body_20_text_20__28_2_29_" style:master-page-name="">
      <style:paragraph-properties fo:margin-left="0.25in" fo:margin-right="0in" fo:margin-top="0in" fo:margin-bottom="0in" loext:contextual-spacing="false" fo:line-height="0.1299in" fo:text-align="start" style:justify-single-word="false" fo:text-indent="0in" style:auto-text-indent="false" style:page-number="auto"/>
    </style:style>
    <style:style style:name="P114" style:family="paragraph" style:parent-style-name="Body_20_text_20__28_2_29_" style:master-page-name="">
      <style:paragraph-properties fo:margin-left="0.25in" fo:margin-right="0in" fo:margin-top="0in" fo:margin-bottom="0.0417in" loext:contextual-spacing="false" fo:text-align="start" style:justify-single-word="false" fo:text-indent="0in" style:auto-text-indent="false" style:page-number="auto"/>
    </style:style>
    <style:style style:name="P115" style:family="paragraph" style:parent-style-name="Body_20_text_20__28_2_29_" style:master-page-name="">
      <style:paragraph-properties fo:margin-left="0.3752in" fo:margin-right="0in" fo:margin-top="0in" fo:margin-bottom="0in" loext:contextual-spacing="false" fo:text-align="start" style:justify-single-word="false" fo:text-indent="-0.1252in" style:auto-text-indent="false" style:page-number="auto"/>
    </style:style>
    <style:style style:name="P116" style:family="paragraph" style:parent-style-name="Body_20_text_20__28_5_29_" style:master-page-name="">
      <style:paragraph-properties fo:margin-left="0.3752in" fo:margin-right="0in" fo:margin-top="0in" fo:margin-bottom="0in" loext:contextual-spacing="false" fo:line-height="0.1098in" fo:text-align="start" style:justify-single-word="false" fo:text-indent="-0.1252in" style:auto-text-indent="false" style:page-number="auto"/>
    </style:style>
    <style:style style:name="P117" style:family="paragraph" style:parent-style-name="Body_20_text_20__28_2_29_" style:master-page-name="">
      <style:paragraph-properties fo:margin-left="0.4862in" fo:margin-right="0in" fo:margin-top="0in" fo:margin-bottom="0in" loext:contextual-spacing="false" fo:text-align="start" style:justify-single-word="false" fo:text-indent="-0.3472in" style:auto-text-indent="false" style:page-number="auto"/>
    </style:style>
    <style:style style:name="P118" style:family="paragraph" style:parent-style-name="Body_20_text_20__28_9_29_" style:master-page-name="">
      <style:paragraph-properties fo:margin-left="0.4862in" fo:margin-right="0in" fo:margin-top="0in" fo:margin-bottom="0in" loext:contextual-spacing="false" fo:text-align="start" style:justify-single-word="false" fo:text-indent="-0.3472in" style:auto-text-indent="false" style:page-number="auto"/>
    </style:style>
    <style:style style:name="P119" style:family="paragraph" style:parent-style-name="Body_20_text_20__28_2_29_" style:master-page-name="">
      <style:paragraph-properties fo:margin-left="0.639in" fo:margin-right="0in" fo:margin-top="0in" fo:margin-bottom="0in" loext:contextual-spacing="false" fo:text-align="justify" style:justify-single-word="false" fo:text-indent="0in" style:auto-text-indent="false" style:page-number="auto"/>
    </style:style>
    <style:style style:name="P120" style:family="paragraph" style:parent-style-name="Body_20_text_20__28_2_29_" style:master-page-name="">
      <style:paragraph-properties fo:margin-left="0.639in" fo:margin-right="0in" fo:margin-top="0in" fo:margin-bottom="0in" loext:contextual-spacing="false" fo:text-align="start" style:justify-single-word="false" fo:text-indent="0in" style:auto-text-indent="false" style:page-number="auto"/>
    </style:style>
    <style:style style:name="P121" style:family="paragraph" style:parent-style-name="Body_20_text_20__28_2_29_" style:master-page-name="">
      <style:paragraph-properties fo:margin-left="0.6528in" fo:margin-right="0in" fo:margin-top="0in" fo:margin-bottom="0in" loext:contextual-spacing="false" fo:line-height="0.1335in" fo:text-align="justify" style:justify-single-word="false" fo:text-indent="-0.222in" style:auto-text-indent="false" style:page-number="auto"/>
    </style:style>
    <style:style style:name="P122"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123" style:family="paragraph" style:parent-style-name="Body_20_text_20__28_6_29_" style:master-page-name="">
      <style:paragraph-properties fo:margin-left="0.4583in" fo:margin-right="0in" fo:margin-top="0in" fo:margin-bottom="0in" loext:contextual-spacing="false" fo:text-align="justify" style:justify-single-word="false" fo:text-indent="-0.111in" style:auto-text-indent="false" style:page-number="auto"/>
    </style:style>
    <style:style style:name="P124" style:family="paragraph" style:parent-style-name="Body_20_text_20__28_2_29_" style:master-page-name="">
      <style:paragraph-properties fo:margin-left="0.3752in" fo:margin-right="0in" fo:margin-top="0in" fo:margin-bottom="0in" loext:contextual-spacing="false" fo:text-align="start" style:justify-single-word="false" fo:text-indent="-0.222in" style:auto-text-indent="false" style:page-number="auto"/>
    </style:style>
    <style:style style:name="P125" style:family="paragraph" style:parent-style-name="Body_20_text_20__28_2_29_" style:master-page-name="">
      <style:paragraph-properties fo:margin-left="0.4862in" fo:margin-right="0in" fo:margin-top="0in" fo:margin-bottom="0in" loext:contextual-spacing="false" fo:text-align="start" style:justify-single-word="false" fo:text-indent="-0.2362in" style:auto-text-indent="false" style:page-number="auto"/>
    </style:style>
    <style:style style:name="P126" style:family="paragraph" style:parent-style-name="Body_20_text_20__28_2_29_" style:master-page-name="">
      <style:paragraph-properties fo:margin-left="0.472in" fo:margin-right="0in" fo:margin-top="0in" fo:margin-bottom="0in" loext:contextual-spacing="false" fo:text-align="justify" style:justify-single-word="false" fo:text-indent="-0.3335in" style:auto-text-indent="false" style:page-number="auto"/>
    </style:style>
    <style:style style:name="P127" style:family="paragraph" style:parent-style-name="Body_20_text_20__28_2_29_" style:master-page-name="">
      <style:paragraph-properties fo:margin-left="0.472in" fo:margin-right="0in" fo:margin-top="0in" fo:margin-bottom="0in" loext:contextual-spacing="false" fo:text-align="start" style:justify-single-word="false" fo:text-indent="-0.3335in" style:auto-text-indent="false" style:page-number="auto"/>
    </style:style>
    <style:style style:name="P128" style:family="paragraph" style:parent-style-name="Body_20_text_20__28_2_29_" style:master-page-name="">
      <style:paragraph-properties fo:margin-left="0.4165in" fo:margin-right="0in" fo:margin-top="0in" fo:margin-bottom="0in" loext:contextual-spacing="false" fo:line-height="0.1335in" fo:text-align="start" style:justify-single-word="false" fo:text-indent="0.111in" style:auto-text-indent="false" style:page-number="auto"/>
    </style:style>
    <style:style style:name="P129" style:family="paragraph" style:parent-style-name="Body_20_text_20__28_2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130" style:family="paragraph" style:parent-style-name="Body_20_text_20__28_7_29_" style:master-page-name="">
      <style:paragraph-properties fo:margin-left="0.4165in" fo:margin-right="0in" fo:margin-top="0in" fo:margin-bottom="0in" loext:contextual-spacing="false" fo:text-align="start" style:justify-single-word="false" fo:text-indent="0.111in" style:auto-text-indent="false" style:page-number="auto"/>
    </style:style>
    <style:style style:name="P131" style:family="paragraph" style:parent-style-name="Body_20_text_20__28_6_29_" style:master-page-name="">
      <style:paragraph-properties fo:margin-left="0.222in" fo:margin-right="0in" fo:margin-top="0in" fo:margin-bottom="0in" loext:contextual-spacing="false" fo:text-align="justify" style:justify-single-word="false" fo:text-indent="-0.222in" style:auto-text-indent="false" style:page-number="auto"/>
    </style:style>
    <style:style style:name="P132" style:family="paragraph" style:parent-style-name="Body_20_text_20__28_8_29_" style:master-page-name="">
      <style:paragraph-properties fo:margin-left="0in" fo:margin-right="0in" fo:margin-top="0in" fo:margin-bottom="0in" loext:contextual-spacing="false" fo:line-height="0.0866in" fo:text-align="justify" style:justify-single-word="false" fo:text-indent="0.1807in" style:auto-text-indent="false" style:page-number="auto"/>
    </style:style>
    <style:style style:name="P133" style:family="paragraph" style:parent-style-name="Body_20_text_20__28_2_29_" style:master-page-name="">
      <style:paragraph-properties fo:margin-left="0in" fo:margin-right="0in" fo:margin-top="0in" fo:margin-bottom="0in" loext:contextual-spacing="false" fo:text-align="justify" style:justify-single-word="false" fo:text-indent="0.1807in" style:auto-text-indent="false" style:page-number="auto"/>
    </style:style>
    <style:style style:name="P134" style:family="paragraph" style:parent-style-name="Body_20_text_20__28_9_29_" style:master-page-name="">
      <style:paragraph-properties fo:margin-left="0.361in" fo:margin-right="0in" fo:margin-top="0in" fo:margin-bottom="0in" loext:contextual-spacing="false" fo:text-align="start" style:justify-single-word="false" fo:text-indent="-0.111in" style:auto-text-indent="false" style:page-number="auto"/>
    </style:style>
    <style:style style:name="P135" style:family="paragraph" style:parent-style-name="Body_20_text_20__28_4_29_" style:master-page-name="">
      <style:paragraph-properties fo:margin-left="0.361in" fo:margin-right="0in" fo:margin-top="0in" fo:margin-bottom="0in" loext:contextual-spacing="false" fo:line-height="0.1228in" fo:text-align="start" style:justify-single-word="false" fo:text-indent="-0.111in" style:auto-text-indent="false" style:page-number="auto"/>
    </style:style>
    <style:style style:name="P136" style:family="paragraph" style:parent-style-name="Body_20_text_20__28_2_29_" style:master-page-name="">
      <style:paragraph-properties fo:margin-left="0.361in" fo:margin-right="0in" fo:margin-top="0in" fo:margin-bottom="0in" loext:contextual-spacing="false" fo:text-align="start" style:justify-single-word="false" fo:text-indent="-0.111in" style:auto-text-indent="false" style:page-number="auto"/>
    </style:style>
    <style:style style:name="P137" style:family="paragraph" style:parent-style-name="Body_20_text_20__28_6_29_" style:master-page-name="">
      <style:paragraph-properties fo:margin-left="0.361in" fo:margin-right="0in" fo:margin-top="0in" fo:margin-bottom="0in" loext:contextual-spacing="false" fo:text-align="start" style:justify-single-word="false" fo:text-indent="-0.111in" style:auto-text-indent="false" style:page-number="auto"/>
    </style:style>
    <style:style style:name="P138" style:family="paragraph" style:parent-style-name="Body_20_text_20__28_7_29_" style:master-page-name="">
      <style:paragraph-properties fo:margin-left="0.361in" fo:margin-right="0in" fo:margin-top="0in" fo:margin-bottom="0in" loext:contextual-spacing="false" fo:line-height="0.1299in" fo:text-align="start" style:justify-single-word="false" fo:text-indent="-0.111in" style:auto-text-indent="false" style:page-number="auto"/>
    </style:style>
    <style:style style:name="P139" style:family="paragraph" style:parent-style-name="Body_20_text_20__28_13_29_" style:master-page-name="">
      <style:paragraph-properties fo:margin-left="0.4307in" fo:margin-right="0in" fo:margin-top="0in" fo:margin-bottom="0in" loext:contextual-spacing="false" fo:text-align="start" style:justify-single-word="false" fo:text-indent="0.111in" style:auto-text-indent="false" style:page-number="auto"/>
    </style:style>
    <style:style style:name="P140" style:family="paragraph" style:parent-style-name="Body_20_text_20__28_2_29_" style:master-page-name="">
      <style:paragraph-properties fo:margin-left="0.5417in" fo:margin-right="0in" fo:margin-top="0in" fo:margin-bottom="0in" loext:contextual-spacing="false" fo:text-align="start" style:justify-single-word="false" fo:text-indent="-0.222in" style:auto-text-indent="false" style:page-number="auto"/>
    </style:style>
    <style:style style:name="P141" style:family="paragraph" style:parent-style-name="Body_20_text_20__28_2_29_" style:master-page-name="">
      <style:paragraph-properties fo:margin-left="0.528in" fo:margin-right="0in" fo:margin-top="0in" fo:margin-bottom="0in" loext:contextual-spacing="false" fo:text-align="start" style:justify-single-word="false" fo:text-indent="-0.222in" style:auto-text-indent="false" style:page-number="auto"/>
    </style:style>
    <style:style style:name="P142" style:family="paragraph" style:parent-style-name="Body_20_text_20__28_7_29_" style:master-page-name="">
      <style:paragraph-properties fo:margin-left="0.528in" fo:margin-right="0in" fo:margin-top="0in" fo:margin-bottom="0in" loext:contextual-spacing="false" fo:text-align="start" style:justify-single-word="false" fo:text-indent="-0.222in" style:auto-text-indent="false" style:page-number="auto"/>
    </style:style>
    <style:style style:name="P143" style:family="paragraph" style:parent-style-name="Body_20_text_20__28_4_29_" style:master-page-name="">
      <style:paragraph-properties fo:margin-left="0.528in" fo:margin-right="0in" fo:margin-top="0in" fo:margin-bottom="0in" loext:contextual-spacing="false" fo:line-height="0.1098in" fo:text-align="start" style:justify-single-word="false" fo:text-indent="-0.222in" style:auto-text-indent="false" style:page-number="auto"/>
    </style:style>
    <style:style style:name="P144" style:family="paragraph" style:parent-style-name="Body_20_text_20__28_2_29_" style:master-page-name="">
      <style:paragraph-properties fo:margin-left="0.6528in" fo:margin-right="0in" fo:margin-top="0in" fo:margin-bottom="0in" loext:contextual-spacing="false" fo:line-height="0.1335in" fo:text-align="justify" style:justify-single-word="false" fo:text-indent="0in" style:auto-text-indent="false" style:page-number="auto"/>
    </style:style>
    <style:style style:name="P145" style:family="paragraph" style:parent-style-name="Body_20_text_20__28_2_29_" style:master-page-name="">
      <style:paragraph-properties fo:margin-left="0.6528in" fo:margin-right="0in" fo:margin-top="0in" fo:margin-bottom="0in" loext:contextual-spacing="false" fo:text-align="justify" style:justify-single-word="false" fo:text-indent="0in" style:auto-text-indent="false" style:page-number="auto"/>
    </style:style>
    <style:style style:name="P146" style:family="paragraph" style:parent-style-name="Body_20_text_20__28_2_29_" style:master-page-name="">
      <style:paragraph-properties fo:margin-left="0.6528in" fo:margin-right="0in" fo:margin-top="0in" fo:margin-bottom="0in" loext:contextual-spacing="false" fo:line-height="0.1465in" fo:text-align="justify" style:justify-single-word="false" fo:text-indent="0in" style:auto-text-indent="false" style:page-number="auto"/>
    </style:style>
    <style:style style:name="P147" style:family="paragraph" style:parent-style-name="Body_20_text_20__28_2_29_" style:master-page-name="">
      <style:paragraph-properties fo:margin-left="0.6528in" fo:margin-right="0in" fo:margin-top="0in" fo:margin-bottom="0in" loext:contextual-spacing="false" fo:line-height="0.1299in" fo:text-align="justify" style:justify-single-word="false" fo:text-indent="0in" style:auto-text-indent="false" style:page-number="auto"/>
    </style:style>
    <style:style style:name="P148" style:family="paragraph" style:parent-style-name="Body_20_text_20__28_2_29_" style:master-page-name="">
      <style:paragraph-properties fo:margin-left="0.639in" fo:margin-right="0in" fo:margin-top="0in" fo:margin-bottom="0in" loext:contextual-spacing="false" fo:text-align="start" style:justify-single-word="false" fo:text-indent="-0.3335in" style:auto-text-indent="false" style:page-number="auto"/>
    </style:style>
    <style:style style:name="P149" style:family="paragraph" style:parent-style-name="Body_20_text_20__28_2_29_" style:master-page-name="">
      <style:paragraph-properties fo:margin-left="0.5138in" fo:margin-right="0in" fo:margin-top="0in" fo:margin-bottom="0in" loext:contextual-spacing="false" fo:text-align="start" style:justify-single-word="false" fo:text-indent="-0.1252in" style:auto-text-indent="false" style:page-number="auto"/>
    </style:style>
    <style:style style:name="P150" style:family="paragraph" style:parent-style-name="Body_20_text_20__28_2_29_" style:master-page-name="">
      <style:paragraph-properties fo:margin-left="0.528in" fo:margin-right="0in" fo:margin-top="0in" fo:margin-bottom="0in" loext:contextual-spacing="false" fo:text-align="justify" style:justify-single-word="false" fo:text-indent="0in" style:auto-text-indent="false" style:page-number="auto"/>
    </style:style>
    <style:style style:name="P151" style:family="paragraph" style:parent-style-name="Body_20_text_20__28_2_29_" style:master-page-name="">
      <style:paragraph-properties fo:margin-left="0.528in" fo:margin-right="0in" fo:margin-top="0in" fo:margin-bottom="0in" loext:contextual-spacing="false" fo:line-height="0.1335in" fo:text-align="justify" style:justify-single-word="false" fo:text-indent="0in" style:auto-text-indent="false" style:page-number="auto"/>
    </style:style>
    <style:style style:name="P152" style:family="paragraph" style:parent-style-name="Body_20_text_20__28_2_29_" style:master-page-name="">
      <style:paragraph-properties fo:margin-left="0.528in" fo:margin-right="0in" fo:margin-top="0in" fo:margin-bottom="0in" loext:contextual-spacing="false" fo:text-align="start" style:justify-single-word="false" fo:text-indent="0in" style:auto-text-indent="false" style:page-number="auto"/>
    </style:style>
    <style:style style:name="P153" style:family="paragraph" style:parent-style-name="Body_20_text_20__28_8_29_" style:master-page-name="">
      <style:paragraph-properties fo:margin-left="0in" fo:margin-right="0in" fo:margin-top="0in" fo:margin-bottom="0in" loext:contextual-spacing="false" fo:line-height="0.0866in" fo:text-align="justify" style:justify-single-word="false" fo:text-indent="0.1945in" style:auto-text-indent="false" style:page-number="auto" fo:break-after="column"/>
    </style:style>
    <style:style style:name="P154" style:family="paragraph" style:parent-style-name="Body_20_text_20__28_8_29_" style:master-page-name="">
      <style:paragraph-properties fo:margin-left="0in" fo:margin-right="0in" fo:margin-top="0in" fo:margin-bottom="0in" loext:contextual-spacing="false" fo:text-align="justify" style:justify-single-word="false" fo:text-indent="0.1945in" style:auto-text-indent="false" style:page-number="auto"/>
    </style:style>
    <style:style style:name="P155" style:family="paragraph" style:parent-style-name="Body_20_text_20__28_8_29_" style:master-page-name="">
      <style:paragraph-properties fo:margin-left="0in" fo:margin-right="0in" fo:margin-top="0in" fo:margin-bottom="0in" loext:contextual-spacing="false" fo:line-height="0.0866in" fo:text-align="justify" style:justify-single-word="false" fo:text-indent="0.1945in" style:auto-text-indent="false" style:page-number="auto"/>
    </style:style>
    <style:style style:name="P156" style:family="paragraph" style:parent-style-name="Body_20_text_20__28_2_29_" style:master-page-name="">
      <style:paragraph-properties fo:margin-left="0.6528in" fo:margin-right="0in" fo:margin-top="0in" fo:margin-bottom="0.0862in" loext:contextual-spacing="false" fo:text-align="justify" style:justify-single-word="false" fo:text-indent="-0.111in" style:auto-text-indent="false" style:page-number="auto"/>
    </style:style>
    <style:style style:name="P157" style:family="paragraph" style:parent-style-name="Body_20_text_20__28_2_29_" style:master-page-name="">
      <style:paragraph-properties fo:margin-left="0.6528in" fo:margin-right="0in" fo:margin-top="0in" fo:margin-bottom="0.0862in" loext:contextual-spacing="false" fo:line-height="0.1299in" fo:text-align="start" style:justify-single-word="false" fo:text-indent="-0.111in" style:auto-text-indent="false" style:page-number="auto"/>
    </style:style>
    <style:style style:name="P158" style:family="paragraph" style:parent-style-name="Body_20_text_20__28_2_29_" style:master-page-name="">
      <style:paragraph-properties fo:margin-left="0.6528in" fo:margin-right="0in" fo:margin-top="0in" fo:margin-bottom="0in" loext:contextual-spacing="false" fo:line-height="0.1335in" fo:text-align="justify" style:justify-single-word="false" fo:text-indent="-0.111in" style:auto-text-indent="false" style:page-number="auto"/>
    </style:style>
    <style:style style:name="P159" style:family="paragraph" style:parent-style-name="Body_20_text_20__28_2_29_" style:master-page-name="">
      <style:paragraph-properties fo:margin-left="0.6528in" fo:margin-right="0in" fo:margin-top="0in" fo:margin-bottom="0in" loext:contextual-spacing="false" fo:text-align="justify" style:justify-single-word="false" fo:text-indent="-0.111in" style:auto-text-indent="false" style:page-number="auto"/>
    </style:style>
    <style:style style:name="P160" style:family="paragraph" style:parent-style-name="Body_20_text_20__28_2_29_" style:master-page-name="">
      <style:paragraph-properties fo:margin-left="0.361in" fo:margin-right="0in" fo:margin-top="0in" fo:margin-bottom="0in" loext:contextual-spacing="false" fo:text-align="start" style:justify-single-word="false" fo:text-indent="-0.2083in" style:auto-text-indent="false" style:page-number="auto"/>
    </style:style>
    <style:style style:name="P161" style:family="paragraph" style:parent-style-name="Body_20_text_20__28_6_29_" style:master-page-name="">
      <style:paragraph-properties fo:margin-left="0.361in" fo:margin-right="0in" fo:margin-top="0in" fo:margin-bottom="0in" loext:contextual-spacing="false" fo:text-align="start" style:justify-single-word="false" fo:text-indent="-0.2083in" style:auto-text-indent="false" style:page-number="auto"/>
    </style:style>
    <style:style style:name="P162" style:family="paragraph" style:parent-style-name="Body_20_text_20__28_9_29_" style:master-page-name="">
      <style:paragraph-properties fo:margin-left="0.361in" fo:margin-right="0in" fo:margin-top="0in" fo:margin-bottom="0in" loext:contextual-spacing="false" fo:text-align="start" style:justify-single-word="false" fo:text-indent="-0.2083in" style:auto-text-indent="false" style:page-number="auto"/>
    </style:style>
    <style:style style:name="P163" style:family="paragraph" style:parent-style-name="Body_20_text_20__28_2_29_" style:master-page-name="">
      <style:paragraph-properties fo:margin-left="0.639in" fo:margin-right="0in" fo:margin-top="0in" fo:margin-bottom="0in" loext:contextual-spacing="false" fo:line-height="0.1299in" fo:text-align="justify" style:justify-single-word="false" fo:text-indent="-0.3472in" style:auto-text-indent="false" style:page-number="auto"/>
    </style:style>
    <style:style style:name="P164" style:family="paragraph" style:parent-style-name="Body_20_text_20__28_2_29_" style:master-page-name="">
      <style:paragraph-properties fo:margin-left="0.639in" fo:margin-right="0in" fo:margin-top="0in" fo:margin-bottom="0in" loext:contextual-spacing="false" fo:text-align="justify" style:justify-single-word="false" fo:text-indent="-0.3472in" style:auto-text-indent="false" style:page-number="auto"/>
    </style:style>
    <style:style style:name="P165" style:family="paragraph" style:parent-style-name="Body_20_text_20__28_9_29_" style:master-page-name="">
      <style:paragraph-properties fo:margin-left="0.639in" fo:margin-right="0in" fo:margin-top="0in" fo:margin-bottom="0in" loext:contextual-spacing="false" fo:text-indent="-0.3472in" style:auto-text-indent="false" style:page-number="auto"/>
    </style:style>
    <style:style style:name="P166" style:family="paragraph" style:parent-style-name="Body_20_text_20__28_2_29_" style:master-page-name="">
      <style:paragraph-properties fo:margin-left="0.639in" fo:margin-right="0in" fo:margin-top="0in" fo:margin-bottom="0.0807in" loext:contextual-spacing="false" fo:text-align="justify" style:justify-single-word="false" fo:text-indent="-0.3472in" style:auto-text-indent="false" style:page-number="auto"/>
    </style:style>
    <style:style style:name="P167" style:family="paragraph" style:parent-style-name="Body_20_text_20__28_2_29_" style:master-page-name="">
      <style:paragraph-properties fo:margin-left="0.6528in" fo:margin-right="0in" fo:margin-top="0in" fo:margin-bottom="0in" loext:contextual-spacing="false" fo:text-align="justify" style:justify-single-word="false" fo:text-indent="-0.2362in" style:auto-text-indent="false" style:page-number="auto"/>
    </style:style>
    <style:style style:name="P168" style:family="paragraph" style:parent-style-name="Body_20_text_20__28_2_29_" style:master-page-name="">
      <style:paragraph-properties fo:margin-left="0.6528in" fo:margin-right="0in" fo:margin-top="0in" fo:margin-bottom="0in" loext:contextual-spacing="false" fo:line-height="0.1228in" fo:text-align="justify" style:justify-single-word="false" fo:text-indent="-0.2362in" style:auto-text-indent="false" style:page-number="auto"/>
    </style:style>
    <style:style style:name="P169" style:family="paragraph" style:parent-style-name="Body_20_text_20__28_2_29_" style:master-page-name="">
      <style:paragraph-properties fo:margin-left="0.6528in" fo:margin-right="0in" fo:margin-top="0in" fo:margin-bottom="0.0835in" loext:contextual-spacing="false" fo:text-align="justify" style:justify-single-word="false" fo:text-indent="-0.2362in" style:auto-text-indent="false" style:page-number="auto"/>
    </style:style>
    <style:style style:name="P170" style:family="paragraph" style:parent-style-name="Body_20_text_20__28_2_29_" style:master-page-name="">
      <style:paragraph-properties fo:margin-left="0.6665in" fo:margin-right="0in" fo:margin-top="0in" fo:margin-bottom="0in" loext:contextual-spacing="false" fo:text-align="justify" style:justify-single-word="false" fo:text-indent="0in" style:auto-text-indent="false" style:page-number="auto"/>
    </style:style>
    <style:style style:name="P171" style:family="paragraph" style:parent-style-name="Body_20_text_20__28_12_29_" style:master-page-name="">
      <style:paragraph-properties fo:margin-left="0.2083in" fo:margin-right="0in" fo:margin-top="0in" fo:margin-bottom="0in" loext:contextual-spacing="false" fo:text-align="start" style:justify-single-word="false" fo:text-indent="-0.0555in" style:auto-text-indent="false" style:page-number="auto"/>
    </style:style>
    <style:style style:name="P172" style:family="paragraph" style:parent-style-name="Body_20_text_20__28_4_29_" style:master-page-name="">
      <style:paragraph-properties fo:margin-left="0.528in" fo:margin-right="0in" fo:margin-top="0in" fo:margin-bottom="0in" loext:contextual-spacing="false" fo:line-height="0.1272in" fo:text-align="start" style:justify-single-word="false" fo:text-indent="-0.111in" style:auto-text-indent="false" style:page-number="auto"/>
    </style:style>
    <style:style style:name="P173" style:family="paragraph" style:parent-style-name="Body_20_text_20__28_4_29_" style:master-page-name="">
      <style:paragraph-properties fo:margin-left="0.528in" fo:margin-right="0in" fo:margin-top="0in" fo:margin-bottom="0in" loext:contextual-spacing="false" fo:line-height="0.1098in" fo:text-align="start" style:justify-single-word="false" fo:text-indent="-0.111in" style:auto-text-indent="false" style:page-number="auto"/>
    </style:style>
    <style:style style:name="P174" style:family="paragraph" style:parent-style-name="Body_20_text_20__28_2_29_" style:master-page-name="">
      <style:paragraph-properties fo:margin-left="0.528in" fo:margin-right="0in" fo:margin-top="0in" fo:margin-bottom="0in" loext:contextual-spacing="false" fo:line-height="0.1335in" fo:text-align="start" style:justify-single-word="false" fo:text-indent="-0.111in" style:auto-text-indent="false" style:page-number="auto"/>
    </style:style>
    <style:style style:name="P175" style:family="paragraph" style:parent-style-name="Body_20_text_20__28_2_29_" style:master-page-name="">
      <style:paragraph-properties fo:margin-left="0.528in" fo:margin-right="0in" fo:margin-top="0in" fo:margin-bottom="0in" loext:contextual-spacing="false" fo:text-align="start" style:justify-single-word="false" fo:text-indent="-0.111in" style:auto-text-indent="false" style:page-number="auto"/>
    </style:style>
    <style:style style:name="P176" style:family="paragraph" style:parent-style-name="Body_20_text_20__28_5_29_" style:master-page-name="">
      <style:paragraph-properties fo:margin-left="0.528in" fo:margin-right="0in" fo:margin-top="0in" fo:margin-bottom="0in" loext:contextual-spacing="false" fo:text-align="start" style:justify-single-word="false" fo:text-indent="-0.111in" style:auto-text-indent="false" style:page-number="auto"/>
    </style:style>
    <style:style style:name="P177" style:family="paragraph" style:parent-style-name="Body_20_text_20__28_9_29_" style:master-page-name="">
      <style:paragraph-properties fo:margin-left="0.528in" fo:margin-right="0in" fo:margin-top="0in" fo:margin-bottom="0in" loext:contextual-spacing="false" fo:line-height="0.1299in" fo:text-align="start" style:justify-single-word="false" fo:text-indent="-0.111in" style:auto-text-indent="false" style:page-number="auto"/>
    </style:style>
    <style:style style:name="P178" style:family="paragraph" style:parent-style-name="Body_20_text_20__28_2_29_" style:master-page-name="">
      <style:paragraph-properties fo:margin-left="0.3752in" fo:margin-right="0in" fo:margin-top="0in" fo:margin-bottom="0.0862in" loext:contextual-spacing="false" fo:text-align="start" style:justify-single-word="false" fo:text-indent="-0.111in" style:auto-text-indent="false" style:page-number="auto"/>
    </style:style>
    <style:style style:name="P179" style:family="paragraph" style:parent-style-name="Body_20_text_20__28_2_29_" style:master-page-name="">
      <style:paragraph-properties fo:margin-left="0.3752in" fo:margin-right="0in" fo:margin-top="0in" fo:margin-bottom="0in" loext:contextual-spacing="false" fo:text-align="start" style:justify-single-word="false" fo:text-indent="-0.111in" style:auto-text-indent="false" style:page-number="auto"/>
    </style:style>
    <style:style style:name="P180" style:family="paragraph" style:parent-style-name="Body_20_text_20__28_7_29_" style:master-page-name="">
      <style:paragraph-properties fo:margin-left="0.3752in" fo:margin-right="0in" fo:margin-top="0in" fo:margin-bottom="0in" loext:contextual-spacing="false" fo:text-align="start" style:justify-single-word="false" fo:text-indent="-0.111in" style:auto-text-indent="false" style:page-number="auto"/>
    </style:style>
    <style:style style:name="P181" style:family="paragraph" style:parent-style-name="Body_20_text_20__28_2_29_" style:master-page-name="">
      <style:paragraph-properties fo:margin-left="0.472in" fo:margin-right="0.1945in" fo:margin-top="0in" fo:margin-bottom="0in" loext:contextual-spacing="false" fo:text-align="justify" style:justify-single-word="false" fo:text-indent="-0.111in" style:auto-text-indent="false" style:page-number="auto"/>
    </style:style>
    <style:style style:name="P182" style:family="paragraph" style:parent-style-name="Body_20_text_20__28_2_29_" style:master-page-name="">
      <style:paragraph-properties fo:margin-left="0.472in" fo:margin-right="0.1945in" fo:margin-top="0in" fo:margin-bottom="0.0417in" loext:contextual-spacing="false" fo:text-align="justify" style:justify-single-word="false" fo:text-indent="-0.111in" style:auto-text-indent="false" style:page-number="auto"/>
    </style:style>
    <style:style style:name="P183" style:family="paragraph" style:parent-style-name="Body_20_text_20__28_13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184" style:family="paragraph" style:parent-style-name="Body_20_text_20__28_4_29_" style:master-page-name="">
      <style:paragraph-properties fo:margin-left="0.25in" fo:margin-right="0in" fo:margin-top="0in" fo:margin-bottom="0in" loext:contextual-spacing="false" fo:text-align="start" style:justify-single-word="false" fo:text-indent="-0.111in" style:auto-text-indent="false" style:page-number="auto"/>
    </style:style>
    <style:style style:name="P185" style:family="paragraph" style:parent-style-name="Body_20_text_20__28_2_29_" style:master-page-name="">
      <style:paragraph-properties fo:margin-left="0.5417in" fo:margin-right="0in" fo:margin-top="0in" fo:margin-bottom="0in" loext:contextual-spacing="false" fo:text-align="start" style:justify-single-word="false" fo:text-indent="-0.5417in" style:auto-text-indent="false" style:page-number="auto">
        <style:tab-stops>
          <style:tab-stop style:position="-0.2882in"/>
        </style:tab-stops>
      </style:paragraph-properties>
    </style:style>
    <style:style style:name="P186" style:family="paragraph" style:parent-style-name="Body_20_text_20__28_2_29_" style:master-page-name="">
      <style:paragraph-properties fo:margin-left="0.5138in" fo:margin-right="0in" fo:margin-top="0in" fo:margin-bottom="0in" loext:contextual-spacing="false" fo:text-align="start" style:justify-single-word="false" fo:text-indent="-0.2362in" style:auto-text-indent="false" style:page-number="auto"/>
    </style:style>
    <style:style style:name="P187" style:family="paragraph" style:parent-style-name="Body_20_text_20__28_13_29_" style:master-page-name="">
      <style:paragraph-properties fo:margin-left="0.5417in" fo:margin-right="0in" fo:margin-top="0in" fo:margin-bottom="0in" loext:contextual-spacing="false" fo:text-align="start" style:justify-single-word="false" fo:text-indent="-0.1252in" style:auto-text-indent="false" style:page-number="auto"/>
    </style:style>
    <style:style style:name="P188" style:family="paragraph" style:parent-style-name="Body_20_text_20__28_2_29_" style:master-page-name="">
      <style:paragraph-properties fo:margin-left="0.0972in" fo:margin-right="0in" fo:margin-top="0in" fo:margin-bottom="0in" loext:contextual-spacing="false" fo:text-align="start" style:justify-single-word="false" fo:text-indent="0.1252in" style:auto-text-indent="false" style:page-number="auto"/>
    </style:style>
    <style:style style:name="P189" style:family="paragraph" style:parent-style-name="Body_20_text_20__28_2_29_" style:master-page-name="">
      <style:paragraph-properties fo:margin-left="0.4862in" fo:margin-right="0.1807in" fo:margin-top="0in" fo:margin-bottom="0in" loext:contextual-spacing="false" fo:text-align="justify" style:justify-single-word="false" fo:text-indent="-0.3472in" style:auto-text-indent="false" style:page-number="auto"/>
    </style:style>
    <style:style style:name="P190" style:family="paragraph" style:parent-style-name="Body_20_text_20__28_4_29_" style:master-page-name="">
      <style:paragraph-properties fo:margin-left="0.528in" fo:margin-right="0in" fo:margin-top="0in" fo:margin-bottom="0in" loext:contextual-spacing="false" fo:line-height="0.1098in" fo:text-align="start" style:justify-single-word="false" fo:text-indent="-0.2083in" style:auto-text-indent="false" style:page-number="auto"/>
    </style:style>
    <style:style style:name="P191" style:family="paragraph" style:parent-style-name="Body_20_text_20__28_2_29_" style:master-page-name="">
      <style:paragraph-properties fo:margin-left="0in" fo:margin-right="0.0417in" fo:margin-top="0in" fo:margin-bottom="0in" loext:contextual-spacing="false" fo:text-align="center" style:justify-single-word="false" fo:text-indent="0in" style:auto-text-indent="false" style:page-number="auto"/>
    </style:style>
    <style:style style:name="P192" style:family="paragraph" style:parent-style-name="Body_20_text_20__28_9_29_" style:master-page-name="">
      <style:paragraph-properties fo:margin-left="0.25in" fo:margin-right="0.1945in" fo:margin-top="0in" fo:margin-bottom="0in" loext:contextual-spacing="false" fo:text-indent="-0.111in" style:auto-text-indent="false" style:page-number="auto"/>
    </style:style>
    <style:style style:name="P193" style:family="paragraph" style:parent-style-name="Body_20_text_20__28_2_29_" style:master-page-name="">
      <style:paragraph-properties fo:margin-left="0.472in" fo:margin-right="0.1945in" fo:margin-top="0in" fo:margin-bottom="0in" loext:contextual-spacing="false" fo:text-align="justify" style:justify-single-word="false" fo:text-indent="-0.3335in" style:auto-text-indent="false" style:page-number="auto"/>
    </style:style>
    <style:style style:name="P194" style:family="paragraph" style:parent-style-name="Body_20_text_20__28_2_29_" style:master-page-name="">
      <style:paragraph-properties fo:margin-left="0.472in" fo:margin-right="0.1945in" fo:margin-top="0in" fo:margin-bottom="0.0417in" loext:contextual-spacing="false" fo:text-align="justify" style:justify-single-word="false" fo:text-indent="-0.3335in" style:auto-text-indent="false" style:page-number="auto"/>
    </style:style>
    <style:style style:name="P195" style:family="paragraph" style:parent-style-name="Body_20_text_20__28_2_29_" style:master-page-name="">
      <style:paragraph-properties fo:margin-left="0.472in" fo:margin-right="0in" fo:margin-top="0in" fo:margin-bottom="0in" loext:contextual-spacing="false" fo:text-align="start" style:justify-single-word="false" fo:text-indent="-0.222in" style:auto-text-indent="false" style:page-number="auto"/>
    </style:style>
    <style:style style:name="P196" style:family="paragraph" style:parent-style-name="Body_20_text_20__28_2_29_" style:master-page-name="">
      <style:paragraph-properties fo:margin-left="0.472in" fo:margin-right="0in" fo:margin-top="0in" fo:margin-bottom="0in" loext:contextual-spacing="false" fo:text-align="start" style:justify-single-word="false" fo:text-indent="-0.222in" style:auto-text-indent="false" style:page-number="auto" fo:break-after="page"/>
    </style:style>
    <style:style style:name="P197" style:family="paragraph" style:parent-style-name="Body_20_text_20__28_2_29_" style:master-page-name="">
      <style:paragraph-properties fo:margin-left="0.472in" fo:margin-right="0in" fo:margin-top="0in" fo:margin-bottom="0.1193in" loext:contextual-spacing="false" fo:text-align="start" style:justify-single-word="false" fo:text-indent="-0.222in" style:auto-text-indent="false" style:page-number="auto"/>
    </style:style>
    <style:style style:name="P198"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199" style:family="paragraph" style:parent-style-name="Body_20_text_20__28_11_29_" style:master-page-name="">
      <style:paragraph-properties fo:margin-left="0.1945in" fo:margin-right="0in" fo:margin-top="0in" fo:margin-bottom="0in" loext:contextual-spacing="false" fo:text-indent="0in" style:auto-text-indent="false" style:page-number="auto"/>
    </style:style>
    <style:style style:name="P200" style:family="paragraph" style:parent-style-name="Body_20_text_20__28_4_29_" style:master-page-name="">
      <style:paragraph-properties fo:margin-left="0.3055in" fo:margin-right="0in" fo:margin-top="0in" fo:margin-bottom="0in" loext:contextual-spacing="false" fo:line-height="0.1098in" fo:text-align="start" style:justify-single-word="false" fo:text-indent="0.222in" style:auto-text-indent="false" style:page-number="auto"/>
    </style:style>
    <style:style style:name="P201" style:family="paragraph" style:parent-style-name="Body_20_text_20__28_2_29_" style:master-page-name="">
      <style:paragraph-properties fo:margin-left="0.3055in" fo:margin-right="0in" fo:margin-top="0in" fo:margin-bottom="0in" loext:contextual-spacing="false" fo:text-align="start" style:justify-single-word="false" fo:text-indent="0.222in" style:auto-text-indent="false" style:page-number="auto"/>
    </style:style>
    <style:style style:name="P202" style:family="paragraph" style:parent-style-name="Body_20_text_20__28_2_29_" style:master-page-name="">
      <style:paragraph-properties fo:margin-left="0.3752in" fo:margin-right="0in" fo:margin-top="0in" fo:margin-bottom="0in" loext:contextual-spacing="false" fo:text-align="start" style:justify-single-word="false" fo:text-indent="-0.2362in" style:auto-text-indent="false" style:page-number="auto"/>
    </style:style>
    <style:style style:name="P203" style:family="paragraph" style:parent-style-name="Body_20_text_20__28_9_29_" style:master-page-name="">
      <style:paragraph-properties fo:margin-left="0in" fo:margin-right="0in" fo:margin-top="0in" fo:margin-bottom="0in" loext:contextual-spacing="false" fo:text-align="start" style:justify-single-word="false" fo:text-indent="0.3055in" style:auto-text-indent="false" style:page-number="auto"/>
    </style:style>
    <style:style style:name="P204" style:family="paragraph" style:parent-style-name="Body_20_text_20__28_2_29_" style:master-page-name="">
      <style:paragraph-properties fo:margin-left="0in" fo:margin-right="0in" fo:margin-top="0in" fo:margin-bottom="0in" loext:contextual-spacing="false" fo:text-align="start" style:justify-single-word="false" fo:text-indent="0.3055in" style:auto-text-indent="false" style:page-number="auto"/>
    </style:style>
    <style:style style:name="P205" style:family="paragraph" style:parent-style-name="Body_20_text_20__28_2_29_" style:master-page-name="">
      <style:paragraph-properties fo:margin-left="0.2638in" fo:margin-right="0in" fo:margin-top="0in" fo:margin-bottom="0in" loext:contextual-spacing="false" fo:text-align="start" style:justify-single-word="false" fo:text-indent="0in" style:auto-text-indent="false" style:page-number="auto"/>
    </style:style>
    <style:style style:name="P206" style:family="paragraph" style:parent-style-name="Body_20_text_20__28_2_29_" style:master-page-name="">
      <style:paragraph-properties fo:margin-left="0.361in" fo:margin-right="0.1945in" fo:margin-top="0in" fo:margin-bottom="0in" loext:contextual-spacing="false" fo:line-height="0.1299in" fo:text-align="justify" style:justify-single-word="false" fo:text-indent="-0.111in" style:auto-text-indent="false" style:page-number="auto"/>
    </style:style>
    <style:style style:name="P207" style:family="paragraph" style:parent-style-name="Body_20_text_20__28_2_29_" style:master-page-name="">
      <style:paragraph-properties fo:margin-left="0.4862in" fo:margin-right="0in" fo:margin-top="0in" fo:margin-bottom="0in" loext:contextual-spacing="false" fo:text-align="start" style:justify-single-word="false" fo:text-indent="-0.4862in" style:auto-text-indent="false" style:page-number="auto"/>
    </style:style>
    <style:style style:name="P208" style:family="paragraph" style:parent-style-name="Body_20_text_20__28_7_29_" style:master-page-name="">
      <style:paragraph-properties fo:margin-left="0in" fo:margin-right="0.2917in" fo:margin-top="0in" fo:margin-bottom="0in" loext:contextual-spacing="false" fo:line-height="0.1299in" fo:text-align="end" style:justify-single-word="false" fo:text-indent="0in" style:auto-text-indent="false" style:page-number="auto"/>
    </style:style>
    <style:style style:name="P209" style:family="paragraph" style:parent-style-name="Body_20_text_20__28_2_29_" style:master-page-name="">
      <style:paragraph-properties fo:margin-left="0.4307in" fo:margin-right="0in" fo:margin-top="0in" fo:margin-bottom="0in" loext:contextual-spacing="false" fo:text-align="start" style:justify-single-word="false" fo:text-indent="0.222in" style:auto-text-indent="false" style:page-number="auto"/>
    </style:style>
    <style:style style:name="P210" style:family="paragraph" style:parent-style-name="Body_20_text_20__28_2_29_" style:master-page-name="">
      <style:paragraph-properties fo:margin-left="0.5138in" fo:margin-right="0in" fo:margin-top="0in" fo:margin-bottom="0in" loext:contextual-spacing="false" fo:text-align="start" style:justify-single-word="false" fo:text-indent="-0.361in" style:auto-text-indent="false" style:page-number="auto"/>
    </style:style>
    <style:style style:name="P211" style:family="paragraph" style:parent-style-name="Body_20_text_20__28_5_29_" style:master-page-name="">
      <style:paragraph-properties fo:margin-left="0.139in" fo:margin-right="0.3055in" fo:margin-top="0in" fo:margin-bottom="0in" loext:contextual-spacing="false" fo:line-height="0.1098in" fo:text-align="start" style:justify-single-word="false" fo:text-indent="0in" style:auto-text-indent="false" style:page-number="auto"/>
    </style:style>
    <style:style style:name="P212" style:family="paragraph" style:parent-style-name="Body_20_text_20__28_2_29_" style:master-page-name="">
      <style:paragraph-properties fo:margin-left="0.4165in" fo:margin-right="0in" fo:margin-top="0in" fo:margin-bottom="0in" loext:contextual-spacing="false" fo:text-align="justify" style:justify-single-word="false" fo:text-indent="0in" style:auto-text-indent="false" style:page-number="auto"/>
    </style:style>
    <style:style style:name="P213" style:family="paragraph" style:parent-style-name="Body_20_text_20__28_2_29_" style:master-page-name="">
      <style:paragraph-properties fo:margin-left="0.4165in" fo:margin-right="0in" fo:margin-top="0in" fo:margin-bottom="0in" loext:contextual-spacing="false" fo:line-height="0.1228in" fo:text-align="start" style:justify-single-word="false" fo:text-indent="0in" style:auto-text-indent="false" style:page-number="auto"/>
    </style:style>
    <style:style style:name="P214" style:family="paragraph" style:parent-style-name="Body_20_text_20__28_2_29_" style:master-page-name="">
      <style:paragraph-properties fo:margin-left="0.472in" fo:margin-right="0in" fo:margin-top="0in" fo:margin-bottom="0in" loext:contextual-spacing="false" fo:text-align="start" style:justify-single-word="false" fo:text-indent="-0.472in" style:auto-text-indent="false" style:page-number="auto"/>
    </style:style>
    <style:style style:name="P215" style:family="paragraph" style:parent-style-name="Body_20_text_20__28_2_29_" style:master-page-name="">
      <style:paragraph-properties fo:margin-left="0in" fo:margin-right="0in" fo:margin-top="0in" fo:margin-bottom="0in" loext:contextual-spacing="false" fo:text-align="start" style:justify-single-word="false" fo:text-indent="0.2638in" style:auto-text-indent="false" style:page-number="auto"/>
    </style:style>
    <style:style style:name="P216" style:family="paragraph" style:parent-style-name="Body_20_text_20__28_2_29_" style:master-page-name="">
      <style:paragraph-properties fo:margin-left="0.4862in" fo:margin-right="0.2083in" fo:margin-top="0in" fo:margin-bottom="0in" loext:contextual-spacing="false" fo:text-align="justify" style:justify-single-word="false" fo:text-indent="-0.2362in" style:auto-text-indent="false" style:page-number="auto"/>
    </style:style>
    <style:style style:name="P217" style:family="paragraph" style:parent-style-name="Body_20_text_20__28_9_29_" style:master-page-name="">
      <style:paragraph-properties fo:margin-left="0.4862in" fo:margin-right="0.2083in" fo:margin-top="0in" fo:margin-bottom="0in" loext:contextual-spacing="false" fo:text-indent="-0.2362in" style:auto-text-indent="false" style:page-number="auto"/>
    </style:style>
    <style:style style:name="P218" style:family="paragraph" style:parent-style-name="Body_20_text_20__28_2_29_" style:master-page-name="">
      <style:paragraph-properties fo:margin-left="0.4445in" fo:margin-right="0in" fo:margin-top="0in" fo:margin-bottom="0in" loext:contextual-spacing="false" fo:text-align="start" style:justify-single-word="false" fo:text-indent="0in" style:auto-text-indent="false" style:page-number="auto"/>
    </style:style>
    <style:style style:name="P219" style:family="paragraph" style:parent-style-name="Body_20_text_20__28_2_29_" style:master-page-name="">
      <style:paragraph-properties fo:margin-left="0.4862in" fo:margin-right="0in" fo:margin-top="0in" fo:margin-bottom="0in" loext:contextual-spacing="false" fo:text-align="start" style:justify-single-word="false" fo:text-indent="-0.111in" style:auto-text-indent="false" style:page-number="auto"/>
    </style:style>
    <style:style style:name="P220" style:family="paragraph" style:parent-style-name="Body_20_text_20__28_2_29_" style:master-page-name="">
      <style:paragraph-properties fo:margin-left="0.028in" fo:margin-right="0in" fo:margin-top="0in" fo:margin-bottom="0.0417in" loext:contextual-spacing="false" fo:text-align="center" style:justify-single-word="false" fo:text-indent="0in" style:auto-text-indent="false" style:page-number="auto"/>
    </style:style>
    <style:style style:name="P221" style:family="paragraph" style:parent-style-name="Body_20_text_20__28_2_29_" style:master-page-name="">
      <style:paragraph-properties fo:margin-left="0.4165in" fo:margin-right="0in" fo:margin-top="0in" fo:margin-bottom="0in" loext:contextual-spacing="false" fo:text-align="start" style:justify-single-word="false" fo:text-indent="-0.222in" style:auto-text-indent="false" style:page-number="auto"/>
    </style:style>
    <style:style style:name="P222" style:family="paragraph" style:parent-style-name="Body_20_text_20__28_2_29_" style:master-page-name="">
      <style:paragraph-properties fo:margin-left="0.4165in" fo:margin-right="0.361in" fo:margin-top="0in" fo:margin-bottom="0in" loext:contextual-spacing="false" fo:text-align="start" style:justify-single-word="false" fo:text-indent="0.111in" style:auto-text-indent="false" style:page-number="auto"/>
    </style:style>
    <style:style style:name="P223" style:family="paragraph" style:parent-style-name="Body_20_text_20__28_2_29_" style:master-page-name="">
      <style:paragraph-properties fo:margin-left="0.639in" fo:margin-right="0in" fo:margin-top="0in" fo:margin-bottom="0in" loext:contextual-spacing="false" fo:text-align="justify" style:justify-single-word="false" fo:text-indent="-0.111in" style:auto-text-indent="false" style:page-number="auto"/>
    </style:style>
    <style:style style:name="P224" style:family="paragraph" style:parent-style-name="Body_20_text_20__28_2_29_" style:master-page-name="">
      <style:paragraph-properties fo:margin-left="0.3193in" fo:margin-right="0in" fo:margin-top="0in" fo:margin-bottom="0in" loext:contextual-spacing="false" fo:text-align="start" style:justify-single-word="false" fo:text-indent="0in" style:auto-text-indent="false" style:page-number="auto"/>
    </style:style>
    <style:style style:name="P225" style:family="paragraph" style:parent-style-name="Body_20_text_20__28_2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226" style:family="paragraph" style:parent-style-name="Body_20_text_20__28_7_29_" style:master-page-name="">
      <style:paragraph-properties fo:margin-left="0.3055in" fo:margin-right="0in" fo:margin-top="0in" fo:margin-bottom="0in" loext:contextual-spacing="false" fo:text-align="start" style:justify-single-word="false" fo:text-indent="0in" style:auto-text-indent="false" style:page-number="auto"/>
    </style:style>
    <style:style style:name="P227" style:family="paragraph" style:parent-style-name="Body_20_text_20__28_4_29_" style:master-page-name="">
      <style:paragraph-properties fo:margin-left="0.3335in" fo:margin-right="0in" fo:margin-top="0in" fo:margin-bottom="0in" loext:contextual-spacing="false" fo:text-align="start" style:justify-single-word="false" fo:text-indent="-0.111in" style:auto-text-indent="false" style:page-number="auto"/>
    </style:style>
    <style:style style:name="P228" style:family="paragraph" style:parent-style-name="Body_20_text_20__28_4_29_" style:master-page-name="">
      <style:paragraph-properties fo:margin-left="0.3335in" fo:margin-right="0in" fo:margin-top="0in" fo:margin-bottom="0in" loext:contextual-spacing="false" fo:line-height="0.1272in" fo:text-align="start" style:justify-single-word="false" fo:text-indent="-0.111in" style:auto-text-indent="false" style:page-number="auto"/>
    </style:style>
    <style:style style:name="P229" style:family="paragraph" style:parent-style-name="Body_20_text_20__28_2_29_" style:master-page-name="">
      <style:paragraph-properties fo:margin-left="0.2083in" fo:margin-right="0in" fo:margin-top="0in" fo:margin-bottom="0in" loext:contextual-spacing="false" fo:text-align="justify" style:justify-single-word="false" fo:text-indent="0in" style:auto-text-indent="false" style:page-number="auto"/>
    </style:style>
    <style:style style:name="P230" style:family="paragraph" style:parent-style-name="Body_20_text_20__28_2_29_" style:master-page-name="">
      <style:paragraph-properties fo:margin-left="0.2638in" fo:margin-right="0in" fo:margin-top="0in" fo:margin-bottom="0in" loext:contextual-spacing="false" fo:text-align="start" style:justify-single-word="false" fo:text-indent="-0.111in" style:auto-text-indent="false" style:page-number="auto"/>
    </style:style>
    <style:style style:name="P231" style:family="paragraph" style:parent-style-name="Body_20_text_20__28_6_29_" style:master-page-name="">
      <style:paragraph-properties fo:margin-left="0.2638in" fo:margin-right="0in" fo:margin-top="0in" fo:margin-bottom="0in" loext:contextual-spacing="false" fo:text-align="start" style:justify-single-word="false" fo:text-indent="-0.111in" style:auto-text-indent="false" style:page-number="auto"/>
    </style:style>
    <style:style style:name="P232" style:family="paragraph" style:parent-style-name="Body_20_text_20__28_2_29_" style:master-page-name="">
      <style:paragraph-properties fo:margin-left="0.3193in" fo:margin-right="0in" fo:margin-top="0in" fo:margin-bottom="0in" loext:contextual-spacing="false" fo:text-align="start" style:justify-single-word="false" fo:text-indent="0.111in" style:auto-text-indent="false" style:page-number="auto"/>
    </style:style>
    <style:style style:name="P233" style:family="paragraph" style:parent-style-name="Body_20_text_20__28_9_29_" style:master-page-name="">
      <style:paragraph-properties fo:margin-left="0.3193in" fo:margin-right="0in" fo:margin-top="0in" fo:margin-bottom="0in" loext:contextual-spacing="false" fo:text-align="start" style:justify-single-word="false" fo:text-indent="0.111in" style:auto-text-indent="false" style:page-number="auto"/>
    </style:style>
    <style:style style:name="P234" style:family="paragraph" style:parent-style-name="Body_20_text_20__28_2_29_" style:master-page-name="">
      <style:paragraph-properties fo:margin-left="0.5417in" fo:margin-right="0in" fo:margin-top="0in" fo:margin-bottom="0in" loext:contextual-spacing="false" fo:text-align="start" style:justify-single-word="false" fo:text-indent="-0.2362in" style:auto-text-indent="false" style:page-number="auto"/>
    </style:style>
    <style:style style:name="P235" style:family="paragraph" style:parent-style-name="Body_20_text_20__28_13_29_" style:master-page-name="">
      <style:paragraph-properties fo:margin-left="0.5417in" fo:margin-right="0in" fo:margin-top="0in" fo:margin-bottom="0in" loext:contextual-spacing="false" fo:text-align="start" style:justify-single-word="false" fo:text-indent="-0.2362in" style:auto-text-indent="false" style:page-number="auto"/>
    </style:style>
    <style:style style:name="P236" style:family="paragraph" style:parent-style-name="Body_20_text_20__28_2_29_" style:master-page-name="">
      <style:paragraph-properties fo:margin-left="0.3752in" fo:margin-right="0in" fo:margin-top="0in" fo:margin-bottom="0in" loext:contextual-spacing="false" fo:text-align="justify" style:justify-single-word="false" fo:text-indent="0in" style:auto-text-indent="false" style:page-number="auto"/>
    </style:style>
    <style:style style:name="P237" style:family="paragraph" style:parent-style-name="Body_20_text_20__28_2_29_" style:master-page-name="">
      <style:paragraph-properties fo:margin-left="0.4165in" fo:margin-right="0in" fo:margin-top="0in" fo:margin-bottom="0in" loext:contextual-spacing="false" fo:text-align="justify" style:justify-single-word="false" fo:text-indent="-0.4165in" style:auto-text-indent="false" style:page-number="auto"/>
    </style:style>
    <style:style style:name="P238" style:family="paragraph" style:parent-style-name="Body_20_text_20__28_15_29_" style:master-page-name="">
      <style:paragraph-properties fo:margin-left="0.1665in" fo:margin-right="0in" fo:margin-top="0in" fo:margin-bottom="0.0339in" loext:contextual-spacing="false" fo:text-indent="0in" style:auto-text-indent="false" style:page-number="auto"/>
    </style:style>
    <style:style style:name="P239" style:family="paragraph" style:parent-style-name="Body_20_text_20__28_2_29_" style:master-page-name="">
      <style:paragraph-properties fo:margin-left="0.278in" fo:margin-right="0in" fo:margin-top="0in" fo:margin-bottom="0in" loext:contextual-spacing="false" fo:text-align="start" style:justify-single-word="false" fo:text-indent="0.139in" style:auto-text-indent="false" style:page-number="auto"/>
    </style:style>
    <style:style style:name="P240" style:family="paragraph" style:parent-style-name="Body_20_text_20__28_2_29_" style:master-page-name="">
      <style:paragraph-properties fo:margin-left="0.4165in" fo:margin-right="0in" fo:margin-top="0in" fo:margin-bottom="0in" loext:contextual-spacing="false" fo:text-align="start" style:justify-single-word="false" fo:text-indent="0.222in" style:auto-text-indent="false" style:page-number="auto"/>
    </style:style>
    <style:style style:name="P241" style:family="paragraph" style:parent-style-name="Body_20_text_20__28_2_29_" style:master-page-name="">
      <style:paragraph-properties fo:margin-left="0.472in" fo:margin-right="0.1945in" fo:margin-top="0in" fo:margin-bottom="0in" loext:contextual-spacing="false" fo:text-align="justify" style:justify-single-word="false" fo:text-indent="-0.222in" style:auto-text-indent="false" style:page-number="auto"/>
    </style:style>
    <style:style style:name="P242" style:family="paragraph" style:parent-style-name="Body_20_text_20__28_2_29_" style:master-page-name="">
      <style:paragraph-properties fo:margin-left="0.4862in" fo:margin-right="0.1945in" fo:margin-top="0in" fo:margin-bottom="0in" loext:contextual-spacing="false" fo:text-align="justify" style:justify-single-word="false" fo:text-indent="-0.1252in" style:auto-text-indent="false" style:page-number="auto"/>
    </style:style>
    <style:style style:name="P243" style:family="paragraph" style:parent-style-name="Body_20_text_20__28_2_29_" style:master-page-name="">
      <style:paragraph-properties fo:margin-left="0.3752in" fo:margin-right="0.1945in" fo:margin-top="0in" fo:margin-bottom="0in" loext:contextual-spacing="false" fo:text-align="justify" style:justify-single-word="false" fo:text-indent="0in" style:auto-text-indent="false" style:page-number="auto"/>
    </style:style>
    <style:style style:name="P244" style:family="paragraph" style:parent-style-name="Body_20_text_20__28_9_29_" style:master-page-name="">
      <style:paragraph-properties fo:margin-left="0.4307in" fo:margin-right="0in" fo:margin-top="0in" fo:margin-bottom="0in" loext:contextual-spacing="false" fo:text-align="start" style:justify-single-word="false" fo:text-indent="-0.111in" style:auto-text-indent="false" style:page-number="auto"/>
    </style:style>
    <style:style style:name="P245" style:family="paragraph" style:parent-style-name="Body_20_text_20__28_2_29_" style:master-page-name="">
      <style:paragraph-properties fo:margin-left="0.4307in" fo:margin-right="0in" fo:margin-top="0in" fo:margin-bottom="0in" loext:contextual-spacing="false" fo:text-align="start" style:justify-single-word="false" fo:text-indent="-0.111in" style:auto-text-indent="false" style:page-number="auto"/>
    </style:style>
    <style:style style:name="P246" style:family="paragraph" style:parent-style-name="Body_20_text_20__28_2_29_" style:master-page-name="">
      <style:paragraph-properties fo:margin-left="0.0972in" fo:margin-right="0in" fo:margin-top="0in" fo:margin-bottom="0in" loext:contextual-spacing="false" fo:text-align="start" style:justify-single-word="false" fo:text-indent="0in" style:auto-text-indent="false" style:page-number="auto"/>
    </style:style>
    <style:style style:name="P247" style:family="paragraph" style:parent-style-name="Body_20_text_20__28_4_29_" style:master-page-name="">
      <style:paragraph-properties fo:margin-left="0.528in" fo:margin-right="0in" fo:margin-top="0in" fo:margin-bottom="0in" loext:contextual-spacing="false" fo:line-height="0.1098in" fo:text-align="start" style:justify-single-word="false" fo:text-indent="-0.528in" style:auto-text-indent="false" style:page-number="auto"/>
    </style:style>
    <style:style style:name="P248" style:family="paragraph" style:parent-style-name="Body_20_text_20__28_5_29_" style:master-page-name="">
      <style:paragraph-properties fo:margin-left="0.528in" fo:margin-right="0in" fo:margin-top="0in" fo:margin-bottom="0in" loext:contextual-spacing="false" fo:text-align="start" style:justify-single-word="false" fo:text-indent="-0.528in" style:auto-text-indent="false" style:page-number="auto"/>
    </style:style>
    <style:style style:name="P249" style:family="paragraph" style:parent-style-name="Body_20_text_20__28_2_29_" style:master-page-name="">
      <style:paragraph-properties fo:margin-left="0in" fo:margin-right="0.1807in" fo:margin-top="0in" fo:margin-bottom="0in" loext:contextual-spacing="false" fo:text-align="justify" style:justify-single-word="false" fo:text-indent="0.139in" style:auto-text-indent="false" style:page-number="auto"/>
    </style:style>
    <style:style style:name="P250" style:family="paragraph" style:parent-style-name="Body_20_text_20__28_2_29_" style:master-page-name="">
      <style:paragraph-properties fo:margin-left="0.4862in" fo:margin-right="0in" fo:margin-top="0in" fo:margin-bottom="0in" loext:contextual-spacing="false" fo:text-align="start" style:justify-single-word="false" fo:text-indent="-0.3335in" style:auto-text-indent="false" style:page-number="auto"/>
    </style:style>
    <style:style style:name="P251" style:family="paragraph" style:parent-style-name="Body_20_text_20__28_12_29_" style:master-page-name="">
      <style:paragraph-properties fo:margin-left="0.4862in" fo:margin-right="0.1945in" fo:margin-top="0in" fo:margin-bottom="0in" loext:contextual-spacing="false" fo:text-align="justify" style:justify-single-word="false" fo:text-indent="-0.3335in" style:auto-text-indent="false" style:page-number="auto"/>
    </style:style>
    <style:style style:name="P252" style:family="paragraph" style:parent-style-name="Body_20_text_20__28_2_29_" style:master-page-name="">
      <style:paragraph-properties fo:margin-left="0.4165in" fo:margin-right="0in" fo:margin-top="0in" fo:margin-bottom="0in" loext:contextual-spacing="false" fo:text-align="justify" style:justify-single-word="false" fo:text-indent="-0.111in" style:auto-text-indent="false" style:page-number="auto"/>
    </style:style>
    <style:style style:name="P253" style:family="paragraph" style:parent-style-name="Body_20_text_20__28_5_29_" style:master-page-name="">
      <style:paragraph-properties fo:margin-left="0.25in" fo:margin-right="0in" fo:margin-top="0in" fo:margin-bottom="0in" loext:contextual-spacing="false" fo:line-height="0.1098in" fo:text-align="start" style:justify-single-word="false" fo:text-indent="0.1252in" style:auto-text-indent="false" style:page-number="auto"/>
    </style:style>
    <style:style style:name="P254" style:family="paragraph" style:parent-style-name="Body_20_text_20__28_2_29_" style:master-page-name="">
      <style:paragraph-properties fo:margin-left="0.2917in" fo:margin-right="0.4165in" fo:margin-top="0in" fo:margin-bottom="0in" loext:contextual-spacing="false" fo:text-align="end" style:justify-single-word="false" fo:text-indent="0in" style:auto-text-indent="false" style:page-number="auto"/>
    </style:style>
    <style:style style:name="P255" style:family="paragraph" style:parent-style-name="Body_20_text_20__28_2_29_" style:master-page-name="">
      <style:paragraph-properties fo:margin-left="0.4862in" fo:margin-right="0.1945in" fo:margin-top="0in" fo:margin-bottom="0in" loext:contextual-spacing="false" fo:text-align="justify" style:justify-single-word="false" fo:text-indent="-0.2362in" style:auto-text-indent="false" style:page-number="auto"/>
    </style:style>
    <style:style style:name="P256" style:family="paragraph" style:parent-style-name="Body_20_text_20__28_2_29_" style:master-page-name="">
      <style:paragraph-properties fo:margin-left="0in" fo:margin-right="0.2083in" fo:margin-top="0in" fo:margin-bottom="0in" loext:contextual-spacing="false" fo:text-align="justify" style:justify-single-word="false" fo:text-indent="0in" style:auto-text-indent="false" style:page-number="auto"/>
    </style:style>
    <style:style style:name="P257" style:family="paragraph" style:parent-style-name="Body_20_text_20__28_2_29_" style:master-page-name="">
      <style:paragraph-properties fo:margin-left="0.4862in" fo:margin-right="0in" fo:margin-top="0in" fo:margin-bottom="0in" loext:contextual-spacing="false" fo:text-align="start" style:justify-single-word="false" fo:text-indent="-0.222in" style:auto-text-indent="false" style:page-number="auto"/>
    </style:style>
    <style:style style:name="P258" style:family="paragraph" style:parent-style-name="Body_20_text_20__28_2_29_" style:master-page-name="">
      <style:paragraph-properties fo:margin-left="0.4862in" fo:margin-right="0.1945in" fo:margin-top="0in" fo:margin-bottom="0in" loext:contextual-spacing="false" fo:text-align="justify" style:justify-single-word="false" fo:text-indent="-0.111in" style:auto-text-indent="false" style:page-number="auto"/>
    </style:style>
    <style:style style:name="P259" style:family="paragraph" style:parent-style-name="Body_20_text_20__28_2_29_" style:master-page-name="">
      <style:paragraph-properties fo:margin-left="0.528in" fo:margin-right="0.5835in" fo:margin-top="0in" fo:margin-bottom="0in" loext:contextual-spacing="false" fo:text-align="start" style:justify-single-word="false" fo:text-indent="0.111in" style:auto-text-indent="false" style:page-number="auto"/>
    </style:style>
    <style:style style:name="P260" style:family="paragraph" style:parent-style-name="Body_20_text_20__28_2_29_" style:master-page-name="">
      <style:paragraph-properties fo:margin-left="0in" fo:margin-right="0in" fo:margin-top="0in" fo:margin-bottom="0in" loext:contextual-spacing="false" fo:line-height="0.1228in" fo:text-align="start" style:justify-single-word="false" fo:text-indent="0.25in" style:auto-text-indent="false" style:page-number="auto"/>
    </style:style>
    <style:style style:name="P261" style:family="paragraph" style:parent-style-name="Body_20_text_20__28_2_29_" style:master-page-name="">
      <style:paragraph-properties fo:margin-left="0in" fo:margin-right="0in" fo:margin-top="0in" fo:margin-bottom="0in" loext:contextual-spacing="false" fo:line-height="0.1165in" fo:text-align="start" style:justify-single-word="false" fo:text-indent="0.25in" style:auto-text-indent="false" style:page-number="auto"/>
    </style:style>
    <style:style style:name="P262" style:family="paragraph" style:parent-style-name="Body_20_text_20__28_4_29_" style:master-page-name="">
      <style:paragraph-properties fo:margin-left="0in" fo:margin-right="0.1528in" fo:margin-top="0in" fo:margin-bottom="0in" loext:contextual-spacing="false" fo:line-height="0.1098in" fo:text-align="center" style:justify-single-word="false" fo:text-indent="0in" style:auto-text-indent="false" style:page-number="auto"/>
    </style:style>
    <style:style style:name="P263" style:family="paragraph" style:parent-style-name="Heading_20__23_1" style:master-page-name="PageStyle0">
      <style:paragraph-properties fo:margin-left="0.0693in" fo:margin-right="0in" fo:margin-top="0in" fo:margin-bottom="0in" loext:contextual-spacing="false" fo:line-height="0.1665in" fo:keep-together="always" fo:text-indent="0in" style:auto-text-indent="false" style:page-number="1" fo:keep-with-next="always"/>
    </style:style>
    <style:style style:name="P264" style:family="paragraph" style:parent-style-name="Body_20_text_20__28_9_29_" style:list-style-name="L5" style:master-page-name="">
      <style:paragraph-properties fo:margin-left="0.1945in" fo:margin-right="0in" fo:margin-top="0in" fo:margin-bottom="0in" loext:contextual-spacing="false" fo:text-indent="-0.1945in" style:auto-text-indent="false" style:page-number="auto">
        <style:tab-stops>
          <style:tab-stop style:position="0.0575in"/>
        </style:tab-stops>
      </style:paragraph-properties>
    </style:style>
    <style:style style:name="P265" style:family="paragraph" style:parent-style-name="Body_20_text_20__28_9_29_" style:list-style-name="L37"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266" style:family="paragraph" style:parent-style-name="Body_20_text_20__28_9_29_" style:list-style-name="L37" style:master-page-name="">
      <style:paragraph-properties fo:margin-left="0.1945in" fo:margin-right="0in" fo:margin-top="0in" fo:margin-bottom="0in" loext:contextual-spacing="false" fo:text-indent="-0.1945in" style:auto-text-indent="false" style:page-number="auto">
        <style:tab-stops>
          <style:tab-stop style:position="0.0063in"/>
        </style:tab-stops>
      </style:paragraph-properties>
    </style:style>
    <style:style style:name="P267" style:family="paragraph" style:parent-style-name="Body_20_text_20__28_9_29_" style:list-style-name="L28" style:master-page-name="PageStyle11">
      <style:paragraph-properties fo:margin-left="0.1945in" fo:margin-right="0in" fo:margin-top="0in" fo:margin-bottom="0in" loext:contextual-spacing="false" fo:text-indent="-0.1945in" style:auto-text-indent="false" style:page-number="18">
        <style:tab-stops>
          <style:tab-stop style:position="0.0835in"/>
        </style:tab-stops>
      </style:paragraph-properties>
    </style:style>
    <style:style style:name="P268" style:family="paragraph" style:parent-style-name="Body_20_text_20__28_9_29_" style:list-style-name="L18" style:master-page-name="">
      <style:paragraph-properties fo:margin-left="0.139in" fo:margin-right="0in" fo:margin-top="0in" fo:margin-bottom="0in" loext:contextual-spacing="false" fo:text-align="start" style:justify-single-word="false" fo:text-indent="0in" style:auto-text-indent="false" style:page-number="auto">
        <style:tab-stops>
          <style:tab-stop style:position="0.2091in"/>
        </style:tab-stops>
      </style:paragraph-properties>
    </style:style>
    <style:style style:name="P269" style:family="paragraph" style:parent-style-name="Body_20_text_20__28_9_29_" style:master-page-name="PageStyle13">
      <style:paragraph-properties fo:margin-left="0in" fo:margin-right="0.0417in" fo:margin-top="0in" fo:margin-bottom="0in" loext:contextual-spacing="false" fo:text-align="center" style:justify-single-word="false" fo:text-indent="0in" style:auto-text-indent="false" style:page-number="21"/>
    </style:style>
    <style:style style:name="P270" style:family="paragraph" style:parent-style-name="Body_20_text_20__28_9_29_" style:list-style-name="L13" style:master-page-name="">
      <style:paragraph-properties fo:margin-left="0.1945in" fo:margin-right="0in" fo:margin-top="0in" fo:margin-bottom="0in" loext:contextual-spacing="false" fo:text-indent="-0.0972in" style:auto-text-indent="false" style:page-number="auto">
        <style:tab-stops>
          <style:tab-stop style:position="0.1327in"/>
        </style:tab-stops>
      </style:paragraph-properties>
    </style:style>
    <style:style style:name="P271" style:family="paragraph" style:parent-style-name="Body_20_text_20__28_9_29_" style:list-style-name="L13" style:master-page-name="">
      <style:paragraph-properties fo:margin-left="0.3193in" fo:margin-right="0in" fo:margin-top="0in" fo:margin-bottom="0in" loext:contextual-spacing="false" fo:text-align="start" style:justify-single-word="false" fo:text-indent="-0.222in" style:auto-text-indent="false" style:page-number="auto">
        <style:tab-stops>
          <style:tab-stop style:position="0.0075in"/>
        </style:tab-stops>
      </style:paragraph-properties>
    </style:style>
    <style:style style:name="P272" style:family="paragraph" style:parent-style-name="Body_20_text_20__28_13_29_" style:list-style-name="L35" style:master-page-name="">
      <style:paragraph-properties fo:margin-left="0.1945in" fo:margin-right="0in" fo:margin-top="0in" fo:margin-bottom="0in" loext:contextual-spacing="false" fo:text-indent="-0.1945in" style:auto-text-indent="false" style:page-number="auto">
        <style:tab-stops>
          <style:tab-stop style:position="-0.0382in"/>
        </style:tab-stops>
      </style:paragraph-properties>
    </style:style>
    <style:style style:name="P273" style:family="paragraph" style:parent-style-name="Body_20_text_20__28_13_29_" style:list-style-name="L42"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74" style:family="paragraph" style:parent-style-name="Body_20_text_20__28_13_29_" style:list-style-name="L43"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75" style:family="paragraph" style:parent-style-name="Body_20_text_20__28_13_29_" style:list-style-name="L43" style:master-page-name="">
      <style:paragraph-properties fo:margin-left="0in" fo:margin-right="0in" fo:margin-top="0in" fo:margin-bottom="0in" loext:contextual-spacing="false" fo:text-indent="0in" style:auto-text-indent="false" style:page-number="auto">
        <style:tab-stops>
          <style:tab-stop style:position="0.2874in"/>
        </style:tab-stops>
      </style:paragraph-properties>
    </style:style>
    <style:style style:name="P276" style:family="paragraph" style:parent-style-name="Body_20_text_20__28_4_29_" style:list-style-name="L3" style:master-page-name="">
      <style:paragraph-properties fo:margin-left="0.1945in" fo:margin-right="0in" fo:margin-top="0in" fo:margin-bottom="0in" loext:contextual-spacing="false" fo:line-height="0.1098in" fo:text-align="justify" style:justify-single-word="false" fo:text-indent="-0.1945in" style:auto-text-indent="false" style:page-number="auto">
        <style:tab-stops>
          <style:tab-stop style:position="0.0819in"/>
        </style:tab-stops>
      </style:paragraph-properties>
    </style:style>
    <style:style style:name="P277" style:family="paragraph" style:parent-style-name="Body_20_text_20__28_2_29_" style:master-page-name="PageStyle1">
      <style:paragraph-properties fo:margin-left="0.1945in" fo:margin-right="0in" fo:margin-top="0in" fo:margin-bottom="0in" loext:contextual-spacing="false" fo:text-align="justify" style:justify-single-word="false" fo:text-indent="-0.1945in" style:auto-text-indent="false" style:page-number="4"/>
    </style:style>
    <style:style style:name="P278" style:family="paragraph" style:parent-style-name="Body_20_text_20__28_2_29_" style:list-style-name="L3" style:master-page-name="PageStyle2">
      <style:paragraph-properties fo:margin-left="0.1945in" fo:margin-right="0in" fo:margin-top="0in" fo:margin-bottom="0in" loext:contextual-spacing="false" fo:text-align="justify" style:justify-single-word="false" fo:text-indent="-0.1945in" style:auto-text-indent="false" style:page-number="4">
        <style:tab-stops>
          <style:tab-stop style:position="-0.0402in"/>
        </style:tab-stops>
      </style:paragraph-properties>
    </style:style>
    <style:style style:name="P279"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280"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281"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282"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283"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284"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285"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286"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287"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288" style:family="paragraph" style:parent-style-name="Body_20_text_20__28_2_29_" style:list-style-name="L3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289" style:family="paragraph" style:parent-style-name="Body_20_text_20__28_2_29_" style:list-style-name="L4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290"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291" style:family="paragraph" style:parent-style-name="Body_20_text_20__28_2_29_" style:list-style-name="L5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292" style:family="paragraph" style:parent-style-name="Body_20_text_20__28_2_29_" style:list-style-name="L5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293"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294"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295" style:family="paragraph" style:parent-style-name="Body_20_text_20__28_2_29_" style:list-style-name="L4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19in"/>
        </style:tab-stops>
      </style:paragraph-properties>
    </style:style>
    <style:style style:name="P296"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297"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298"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299"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300" style:family="paragraph" style:parent-style-name="Body_20_text_20__28_2_29_" style:list-style-name="L5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28in"/>
        </style:tab-stops>
      </style:paragraph-properties>
    </style:style>
    <style:style style:name="P301" style:family="paragraph" style:parent-style-name="Body_20_text_20__28_2_29_" style:list-style-name="L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02"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03" style:family="paragraph" style:parent-style-name="Body_20_text_20__28_2_29_" style:list-style-name="L2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04"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05"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06"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07"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08" style:family="paragraph" style:parent-style-name="Body_20_text_20__28_2_29_" style:list-style-name="L3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09" style:family="paragraph" style:parent-style-name="Body_20_text_20__28_2_29_" style:list-style-name="L4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10" style:family="paragraph" style:parent-style-name="Body_20_text_20__28_2_29_" style:list-style-name="L5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11" style:family="paragraph" style:parent-style-name="Body_20_text_20__28_2_29_" style:list-style-name="L5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312" style:family="paragraph" style:parent-style-name="Body_20_text_20__28_2_29_" style:list-style-name="L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575in"/>
        </style:tab-stops>
      </style:paragraph-properties>
    </style:style>
    <style:style style:name="P313"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54in"/>
        </style:tab-stops>
      </style:paragraph-properties>
    </style:style>
    <style:style style:name="P314"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2008in"/>
        </style:tab-stops>
      </style:paragraph-properties>
    </style:style>
    <style:style style:name="P315"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16"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17"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18"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19"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20"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21" style:family="paragraph" style:parent-style-name="Body_20_text_20__28_2_29_" style:list-style-name="L2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22"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23"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24" style:family="paragraph" style:parent-style-name="Body_20_text_20__28_2_29_" style:list-style-name="L3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25" style:family="paragraph" style:parent-style-name="Body_20_text_20__28_2_29_" style:list-style-name="L3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26" style:family="paragraph" style:parent-style-name="Body_20_text_20__28_2_29_" style:list-style-name="L3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27"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28"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29"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30" style:family="paragraph" style:parent-style-name="Body_20_text_20__28_2_29_" style:list-style-name="L4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31"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32" style:family="paragraph" style:parent-style-name="Body_20_text_20__28_2_29_" style:list-style-name="L4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33" style:family="paragraph" style:parent-style-name="Body_20_text_20__28_2_29_" style:list-style-name="L5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34" style:family="paragraph" style:parent-style-name="Body_20_text_20__28_2_29_" style:list-style-name="L5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335"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925in"/>
        </style:tab-stops>
      </style:paragraph-properties>
    </style:style>
    <style:style style:name="P336"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9in"/>
        </style:tab-stops>
      </style:paragraph-properties>
    </style:style>
    <style:style style:name="P337"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9in"/>
        </style:tab-stops>
      </style:paragraph-properties>
    </style:style>
    <style:style style:name="P338"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9in"/>
        </style:tab-stops>
      </style:paragraph-properties>
    </style:style>
    <style:style style:name="P339"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40"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41" style:family="paragraph" style:parent-style-name="Body_20_text_20__28_2_29_" style:list-style-name="L2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42" style:family="paragraph" style:parent-style-name="Body_20_text_20__28_2_29_" style:list-style-name="L2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43"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44" style:family="paragraph" style:parent-style-name="Body_20_text_20__28_2_29_" style:list-style-name="L2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45" style:family="paragraph" style:parent-style-name="Body_20_text_20__28_2_29_" style:list-style-name="L3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46"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47"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48"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49" style:family="paragraph" style:parent-style-name="Body_20_text_20__28_2_29_" style:list-style-name="L4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50" style:family="paragraph" style:parent-style-name="Body_20_text_20__28_2_29_" style:list-style-name="L5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351"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52" style:family="paragraph" style:parent-style-name="Body_20_text_20__28_2_29_" style:list-style-name="L1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53"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54"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55" style:family="paragraph" style:parent-style-name="Body_20_text_20__28_2_29_" style:list-style-name="L2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56"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57" style:family="paragraph" style:parent-style-name="Body_20_text_20__28_2_29_" style:list-style-name="L3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58"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59" style:family="paragraph" style:parent-style-name="Body_20_text_20__28_2_29_" style:list-style-name="L4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60"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61" style:family="paragraph" style:parent-style-name="Body_20_text_20__28_2_29_" style:list-style-name="L4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62" style:family="paragraph" style:parent-style-name="Body_20_text_20__28_2_29_" style:list-style-name="L5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63" style:family="paragraph" style:parent-style-name="Body_20_text_20__28_2_29_" style:list-style-name="L5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364"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38in"/>
        </style:tab-stops>
      </style:paragraph-properties>
    </style:style>
    <style:style style:name="P365"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56in"/>
        </style:tab-stops>
      </style:paragraph-properties>
    </style:style>
    <style:style style:name="P366"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256in"/>
        </style:tab-stops>
      </style:paragraph-properties>
    </style:style>
    <style:style style:name="P367"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98in"/>
        </style:tab-stops>
      </style:paragraph-properties>
    </style:style>
    <style:style style:name="P368" style:family="paragraph" style:parent-style-name="Body_20_text_20__28_2_29_" style:list-style-name="L2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591in"/>
        </style:tab-stops>
      </style:paragraph-properties>
    </style:style>
    <style:style style:name="P369" style:family="paragraph" style:parent-style-name="Body_20_text_20__28_2_29_" style:list-style-name="L1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02in"/>
        </style:tab-stops>
      </style:paragraph-properties>
    </style:style>
    <style:style style:name="P370"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371" style:family="paragraph" style:parent-style-name="Body_20_text_20__28_2_29_" style:list-style-name="L3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372" style:family="paragraph" style:parent-style-name="Body_20_text_20__28_2_29_" style:list-style-name="L4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373" style:family="paragraph" style:parent-style-name="Body_20_text_20__28_2_29_" style:list-style-name="L4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374"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82in"/>
        </style:tab-stops>
      </style:paragraph-properties>
    </style:style>
    <style:style style:name="P375" style:family="paragraph" style:parent-style-name="Body_20_text_20__28_2_29_" style:list-style-name="L2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82in"/>
        </style:tab-stops>
      </style:paragraph-properties>
    </style:style>
    <style:style style:name="P376" style:family="paragraph" style:parent-style-name="Body_20_text_20__28_2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984in"/>
        </style:tab-stops>
      </style:paragraph-properties>
    </style:style>
    <style:style style:name="P377"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984in"/>
        </style:tab-stops>
      </style:paragraph-properties>
    </style:style>
    <style:style style:name="P378" style:family="paragraph" style:parent-style-name="Body_20_text_20__28_2_29_" style:list-style-name="L4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984in"/>
        </style:tab-stops>
      </style:paragraph-properties>
    </style:style>
    <style:style style:name="P379" style:family="paragraph" style:parent-style-name="Body_20_text_20__28_2_29_" style:list-style-name="L2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62in"/>
        </style:tab-stops>
      </style:paragraph-properties>
    </style:style>
    <style:style style:name="P380" style:family="paragraph" style:parent-style-name="Body_20_text_20__28_2_29_" style:list-style-name="L2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5in"/>
        </style:tab-stops>
      </style:paragraph-properties>
    </style:style>
    <style:style style:name="P381"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327in"/>
        </style:tab-stops>
      </style:paragraph-properties>
    </style:style>
    <style:style style:name="P382" style:family="paragraph" style:parent-style-name="Body_20_text_20__28_2_29_" style:list-style-name="L3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9in"/>
        </style:tab-stops>
      </style:paragraph-properties>
    </style:style>
    <style:style style:name="P383" style:family="paragraph" style:parent-style-name="Body_20_text_20__28_2_29_" style:list-style-name="L3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9in"/>
        </style:tab-stops>
      </style:paragraph-properties>
    </style:style>
    <style:style style:name="P384" style:family="paragraph" style:parent-style-name="Body_20_text_20__28_2_29_" style:list-style-name="L3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37in"/>
        </style:tab-stops>
      </style:paragraph-properties>
    </style:style>
    <style:style style:name="P385" style:family="paragraph" style:parent-style-name="Body_20_text_20__28_2_29_" style:list-style-name="L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386"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387" style:family="paragraph" style:parent-style-name="Body_20_text_20__28_2_29_" style:list-style-name="L4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37in"/>
        </style:tab-stops>
      </style:paragraph-properties>
    </style:style>
    <style:style style:name="P388" style:family="paragraph" style:parent-style-name="Body_20_text_20__28_2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72in"/>
        </style:tab-stops>
      </style:paragraph-properties>
    </style:style>
    <style:style style:name="P389" style:family="paragraph" style:parent-style-name="Body_20_text_20__28_2_29_" style:list-style-name="L3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82in"/>
        </style:tab-stops>
      </style:paragraph-properties>
    </style:style>
    <style:style style:name="P390"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82in"/>
        </style:tab-stops>
      </style:paragraph-properties>
    </style:style>
    <style:style style:name="P391" style:family="paragraph" style:parent-style-name="Body_20_text_20__28_2_29_" style:list-style-name="L4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392" style:family="paragraph" style:parent-style-name="Body_20_text_20__28_2_29_" style:list-style-name="L4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393" style:family="paragraph" style:parent-style-name="Body_20_text_20__28_2_29_" style:list-style-name="L5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394" style:family="paragraph" style:parent-style-name="Body_20_text_20__28_2_29_" style:list-style-name="L4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9in"/>
        </style:tab-stops>
      </style:paragraph-properties>
    </style:style>
    <style:style style:name="P395" style:family="paragraph" style:parent-style-name="Body_20_text_20__28_2_29_" style:list-style-name="L4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9in"/>
        </style:tab-stops>
      </style:paragraph-properties>
    </style:style>
    <style:style style:name="P396" style:family="paragraph" style:parent-style-name="Body_20_text_20__28_2_29_" style:list-style-name="L4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397" style:family="paragraph" style:parent-style-name="Body_20_text_20__28_2_29_" style:list-style-name="L4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398" style:family="paragraph" style:parent-style-name="Body_20_text_20__28_2_29_" style:list-style-name="L5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83in"/>
        </style:tab-stops>
      </style:paragraph-properties>
    </style:style>
    <style:style style:name="P399" style:family="paragraph" style:parent-style-name="Body_20_text_20__28_2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74in"/>
        </style:tab-stops>
      </style:paragraph-properties>
    </style:style>
    <style:style style:name="P400" style:family="paragraph" style:parent-style-name="Body_20_text_20__28_2_29_" style:list-style-name="L4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401" style:family="paragraph" style:parent-style-name="Body_20_text_20__28_2_29_" style:list-style-name="L5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299in"/>
        </style:tab-stops>
      </style:paragraph-properties>
    </style:style>
    <style:style style:name="P402" style:family="paragraph" style:parent-style-name="Body_20_text_20__28_2_29_" style:list-style-name="L5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08in"/>
        </style:tab-stops>
      </style:paragraph-properties>
    </style:style>
    <style:style style:name="P403" style:family="paragraph" style:parent-style-name="Body_20_text_20__28_2_29_" style:list-style-name="L5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404" style:family="paragraph" style:parent-style-name="Body_20_text_20__28_2_29_" style:list-style-name="L3"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98in"/>
        </style:tab-stops>
      </style:paragraph-properties>
    </style:style>
    <style:style style:name="P405" style:family="paragraph" style:parent-style-name="Body_20_text_20__28_2_29_" style:list-style-name="L3"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819in"/>
        </style:tab-stops>
      </style:paragraph-properties>
    </style:style>
    <style:style style:name="P406" style:family="paragraph" style:parent-style-name="Body_20_text_20__28_2_29_" style:list-style-name="L3"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63in"/>
        </style:tab-stops>
      </style:paragraph-properties>
    </style:style>
    <style:style style:name="P407" style:family="paragraph" style:parent-style-name="Body_20_text_20__28_2_29_" style:list-style-name="L56"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63in"/>
        </style:tab-stops>
      </style:paragraph-properties>
    </style:style>
    <style:style style:name="P408" style:family="paragraph" style:parent-style-name="Body_20_text_20__28_2_29_" style:list-style-name="L3"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26in"/>
        </style:tab-stops>
      </style:paragraph-properties>
    </style:style>
    <style:style style:name="P409" style:family="paragraph" style:parent-style-name="Body_20_text_20__28_2_29_" style:list-style-name="L5"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575in"/>
        </style:tab-stops>
      </style:paragraph-properties>
    </style:style>
    <style:style style:name="P410" style:family="paragraph" style:parent-style-name="Body_20_text_20__28_2_29_" style:list-style-name="L11"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102in"/>
        </style:tab-stops>
      </style:paragraph-properties>
    </style:style>
    <style:style style:name="P411" style:family="paragraph" style:parent-style-name="Body_20_text_20__28_2_29_" style:list-style-name="L11"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1256in"/>
        </style:tab-stops>
      </style:paragraph-properties>
    </style:style>
    <style:style style:name="P412" style:family="paragraph" style:parent-style-name="Body_20_text_20__28_2_29_" style:list-style-name="L56"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508in"/>
        </style:tab-stops>
      </style:paragraph-properties>
    </style:style>
    <style:style style:name="P413" style:family="paragraph" style:parent-style-name="Body_20_text_20__28_2_29_" style:list-style-name="L56"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437in"/>
        </style:tab-stops>
      </style:paragraph-properties>
    </style:style>
    <style:style style:name="P414" style:family="paragraph" style:parent-style-name="Body_20_text_20__28_2_29_" style:list-style-name="L56"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402in"/>
        </style:tab-stops>
      </style:paragraph-properties>
    </style:style>
    <style:style style:name="P415" style:family="paragraph" style:parent-style-name="Body_20_text_20__28_2_29_" style:list-style-name="L56"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783in"/>
        </style:tab-stops>
      </style:paragraph-properties>
    </style:style>
    <style:style style:name="P416" style:family="paragraph" style:parent-style-name="Body_20_text_20__28_2_29_" style:list-style-name="L56" style:master-page-name="">
      <style:paragraph-properties fo:margin-left="0.1945in" fo:margin-right="0in" fo:margin-top="0in" fo:margin-bottom="0in" loext:contextual-spacing="false" fo:line-height="0.1299in" fo:text-align="justify" style:justify-single-word="false" fo:text-indent="-0.1945in" style:auto-text-indent="false" style:page-number="auto">
        <style:tab-stops>
          <style:tab-stop style:position="0.0028in"/>
        </style:tab-stops>
      </style:paragraph-properties>
    </style:style>
    <style:style style:name="P417" style:family="paragraph" style:parent-style-name="Body_20_text_20__28_2_29_" style:list-style-name="L25" style:master-page-name="">
      <style:paragraph-properties fo:margin-left="0.1945in" fo:margin-right="0in" fo:margin-top="0in" fo:margin-bottom="0in" loext:contextual-spacing="false" fo:line-height="0.1335in" fo:text-align="justify" style:justify-single-word="false" fo:text-indent="-0.1945in" style:auto-text-indent="false" style:page-number="auto">
        <style:tab-stops>
          <style:tab-stop style:position="0.0882in"/>
        </style:tab-stops>
      </style:paragraph-properties>
    </style:style>
    <style:style style:name="P418" style:family="paragraph" style:parent-style-name="Body_20_text_20__28_2_29_" style:list-style-name="L8" style:master-page-name="">
      <style:paragraph-properties fo:margin-left="0.1945in" fo:margin-right="0in" fo:margin-top="0in" fo:margin-bottom="0in" loext:contextual-spacing="false" fo:line-height="0.1335in" fo:text-align="justify" style:justify-single-word="false" fo:text-indent="-0.1945in" style:auto-text-indent="false" style:page-number="auto">
        <style:tab-stops>
          <style:tab-stop style:position="0.0882in"/>
        </style:tab-stops>
      </style:paragraph-properties>
    </style:style>
    <style:style style:name="P419" style:family="paragraph" style:parent-style-name="Body_20_text_20__28_2_29_" style:list-style-name="L46" style:master-page-name="">
      <style:paragraph-properties fo:margin-left="0.1945in" fo:margin-right="0in" fo:margin-top="0in" fo:margin-bottom="0in" loext:contextual-spacing="false" fo:line-height="0.1335in" fo:text-align="justify" style:justify-single-word="false" fo:text-indent="-0.1945in" style:auto-text-indent="false" style:page-number="auto">
        <style:tab-stops>
          <style:tab-stop style:position="-0.0374in"/>
        </style:tab-stops>
      </style:paragraph-properties>
    </style:style>
    <style:style style:name="P420" style:family="paragraph" style:parent-style-name="Body_20_text_20__28_2_29_" style:list-style-name="L49" style:master-page-name="">
      <style:paragraph-properties fo:margin-left="0.1945in" fo:margin-right="0in" fo:margin-top="0in" fo:margin-bottom="0in" loext:contextual-spacing="false" fo:line-height="0.1335in" fo:text-align="justify" style:justify-single-word="false" fo:text-indent="-0.1945in" style:auto-text-indent="false" style:page-number="auto">
        <style:tab-stops>
          <style:tab-stop style:position="0.0126in"/>
        </style:tab-stops>
      </style:paragraph-properties>
    </style:style>
    <style:style style:name="P421" style:family="paragraph" style:parent-style-name="Body_20_text_20__28_2_29_" style:list-style-name="L31" style:master-page-name="">
      <style:paragraph-properties fo:margin-left="0.1945in" fo:margin-right="0in" fo:margin-top="0in" fo:margin-bottom="0in" loext:contextual-spacing="false" fo:line-height="0.1228in" fo:text-align="justify" style:justify-single-word="false" fo:text-indent="-0.1945in" style:auto-text-indent="false" style:page-number="auto">
        <style:tab-stops>
          <style:tab-stop style:position="0.0819in"/>
        </style:tab-stops>
      </style:paragraph-properties>
    </style:style>
    <style:style style:name="P422"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74in"/>
        </style:tab-stops>
      </style:paragraph-properties>
    </style:style>
    <style:style style:name="P423" style:family="paragraph" style:parent-style-name="Body_20_text_20__28_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382in"/>
        </style:tab-stops>
      </style:paragraph-properties>
    </style:style>
    <style:style style:name="P424" style:family="paragraph" style:parent-style-name="Body_20_text_20__28_2_29_" style:list-style-name="L41"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063in"/>
        </style:tab-stops>
      </style:paragraph-properties>
    </style:style>
    <style:style style:name="P425" style:family="paragraph" style:parent-style-name="Body_20_text_20__28_2_29_" style:list-style-name="L46" style:master-page-name="">
      <style:paragraph-properties fo:margin-left="0.1945in" fo:margin-right="0in" fo:margin-top="0in" fo:margin-bottom="0in" loext:contextual-spacing="false" fo:line-height="0.1335in" fo:text-align="justify" style:justify-single-word="false" fo:text-indent="-0.1945in" style:auto-text-indent="false" style:page-number="auto" fo:break-after="column">
        <style:tab-stops>
          <style:tab-stop style:position="-0.0374in"/>
        </style:tab-stops>
      </style:paragraph-properties>
    </style:style>
    <style:style style:name="P426" style:family="paragraph" style:parent-style-name="Body_20_text_20__28_2_29_" style:list-style-name="L26" style:master-page-name="PageStyle10">
      <style:paragraph-properties fo:margin-left="0.1945in" fo:margin-right="0in" fo:margin-top="0in" fo:margin-bottom="0in" loext:contextual-spacing="false" fo:text-align="justify" style:justify-single-word="false" fo:text-indent="-0.1945in" style:auto-text-indent="false" style:page-number="17">
        <style:tab-stops>
          <style:tab-stop style:position="0.0862in"/>
        </style:tab-stops>
      </style:paragraph-properties>
    </style:style>
    <style:style style:name="P427" style:family="paragraph" style:parent-style-name="Body_20_text_20__28_2_29_" style:list-style-name="L31" style:master-page-name="PageStyle14">
      <style:paragraph-properties fo:margin-left="0.1945in" fo:margin-right="0in" fo:margin-top="0in" fo:margin-bottom="0in" loext:contextual-spacing="false" fo:text-align="justify" style:justify-single-word="false" fo:text-indent="-0.1945in" style:auto-text-indent="false" style:page-number="27">
        <style:tab-stops>
          <style:tab-stop style:position="-0.0437in"/>
        </style:tab-stops>
      </style:paragraph-properties>
    </style:style>
    <style:style style:name="P428" style:family="paragraph" style:parent-style-name="Body_20_text_20__28_2_29_" style:list-style-name="L47" style:master-page-name="PageStyle19">
      <style:paragraph-properties fo:margin-left="0.1945in" fo:margin-right="0in" fo:margin-top="0in" fo:margin-bottom="0in" loext:contextual-spacing="false" fo:text-align="justify" style:justify-single-word="false" fo:text-indent="-0.1945in" style:auto-text-indent="false" style:page-number="34">
        <style:tab-stops>
          <style:tab-stop style:position="0.1984in"/>
        </style:tab-stops>
      </style:paragraph-properties>
    </style:style>
    <style:style style:name="P429" style:family="paragraph" style:parent-style-name="Body_20_text_20__28_2_29_" style:list-style-name="L55" style:master-page-name="PageStyle23">
      <style:paragraph-properties fo:margin-left="0.1945in" fo:margin-right="0in" fo:margin-top="0in" fo:margin-bottom="0in" loext:contextual-spacing="false" fo:text-align="justify" style:justify-single-word="false" fo:text-indent="-0.1945in" style:auto-text-indent="false" style:page-number="41">
        <style:tab-stops>
          <style:tab-stop style:position="0.0126in"/>
        </style:tab-stops>
      </style:paragraph-properties>
    </style:style>
    <style:style style:name="P430" style:family="paragraph" style:parent-style-name="Body_20_text_20__28_2_29_" style:list-style-name="L9" style:master-page-name="">
      <style:paragraph-properties fo:margin-left="0.1945in" fo:margin-right="0in" fo:margin-top="0in" fo:margin-bottom="0.0835in" loext:contextual-spacing="false" fo:text-align="justify" style:justify-single-word="false" fo:text-indent="-0.1945in" style:auto-text-indent="false" style:page-number="auto">
        <style:tab-stops>
          <style:tab-stop style:position="0.0126in"/>
        </style:tab-stops>
      </style:paragraph-properties>
    </style:style>
    <style:style style:name="P431" style:family="paragraph" style:parent-style-name="Body_20_text_20__28_2_29_" style:list-style-name="L31" style:master-page-name="">
      <style:paragraph-properties fo:margin-left="0.1945in" fo:margin-right="0in" fo:margin-top="0in" fo:margin-bottom="0.0862in" loext:contextual-spacing="false" fo:text-align="justify" style:justify-single-word="false" fo:text-indent="-0.1945in" style:auto-text-indent="false" style:page-number="auto">
        <style:tab-stops>
          <style:tab-stop style:position="0.0098in"/>
        </style:tab-stops>
      </style:paragraph-properties>
    </style:style>
    <style:style style:name="P432" style:family="paragraph" style:parent-style-name="Body_20_text_20__28_2_29_" style:list-style-name="L48" style:master-page-name="">
      <style:paragraph-properties fo:margin-left="0.1945in" fo:margin-right="0in" fo:margin-top="0in" fo:margin-bottom="0.0736in" loext:contextual-spacing="false" fo:text-align="justify" style:justify-single-word="false" fo:text-indent="-0.1945in" style:auto-text-indent="false" style:page-number="auto">
        <style:tab-stops>
          <style:tab-stop style:position="0.0098in"/>
        </style:tab-stops>
      </style:paragraph-properties>
    </style:style>
    <style:style style:name="P433" style:family="paragraph" style:parent-style-name="Body_20_text_20__28_2_29_" style:list-style-name="L1" style:master-page-name="">
      <style:paragraph-properties fo:margin-left="0in" fo:margin-right="0in" fo:margin-top="0in" fo:margin-bottom="0in" loext:contextual-spacing="false" fo:line-height="0.1299in" fo:text-align="start" style:justify-single-word="false" fo:text-indent="0in" style:auto-text-indent="false" style:page-number="auto">
        <style:tab-stops>
          <style:tab-stop style:position="0.2846in"/>
        </style:tab-stops>
      </style:paragraph-properties>
    </style:style>
    <style:style style:name="P434" style:family="paragraph" style:parent-style-name="Body_20_text_20__28_2_29_" style:list-style-name="L39" style:master-page-name="">
      <style:paragraph-properties fo:margin-left="0in" fo:margin-right="0in" fo:margin-top="0in" fo:margin-bottom="0in" loext:contextual-spacing="false" fo:line-height="0.1299in" fo:text-align="start" style:justify-single-word="false" fo:text-indent="0in" style:auto-text-indent="false" style:page-number="auto">
        <style:tab-stops>
          <style:tab-stop style:position="0.1543in"/>
        </style:tab-stops>
      </style:paragraph-properties>
    </style:style>
    <style:style style:name="P435" style:family="paragraph" style:parent-style-name="Body_20_text_20__28_2_29_" style:list-style-name="L6" style:master-page-name="">
      <style:paragraph-properties fo:margin-left="0in" fo:margin-right="0in" fo:margin-top="0in" fo:margin-bottom="0in" loext:contextual-spacing="false" fo:line-height="0.1299in" fo:text-align="justify" style:justify-single-word="false" fo:text-indent="0in" style:auto-text-indent="false" style:page-number="auto">
        <style:tab-stops>
          <style:tab-stop style:position="0.2201in"/>
        </style:tab-stops>
      </style:paragraph-properties>
    </style:style>
    <style:style style:name="P436" style:family="paragraph" style:parent-style-name="Body_20_text_20__28_2_29_" style:list-style-name="L2"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43in"/>
        </style:tab-stops>
      </style:paragraph-properties>
    </style:style>
    <style:style style:name="P437" style:family="paragraph" style:parent-style-name="Body_20_text_20__28_2_29_" style:list-style-name="L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01in"/>
        </style:tab-stops>
      </style:paragraph-properties>
    </style:style>
    <style:style style:name="P438" style:family="paragraph" style:parent-style-name="Body_20_text_20__28_2_29_" style:list-style-name="L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72in"/>
        </style:tab-stops>
      </style:paragraph-properties>
    </style:style>
    <style:style style:name="P439" style:family="paragraph" style:parent-style-name="Body_20_text_20__28_2_29_" style:list-style-name="L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3874in"/>
        </style:tab-stops>
      </style:paragraph-properties>
    </style:style>
    <style:style style:name="P440" style:family="paragraph" style:parent-style-name="Body_20_text_20__28_2_29_" style:list-style-name="L4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3874in"/>
        </style:tab-stops>
      </style:paragraph-properties>
    </style:style>
    <style:style style:name="P441" style:family="paragraph" style:parent-style-name="Body_20_text_20__28_2_29_" style:list-style-name="L34"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3874in"/>
        </style:tab-stops>
      </style:paragraph-properties>
    </style:style>
    <style:style style:name="P442" style:family="paragraph" style:parent-style-name="Body_20_text_20__28_2_29_" style:list-style-name="L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244in"/>
        </style:tab-stops>
      </style:paragraph-properties>
    </style:style>
    <style:style style:name="P443" style:family="paragraph" style:parent-style-name="Body_20_text_20__28_2_29_" style:list-style-name="L6"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73in"/>
        </style:tab-stops>
      </style:paragraph-properties>
    </style:style>
    <style:style style:name="P444" style:family="paragraph" style:parent-style-name="Body_20_text_20__28_2_29_" style:list-style-name="L4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73in"/>
        </style:tab-stops>
      </style:paragraph-properties>
    </style:style>
    <style:style style:name="P445" style:family="paragraph" style:parent-style-name="Body_20_text_20__28_2_29_" style:list-style-name="L1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38in"/>
        </style:tab-stops>
      </style:paragraph-properties>
    </style:style>
    <style:style style:name="P446" style:family="paragraph" style:parent-style-name="Body_20_text_20__28_2_29_" style:list-style-name="L1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846in"/>
        </style:tab-stops>
      </style:paragraph-properties>
    </style:style>
    <style:style style:name="P447" style:family="paragraph" style:parent-style-name="Body_20_text_20__28_2_29_" style:list-style-name="L30"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02in"/>
        </style:tab-stops>
      </style:paragraph-properties>
    </style:style>
    <style:style style:name="P448" style:family="paragraph" style:parent-style-name="Body_20_text_20__28_2_29_" style:list-style-name="L4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102in"/>
        </style:tab-stops>
      </style:paragraph-properties>
    </style:style>
    <style:style style:name="P449" style:family="paragraph" style:parent-style-name="Body_20_text_20__28_2_29_" style:list-style-name="L44"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450" style:family="paragraph" style:parent-style-name="Body_20_text_20__28_2_29_" style:list-style-name="L34" style:master-page-name="">
      <style:paragraph-properties fo:margin-left="0in" fo:margin-right="0in" fo:margin-top="0in" fo:margin-bottom="0in" loext:contextual-spacing="false" fo:line-height="0.1228in" fo:text-align="justify" style:justify-single-word="false" fo:text-indent="0in" style:auto-text-indent="false" style:page-number="auto">
        <style:tab-stops>
          <style:tab-stop style:position="0.2866in"/>
        </style:tab-stops>
      </style:paragraph-properties>
    </style:style>
    <style:style style:name="P451" style:family="paragraph" style:parent-style-name="Body_20_text_20__28_2_29_" style:master-page-name="PageStyle7">
      <style:paragraph-properties fo:margin-left="0in" fo:margin-right="0in" fo:margin-top="0in" fo:margin-bottom="0in" loext:contextual-spacing="false" fo:text-align="end" style:justify-single-word="false" fo:text-indent="0in" style:auto-text-indent="false" style:page-number="12"/>
    </style:style>
    <style:style style:name="P452" style:family="paragraph" style:parent-style-name="Body_20_text_20__28_2_29_" style:master-page-name="PageStyle9">
      <style:paragraph-properties fo:margin-left="0in" fo:margin-right="0in" fo:margin-top="0in" fo:margin-bottom="0in" loext:contextual-spacing="false" fo:text-align="end" style:justify-single-word="false" fo:text-indent="0in" style:auto-text-indent="false" style:page-number="15"/>
    </style:style>
    <style:style style:name="P453" style:family="paragraph" style:parent-style-name="Body_20_text_20__28_2_29_" style:master-page-name="PageStyle12">
      <style:paragraph-properties fo:margin-left="0in" fo:margin-right="0in" fo:margin-top="0in" fo:margin-bottom="0in" loext:contextual-spacing="false" fo:text-align="end" style:justify-single-word="false" fo:text-indent="0in" style:auto-text-indent="false" style:page-number="20"/>
    </style:style>
    <style:style style:name="P454" style:family="paragraph" style:parent-style-name="Body_20_text_20__28_2_29_" style:master-page-name="PageStyle21">
      <style:paragraph-properties fo:margin-left="0in" fo:margin-right="0in" fo:margin-top="0in" fo:margin-bottom="0in" loext:contextual-spacing="false" fo:text-align="end" style:justify-single-word="false" fo:text-indent="0in" style:auto-text-indent="false" style:page-number="38"/>
    </style:style>
    <style:style style:name="P455" style:family="paragraph" style:parent-style-name="Body_20_text_20__28_2_29_" style:list-style-name="L10" style:master-page-name="">
      <style:paragraph-properties fo:margin-left="0in" fo:margin-right="0in" fo:margin-top="0in" fo:margin-bottom="0.0807in" loext:contextual-spacing="false" fo:text-align="justify" style:justify-single-word="false" fo:text-indent="0in" style:auto-text-indent="false" style:page-number="auto">
        <style:tab-stops>
          <style:tab-stop style:position="0.3929in"/>
        </style:tab-stops>
      </style:paragraph-properties>
    </style:style>
    <style:style style:name="P456" style:family="paragraph" style:parent-style-name="Body_20_text_20__28_2_29_" style:list-style-name="L4" style:master-page-name="PageStyle3">
      <style:paragraph-properties fo:margin-left="0.2083in" fo:margin-right="0in" fo:margin-top="0in" fo:margin-bottom="0in" loext:contextual-spacing="false" fo:text-align="justify" style:justify-single-word="false" fo:text-indent="-0.2083in" style:auto-text-indent="false" style:page-number="5">
        <style:tab-stops>
          <style:tab-stop style:position="0.0661in"/>
        </style:tab-stops>
      </style:paragraph-properties>
    </style:style>
    <style:style style:name="P457"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458"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61in"/>
        </style:tab-stops>
      </style:paragraph-properties>
    </style:style>
    <style:style style:name="P459"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460" style:family="paragraph" style:parent-style-name="Body_20_text_20__28_2_29_" style:list-style-name="L5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461" style:family="paragraph" style:parent-style-name="Body_20_text_20__28_2_29_" style:list-style-name="L4"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462" style:family="paragraph" style:parent-style-name="Body_20_text_20__28_2_29_" style:list-style-name="L2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463" style:family="paragraph" style:parent-style-name="Body_20_text_20__28_2_29_" style:list-style-name="L5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464" style:family="paragraph" style:parent-style-name="Body_20_text_20__28_2_29_" style:list-style-name="L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465" style:family="paragraph" style:parent-style-name="Body_20_text_20__28_2_29_" style:list-style-name="L5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466" style:family="paragraph" style:parent-style-name="Body_20_text_20__28_2_29_" style:list-style-name="L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44in"/>
        </style:tab-stops>
      </style:paragraph-properties>
    </style:style>
    <style:style style:name="P467" style:family="paragraph" style:parent-style-name="Body_20_text_20__28_2_29_" style:list-style-name="L8"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1846in"/>
        </style:tab-stops>
      </style:paragraph-properties>
    </style:style>
    <style:style style:name="P468" style:family="paragraph" style:parent-style-name="Body_20_text_20__28_2_29_" style:list-style-name="L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469" style:family="paragraph" style:parent-style-name="Body_20_text_20__28_2_29_" style:list-style-name="L5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470" style:family="paragraph" style:parent-style-name="Body_20_text_20__28_2_29_" style:list-style-name="L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83in"/>
        </style:tab-stops>
      </style:paragraph-properties>
    </style:style>
    <style:style style:name="P471" style:family="paragraph" style:parent-style-name="Body_20_text_20__28_2_29_" style:list-style-name="L3"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472" style:family="paragraph" style:parent-style-name="Body_20_text_20__28_2_29_" style:list-style-name="L5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89in"/>
        </style:tab-stops>
      </style:paragraph-properties>
    </style:style>
    <style:style style:name="P473" style:family="paragraph" style:parent-style-name="Body_20_text_20__28_2_29_" style:list-style-name="L8" style:master-page-name="">
      <style:paragraph-properties fo:margin-left="0.2083in" fo:margin-right="0in" fo:margin-top="0in" fo:margin-bottom="0in" loext:contextual-spacing="false" fo:line-height="0.1335in" fo:text-align="justify" style:justify-single-word="false" fo:text-indent="-0.2083in" style:auto-text-indent="false" style:page-number="auto">
        <style:tab-stops>
          <style:tab-stop style:position="0.0744in"/>
        </style:tab-stops>
      </style:paragraph-properties>
    </style:style>
    <style:style style:name="P474" style:family="paragraph" style:parent-style-name="Body_20_text_20__28_2_29_" style:list-style-name="L53" style:master-page-name="">
      <style:paragraph-properties fo:margin-left="0.2083in" fo:margin-right="0in" fo:margin-top="0in" fo:margin-bottom="0in" loext:contextual-spacing="false" fo:line-height="0.1299in" fo:text-align="justify" style:justify-single-word="false" fo:text-indent="-0.2083in" style:auto-text-indent="false" style:page-number="auto">
        <style:tab-stops>
          <style:tab-stop style:position="0.002in"/>
        </style:tab-stops>
      </style:paragraph-properties>
    </style:style>
    <style:style style:name="P475" style:family="paragraph" style:parent-style-name="Body_20_text_20__28_2_29_" style:list-style-name="L53" style:master-page-name="">
      <style:paragraph-properties fo:margin-left="0.2083in" fo:margin-right="0in" fo:margin-top="0in" fo:margin-bottom="0in" loext:contextual-spacing="false" fo:line-height="0.1299in" fo:text-align="justify" style:justify-single-word="false" fo:text-indent="-0.2083in" style:auto-text-indent="false" style:page-number="auto">
        <style:tab-stops>
          <style:tab-stop style:position="0.0055in"/>
        </style:tab-stops>
      </style:paragraph-properties>
    </style:style>
    <style:style style:name="P476" style:family="paragraph" style:parent-style-name="Body_20_text_20__28_2_29_" style:list-style-name="L53" style:master-page-name="">
      <style:paragraph-properties fo:margin-left="0.2083in" fo:margin-right="0in" fo:margin-top="0in" fo:margin-bottom="0in" loext:contextual-spacing="false" fo:line-height="0.1299in" fo:text-align="justify" style:justify-single-word="false" fo:text-indent="-0.2083in" style:auto-text-indent="false" style:page-number="auto">
        <style:tab-stops>
          <style:tab-stop style:position="0.0752in"/>
        </style:tab-stops>
      </style:paragraph-properties>
    </style:style>
    <style:style style:name="P477" style:family="paragraph" style:parent-style-name="Body_20_text_20__28_2_29_" style:master-page-name="PageStyle4">
      <style:paragraph-properties fo:margin-left="0.5417in" fo:margin-right="0in" fo:margin-top="0in" fo:margin-bottom="0in" loext:contextual-spacing="false" fo:text-align="start" style:justify-single-word="false" fo:text-indent="-0.111in" style:auto-text-indent="false" style:page-number="6"/>
    </style:style>
    <style:style style:name="P478" style:family="paragraph" style:parent-style-name="Body_20_text_20__28_2_29_" style:master-page-name="PageStyle16">
      <style:paragraph-properties fo:margin-left="0.5417in" fo:margin-right="0in" fo:margin-top="0in" fo:margin-bottom="0in" loext:contextual-spacing="false" fo:text-align="start" style:justify-single-word="false" fo:text-indent="-0.111in" style:auto-text-indent="false" style:page-number="30"/>
    </style:style>
    <style:style style:name="P479" style:family="paragraph" style:parent-style-name="Body_20_text_20__28_2_29_" style:master-page-name="PageStyle5">
      <style:paragraph-properties fo:margin-left="0.2917in" fo:margin-right="0in" fo:margin-top="0in" fo:margin-bottom="0in" loext:contextual-spacing="false" fo:text-align="start" style:justify-single-word="false" fo:text-indent="0in" style:auto-text-indent="false" style:page-number="7"/>
    </style:style>
    <style:style style:name="P480" style:family="paragraph" style:parent-style-name="Body_20_text_20__28_2_29_" style:list-style-name="L6" style:master-page-name="">
      <style:paragraph-properties fo:margin-left="0.4165in" fo:margin-right="0.6807in" fo:margin-top="0in" fo:margin-bottom="0in" loext:contextual-spacing="false" fo:text-align="start" style:justify-single-word="false" fo:text-indent="-0.4165in" style:auto-text-indent="false" style:page-number="auto">
        <style:tab-stops>
          <style:tab-stop style:position="-0.0291in"/>
        </style:tab-stops>
      </style:paragraph-properties>
    </style:style>
    <style:style style:name="P481" style:family="paragraph" style:parent-style-name="Body_20_text_20__28_2_29_" style:list-style-name="L11" style:master-page-name="PageStyle6">
      <style:paragraph-properties fo:margin-left="0.1945in" fo:margin-right="0in" fo:margin-top="0in" fo:margin-bottom="0in" loext:contextual-spacing="false" fo:text-align="justify" style:justify-single-word="false" fo:text-indent="-0.0972in" style:auto-text-indent="false" style:page-number="11">
        <style:tab-stops>
          <style:tab-stop style:position="0.0571in"/>
        </style:tab-stops>
      </style:paragraph-properties>
    </style:style>
    <style:style style:name="P482"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0972in" style:auto-text-indent="false" style:page-number="auto">
        <style:tab-stops>
          <style:tab-stop style:position="0.0598in"/>
        </style:tab-stops>
      </style:paragraph-properties>
    </style:style>
    <style:style style:name="P483" style:family="paragraph" style:parent-style-name="Body_20_text_20__28_2_29_" style:list-style-name="L50" style:master-page-name="">
      <style:paragraph-properties fo:margin-left="0.1945in" fo:margin-right="0in" fo:margin-top="0in" fo:margin-bottom="0in" loext:contextual-spacing="false" fo:text-align="justify" style:justify-single-word="false" fo:text-indent="-0.0972in" style:auto-text-indent="false" style:page-number="auto">
        <style:tab-stops>
          <style:tab-stop style:position="0.0598in"/>
        </style:tab-stops>
      </style:paragraph-properties>
    </style:style>
    <style:style style:name="P484" style:family="paragraph" style:parent-style-name="Body_20_text_20__28_2_29_" style:list-style-name="L11" style:master-page-name="">
      <style:paragraph-properties fo:margin-left="0.1945in" fo:margin-right="0in" fo:margin-top="0in" fo:margin-bottom="0in" loext:contextual-spacing="false" fo:text-align="justify" style:justify-single-word="false" fo:text-indent="-0.0972in" style:auto-text-indent="false" style:page-number="auto">
        <style:tab-stops>
          <style:tab-stop style:position="0.1256in"/>
        </style:tab-stops>
      </style:paragraph-properties>
    </style:style>
    <style:style style:name="P485"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0972in" style:auto-text-indent="false" style:page-number="auto">
        <style:tab-stops>
          <style:tab-stop style:position="0.05in"/>
        </style:tab-stops>
      </style:paragraph-properties>
    </style:style>
    <style:style style:name="P486"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0972in" style:auto-text-indent="false" style:page-number="auto">
        <style:tab-stops>
          <style:tab-stop style:position="0.0535in"/>
        </style:tab-stops>
      </style:paragraph-properties>
    </style:style>
    <style:style style:name="P487" style:family="paragraph" style:parent-style-name="Body_20_text_20__28_2_29_" style:list-style-name="L50" style:master-page-name="">
      <style:paragraph-properties fo:margin-left="0.1945in" fo:margin-right="0in" fo:margin-top="0in" fo:margin-bottom="0in" loext:contextual-spacing="false" fo:text-align="justify" style:justify-single-word="false" fo:text-indent="-0.0972in" style:auto-text-indent="false" style:page-number="auto">
        <style:tab-stops>
          <style:tab-stop style:position="0.0535in"/>
        </style:tab-stops>
      </style:paragraph-properties>
    </style:style>
    <style:style style:name="P488" style:family="paragraph" style:parent-style-name="Body_20_text_20__28_2_29_" style:list-style-name="L50" style:master-page-name="">
      <style:paragraph-properties fo:margin-left="0.1945in" fo:margin-right="0in" fo:margin-top="0in" fo:margin-bottom="0in" loext:contextual-spacing="false" fo:text-align="justify" style:justify-single-word="false" fo:text-indent="-0.0972in" style:auto-text-indent="false" style:page-number="auto">
        <style:tab-stops>
          <style:tab-stop style:position="0.1299in"/>
        </style:tab-stops>
      </style:paragraph-properties>
    </style:style>
    <style:style style:name="P489" style:family="paragraph" style:parent-style-name="Body_20_text_20__28_2_29_" style:list-style-name="L50" style:master-page-name="">
      <style:paragraph-properties fo:margin-left="0.1945in" fo:margin-right="0in" fo:margin-top="0in" fo:margin-bottom="0in" loext:contextual-spacing="false" fo:text-align="justify" style:justify-single-word="false" fo:text-indent="-0.0972in" style:auto-text-indent="false" style:page-number="auto">
        <style:tab-stops>
          <style:tab-stop style:position="0.0571in"/>
        </style:tab-stops>
      </style:paragraph-properties>
    </style:style>
    <style:style style:name="P490" style:family="paragraph" style:parent-style-name="Body_20_text_20__28_2_29_" style:list-style-name="L14" style:master-page-name="">
      <style:paragraph-properties fo:margin-left="0in" fo:margin-right="0in" fo:margin-top="0in" fo:margin-bottom="0in" loext:contextual-spacing="false" fo:text-align="start" style:justify-single-word="false" fo:text-indent="0.1528in" style:auto-text-indent="false" style:page-number="auto">
        <style:tab-stops>
          <style:tab-stop style:position="0.2673in"/>
        </style:tab-stops>
      </style:paragraph-properties>
    </style:style>
    <style:style style:name="P491" style:family="paragraph" style:parent-style-name="Body_20_text_20__28_2_29_" style:list-style-name="L15" style:master-page-name="">
      <style:paragraph-properties fo:margin-left="0.4862in" fo:margin-right="0.2083in" fo:margin-top="0in" fo:margin-bottom="0in" loext:contextual-spacing="false" fo:text-align="justify" style:justify-single-word="false" fo:text-indent="-0.2362in" style:auto-text-indent="false" style:page-number="auto">
        <style:tab-stops>
          <style:tab-stop style:position="-0.0819in"/>
        </style:tab-stops>
      </style:paragraph-properties>
    </style:style>
    <style:style style:name="P492" style:family="paragraph" style:parent-style-name="Body_20_text_20__28_2_29_" style:list-style-name="L17" style:master-page-name="">
      <style:paragraph-properties fo:margin-left="0.4862in" fo:margin-right="0.2083in" fo:margin-top="0in" fo:margin-bottom="0in" loext:contextual-spacing="false" fo:text-align="justify" style:justify-single-word="false" fo:text-indent="-0.2362in" style:auto-text-indent="false" style:page-number="auto">
        <style:tab-stops>
          <style:tab-stop style:position="-0.0819in"/>
        </style:tab-stops>
      </style:paragraph-properties>
    </style:style>
    <style:style style:name="P493" style:family="paragraph" style:parent-style-name="Body_20_text_20__28_2_29_" style:list-style-name="L16" style:master-page-name="">
      <style:paragraph-properties fo:margin-left="0.4862in" fo:margin-right="0.2083in" fo:margin-top="0in" fo:margin-bottom="0.0417in" loext:contextual-spacing="false" fo:text-align="justify" style:justify-single-word="false" fo:text-indent="-0.2362in" style:auto-text-indent="false" style:page-number="auto">
        <style:tab-stops>
          <style:tab-stop style:position="-0.0783in"/>
        </style:tab-stops>
      </style:paragraph-properties>
    </style:style>
    <style:style style:name="P494" style:family="paragraph" style:parent-style-name="Body_20_text_20__28_2_29_" style:master-page-name="PageStyle8">
      <style:paragraph-properties fo:margin-left="0.3055in" fo:margin-right="0in" fo:margin-top="0in" fo:margin-bottom="0in" loext:contextual-spacing="false" fo:text-align="start" style:justify-single-word="false" fo:text-indent="0in" style:auto-text-indent="false" style:page-number="14"/>
    </style:style>
    <style:style style:name="P495" style:family="paragraph" style:parent-style-name="Body_20_text_20__28_2_29_" style:list-style-name="L19" style:master-page-name="">
      <style:paragraph-properties fo:margin-left="0.639in" fo:margin-right="0in" fo:margin-top="0in" fo:margin-bottom="0in" loext:contextual-spacing="false" fo:text-align="justify" style:justify-single-word="false" fo:text-indent="-0.639in" style:auto-text-indent="false" style:page-number="auto">
        <style:tab-stops>
          <style:tab-stop style:position="-0.3854in"/>
        </style:tab-stops>
      </style:paragraph-properties>
    </style:style>
    <style:style style:name="P496" style:family="paragraph" style:parent-style-name="Body_20_text_20__28_2_29_" style:list-style-name="L20" style:master-page-name="">
      <style:paragraph-properties fo:margin-left="0.639in" fo:margin-right="0in" fo:margin-top="0in" fo:margin-bottom="0in" loext:contextual-spacing="false" fo:text-align="start" style:justify-single-word="false" fo:text-indent="-0.2083in" style:auto-text-indent="false" style:page-number="auto">
        <style:tab-stops>
          <style:tab-stop style:position="-0.0543in"/>
        </style:tab-stops>
      </style:paragraph-properties>
    </style:style>
    <style:style style:name="P497" style:family="paragraph" style:parent-style-name="Body_20_text_20__28_2_29_" style:list-style-name="L22" style:master-page-name="">
      <style:paragraph-properties fo:margin-left="0.4307in" fo:margin-right="0in" fo:margin-top="0in" fo:margin-bottom="0in" loext:contextual-spacing="false" fo:text-align="start" style:justify-single-word="false" fo:text-indent="-0.4307in" style:auto-text-indent="false" style:page-number="auto">
        <style:tab-stops>
          <style:tab-stop style:position="-0.1772in"/>
        </style:tab-stops>
      </style:paragraph-properties>
    </style:style>
    <style:style style:name="P498" style:family="paragraph" style:parent-style-name="Body_20_text_20__28_2_29_" style:list-style-name="L36"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118in"/>
        </style:tab-stops>
      </style:paragraph-properties>
    </style:style>
    <style:style style:name="P499" style:family="paragraph" style:parent-style-name="Body_20_text_20__28_2_29_" style:master-page-name="PageStyle15">
      <style:paragraph-properties fo:margin-left="0.1945in" fo:margin-right="0in" fo:margin-top="0in" fo:margin-bottom="0in" loext:contextual-spacing="false" fo:text-align="justify" style:justify-single-word="false" fo:text-indent="0in" style:auto-text-indent="false" style:page-number="28"/>
    </style:style>
    <style:style style:name="P500" style:family="paragraph" style:parent-style-name="Body_20_text_20__28_2_29_" style:master-page-name="PageStyle17">
      <style:paragraph-properties fo:margin-left="0.1945in" fo:margin-right="0in" fo:margin-top="0in" fo:margin-bottom="0in" loext:contextual-spacing="false" fo:text-align="justify" style:justify-single-word="false" fo:text-indent="0in" style:auto-text-indent="false" style:page-number="31"/>
    </style:style>
    <style:style style:name="P501" style:family="paragraph" style:parent-style-name="Body_20_text_20__28_2_29_" style:master-page-name="PageStyle18">
      <style:paragraph-properties fo:margin-left="0.1945in" fo:margin-right="0in" fo:margin-top="0in" fo:margin-bottom="0in" loext:contextual-spacing="false" fo:text-align="justify" style:justify-single-word="false" fo:text-indent="0in" style:auto-text-indent="false" style:page-number="33"/>
    </style:style>
    <style:style style:name="P502" style:family="paragraph" style:parent-style-name="Body_20_text_20__28_2_29_" style:master-page-name="PageStyle20">
      <style:paragraph-properties fo:margin-left="0.1945in" fo:margin-right="0in" fo:margin-top="0in" fo:margin-bottom="0in" loext:contextual-spacing="false" fo:text-align="justify" style:justify-single-word="false" fo:text-indent="0in" style:auto-text-indent="false" style:page-number="37"/>
    </style:style>
    <style:style style:name="P503" style:family="paragraph" style:parent-style-name="Body_20_text_20__28_2_29_" style:list-style-name="L47" style:master-page-name="">
      <style:paragraph-properties fo:margin-left="0.3055in" fo:margin-right="0in" fo:margin-top="0in" fo:margin-bottom="0in" loext:contextual-spacing="false" fo:text-align="start" style:justify-single-word="false" fo:text-indent="-0.3055in" style:auto-text-indent="false" style:page-number="auto">
        <style:tab-stops>
          <style:tab-stop style:position="-0.0236in"/>
        </style:tab-stops>
      </style:paragraph-properties>
    </style:style>
    <style:style style:name="P504" style:family="paragraph" style:parent-style-name="Body_20_text_20__28_2_29_" style:master-page-name="PageStyle22">
      <style:paragraph-properties fo:margin-left="0in" fo:margin-right="0in" fo:margin-top="0in" fo:margin-bottom="0in" loext:contextual-spacing="false" fo:text-align="justify" style:justify-single-word="false" fo:text-indent="0.1945in" style:auto-text-indent="false" style:page-number="40"/>
    </style:style>
    <style:style style:name="P505" style:family="paragraph" style:parent-style-name="Body_20_text_20__28_6_29_" style:list-style-name="L11"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189in"/>
        </style:tab-stops>
      </style:paragraph-properties>
    </style:style>
    <style:style style:name="P506" style:family="paragraph" style:parent-style-name="Body_20_text_20__28_6_29_" style:list-style-name="L36"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217in"/>
        </style:tab-stops>
      </style:paragraph-properties>
    </style:style>
    <style:style style:name="P507" style:family="paragraph" style:parent-style-name="Body_20_text_20__28_6_29_" style:list-style-name="L36"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563in"/>
        </style:tab-stops>
      </style:paragraph-properties>
    </style:style>
    <style:style style:name="P508" style:family="paragraph" style:parent-style-name="Body_20_text_20__28_6_29_" style:list-style-name="L36"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154in"/>
        </style:tab-stops>
      </style:paragraph-properties>
    </style:style>
    <style:style style:name="P509" style:family="paragraph" style:parent-style-name="Body_20_text_20__28_6_29_" style:list-style-name="L36" style:master-page-name="">
      <style:paragraph-properties fo:margin-left="0.222in" fo:margin-right="0in" fo:margin-top="0in" fo:margin-bottom="0in" loext:contextual-spacing="false" fo:text-align="justify" style:justify-single-word="false" fo:text-indent="-0.222in" style:auto-text-indent="false" style:page-number="auto">
        <style:tab-stops>
          <style:tab-stop style:position="-0.0118in"/>
        </style:tab-stops>
      </style:paragraph-properties>
    </style:style>
    <style:style style:name="P510" style:family="paragraph" style:parent-style-name="Body_20_text_20__28_6_29_" style:list-style-name="L3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511" style:family="paragraph" style:parent-style-name="Body_20_text_20__28_7_29_" style:list-style-name="L2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984in"/>
        </style:tab-stops>
      </style:paragraph-properties>
    </style:style>
    <style:style style:name="P512" style:family="paragraph" style:parent-style-name="Body_20_text_20__28_7_29_" style:list-style-name="L4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513" style:family="paragraph" style:parent-style-name="Body_20_text_20__28_7_29_" style:list-style-name="L5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514" style:family="paragraph" style:parent-style-name="Body_20_text_20__28_12_29_" style:list-style-name="L35"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402in"/>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2866in" fo:margin-right="0.0398in" fo:margin-top="0.5161in" fo:margin-bottom="0in" style:wrap="left" style:number-wrapped-paragraphs="no-limit" style:vertical-pos="from-top" style:vertical-rel="page-content" style:horizontal-pos="from-left" style:horizontal-rel="page" fo:background-color="#ffffff" style:background-transparency="100%" draw:fill="solid" draw:fill-color="#ffffff" draw:opacity="0%" fo:padding="0in" fo:border="none" style:flow-with-text="false"/>
    </style:style>
    <style:style style:name="fr3" style:family="graphic" style:parent-style-name="Frame">
      <style:graphic-properties fo:margin-left="0.0398in" fo:margin-right="0.0398in" fo:margin-top="0.0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229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Frame">
      <style:graphic-properties fo:margin-left="0.0398in" fo:margin-right="0.0398in" fo:margin-top="0.0264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Frame">
      <style:graphic-properties fo:margin-left="0.0398in" fo:margin-right="0.0398in" fo:margin-top="0.0366in" fo:margin-bottom="0.0429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Frame">
      <style:graphic-properties fo:margin-left="0.0398in" fo:margin-right="0.0398in" fo:margin-top="0.0016in" fo:margin-bottom="0.0047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2.5236in" fo:margin-right="1.8402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5236in" fo:margin-right="1.961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2.2134in" fo:margin-right="2.1311in" style:editable="false">
        <style:columns fo:column-count="2" fo:column-gap="0.0709in">
          <style:column style:rel-width="32767*" fo:start-indent="0in" fo:end-indent="0.0354in"/>
          <style:column style:rel-width="32768*" fo:start-indent="0.0354in" fo:end-indent="0in"/>
        </style:columns>
      </style:section-properties>
    </style:style>
    <style:style style:name="Sect5" style:family="section">
      <style:section-properties fo:margin-left="2.0366in" fo:margin-right="2.3118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3"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3"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3"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3"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13"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13"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13" style:num-format="1" text:start-value="1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13"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14"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34"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13"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13"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13"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13"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3"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44"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13" style:num-format="1" text:start-value="4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13"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13"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13" style:num-format="1" text:start-value="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13" style:num-format="1" text:start-value="2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13" style:num-format="1" text:start-value="2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13" style:num-format="1" text:start-value="4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13" style:num-format="1" text:start-value="4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14"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CharStyle13" style:num-format="1" text:start-value="3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CharStyle14" style:num-format="1" text:start-value="3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CharStyle13"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CharStyle13"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CharStyle13"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CharStyle1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CharStyle34"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CharStyle44"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CharStyle14"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CharStyle13"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CharStyle13" style:num-format="1" text:start-value="4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CharStyle14" style:num-format="1" text:start-value="3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CharStyle13" style:num-format="1" text:start-value="3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CharStyle13" style:num-format="1" text:start-value="1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CharStyle14" style:num-format="1" text:start-value="3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CharStyle13"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CharStyle13"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CharStyle14"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CharStyle14"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CharStyle13"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CharStyle14" style:num-format="1" text:start-value="3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CharStyle13" style:num-format="1" text:start-value="6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CharStyle13"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CharStyle13" style:num-format="1" text:start-value="4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CharStyle13" style:num-format="1" text:start-value="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263" text:outline-level="1"><text:bookmark-start text:name="bookmark0"/><text:span text:style-name="CharStyle4">S. MATTHEW</text:span><text:bookmark-end text:name="bookmark0"/></text:h>
      </text:section>
      <text:section text:style-name="Sect2" text:name="Section1">
        <text:p text:style-name="P2"/>
        <text:p text:style-name="P1"/>
      </text:section>
      <text:section text:style-name="Sect3" text:name="Section2">
        <text:p text:style-name="Body_20_text_20__28_3_29__20__2b__20_DropCap4">I<text:span text:style-name="CharStyle10">The birth-roll of Jesus Christ, the son of David, the son of Abraham.</text:span></text:p>
        <text:p text:style-name="P204"><text:span text:style-name="CharStyle13">Abraham was the father of 2 Isaac, Isaac the father of Jacob, Jacob the father of Judah and </text:span><text:span text:style-name="CharStyle14">3</text:span><text:span text:style-name="CharStyle13"> his brothers, Judah the father of Perez and Zerah by Tamar, Perez the father of Hezron, Hez- 4 ron the father of Aram, Aram the father of Aminadab, Amina- dab the father of Nahshon, Nahshon the father of Salmon, S Salmon the father of Boaz by Rahab, Boaz the father of Obed by Ruth, Obed the father of 6 Jessai, and Jessai the father of king David.</text:span></text:p>
        <text:p text:style-name="P204"><text:span text:style-name="CharStyle13">David was the father of Solo- </text:span><text:span text:style-name="CharStyle14">7</text:span><text:span text:style-name="CharStyle13"> mon by Uriah’s wife, Solomon the father of Rehoboam, Reho- boam the father of Abijah, </text:span><text:span text:style-name="CharStyle14">8</text:span><text:span text:style-name="CharStyle13"> Abijah the father of Asa, Asa the father of Jehoshaphat, Je- hoshaphat the father of Joram, Joram the father of Uzziah, 9 Uzziah the father of Jotham, Jotham the father of Ahaz, Ahaz io the father of Hezekiah, Heze- kiah the father of Manasseh, Manasseh the father of Amon, n Amon the father of Josiah, and Josiah the father of Jechoniah and his brothers at the period of the Babylonian captivity, is After the Babylonian cap­tivity, Jechoniah was the father of Shealtiel, Shealtiel the father 13 of Zerubbabel, Zerubbabel the father of Abiud, Abiud the father of Eliakim, Eliakim the 14 father of Azor, Azor the father of Zadok, Zadok the father of Achim, Achim thefather of Eliud,</text:span></text:p>
        <text:p text:style-name="P246"><text:span text:style-name="CharStyle13">Eliud the father of Eleazar, 15 Eleazar the father of Matthan, Matthan the father of Jacob, Jacob the father of Joseph, and 16 Joseph (to whom the virgin Mary was betrothed) the father of Jesus, who is called ‘Christ.’</text:span></text:p>
        <text:p text:style-name="P188"><text:span text:style-name="CharStyle13">Thus all the generations from 17 Abraham to David number fourteen, from David to the Babylonian captivity fourteen, and from the Babylonian cap­tivity to Christ fourteen.</text:span></text:p>
        <text:p text:style-name="P188"><text:span text:style-name="CharStyle13">The birth of Jesus Christ 18 came about thus. His mother Mary was betrothed to Joseph, but before they came together she was discovered to be preg­nant by the holy Spirit. As Jo- 19 seph her husband was a just man and unwilling to disgrace her, he resolved to divorce her secretly; but after he had 20 planned this, there appeared an angel of the Lord to him in a dream, saying, “Joseph, son of David, fear not to take Mary your wife home, for what is be­gotten in her comes from the holy Spirit. She will bear a son, 21 and you are to call him ‘Jesus,’ for he will save his people from their sins.” All this happened 22 for the fulfilment of what the Lord had spoken by the prophet;</text:span></text:p>
        <text:p text:style-name="P227"><text:span text:style-name="CharStyle16">The maiden will conceive and</text:span><text:span text:style-name="CharStyle17"> 23 </text:span><text:span text:style-name="CharStyle16">bear a son,</text:span></text:p>
        <text:p text:style-name="P228"><text:span text:style-name="CharStyle16">and his name is to be called Immanuel</text:span></text:p>
        <text:p text:style-name="P246"><text:span text:style-name="CharStyle13">(which may be translated, </text:span><text:span text:style-name="CharStyle18">God is with us).</text:span><text:span text:style-name="CharStyle19"> </text:span><text:span text:style-name="CharStyle13">So on waking 24 from sleep Joseph did as the angel of the Lord had com-</text:span></text:p>
      </text:section>
      <text:section text:style-name="Sect4" text:name="Section3">
        <text:p text:style-name="P277"><text:span text:style-name="CharStyle13">25 manded him; he took his wife home, but he did not live with her as a husband till she bore a son, whom he called Jesus.</text:span></text:p>
        <text:p text:style-name="Body_20_text_20__28_2_29__20__2b__20_DropCap2">2<text:span text:style-name="CharStyle13"><text:tab/>Now when Jesus was born at Bethlehem, belonging to Judaea, in the days of king Herod, magicians from the East arrived at Jerusalem, asking, 2 “Where is the newly-born king of the Jews? We saw his star when it rose, and we have come </text:span><text:span text:style-name="CharStyle14">3</text:span><text:span text:style-name="CharStyle13"> to worship him.” The news of this troubled king Herod and all </text:span><text:span text:style-name="CharStyle14">4</text:span><text:span text:style-name="CharStyle13"> Jerusalem as well; so he gathered all the high priests and scribes of the people and made inquiries of them about where the messiah 5 was to be born. They told him, “In Bethlehem belonging to Judaea: for thus it is written by the prophet:</text:span></text:p>
        <text:p text:style-name="P247"><text:span text:style-name="CharStyle23">6</text:span><text:span text:style-name="CharStyle17"> </text:span><text:span text:style-name="CharStyle16">And you Bethlehem, in Judah’s land,</text:span></text:p>
        <text:p text:style-name="P173"><text:span text:style-name="CharStyle16">you are not least among the rulers of Judah:</text:span></text:p>
        <text:p text:style-name="P143"><text:span text:style-name="CharStyle16">For from you shall a ruler come,</text:span></text:p>
        <text:p text:style-name="P173"><text:span text:style-name="CharStyle16">\who is to shepherd Israel my people.”</text:span></text:p>
        <text:list xml:id="list2194184266005423335" text:style-name="L1">
          <text:list-item>
            <text:p text:style-name="P433"><text:span text:style-name="CharStyle13"><text:tab/>Then Herod summoned the magicians in secret and ascer­tained from them the time of the 8 star’s appearance. He also sent them to Bethlehem, telling them, “Go and make a careful search for the child, and when you have found him report to me, so that I may go and worship 9 him too.” The magicians lis­tened to the king and then went their way. And the star they had seen rise went in front of them till it stopped over the place where the child was. 10 When they caught sight of the star, they were intensely glad; n on .reaching the house they saw the child with his mother Mary, they fell down to worship him, and opening their caskets they</text:span></text:p>
          </text:list-item>
        </text:list>
        <text:p text:style-name="P27"><text:span text:style-name="CharStyle13">offered him gifts of gold and frankincense and myrrh. Then, 12 as they had been divinely warned in a dream not to return to Herod, they went back to their own country by a different road.</text:span></text:p>
        <text:p text:style-name="P84"><text:span text:style-name="CharStyle13">After they had gone, there ap- 13 peared an angel of the Lord to Joseph in a dream, saying, “Rise, take the child and his mother and flee to Egypt; stay there till I tell you. For Herod is going to search for the child and de­stroy him.” So he got up, took 14 the child and his mother by night, and went off to Egypt, where he stayed until the death 15 of Herod. This was to fulfil what the Lord had said by the prophet: </text:span><text:span text:style-name="CharStyle24">I called my Son from Egypt.</text:span></text:p>
        <text:p text:style-name="P84"><text:span text:style-name="CharStyle13">Then Herod saw that the 16 magicians had trifled with him, and he was furiously angry; he sent and slew all the male chil­dren in Bethlehem and in all the neighbourhood who were two years old or under, calculating by the time he had ascertained from the magicians. Then the </text:span><text:span text:style-name="CharStyle25">17 </text:span><text:span text:style-name="CharStyle13">saying was fulfilled which had been uttered by the prophet Jeremiah:</text:span></text:p>
        <text:p text:style-name="P106"><text:span text:style-name="CharStyle16">A cry was heard in Rama,</text:span><text:span text:style-name="CharStyle17"> 18 </text:span><text:span text:style-name="CharStyle16">weeping and sore lamenta­tion</text:span><text:span text:style-name="CharStyle17">—</text:span></text:p>
        <text:p text:style-name="P80"><text:span text:style-name="CharStyle16">Rachel weeping for her chil­dren,</text:span></text:p>
        <text:p text:style-name="P135"><text:span text:style-name="CharStyle16">and inconsolable because they are no more.</text:span></text:p>
        <text:p text:style-name="P84"><text:span text:style-name="CharStyle13">But when Herod died, there 19 appeared an angel of the Lord in a dream to Joseph in Egypt, saying, “Rise, take the child and 20 his mother and go to the land of Israel, for those who sought the child’s life are dead.” So he 21 rose, took the child and his mother and went to the land of Israel; but, on hearing that 22</text:span></text:p>
        <text:p text:style-name="P133"><text:span text:style-name="CharStyle13">Archelaus reigned over Judaea in place of his father Herod, he was afraid to go there and, by a di­vine injunction in a dream, with­drew to the region of Galilee. 23 He went and settled in a town called Nazaret, so that what had been said by the prophets might be fulfilled: ‘He shall be called a Nazarene.’</text:span></text:p>
        <text:p text:style-name="Body_20_text_20__28_3_29__20__2b__20_DropCap3">3<text:span text:style-name="CharStyle10"><text:tab/>In those days John the Bap­tist came on the scene, preaching in the desert of Ju- 2 daea, “Repent, the Reign of 3 heaven is near.” (This was the man spoken of by the prophet Isaiah:</text:span></text:p>
        <text:p text:style-name="P190"><text:span text:style-name="CharStyle16">The voice of one who cries in the desert,</text:span></text:p>
        <text:p text:style-name="P173"><text:span text:style-name="CharStyle16">‘Make the way ready for the </text:span><text:soft-page-break/><text:span text:style-name="CharStyle16">Lord,</text:span></text:p>
        <text:p text:style-name="P172"><text:span text:style-name="CharStyle16">level the paths for him.’)</text:span></text:p>
        <text:list xml:id="list7461020503394286914" text:style-name="L2">
          <text:list-item>
            <text:p text:style-name="P436"><text:span text:style-name="CharStyle13"><text:tab/>This John had his clothes made of camel’s hair, with a leather girdle round his loins; his food was locusts and wild honey. S Then Jerusalem and the whole of Judasa and all the Jordan- 6 district went out to him and got baptized by him in the Jordan, 7 confessing their sins. But when he noticed a number of the Pharisees and Sadducees coming for his baptism, he said to them, “You brood of vipers, who told you to flee from the coming 8 Wrath? Now, produce fruit that 9 answers to your repentance, in­stead of presuming to say to yourselves. ‘We have a father in Abraham.’ I tell you, God can raise up children for Abraham 10 from these stones! Theaxe is lying all ready at the root of the trees; any tree that is not pro­ducing good fruit will be cut down and thrown into the fire.</text:span></text:p>
          </text:list-item>
        </text:list>
        <text:p text:style-name="P248"><text:span text:style-name="CharStyle30">II </text:span><text:span text:style-name="CharStyle29">I baptize you with water for repentance,</text:span></text:p>
        <text:p text:style-name="P176"><text:span text:style-name="CharStyle29">but he who is coming after me is mightier,</text:span></text:p>
        <text:p text:style-name="P176"><text:span text:style-name="CharStyle29">and I am not fit even to re­</text:span></text:p>
        <text:p text:style-name="P253"><text:span text:style-name="CharStyle29">move his sandals; he will baptize you with the holy Spirit and fire.</text:span></text:p>
        <text:p text:style-name="P116"><text:span text:style-name="CharStyle29">His winnowing-fan is in his 12 hand,</text:span></text:p>
        <text:p text:style-name="P116"><text:span text:style-name="CharStyle29">he will clean out his thresh­ing-floor,</text:span></text:p>
        <text:p text:style-name="P116"><text:span text:style-name="CharStyle29">his wheat he will gather into the granary,</text:span></text:p>
        <text:p text:style-name="P260"><text:span text:style-name="CharStyle13">but the straw he will burn with fire unquenchable.” Then Jesus came on the scene </text:span><text:span text:style-name="CharStyle25">13 </text:span><text:span text:style-name="CharStyle13">from Galilee, to be baptized by John at the Jordan. John tried </text:span><text:span text:style-name="CharStyle25">14 </text:span><text:span text:style-name="CharStyle13">to prevent him; “I need to be baptized by you,” he said, “and you come to me!” But Jesus 15 answered him, “Come now, this is how we should fulfil all our duty to God.” Then John gave in to him. Now when Jesus 16 had been baptized, the moment he rose out of the water, the heavens opened and he saw the Spirit of God coming down like a dove upon him. And a voice </text:span><text:span text:style-name="CharStyle24">17 </text:span><text:span text:style-name="CharStyle13">from heaven said,</text:span></text:p>
        <text:p text:style-name="P211"><text:span text:style-name="CharStyle29">“This is my Son, the Beloved, in him is my delight.”</text:span></text:p>
        <text:p text:style-name="P84"><text:span text:style-name="CharStyle13">Then Jesus was led into the desert by the Spirit, to be </text:span><text:span text:style-name="CharStyle24">^ </text:span><text:span text:style-name="CharStyle13">tempted by the devil. He fasted 2 forty days and forty nights and afterwards felt hungry. So the 3 tempter came up and said to him, “If you are God’s Son, tell these stones to become loaves.”</text:span></text:p>
        <text:p text:style-name="P38"><text:span text:style-name="CharStyle31">He answered, “It is written, 4 </text:span><text:span text:style-name="CharStyle16">Man is not to live on bread alone.</text:span></text:p>
        <text:p text:style-name="P261"><text:span text:style-name="CharStyle32">hut on every word that issues from the mouth of God.” </text:span><text:span text:style-name="CharStyle13">Then the devil conveyed him to 5 the holy city and, placing him on the pinnacle of the temple, said to him, “If you are God’s 6 Son, throw yourself down; for it is written,</text:span></text:p>
        <text:p text:style-name="P184"><text:span text:style-name="CharStyle16">He will give his angels charge of you;</text:span></text:p>
        <text:p text:style-name="P184"><text:span text:style-name="CharStyle16">they will bear you on their hands,</text:span></text:p>
        <text:p text:style-name="P184"><text:span text:style-name="CharStyle16">lest you strike your foot against a stone."</text:span></text:p>
      </text:section>
      <text:section text:style-name="Sect4" text:name="Section4">
        <text:list xml:id="list2685732749715344886" text:style-name="L3">
          <text:list-item>
            <text:p text:style-name="P278"><text:span text:style-name="CharStyle13"><text:tab/>Jesus said to him, “It is written again, </text:span><text:span text:style-name="CharStyle24">You shall not tempt the</text:span></text:p>
          </text:list-item>
          <text:list-item>
            <text:p text:style-name="P279"><text:span text:style-name="CharStyle13"><text:tab/></text:span><text:span text:style-name="CharStyle18">Lord your God.”</text:span><text:span text:style-name="CharStyle19"> </text:span><text:span text:style-name="CharStyle13">Once more the devil conveyed him to an exceedingly high mountain and showed him all the realms of the</text:span></text:p>
          </text:list-item>
          <text:list-item>
            <text:p text:style-name="P279"><text:span text:style-name="CharStyle13"><text:tab/>world and their grandeur; he said, “I will give you all that, if you will fall down and worship</text:span></text:p>
          </text:list-item>
          <text:list-item>
            <text:p text:style-name="P282"><text:span text:style-name="CharStyle13"><text:tab/>me.” Then Jesus told him, “Be­gone, Satan! it is written, Tow </text:span><text:span text:style-name="CharStyle18">must worship the Lord your</text:span></text:p>
          </text:list-item>
          <text:list-item>
            <text:p text:style-name="P282"><text:span text:style-name="CharStyle13"><text:tab/></text:span><text:span text:style-name="CharStyle24">God, and serve him alone.”</text:span><text:span text:style-name="CharStyle13"> At this the devil left him, and an­gels came up and ministered to him.</text:span></text:p>
          </text:list-item>
          <text:list-item>
            <text:p text:style-name="P293"><text:span text:style-name="CharStyle13"><text:tab/>Now when Jesus heard that John had been arrested, he with-</text:span></text:p>
          </text:list-item>
          <text:list-item>
            <text:p text:style-name="P296"><text:span text:style-name="CharStyle13"><text:tab/>drew to Galilee; he left Nazaret and settled at Capharnahum be­side the lake, in the territory of</text:span></text:p>
          </text:list-item>
          <text:list-item>
            <text:p text:style-name="P301"><text:span text:style-name="CharStyle13"><text:tab/>Zebulun and Naphtali—for the fulfilment of what had been said by the prophet Isaiah:</text:span></text:p>
          </text:list-item>
          <text:list-item>
            <text:p text:style-name="P276"><text:span text:style-name="CharStyle17"><text:tab/></text:span><text:span text:style-name="CharStyle16">Land of Zebulun, land of</text:span></text:p>
          </text:list-item>
        </text:list>
        <text:p text:style-name="P200"><text:span text:style-name="CharStyle16">Naphtali</text:span></text:p>
        <text:p text:style-name="P143"><text:span text:style-name="CharStyle16">lying to the sea, across the Jordan,</text:span></text:p>
        <text:p text:style-name="P262"><text:span text:style-name="CharStyle16">Galilee of the Gentiles I</text:span></text:p>
        <text:list xml:id="list190526075624126" text:continue-numbering="true" text:style-name="L3">
          <text:list-item>
            <text:p text:style-name="P276"><text:span text:style-name="CharStyle17"><text:tab/></text:span><text:span text:style-name="CharStyle16">The people who sat in darkness</text:span></text:p>
          </text:list-item>
        </text:list>
        <text:p text:style-name="P200"><text:span text:style-name="CharStyle16">saw a great light, yea, light dawned on those who sat in the land and the shadow of death.</text:span></text:p>
        <text:list xml:id="list190526030142336" text:continue-numbering="true" text:style-name="L3">
          <text:list-item>
            <text:p text:style-name="P404"><text:span text:style-name="CharStyle13"><text:tab/>From that day Jesus began to preach, saying, “Repent, the Reign of heaven is near.”</text:span></text:p>
          </text:list-item>
          <text:list-item>
            <text:p text:style-name="P405"><text:span text:style-name="CharStyle13"><text:tab/>As he was walking along the sea of Galilee he saw two broth­ers, Simon (who is called Peter) and his brother Andrew, casting a net in the sea—for they were</text:span></text:p>
          </text:list-item>
          <text:list-item>
            <text:p text:style-name="P406"><text:span text:style-name="CharStyle13"><text:tab/>fishermen; so he said to them, “Come, follow me, and I will</text:span></text:p>
          </text:list-item>
          <text:list-item>
            <text:p text:style-name="P408"><text:span text:style-name="CharStyle13"><text:tab/>make you fish for men.” And they dropped their nets at once</text:span></text:p>
          </text:list-item>
          <text:list-item>
            <text:p text:style-name="P408"><text:span text:style-name="CharStyle13"><text:tab/>and followed him. Then going on from there he saw two other brothers, James the son of Zebe- dseus and his brother John, mending their nets in the boat beside their father Zebedseus.</text:span></text:p>
          </text:list-item>
        </text:list>
        <text:p text:style-name="P20"><text:span text:style-name="CharStyle13">He called them, and they left 22 the boat and their father at once, and went after him.</text:span></text:p>
        <text:p text:style-name="P61"><text:span text:style-name="CharStyle13">Then he made a tour through 23 the whole of Galilee, teaching in their synagogues, preaching the gospel of the Reign, and healing all sickness and disease among the people. The fame of him 24 spread all through the surround­ing country,* and people brought him all their sick, those who suffered from all manner of disease and pain, demoniacs, epileptics, and paralytics; he healed them all.</text:span></text:p>
        <text:p text:style-name="P59"><text:span text:style-name="CharStyle13">He was followed by great 25 crowds from Galilee and Deca- polis and Jerusalem and Judsea and from across the Jordan.</text:span></text:p>
        <text:p text:style-name="P59"><text:span text:style-name="CharStyle13">So when he saw the crowds, £“ he went up the hill and sat « down; his disciples came up to 2 him and opening his lips he be­gan to teach them. He said:</text:span></text:p>
        <text:p text:style-name="P124"><text:span text:style-name="CharStyle13">“Blessed are those who feel 3 poor in spirit!</text:span></text:p>
        <text:p text:style-name="P179"><text:span text:style-name="CharStyle13">the Realm of heaven is theirs.</text:span></text:p>
        <text:p text:style-name="P231"><text:span text:style-name="CharStyle34">Blessed are the mourners! 4 they will be consoled.</text:span></text:p>
        <text:p text:style-name="P95"><text:span text:style-name="CharStyle13">Blessed are </text:span><text:span text:style-name="CharStyle24">the humble!</text:span><text:span text:style-name="CharStyle13"><text:tab/></text:span><text:span text:style-name="CharStyle14">5</text:span></text:p>
        <text:p text:style-name="P180"><text:span text:style-name="CharStyle37">they </text:span><text:span text:style-name="CharStyle36">will inherit the earth.</text:span></text:p>
        <text:p text:style-name="P94"><text:span text:style-name="CharStyle13">Blessed are those who hunger 6 and thirst for goodness! they will be satisfied.</text:span></text:p>
        <text:p text:style-name="P230"><text:span text:style-name="CharStyle13">Blessed are the merciful! 7 they will find mercy .</text:span></text:p>
        <text:p text:style-name="P230"><text:span text:style-name="CharStyle13">Blessed are the pure in heart! 8 they will see God.</text:span></text:p>
        <text:p text:style-name="P94"><text:span text:style-name="CharStyle13">Blessed are the peacemakers! </text:span><text:span text:style-name="CharStyle14">9 </text:span><text:span text:style-name="CharStyle13">they will be ranked sons of God.</text:span></text:p>
        <text:p text:style-name="P94"><text:span text:style-name="CharStyle13">Blessed are those who have 10 been persecuted for the sake of goodness! the Realm of heaven is theirs.</text:span></text:p>
        <text:p text:style-name="P64"><text:span text:style-name="CharStyle40">* I accept the suggestion of </text:span><text:span text:style-name="CharStyle39">Blass and Pallis that<text:tab/>is a corruption of</text:span></text:p>
        <text:p text:style-name="P32"><text:span text:style-name="CharStyle40">ouvooLav </text:span><text:span text:style-name="CharStyle39">(Mark </text:span><text:span text:style-name="CharStyle40">i, </text:span><text:span text:style-name="CharStyle39">28), which is actually read by one uncial manuscript F.</text:span></text:p>
        <text:list xml:id="list1701502804315886744" text:style-name="L4">
          <text:list-item>
            <text:p text:style-name="P456"><text:span text:style-name="CharStyle13"><text:tab/>Blessed are you when men de­nounce you and persecute you and utter all manner of evil</text:span></text:p>
          </text:list-item>
          <text:list-item>
            <text:p text:style-name="P457"><text:span text:style-name="CharStyle13"><text:tab/>against you for my sake; rejoice and exult in it, for your reward is rich in heaven; that is how they persecuted the prophets be­fore you.</text:span></text:p>
          </text:list-item>
          <text:list-item>
            <text:p text:style-name="P458"><text:span text:style-name="CharStyle13"><text:tab/>You are the salt of the earth. But if salt become insipid, what can make it salt again? After that it is fit for nothing, fit only to be flung outside and trodden under foot.</text:span></text:p>
          </text:list-item>
          <text:list-item>
            <text:p text:style-name="P458"><text:span text:style-name="CharStyle13"><text:tab/>You are the light of the world. A town on the top of a hill can-</text:span></text:p>
          </text:list-item>
          <text:list-item>
            <text:p text:style-name="P459"><text:span text:style-name="CharStyle13"><text:tab/>not be hidden. Nor do men light a lamp to put it under a bowl; they put it on a stand, and it</text:span></text:p>
          </text:list-item>
          <text:list-item>
            <text:p text:style-name="P457"><text:span text:style-name="CharStyle13"><text:tab/>shines for all in the house. So your light is to shine before men, that they may see the good you do and glorify your Father in heaven.</text:span></text:p>
          </text:list-item>
          <text:list-item>
            <text:p text:style-name="P458"><text:span text:style-name="CharStyle13"><text:tab/>Never imagine I have come to destroy the Law or the prophets; I have not come to destroy but</text:span></text:p>
          </text:list-item>
          <text:list-item>
            <text:p text:style-name="P457"><text:span text:style-name="CharStyle13"><text:tab/>to fulfil. (I tell you truly, till heaven and earth pass away, not an iota, not a comma, will pass from the Law until it is all in force. Therefore</text:span></text:p>
          </text:list-item>
          <text:list-item>
            <text:p text:style-name="P458"><text:span text:style-name="CharStyle13"><text:tab/>whoever relaxes a single one</text:span></text:p>
          </text:list-item>
        </text:list>
        <text:p text:style-name="P201"><text:span text:style-name="CharStyle13">of these commands, were it even one of the least, and teaches men so, he will be ranked least in the Realm of heaven; but whoever obeys them and teaches them,</text:span></text:p>
        <text:p text:style-name="P175"><text:span text:style-name="CharStyle13">he will be ranked great in the Realm of heaven.)</text:span></text:p>
        <text:list xml:id="list190527195792892" text:continue-numbering="true" text:style-name="L4">
          <text:list-item>
            <text:p text:style-name="P461"><text:span text:style-name="CharStyle13"><text:tab/>For I tell you, unless your good­ness excels that of the scribes and Pharisees, you will never get into the Realm of heaven.</text:span></text:p>
          </text:list-item>
          <text:list-item>
            <text:p text:style-name="P458"><text:span text:style-name="CharStyle13"><text:tab/>You have heard how the men of old were told </text:span><text:span text:style-name="CharStyle24">'Murder not:</text:span></text:p>
          </text:list-item>
        </text:list>
        <text:p text:style-name="P124"><text:span text:style-name="CharStyle13">whoever murders shall come up for sentence,*</text:span></text:p>
        <text:p text:style-name="P124"><text:span text:style-name="CharStyle13">whoever maligns his brother 22 shall come before the Sanhedrin,</text:span></text:p>
        <text:p text:style-name="P124"><text:span text:style-name="CharStyle13">whoever curses his brother shall go to the fire of Ge­henna.’</text:span></text:p>
        <text:p text:style-name="P20"><text:span text:style-name="CharStyle13">But I tell you, whoever is angry with his brother without cause will be sentenced by God. So if 23 you remember, even when offer­ing your gift at the altar, that your brother has any grievance against you, leave your gift at 24 the very altar and go away; first be reconciled to your brother, then come back and offer your gift.</text:span></text:p>
        <text:p text:style-name="P61"><text:span text:style-name="CharStyle13">Be quick and make terms with 25 your opponent, so long as you and he are on the way to court, in case he hands you over to the judge, and the judge to the jailer, and you are thrown into prison; truly I tell you, you will 26 never get out till you pay the last halfpenny of your debt.</text:span></text:p>
        <text:p text:style-name="P20"><text:span text:style-name="CharStyle13">You have heard how it used to 27 be said, </text:span><text:span text:style-name="CharStyle24">Do not commit adul­tery.</text:span><text:span text:style-name="CharStyle13"> But I tell you, anyone 28 who even looks with lust at a woman has committed adultery with her already in his heart.</text:span></text:p>
        <text:p text:style-name="P124"><text:span text:style-name="CharStyle13">If your right eye is a hindrance 29 to you,</text:span></text:p>
        <text:p text:style-name="P115"><text:span text:style-name="CharStyle13">pluck it out and throw it away:</text:span></text:p>
        <text:p text:style-name="P94"><text:span text:style-name="CharStyle13">better for you to lose one of your members than to have all your body thrown into Gehenna.</text:span></text:p>
        <text:p text:style-name="P94"><text:span text:style-name="CharStyle13">And if your right hand is a 30 hindrance to you, cut it off and throw it away:</text:span></text:p>
        <text:p text:style-name="P124"><text:span text:style-name="CharStyle13">better for you to lose one of your members</text:span></text:p>
        <text:p text:style-name="P62"><text:span text:style-name="CharStyle39">* Restoring the second and third clauses of ver. </text:span><text:span text:style-name="CharStyle41">22</text:span><text:span text:style-name="CharStyle39"> to their original posi­tion as a rabbinic comment upon the closing words of ver. </text:span><text:span text:style-name="CharStyle41">21</text:span><text:span text:style-name="CharStyle39">.</text:span></text:p>
      </text:section>
      <text:section text:style-name="Sect4" text:name="Section5">
        <text:p text:style-name="P477"><text:span text:style-name="CharStyle13">than to have all your body thrown into Gehenna.</text:span></text:p>
        <text:list xml:id="list1174890118859750454" text:style-name="L5">
          <text:list-item>
            <text:p text:style-name="P264"><text:span text:style-name="CharStyle44"><text:tab/>It used to be said, </text:span><text:span text:style-name="CharStyle43">Whoever di­vorces his</text:span><text:span text:style-name="CharStyle44"> wife </text:span><text:span text:style-name="CharStyle43">must give her a</text:span></text:p>
          </text:list-item>
          <text:list-item>
            <text:p text:style-name="P312"><text:span text:style-name="CharStyle13"><text:tab/></text:span><text:span text:style-name="CharStyle24">divorce-certificate.</text:span><text:span text:style-name="CharStyle13"> But I tell you, anyone who divorces his wife for any reason except un­chastity makes her an adulteress; and whoever marries a divorced woman commits adultery.</text:span></text:p>
          </text:list-item>
          <text:list-item>
            <text:p text:style-name="P312"><text:span text:style-name="CharStyle13"><text:tab/>Once again, you have heard how the men of old were told, </text:span><text:span text:style-name="CharStyle24">‘You must not forswear yourself</text:span><text:span text:style-name="CharStyle13">, but </text:span><text:span text:style-name="CharStyle24">discharge your vows to the</text:span></text:p>
          </text:list-item>
          <text:list-item>
            <text:p text:style-name="P312"><text:span text:style-name="CharStyle13"><text:tab/></text:span><text:span text:style-name="CharStyle24">Lord.’</text:span><text:span text:style-name="CharStyle13"> But I tell you, you must not swear any oath,</text:span></text:p>
          </text:list-item>
        </text:list>
        <text:p text:style-name="P140"><text:span text:style-name="CharStyle13">neither by </text:span><text:span text:style-name="CharStyle24">heaven,</text:span></text:p>
        <text:p text:style-name="P108"><text:span text:style-name="CharStyle43">for it is the throne of God,</text:span></text:p>
        <text:list xml:id="list190526344315148" text:continue-numbering="true" text:style-name="L5">
          <text:list-item>
            <text:p text:style-name="P312"><text:span text:style-name="CharStyle13"><text:tab/>nor by </text:span><text:span text:style-name="CharStyle24">earth,</text:span></text:p>
          </text:list-item>
        </text:list>
        <text:p text:style-name="P108"><text:span text:style-name="CharStyle44">for it </text:span><text:span text:style-name="CharStyle43">is the footstool of his feet,</text:span></text:p>
        <text:p text:style-name="P140"><text:span text:style-name="CharStyle13">nor by Jerusalem,</text:span></text:p>
        <text:p text:style-name="P108"><text:span text:style-name="CharStyle44">for it </text:span><text:span text:style-name="CharStyle43">is the city of the great King;</text:span></text:p>
        <text:list xml:id="list190526342328968" text:continue-numbering="true" text:style-name="L5">
          <text:list-item>
            <text:p text:style-name="P312"><text:span text:style-name="CharStyle13"><text:tab/>nor shall you swear by your</text:span></text:p>
          </text:list-item>
        </text:list>
        <text:p text:style-name="P53"><text:span text:style-name="CharStyle13">head,</text:span></text:p>
        <text:p text:style-name="P109"><text:span text:style-name="CharStyle13">for you cannot make a single hair white or black.</text:span></text:p>
        <text:list xml:id="list190526727876643" text:continue-numbering="true" text:style-name="L5">
          <text:list-item>
            <text:p text:style-name="P312"><text:span text:style-name="CharStyle13"><text:tab/>Let what you say be simply</text:span></text:p>
          </text:list-item>
        </text:list>
        <text:p text:style-name="P53"><text:span text:style-name="CharStyle13">‘yes’ or ‘no’;</text:span></text:p>
        <text:p text:style-name="P140"><text:span text:style-name="CharStyle13">whatever goes beyond that springs from evil.</text:span></text:p>
        <text:list xml:id="list190526348442733" text:continue-numbering="true" text:style-name="L5">
          <text:list-item>
            <text:p text:style-name="P264"><text:span text:style-name="CharStyle44"><text:tab/>You have heard the saying, </text:span><text:span text:style-name="CharStyle43">An eye for an eye and a tooth for a</text:span></text:p>
          </text:list-item>
          <text:list-item>
            <text:p text:style-name="P312"><text:span text:style-name="CharStyle13"><text:tab/></text:span><text:span text:style-name="CharStyle24">tooth.</text:span><text:span text:style-name="CharStyle13"> But I tell you, you are not to resist an injury:</text:span></text:p>
          </text:list-item>
        </text:list>
        <text:p text:style-name="P140"><text:span text:style-name="CharStyle13">whoever strikes you on the right cheek,</text:span></text:p>
        <text:p text:style-name="P109"><text:span text:style-name="CharStyle13">turn the other to him as well;</text:span></text:p>
        <text:list xml:id="list190526549528870" text:continue-numbering="true" text:style-name="L5">
          <text:list-item>
            <text:p text:style-name="P312"><text:span text:style-name="CharStyle13"><text:tab/>whoever wants to sue you for</text:span></text:p>
          </text:list-item>
        </text:list>
        <text:p text:style-name="P53"><text:span text:style-name="CharStyle13">your shirt,</text:span></text:p>
        <text:p text:style-name="P109"><text:span text:style-name="CharStyle13">lethim haveyourcoataswell;</text:span></text:p>
        <text:list xml:id="list190525958380519" text:continue-numbering="true" text:style-name="L5">
          <text:list-item>
            <text:p text:style-name="P312"><text:span text:style-name="CharStyle13"><text:tab/>whoever forces you to go one</text:span></text:p>
          </text:list-item>
        </text:list>
        <text:p text:style-name="P53"><text:span text:style-name="CharStyle13">mile,</text:span></text:p>
        <text:p text:style-name="P110"><text:span text:style-name="CharStyle13">go two miles with him;</text:span></text:p>
        <text:list xml:id="list190526300236144" text:continue-numbering="true" text:style-name="L5">
          <text:list-item>
            <text:p text:style-name="P409"><text:span text:style-name="CharStyle13"><text:tab/>give to the man who begs from</text:span></text:p>
          </text:list-item>
        </text:list>
        <text:p text:style-name="P52"><text:span text:style-name="CharStyle13">you,</text:span></text:p>
        <text:p text:style-name="P110"><text:span text:style-name="CharStyle13">and turn not a-way from him who wants to borrow.</text:span></text:p>
        <text:p text:style-name="P82"><text:span text:style-name="CharStyle13">You have heard the saying, </text:span><text:span text:style-name="CharStyle14">43 </text:span><text:span text:style-name="CharStyle24">‘You must love your neighbour </text:span><text:span text:style-name="CharStyle13">and hate your enemy.’ But I </text:span><text:span text:style-name="CharStyle14">44 </text:span><text:span text:style-name="CharStyle13">tell you, love your enemies and pray for those who persecute you, that you may be sons of 45 your Father in heaven: he makes his sun rise on the evil and the good, and sends rain on the just and the unjust.</text:span></text:p>
        <text:p text:style-name="P82"><text:span text:style-name="CharStyle13">For if you love only those who 46 love you, what reward do you get for that? do not the very taxgather- ers do as much?</text:span></text:p>
        <text:p text:style-name="P76"><text:span text:style-name="CharStyle13">and if you only salute your </text:span><text:span text:style-name="CharStyle14">47 </text:span><text:span text:style-name="CharStyle13">friends, what is special about that?</text:span></text:p>
        <text:p text:style-name="P136"><text:span text:style-name="CharStyle13">do not the very pagans do as much?</text:span></text:p>
        <text:p text:style-name="P81"><text:span text:style-name="CharStyle24">You must be perfect</text:span><text:span text:style-name="CharStyle13"> as your 48 heavenly Father is perfect.</text:span></text:p>
        <text:p text:style-name="P249"><text:span text:style-name="CharStyle13">Take care not to practise </text:span><text:span text:style-name="CharStyle24">£1 </text:span><text:span text:style-name="CharStyle13">your charity before men in O order to be noticed; otherwise you get no reward from your Father in heaven. No,</text:span></text:p>
        <text:p text:style-name="P25"><text:span text:style-name="CharStyle13">When you give alms,<text:tab/>2</text:span></text:p>
        <text:p text:style-name="P189"><text:span text:style-name="CharStyle13">make no flourish of trumpets like the hypocrites in the synagogues and the streets,</text:span></text:p>
        <text:p text:style-name="P125"><text:span text:style-name="CharStyle13">so as to win applause from men;</text:span></text:p>
        <text:p text:style-name="P44"><text:span text:style-name="CharStyle13">I tell you truly, they do get their reward.</text:span></text:p>
        <text:p text:style-name="P25"><text:span text:style-name="CharStyle13">WTien you give alms,<text:tab/>3</text:span></text:p>
        <text:p text:style-name="P189"><text:span text:style-name="CharStyle13">never let your left hand know what your right hand is doing,</text:span></text:p>
        <text:p text:style-name="P114"><text:span text:style-name="CharStyle13">so as to keep your alms secret; 4 then your Father who sees what is secret will re­ward you openly.*</text:span></text:p>
        <text:p text:style-name="P207"><text:span text:style-name="CharStyle13">Also, when you pray, you must S not be like the hypo­crites,</text:span></text:p>
        <text:p text:style-name="P132"><text:span text:style-name="CharStyle39">* Retaining </text:span><text:span text:style-name="CharStyle45">iv</text:span><text:span text:style-name="CharStyle39"> -ro&gt; &lt;pavee§, which has powerful support in the Old Latin and Syriac versions.</text:span></text:p>
        <text:p text:style-name="P479"><text:span text:style-name="CharStyle13">for they like to stand and pray in the synagogues and at the street-corners, so as to be seen by men;</text:span></text:p>
        <text:p text:style-name="P223"><text:soft-page-break/><text:span text:style-name="CharStyle13">I tell you truly, they do get their reward.</text:span></text:p>
        <text:list xml:id="list2913162827753337034" text:style-name="L6">
          <text:list-item>
            <text:p text:style-name="P437"><text:span text:style-name="CharStyle13"><text:tab/>When you pray,</text:span></text:p>
          </text:list-item>
        </text:list>
        <text:p text:style-name="P165"><text:span text:style-name="CharStyle43">go into your room and shut the door,</text:span></text:p>
        <text:p text:style-name="P56"><text:span text:style-name="CharStyle24">pray</text:span><text:span text:style-name="CharStyle13"> to your Father who is in secret,</text:span></text:p>
        <text:p text:style-name="P223"><text:span text:style-name="CharStyle13">and your Father who sees what is secret will re­ward you.</text:span></text:p>
        <text:list xml:id="list190525531235561" text:continue-numbering="true" text:style-name="L6">
          <text:list-item>
            <text:p text:style-name="P437"><text:span text:style-name="CharStyle13"><text:tab/>Do not pray by idle rote like</text:span></text:p>
          </text:list-item>
        </text:list>
        <text:p text:style-name="P120"><text:span text:style-name="CharStyle13">pagans,</text:span></text:p>
        <text:p text:style-name="P164"><text:span text:style-name="CharStyle13">for they suppose they will be heard the more they say;</text:span></text:p>
        <text:list xml:id="list190527091061989" text:continue-numbering="true" text:style-name="L6">
          <text:list-item>
            <text:p text:style-name="P437"><text:span text:style-name="CharStyle13"><text:tab/>you must not copy them;</text:span></text:p>
          </text:list-item>
        </text:list>
        <text:p text:style-name="P164"><text:span text:style-name="CharStyle13">your Father knows your needs before you ask him.</text:span></text:p>
        <text:list xml:id="list190526561202880" text:continue-numbering="true" text:style-name="L6">
          <text:list-item>
            <text:p text:style-name="P438"><text:span text:style-name="CharStyle13"><text:tab/>Let this be how you pray;</text:span></text:p>
          </text:list-item>
        </text:list>
        <text:p text:style-name="P254"><text:span text:style-name="CharStyle13">‘our Father in heaven, thy name be revered,</text:span></text:p>
        <text:list xml:id="list190527359385293" text:continue-numbering="true" text:style-name="L6">
          <text:list-item>
            <text:p text:style-name="P480"><text:span text:style-name="CharStyle13"><text:tab/>thy Reign begin, thy will be done</text:span></text:p>
          </text:list-item>
        </text:list>
        <text:p text:style-name="P120"><text:span text:style-name="CharStyle13">on earth as in heaven!</text:span></text:p>
        <text:list xml:id="list190525840483225" text:continue-numbering="true" text:style-name="L6">
          <text:list-item>
            <text:p text:style-name="P439"><text:span text:style-name="CharStyle13"><text:tab/>give us to-day our bread for</text:span></text:p>
          </text:list-item>
        </text:list>
        <text:p text:style-name="P120"><text:span text:style-name="CharStyle13">the morrow,</text:span></text:p>
        <text:list xml:id="list190526512056619" text:continue-numbering="true" text:style-name="L6">
          <text:list-item>
            <text:p text:style-name="P439"><text:span text:style-name="CharStyle13"><text:tab/>and forgive us our debts</text:span></text:p>
          </text:list-item>
        </text:list>
        <text:p text:style-name="P56"><text:span text:style-name="CharStyle13">as we ourselves have for­given our debtors,</text:span></text:p>
        <text:list xml:id="list190526830399795" text:continue-numbering="true" text:style-name="L6">
          <text:list-item>
            <text:p text:style-name="P439"><text:span text:style-name="CharStyle13"><text:tab/>and lead us not into temp­</text:span></text:p>
          </text:list-item>
        </text:list>
        <text:p text:style-name="P120"><text:span text:style-name="CharStyle13">tation</text:span></text:p>
        <text:p text:style-name="P56"><text:soft-page-break/><text:span text:style-name="CharStyle13">but deliver us from evil.’</text:span></text:p>
        <text:list xml:id="list190526596539397" text:continue-numbering="true" text:style-name="L6">
          <text:list-item>
            <text:p text:style-name="P442"><text:span text:style-name="CharStyle13"><text:tab/>For if you forgive men their</text:span></text:p>
          </text:list-item>
        </text:list>
        <text:p text:style-name="P120"><text:span text:style-name="CharStyle13">trespasses,</text:span></text:p>
        <text:p text:style-name="P164"><text:span text:style-name="CharStyle13">then your heavenly Father will forgive you;</text:span></text:p>
        <text:list xml:id="list190525918957818" text:continue-numbering="true" text:style-name="L6">
          <text:list-item>
            <text:p text:style-name="P443"><text:span text:style-name="CharStyle13"><text:tab/>but if you do not forgive men,</text:span></text:p>
          </text:list-item>
        </text:list>
        <text:p text:style-name="P166"><text:span text:style-name="CharStyle13">your Father will not forgive your trespasses either.</text:span></text:p>
        <text:list xml:id="list190525474060836" text:continue-numbering="true" text:style-name="L6">
          <text:list-item>
            <text:p text:style-name="P435"><text:span text:style-name="CharStyle13"><text:tab/>When you fast,</text:span></text:p>
          </text:list-item>
        </text:list>
        <text:p text:style-name="P163"><text:span text:style-name="CharStyle13">do not look gloomy like the hypocrites,</text:span></text:p>
        <text:p text:style-name="P57"><text:span text:style-name="CharStyle13">for they look woebegone to let men see that they are fasting;</text:span></text:p>
        <text:p text:style-name="P181"><text:span text:style-name="CharStyle13">I tell you truly, they do get their reward.</text:span></text:p>
        <text:p text:style-name="P24"><text:span text:style-name="CharStyle13">No, when you are fasting,<text:tab/>17</text:span></text:p>
        <text:p text:style-name="P193"><text:span text:style-name="CharStyle13">anoint your head and wash your face,</text:span></text:p>
        <text:p text:style-name="P195"><text:span text:style-name="CharStyle13">so that your fast may be 18 seen not by men but by your Father who is in secret,</text:span></text:p>
        <text:p text:style-name="P182"><text:span text:style-name="CharStyle13">and your Father who sees what is secret will re­ward you.</text:span></text:p>
        <text:p text:style-name="P20"><text:span text:style-name="CharStyle13">Store up no treasures for your- 19 selves on earth, where moth and rust corrode,</text:span></text:p>
        <text:p text:style-name="P195"><text:span text:style-name="CharStyle13">where thieves break in and steal:</text:span></text:p>
        <text:p text:style-name="P214"><text:span text:style-name="CharStyle13">store up treasures for yourselves 20 in heaven,</text:span></text:p>
        <text:p text:style-name="P193"><text:span text:style-name="CharStyle13">where neither moth nor rust corrode,</text:span></text:p>
        <text:p text:style-name="P195"><text:span text:style-name="CharStyle13">where thieves do not break in and steal.</text:span></text:p>
        <text:p text:style-name="P220"><text:span text:style-name="CharStyle13">For where your treasure lies, 21<text:line-break/>your heart will lie there too.</text:span></text:p>
        <text:p text:style-name="P23"><text:span text:style-name="CharStyle13">The eye is the lamp of the body; 22</text:span></text:p>
        <text:p text:style-name="P20"><text:soft-page-break/><text:span text:style-name="CharStyle13">so, if your Eye is generous, the whole of your body will be illumined,</text:span></text:p>
        <text:p text:style-name="P24"><text:span text:style-name="CharStyle13">but if your Eye is selfish,<text:tab/>23</text:span></text:p>
        <text:p text:style-name="P193"><text:span text:style-name="CharStyle13">the whole of your body will be darkened.</text:span></text:p>
        <text:p text:style-name="P214"><text:span text:style-name="CharStyle13">And if your very light turns dark,</text:span></text:p>
        <text:p text:style-name="P126"><text:span text:style-name="CharStyle13">then—what a darkness it is!</text:span></text:p>
        <text:p text:style-name="P24"><text:span text:style-name="CharStyle13">No one can serve two masters:<text:tab/>24</text:span></text:p>
        <text:p text:style-name="P193"><text:span text:style-name="CharStyle13">either he will hate one and love the other,</text:span></text:p>
        <text:p text:style-name="P241"><text:span text:style-name="CharStyle13">or else he will stand by the one and despise the other—</text:span></text:p>
        <text:p text:style-name="P194"><text:span text:style-name="CharStyle13">you cannot serve both God and Mammon.</text:span></text:p>
        <text:p text:style-name="P24"><text:span text:style-name="CharStyle13">Therefore I tell you,<text:tab/>25</text:span></text:p>
        <text:p text:style-name="P193"><text:span text:style-name="CharStyle13">never trouble about what you are to eat or drink in fife,</text:span></text:p>
        <text:p text:style-name="P196"><text:span text:style-name="CharStyle13">nor about what you are to put on your body;</text:span></text:p>
        <text:p text:style-name="P148"><draw:frame draw:style-name="fr2" draw:name="49" text:anchor-type="paragraph" svg:x="6.2217in" svg:y="6.3827in" draw:z-index="50"><draw:text-box fo:min-height="0.1992in" fo:min-width="0.1366in"><text:p text:style-name="P31"><text:span text:style-name="CharStyle21">13</text:span></text:p></draw:text-box></draw:frame><text:span text:style-name="CharStyle13">surely life means more than food,</text:span></text:p>
        <text:p text:style-name="P148"><text:span text:style-name="CharStyle13">surely the body means more than clothes!</text:span></text:p>
        <text:list xml:id="list8361866537694807847" text:style-name="L7">
          <text:list-item>
            <text:p text:style-name="P313"><text:span text:style-name="CharStyle13"><text:tab/>Look at the wild birds;</text:span></text:p>
          </text:list-item>
        </text:list>
        <text:p text:style-name="P56"><text:span text:style-name="CharStyle13">they sow not, they reap not, they gather nothing in granaries,</text:span></text:p>
        <text:p text:style-name="P56"><text:span text:style-name="CharStyle13">and yet your heavenly Father feeds them.</text:span></text:p>
        <text:p text:style-name="P148"><text:span text:style-name="CharStyle13">Are you not worth more than birds?</text:span></text:p>
        <text:list xml:id="list190526260890375" text:continue-numbering="true" text:style-name="L7">
          <text:list-item>
            <text:p text:style-name="P313"><text:span text:style-name="CharStyle13"><text:tab/>Which of you can add an ell to</text:span></text:p>
          </text:list-item>
        </text:list>
        <text:p text:style-name="P119"><text:span text:style-name="CharStyle13">his height by troubling about it?</text:span></text:p>
        <text:list xml:id="list190526833367072" text:continue-numbering="true" text:style-name="L7">
          <text:list-item>
            <text:p text:style-name="P314"><text:span text:style-name="CharStyle13"><text:tab/>And why should you trouble</text:span></text:p>
          </text:list-item>
        </text:list>
        <text:p text:style-name="P119"><text:span text:style-name="CharStyle13">over clothing?</text:span></text:p>
        <text:p text:style-name="P148"><text:span text:style-name="CharStyle13">Look how the lilies of the field grow;</text:span></text:p>
        <text:p text:style-name="P56"><text:span text:style-name="CharStyle13">they neither toil nor spin,</text:span></text:p>
        <text:list xml:id="list190526018027760" text:continue-numbering="true" text:style-name="L7">
          <text:list-item>
            <text:p text:style-name="P314"><text:span text:style-name="CharStyle13"><text:tab/>and yet, I tell you, even</text:span></text:p>
          </text:list-item>
        </text:list>
        <text:p text:style-name="P119"><text:span text:style-name="CharStyle13">Solomon in all his grandeur was never robed like one of them.</text:span></text:p>
        <text:list xml:id="list190526707362804" text:continue-numbering="true" text:style-name="L7">
          <text:list-item>
            <text:p text:style-name="P315"><text:span text:style-name="CharStyle13"><text:tab/>Now if God so clothes the grass of the field which blooms to-day and is thrown to-morrow into the furnace, will not he much more clothe you? O men, how</text:span></text:p>
          </text:list-item>
          <text:list-item>
            <text:p text:style-name="P315"><text:span text:style-name="CharStyle13"><text:tab/>little you trust him! Do not be troubled, then, and cry, ‘What are we to eat?’ or ‘what are we to drink?’ or ‘how are we to be</text:span></text:p>
          </text:list-item>
          <text:list-item>
            <text:p text:style-name="P315"><text:span text:style-name="CharStyle13"><text:tab/>clothed?’ (pagans make all that their aim in life) for well your heavenly Father knows you need</text:span></text:p>
          </text:list-item>
          <text:list-item>
            <text:p text:style-name="P315"><text:span text:style-name="CharStyle13"><text:tab/>all that. Seek God’s Realm and his goodness, and all that will be yours over and above.</text:span></text:p>
          </text:list-item>
          <text:list-item>
            <text:p text:style-name="P313"><text:span text:style-name="CharStyle13"><text:tab/>So never be troubled about to­</text:span></text:p>
          </text:list-item>
        </text:list>
        <text:p text:style-name="P119"><text:span text:style-name="CharStyle13">morrow;</text:span></text:p>
        <text:p text:style-name="P57"><text:span text:style-name="CharStyle13">to-morrow will take care of itself.</text:span></text:p>
        <text:p text:style-name="P58"><text:soft-page-break/><text:span text:style-name="CharStyle13">The day’s own trouble is enough for the day.</text:span></text:p>
        <text:p text:style-name="Body_20_text_20__28_3_29__20__2b__20_DropCap1">7<text:span text:style-name="CharStyle10"> Judge not, that you may nof be judged yourselves; 2 for as you judge so you will be judged,</text:span></text:p>
        <text:p text:style-name="P255"><text:span text:style-name="CharStyle13">and the measure you dealout to others will be dealt out to yourselves.</text:span></text:p>
        <text:p text:style-name="P91"><text:span text:style-name="CharStyle13">Why note the splinter in your 3 brother’s eye, and fail to see the plank in your own eye? How 4 can you say to your brother, ‘Let me take out the splinter from your eye,’ when there lies the plank in your own eye? You 5 hypocrite! take the plank out of your own eye first, and then you will see properly how to take the splinter out of your brother’s eye.</text:span></text:p>
        <text:p text:style-name="P91"><text:span text:style-name="CharStyle13">Never give dogs what is sa- 6 cred, and never throw pearls be­fore swine, in case they trample them under foot and turn to gore you.</text:span></text:p>
        <text:p text:style-name="P82"><text:span text:style-name="CharStyle13">Ask and the gift will be yours, 7 seek and you will find, knock and the door will open to you;</text:span></text:p>
        <text:p text:style-name="P117"><text:span text:style-name="CharStyle13">for everyone who asks re- 8 ceives,</text:span></text:p>
        <text:p text:style-name="P112"><text:span text:style-name="CharStyle13">the seeker finds, the door is opened to any­one who knocks.</text:span></text:p>
        <text:p text:style-name="P117"><text:span text:style-name="CharStyle13">Why, which of you, when 9 asked by his son for a loaf, will hand him a stone?</text:span></text:p>
        <text:p text:style-name="P125"><text:span text:style-name="CharStyle13">Or, if he asks a fish, will you 10 hand him a serpent?</text:span></text:p>
        <text:p text:style-name="P91"><text:span text:style-name="CharStyle13">Well, if for all your evil you n know to give your chil­dren what is good, how much more will your Father in heaven give good to those who ask him?</text:span></text:p>
        <text:p text:style-name="P92"><text:span text:style-name="CharStyle13">Well then, whatever you 12 would have men do to you, do just the same to them; that is the meaning of the Law and the prophets.</text:span></text:p>
        <text:p text:style-name="P88"><text:span text:style-name="CharStyle13">Enter by the narrow gate:</text:span></text:p>
        <text:p text:style-name="P167"><text:span text:style-name="CharStyle13">for the gate is broad and the road is wide that leads to destruction,</text:span></text:p>
        <text:p text:style-name="P26"><text:span text:style-name="CharStyle13">and many enter that way.</text:span></text:p>
        <text:list xml:id="list8266647660490865034" text:style-name="L8">
          <text:list-item>
            <text:p text:style-name="P335"><text:span text:style-name="CharStyle13"><text:tab/>But the road that leads to</text:span></text:p>
          </text:list-item>
        </text:list>
        <text:p text:style-name="P147"><text:span text:style-name="CharStyle13">life is both narrow and close,</text:span></text:p>
        <text:p text:style-name="P157"><text:span text:style-name="CharStyle13">and there are few who find it.</text:span></text:p>
        <text:list xml:id="list190526851262514" text:continue-numbering="true" text:style-name="L8">
          <text:list-item>
            <text:p text:style-name="P336"><text:span text:style-name="CharStyle13"><text:tab/>Beware of false prophets; they come to you with the garb of sheep but at heart they are rav-</text:span></text:p>
          </text:list-item>
          <text:list-item>
            <text:p text:style-name="P283"><text:span text:style-name="CharStyle13"><text:tab/>enous wolves. You will know them by their fruit; does one gather grapes from thorns or figs from thistles? No,</text:span></text:p>
          </text:list-item>
          <text:list-item>
            <text:p text:style-name="P336"><text:span text:style-name="CharStyle13"><text:tab/>every good tree bears sound</text:span></text:p>
          </text:list-item>
        </text:list>
        <text:p text:style-name="P26"><text:span text:style-name="CharStyle13">fruit,</text:span></text:p>
        <text:p text:style-name="P167"><text:span text:style-name="CharStyle13">but a rotten tree bears bad fruit;</text:span></text:p>
        <text:list xml:id="list190526630942267" text:continue-numbering="true" text:style-name="L8">
          <text:list-item>
            <text:p text:style-name="P336"><text:span text:style-name="CharStyle13"><text:tab/>a good tree cannot bear bad</text:span></text:p>
          </text:list-item>
        </text:list>
        <text:p text:style-name="P26"><text:span text:style-name="CharStyle13">fruit,</text:span></text:p>
        <text:p text:style-name="P167"><text:span text:style-name="CharStyle13">and a rotten tree cannot bear sound fruit.</text:span></text:p>
        <text:list xml:id="list1752388543847456296" text:style-name="L9">
          <text:list-item>
            <text:p text:style-name="P339"><text:span text:style-name="CharStyle13"><text:tab/>So you will know them by their</text:span></text:p>
          </text:list-item>
        </text:list>
        <text:list xml:id="list190513006390254" text:style-name="L8">
          <text:list-item>
            <text:p text:style-name="P283"><text:span text:style-name="CharStyle13"><text:tab/>fruit.* Any tree that does not produce sound fruit will be cut down and thrown into the fire.</text:span></text:p>
          </text:list-item>
        </text:list>
        <text:list xml:id="list190511858008329" text:style-name="L9">
          <text:list-item>
            <text:p text:style-name="P337"><text:span text:style-name="CharStyle13"><text:tab/>It is not everyone who says to me ‘Lord, Lord!’ who will get into the Realm of heaven, but he who does the will of my</text:span></text:p>
          </text:list-item>
          <text:list-item>
            <text:p text:style-name="P351"><text:span text:style-name="CharStyle13"><text:tab/>Father in heaven. Many will say to me at that Day, ‘Lord, Lord, did we not prophesy in your name? did we not cast out daemons in your name? did we not perform many miracles in</text:span></text:p>
          </text:list-item>
          <text:list-item>
            <text:p text:style-name="P430"><text:span text:style-name="CharStyle13"><text:tab/>your name?’ Then I will declare to them, ‘I never knew you; </text:span><text:span text:style-name="CharStyle24">depart from my presence, you workers of iniquity.’</text:span></text:p>
          </text:list-item>
          <text:list-item>
            <text:p text:style-name="P337"><text:span text:style-name="CharStyle13"><text:tab/>Now, everyone who listens to these words of mine and acts upon them will be like a sensible man, who built his house on</text:span></text:p>
          </text:list-item>
        </text:list>
        <text:p text:style-name="P35"><text:span text:style-name="CharStyle29">*Ver. </text:span><text:span text:style-name="CharStyle47">19</text:span><text:span text:style-name="CharStyle29"> is repeated from iii. </text:span><text:span text:style-name="CharStyle47">10</text:span><text:span text:style-name="CharStyle29">; to</text:span></text:p>
        <text:p text:style-name="P33"><text:span text:style-name="CharStyle39">preserve the sequence of thought, it must</text:span></text:p>
        <text:p text:style-name="P33"><text:soft-page-break/><text:span text:style-name="CharStyle39">be placed after ver. </text:span><text:span text:style-name="CharStyle41">20</text:span><text:span text:style-name="CharStyle39"> as a link with</text:span></text:p>
        <text:p text:style-name="P51"><text:span text:style-name="CharStyle39">the following paragraph.</text:span></text:p>
        <text:p text:style-name="P20"><text:span text:style-name="CharStyle13">rock. Down came the rain, 25 floods rose, winds blew and beat upon that house, but it did not fall, for it was founded upon rock. And everyone who listens 26 to these words of mine and does not act upon them will be like a stupid man, who built his house on sand. Down came the 27 rain, floods rose, winds blew and beat upon that house, till down it fell—and mighty was the crash!”</text:span></text:p>
        <text:p text:style-name="P73"><text:span text:style-name="CharStyle13">When Jesus finished his 28 speech, the crowds were as­tounded at his teaching; for he 29 taught them like an authority, not like their own scribes.</text:span></text:p>
        <text:p text:style-name="P59"><text:span text:style-name="CharStyle13">When he came down from o the hill, he was followed by O large crowds. Up came a leper 2 and knelt before him, saying,</text:span></text:p>
        <text:p text:style-name="P20"><text:span text:style-name="CharStyle13">“If you only choose, sir, you can cleanse me”; so he stretched his 3 hand out and touched him, with the words, “I do choose, be cleansed.” And his leprosy was cleansed at once. Then Jesus 4 told him, “See, you are not to say a word to anybody; away and show yourself to the priest and offer the gift prescribed by Moses, to notify men.”</text:span></text:p>
        <text:p text:style-name="P59"><text:span text:style-name="CharStyle13">When he entered Capharna- </text:span><text:span text:style-name="CharStyle14">5 </text:span><text:span text:style-name="CharStyle13">hum, an army-captain came up to him and appealed to him, say­ing, “Sir, my servant is lying ill 6 at home with paralysis, in ter­rible agony.” He replied, “I will </text:span><text:span text:style-name="CharStyle14">7 </text:span><text:span text:style-name="CharStyle13">come and heal him.” The cap- 8 tain answered, “Sir, I am not fit to have you under my roof; only say the word, and my servant will be cured. For though I am </text:span><text:span text:style-name="CharStyle14">9 </text:span><text:span text:style-name="CharStyle13">a man under authority myself, I have soldiers under me; I tell one man to go, and he goes, I tell another to come, and he comes, I tell my servant, ‘Do this,’ and he does it.” When Jesus heard 10</text:span></text:p>
        <text:p text:style-name="P198"><text:span text:style-name="CharStyle13">that, he marvelled; “I tell you truly,” he said to his followers, “I have never met faith like this</text:span></text:p>
        <text:list xml:id="list2803814372008283618" text:style-name="L10">
          <text:list-item>
            <text:p text:style-name="P364"><text:span text:style-name="CharStyle13"><text:tab/>anywhere in Israel. Many, I tell you, will come </text:span><text:span text:style-name="CharStyle24">from east and west</text:span><text:span text:style-name="CharStyle13"> to take their places beside Abraham, Isaac, and Jacob in</text:span></text:p>
          </text:list-item>
          <text:list-item>
            <text:p text:style-name="P302"><text:span text:style-name="CharStyle13"><text:tab/>the Realm of heaven, while the sons of the Realm will pass * outside, into the darkness; there men will wail and gnash their</text:span></text:p>
          </text:list-item>
          <text:list-item>
            <text:p text:style-name="P302"><text:span text:style-name="CharStyle13"><text:tab/>teeth.” Then said Jesus to the captain, “Go; as you have had faith, your prayer is granted.” And the servant was cured at that very hour.</text:span></text:p>
          </text:list-item>
          <text:list-item>
            <text:p text:style-name="P365"><text:span text:style-name="CharStyle13"><text:tab/>On entering the house of Peter, Jesus noticed that his mother-in-law was down with</text:span></text:p>
          </text:list-item>
          <text:list-item>
            <text:p text:style-name="P284"><text:span text:style-name="CharStyle13"><text:tab/>fever; so he touched her hand, the fever left her, and she rose and ministered to him,</text:span></text:p>
          </text:list-item>
          <text:list-item>
            <text:p text:style-name="P365"><text:span text:style-name="CharStyle13"><text:tab/>Now when evening came they brought him many demoniacs, and he cast out the spirits with a word and healed all the in-</text:span></text:p>
          </text:list-item>
          <text:list-item>
            <text:p text:style-name="P297"><text:span text:style-name="CharStyle13"><text:tab/>valids—that the word spoken by the prophet Isaiah might be ful­filled, </text:span><text:span text:style-name="CharStyle24">He took away our sick­nesses and our diseases he re­moved.</text:span></text:p>
          </text:list-item>
          <text:list-item>
            <text:p text:style-name="P365"><text:span text:style-name="CharStyle13"><text:tab/>When Jesus saw crowds round him, he gave orders for a</text:span></text:p>
          </text:list-item>
          <text:list-item>
            <text:p text:style-name="P302"><text:span text:style-name="CharStyle13"><text:tab/>crossing to the other side. A scribe came up and said to him, “Teacher, I will follow you any-</text:span></text:p>
          </text:list-item>
          <text:list-item>
            <text:p text:style-name="P445"><text:span text:style-name="CharStyle13"><text:tab/>where”; Jesus said to him,</text:span></text:p>
          </text:list-item>
        </text:list>
        <text:p text:style-name="P225"><text:span text:style-name="CharStyle13">“Foxes have holes, wild birds have nests, but the Son of man has no­where to lay his head.”</text:span></text:p>
        <text:list xml:id="list190525494022667" text:continue-numbering="true" text:style-name="L10">
          <text:list-item>
            <text:p text:style-name="P340"><text:span text:style-name="CharStyle13"><text:tab/>Another of the disciples said to him, “Lord, let me go and bury</text:span></text:p>
          </text:list-item>
          <text:list-item>
            <text:p text:style-name="P340"><text:span text:style-name="CharStyle13"><text:tab/>my father first of all”; Jesus said to him, “Follow me, and leave the dead to bury their own</text:span></text:p>
          </text:list-item>
          <text:list-item>
            <text:p text:style-name="P340"><text:soft-page-break/><text:span text:style-name="CharStyle13"><text:tab/>dead.” Then he embarked in the boat, followed by his</text:span></text:p>
          </text:list-item>
        </text:list>
        <text:p text:style-name="P199"><text:span text:style-name="CharStyle50">* Reading </text:span><text:span text:style-name="CharStyle51">i^tKtvaovrai</text:span><text:span text:style-name="CharStyle50"> with K*. The</text:span></text:p>
        <text:p text:style-name="P34"><text:span text:style-name="CharStyle39">variant ix|3hri*iiaovvoi represents a con­ventional term which would easily be sub­</text:span><text:span text:style-name="CharStyle52">stituted </text:span><text:span text:style-name="CharStyle39">for the less common </text:span><text:span text:style-name="CharStyle52">expression.</text:span></text:p>
        <text:p text:style-name="P21"><text:span text:style-name="CharStyle13">disciples. Now a heavy storm 24 came on at sea, so that the boat was buried under the waves. He was sleeping. So the 25 disciples went and woke him up, saying, “Help, Lord, we are drowning!” He said to them, 26 “Why are you afraid? How lit­tle you trust God!” Then he got up and checked the winds and the sea, and there was a great calm. Men marvelled at this; 27 they said, “What sort of man is this? the very winds and the sea obey him!”</text:span></text:p>
        <text:p text:style-name="P83"><text:span text:style-name="CharStyle13">When he reached the opposite 28 side, the country of the Gada- renes, he was met by two de­moniacs who ran out of the tombs; they were so violent that nobody could pass along the road there. They shrieked, “Son of 29 God, what business have you with us? Have you come here to torture us before it is time?” Now, some distance away, there 30 was a large drove of swine graz­ing; so the daemons begged him 31 saying, “If you are going to cast us out, send us into that drove of swine.” He said to them, 32 “Begone!” So out they came and went to the swine, and the entire drove rushed down the steep slope into the sea and per­ished in the water. The herds- </text:span><text:span text:style-name="CharStyle14">33 </text:span><text:span text:style-name="CharStyle13">men fled; they went off to the town and reported the whole affair of the demoniacs. Then all </text:span><text:span text:style-name="CharStyle14">34 </text:span><text:span text:style-name="CharStyle13">the town came out to meet Jesus, and when they saw him they begged him to move out of their district.</text:span></text:p>
        <text:p text:style-name="P83"><text:span text:style-name="CharStyle13">So he embarked in the boat </text:span><text:span text:style-name="CharStyle53">q </text:span><text:span text:style-name="CharStyle13">and crossed over to his own town. There a paralytic was 2 brought to him, lying on a pallet; and when Jesu3 saw the faith of the bearers he said to the paralytic, “Courage, my son!</text:span></text:p>
      </text:section>
      <text:section text:style-name="Sect4" text:name="Section6">
        <text:list xml:id="list6524013602029080927" text:style-name="L11">
          <text:list-item>
            <text:p text:style-name="P481"><text:span text:style-name="CharStyle13"><text:tab/>your sins are forgiven.” Some scribes said to themselves, “The man is talking blasphemy!”</text:span></text:p>
          </text:list-item>
          <text:list-item>
            <text:p text:style-name="P482"><text:span text:style-name="CharStyle13"><text:tab/>Jesus saw what they were think­ing and said, “Why do you</text:span></text:p>
          </text:list-item>
          <text:list-item>
            <text:p text:style-name="P482"><text:span text:style-name="CharStyle13"><text:tab/>think evil in your hearts? Which is the easier thing, to say, ‘Your sins are forgiven,’ or to say, ‘Rise</text:span></text:p>
          </text:list-item>
          <text:list-item>
            <text:p text:style-name="P482"><text:span text:style-name="CharStyle13"><text:tab/>and walk’? But to let you see the Son of man has power on earth to forgive sins”—he then said to the paralytic, “Get up, lift your pallet, and go home.”</text:span></text:p>
          </text:list-item>
          <text:list-item>
            <text:p text:style-name="P482"><text:span text:style-name="CharStyle13"><text:tab/>And he got up and went home.</text:span></text:p>
          </text:list-item>
          <text:list-item>
            <text:p text:style-name="P482"><text:span text:style-name="CharStyle13"><text:tab/>The crowds who saw it were awed and glorified God for giving such power to men.</text:span></text:p>
          </text:list-item>
          <text:list-item>
            <text:p text:style-name="P484"><text:span text:style-name="CharStyle13"><text:tab/>As Jesus passed along from there, he saw a man called Mat­thew sitting at the tax-office; he said to him, “Follow me”; and he rose and followed him.</text:span></text:p>
          </text:list-item>
          <text:list-item>
            <text:p text:style-name="P366"><text:span text:style-name="CharStyle13"><text:tab/>Jesus was at table indoors, and many taxgatherers and sinners had come to be guests with him</text:span></text:p>
          </text:list-item>
          <text:list-item>
            <text:p text:style-name="P410"><text:span text:style-name="CharStyle13"><text:tab/>and his disciples. So when the Pharisees saw this, they said to his disciples, “Why does your teacher eat with taxgatherers</text:span></text:p>
          </text:list-item>
          <text:list-item>
            <text:p text:style-name="P410"><text:span text:style-name="CharStyle13"><text:tab/>and sinners?” When Jesus heard it he said, “Those who are strong have no need of a doctor, but</text:span></text:p>
          </text:list-item>
          <text:list-item>
            <text:p text:style-name="P410"><text:span text:style-name="CharStyle13"><text:tab/>those who are ill. Go and learn the meaning of this word, </text:span><text:span text:style-name="CharStyle24">I care for mercy, not for sacrifice.</text:span><text:span text:style-name="CharStyle13"> For I have not come to call just men but sinners.”</text:span></text:p>
          </text:list-item>
          <text:list-item>
            <text:p text:style-name="P411"><text:span text:style-name="CharStyle13"><text:tab/>Then the disciples of John came up to him and said, “Why do we and the Pharisees fast a great deal, and your disciples do</text:span></text:p>
          </text:list-item>
          <text:list-item>
            <text:p text:style-name="P410"><text:span text:style-name="CharStyle13"><text:tab/>not fast?” Jesus said to them,</text:span></text:p>
          </text:list-item>
        </text:list>
        <text:p text:style-name="P163"><text:span text:style-name="CharStyle13">“Can friends at a wedding mourn, so long as the bridegroom is beside them?</text:span></text:p>
        <text:p text:style-name="P163"><text:span text:style-name="CharStyle13">A time will come when the bridegroom is taken from them, and then they will fast.</text:span></text:p>
        <text:p text:style-name="P210"><text:span text:style-name="CharStyle13">No one sews a piece of un- 16 dressed cloth on an old coat,</text:span></text:p>
        <text:p text:style-name="P186"><text:span text:style-name="CharStyle13">for the patch breaks away from it,</text:span></text:p>
        <text:p text:style-name="P149"><text:span text:style-name="CharStyle13">and the tear is made worse:</text:span></text:p>
        <text:p text:style-name="P98"><text:span text:style-name="CharStyle34">nor do men pour fresh wine 17 into old wineskins, otherwise the wineskins burst,</text:span></text:p>
        <text:p text:style-name="P149"><text:span text:style-name="CharStyle13">and the wine is spilt, the wineskins are ruined.</text:span></text:p>
        <text:p text:style-name="P94"><text:span text:style-name="CharStyle13">Fresh wine they pour into fresh wineskins, and so both are preserved.”</text:span></text:p>
        <text:p text:style-name="P59"><text:soft-page-break/><text:span text:style-name="CharStyle13">As he said this, an official came 18 in and knelt before him, saying, “My daughter is just dead; do come and lay your hands on her, and she will live.” So Jesus rose 19 and went after him, accom­panied by his disciples. A 20 woman who had had a hemor­rhage for twelve years came up behind him and touched the tas­sel of his robe; what she said to 21 herself was this, “If I can only touch his robe, I will recover.” Then Jesus turned round, and 22 when he saw her he said, “Cour­age, my daughter, your faith has made you well.” And instantly the woman was well. Now when 23 Jesus reached the official’s house and saw the flute-players and the din the crowd were making, he 24 said, “Begone; the girl is not dead but asleep.” They laughed at him. But after the crowd had 25 been put out, he went in and took her hand, and the girl rose up. The report of this went all 26 over that country.</text:span></text:p>
        <text:p text:style-name="P66"><text:span text:style-name="CharStyle13">As Jesus passed along from 27 there, he was followed by two blind men who shrieked, “Son of David, have pity on us!” When 28 he went indoors, the blind men came up to him, and Jesus asked them, “Do you believe I can do</text:span></text:p>
        <text:p text:style-name="P451"><draw:frame draw:style-name="fr3" draw:name="50" text:anchor-type="paragraph" svg:x="2.4299in" svg:y="4.1598in" svg:width="0.2598in" svg:height="0.0161in" draw:z-index="51"><draw:image xlink:href="Pictures/10000000000000270000001A2FA68C52.jpg" xlink:type="simple" xlink:show="embed" xlink:actuate="onLoad"/><draw:contour-polygon svg:width="0.2598in" svg:height="0.1728in" svg:viewBox="0 0 660 439" draw:points="0,0 660,0 660,439 0,439" draw:recreate-on-edit="true"/></draw:frame><text:span text:style-name="CharStyle13">this?” They said, “Yes, sir.”</text:span></text:p>
        <text:list xml:id="list3537399567775524219" text:style-name="L12">
          <text:list-item>
            <text:p text:style-name="P352"><text:span text:style-name="CharStyle13"><text:tab/>Then he touched their eyes, say­ing, “As you believe, so your</text:span></text:p>
          </text:list-item>
          <text:list-item>
            <text:p text:style-name="P316"><text:span text:style-name="CharStyle13"><text:tab/>prayer is granted,” and their eyes were opened. Jesus sternly charged them, “See, nobody is</text:span></text:p>
          </text:list-item>
          <text:list-item>
            <text:p text:style-name="P316"><text:span text:style-name="CharStyle13"><text:tab/>to know of this.” But they went out and spread the news of him</text:span></text:p>
          </text:list-item>
          <text:list-item>
            <text:p text:style-name="P316"><text:span text:style-name="CharStyle13"><text:tab/>all over that country. As they left, a dumb man was brought to him, who was pos-</text:span></text:p>
          </text:list-item>
          <text:list-item>
            <text:p text:style-name="P316"><text:span text:style-name="CharStyle13"><text:tab/>sessed by a daemon; when the daemon had been cast out, the dumb man spoke. Then the crowd marvelled; “Such a thing,” they said, “has never been seen in Israel!” *</text:span></text:p>
          </text:list-item>
        </text:list>
        <text:list xml:id="list190512491992034" text:style-name="L7">
          <text:list-item>
            <text:p text:style-name="P294"><text:span text:style-name="CharStyle13"><text:tab/>Then Jesus made a tour through ah the towns and vil­lages, teaching in their syna­gogues, preaching the gospel of the Reign, and healing every</text:span></text:p>
          </text:list-item>
          <text:list-item>
            <text:p text:style-name="P353"><text:span text:style-name="CharStyle13"><text:tab/>sickness and disease. As he saw the crowds he was moved with pity for them; they were har­assed and dejected, like sheep</text:span></text:p>
          </text:list-item>
          <text:list-item>
            <text:p text:style-name="P315"><text:span text:style-name="CharStyle13"><text:tab/>without a shepherd. Then he said to his disciples, “The har­vest is rich, but the labourers</text:span></text:p>
          </text:list-item>
          <text:list-item>
            <text:p text:style-name="P315"><text:span text:style-name="CharStyle13"><text:tab/>are few; so pray the Lord of the harvest to send labourers to gather his harvest.”</text:span></text:p>
          </text:list-item>
        </text:list>
        <text:p text:style-name="P26"><text:span text:style-name="CharStyle13">And summoning his twelve disciples he gave them power over unclean spirits, power to cast them out and also to heal every sickness and disease.</text:span></text:p>
        <text:list xml:id="list7442433486448529867" text:style-name="L13">
          <text:list-item>
            <text:p text:style-name="P367"><text:span text:style-name="CharStyle13"><text:tab/>These are the names of the twelve apostles: first Simon (who is called Peter) and Andrew his brother, James the son of Zebe- dseus and John his brother,</text:span></text:p>
          </text:list-item>
          <text:list-item>
            <text:p text:style-name="P367"><text:span text:style-name="CharStyle13"><text:tab/>Philip and Bartholomew, Thom­as and Matthew the taxgatherer, James the son of Alphseus and Lebbaeus whose surname is</text:span></text:p>
          </text:list-item>
          <text:list-item>
            <text:p text:style-name="P367"><text:span text:style-name="CharStyle13"><text:tab/>Thaddseus, Simon the Zealot</text:span></text:p>
          </text:list-item>
        </text:list>
        <text:p text:style-name="P153"><text:span text:style-name="CharStyle39">* Ver. 84 (But the Pharisees said, “He casts out daemons by the prince of daemons”) is to be omitted, as a later insertion from xii. 24 or Mark lit. 22, to prepare for xii. 24 f.</text:span></text:p>
        <text:p text:style-name="P20"><text:span text:style-name="CharStyle13">and Judas Iscariot who betrayed him. These twelve men Jesus </text:span><text:span text:style-name="CharStyle14">5 </text:span><text:span text:style-name="CharStyle13">despatched with the following instructions, “Do not go among </text:span><text:span text:style-name="CharStyle14">6 </text:span><text:span text:style-name="CharStyle13">the Gentiles, and do not enter a Samaritan town; rather make your way to the lost sheep of the house of Israel. And preach </text:span><text:span text:style-name="CharStyle14">7 </text:span><text:span text:style-name="CharStyle13">as you go, tell men, ‘The Reign of heaven is near.’ Heal the sick, </text:span><text:span text:style-name="CharStyle14">8 </text:span><text:span text:style-name="CharStyle13">raise the dead, cleanse lepers, cast out daemons; give without being paid, as you have got with­out paying; you are not to take </text:span><text:span text:style-name="CharStyle14">9 </text:span><text:span text:style-name="CharStyle13">gold or silver or coppers in your girdle, nor a wallet for the road, io nor two shirts, nor sandals, nor stick—the workman deserves his rations. Whatever town or n village you go into, find out a deserving inhabitant and stay with him till you leave.</text:span></text:p>
        <text:p text:style-name="P250"><text:span text:style-name="CharStyle13">When you enter the house, 12 salute it;</text:span></text:p>
        <text:p text:style-name="P205"><text:span text:style-name="CharStyle13">if the household is deserving, 13 let your peace rest on it; but if the household is un­deserving,</text:span></text:p>
        <text:p text:style-name="P219"><text:span text:style-name="CharStyle13">let your peace return to you.</text:span></text:p>
        <text:p text:style-name="P20"><text:span text:style-name="CharStyle13">Whoever will not receive you or 14 listen to your message, leave that house or town and shake off the very dust from your feet. I 15 tell you truly, on the day of judgment it will be more bear­able for Sodom and Gomorra than for that town.</text:span></text:p>
        <text:list xml:id="list1015870592007602532" text:style-name="L14">
          <text:list-item>
            <text:p text:style-name="P490"><text:span text:style-name="CharStyle13"><text:tab/>am sending you out like 16 sheep among wolves; so be wise like serpents and guileless like doves. Beware of men: they 17 will hand you over to sanhedrins and scourge you in their syna­gogues, and you will be haled 18 before governors and kings for my sake—it vail be a testimony to them and to the Gentiles.</text:span></text:p>
          </text:list-item>
        </text:list>
        <text:p text:style-name="P36"><text:soft-page-break/><text:span text:style-name="CharStyle13">Now, when they bring you up 19 for trial, never trouble your­selves about how to speak or</text:span></text:p>
        <text:p text:style-name="P229"><text:span text:style-name="CharStyle13">what to say; what you are to say will come to you at the</text:span></text:p>
        <text:list xml:id="list190511933294155" text:style-name="L8">
          <text:list-item>
            <text:p text:style-name="P464"><text:span text:style-name="CharStyle13"><text:tab/>moment, for you are not the speakers, it is the Spirit of your Father that is speaking through</text:span></text:p>
          </text:list-item>
          <text:list-item>
            <text:p text:style-name="P464"><text:span text:style-name="CharStyle13"><text:tab/>you. Brother will betray brother to death, the father will betray his child, </text:span><text:span text:style-name="CharStyle24">children will rise against their parents</text:span><text:span text:style-name="CharStyle13"> and put</text:span></text:p>
          </text:list-item>
          <text:list-item>
            <text:p text:style-name="P464"><text:span text:style-name="CharStyle13"><text:tab/>them to death, and you will be hated by all men on account of my name; but he will be saved who holds out to the very end.</text:span></text:p>
          </text:list-item>
          <text:list-item>
            <text:p text:style-name="P466"><text:span text:style-name="CharStyle13"><text:tab/>When they persecute you in one town, flee to the next; truly I tell you, you will not have cov­ered the towns of Israel before the Son of man arrives.</text:span></text:p>
          </text:list-item>
          <text:list-item>
            <text:p text:style-name="P466"><text:span text:style-name="CharStyle13"><text:tab/>A scholar is not above his</text:span></text:p>
          </text:list-item>
        </text:list>
        <text:p text:style-name="P145"><text:span text:style-name="CharStyle13">teacher,</text:span></text:p>
        <text:p text:style-name="P46"><text:span text:style-name="CharStyle13">nor a servant above his lord;</text:span></text:p>
        <text:list xml:id="list190525788745105" text:continue-numbering="true" text:style-name="L8">
          <text:list-item>
            <text:p text:style-name="P466"><text:span text:style-name="CharStyle13"><text:tab/>enough for the scholar to fare</text:span></text:p>
          </text:list-item>
        </text:list>
        <text:p text:style-name="P209"><text:span text:style-name="CharStyle13">like his teacher, and the servant like his lord.</text:span></text:p>
        <text:p text:style-name="P224"><text:span text:style-name="CharStyle13">If men have called the master of the house Beelzebul, how much more will they miscall his servants!</text:span></text:p>
        <text:list xml:id="list190526136388046" text:continue-numbering="true" text:style-name="L8">
          <text:list-item>
            <text:p text:style-name="P466"><text:span text:style-name="CharStyle13"><text:tab/>Fear them not:—</text:span></text:p>
          </text:list-item>
        </text:list>
        <text:p text:style-name="P46"><text:span text:style-name="CharStyle13">nothing is veiled that shall not be revealed, or hidden that shall not be known;</text:span></text:p>
        <text:list xml:id="list190525443749985" text:continue-numbering="true" text:style-name="L8">
          <text:list-item>
            <text:p text:style-name="P467"><text:span text:style-name="CharStyle13"><text:tab/>what I tell you in the dark,</text:span></text:p>
          </text:list-item>
        </text:list>
        <text:p text:style-name="P146"><text:span text:style-name="CharStyle13">you must utter in the open,</text:span></text:p>
        <text:p text:style-name="P158"><text:span text:style-name="CharStyle13">what you hear in a whis­per, you must proclaim on the housetop.</text:span></text:p>
        <text:list xml:id="list190526147221190" text:continue-numbering="true" text:style-name="L8">
          <text:list-item>
            <text:p text:style-name="P473"><text:span text:style-name="CharStyle13"><text:tab/>Have no fear of those who kill</text:span></text:p>
          </text:list-item>
        </text:list>
        <text:p text:style-name="P144"><text:span text:style-name="CharStyle13">the body but cannot kill the soul:</text:span></text:p>
        <text:p text:style-name="P121"><text:span text:style-name="CharStyle13">rather fear Him who can de­stroy both soul and body in Gehenna.</text:span></text:p>
        <text:list xml:id="list190527212634798" text:continue-numbering="true" text:style-name="L8">
          <text:list-item>
            <text:p text:style-name="P473"><text:span text:style-name="CharStyle13"><text:tab/>Are not two sparrows sold for</text:span></text:p>
          </text:list-item>
        </text:list>
        <text:p text:style-name="P144"><text:span text:style-name="CharStyle13">a farthing?</text:span></text:p>
        <text:p text:style-name="P121"><text:soft-page-break/><text:span text:style-name="CharStyle13">Yet not one of them will fall to the ground unless your Father wills it.</text:span></text:p>
        <text:p text:style-name="P102"><text:span text:style-name="CharStyle13">The very hairs on your head 30 are all numbered; fear not, then, you are worth 31 far more * than spar­rows!</text:span></text:p>
        <text:p text:style-name="P117"><text:span text:style-name="CharStyle13">Everyone who will acknowl- 32 edge me before men,</text:span></text:p>
        <text:list xml:id="list2328192394508845336" text:style-name="L15">
          <text:list-item>
            <text:p text:style-name="P491"><text:span text:style-name="CharStyle13"><text:tab/>will acknowledge him be­fore my Father in heav­en;</text:span></text:p>
          </text:list-item>
        </text:list>
        <text:p text:style-name="P117"><text:span text:style-name="CharStyle13">and whoever will disown me </text:span><text:span text:style-name="CharStyle14">33 </text:span><text:span text:style-name="CharStyle13">before men,</text:span></text:p>
        <text:list xml:id="list6336151467553878926" text:style-name="L16">
          <text:list-item>
            <text:p text:style-name="P493"><text:span text:style-name="CharStyle13"><text:tab/>will disown him before my Father in heaven.</text:span></text:p>
          </text:list-item>
        </text:list>
        <text:p text:style-name="P117"><text:span text:style-name="CharStyle13">Never imagine I have come to 34 bring peace on earth;</text:span></text:p>
        <text:list xml:id="list1520643390233198946" text:style-name="L17">
          <text:list-item>
            <text:p text:style-name="P492"><text:span text:style-name="CharStyle13"><text:tab/>have not come to bring peace but a sword.</text:span></text:p>
          </text:list-item>
        </text:list>
        <text:list xml:id="list160241908558921420" text:style-name="L18">
          <text:list-item>
            <text:p text:style-name="P268"><text:span text:style-name="CharStyle44"><text:tab/>have come to set a man </text:span><text:span text:style-name="CharStyle55">35 </text:span><text:span text:style-name="CharStyle43">against his father, a daughter against her mother,</text:span></text:p>
          </text:list-item>
        </text:list>
        <text:p text:style-name="P217"><text:span text:style-name="CharStyle43">a daughter-in-law against her mother-in-law;</text:span></text:p>
        <text:p text:style-name="P118"><text:span text:style-name="CharStyle44">yes, </text:span><text:span text:style-name="CharStyle43">a mans own household</text:span><text:span text:style-name="CharStyle44"> 36 </text:span><text:span text:style-name="CharStyle43">will be his enemies.</text:span></text:p>
        <text:p text:style-name="P102"><text:span text:style-name="CharStyle13">He who loves father or mother 37 more than me is not worthy of me;</text:span></text:p>
        <text:p text:style-name="P102"><text:span text:style-name="CharStyle13">he who loves son or daughter more than me is not worthy of me:</text:span></text:p>
        <text:p text:style-name="P102"><text:span text:style-name="CharStyle13">he who will not take his cross 38 and follow after me is not worthy of me.</text:span></text:p>
        <text:p text:style-name="P117"><text:span text:style-name="CharStyle13">He who has found his life will 39 lose it,</text:span></text:p>
        <text:p text:style-name="P117"><text:span text:style-name="CharStyle13">and he who loses his life for my sake will find it.</text:span></text:p>
        <text:p text:style-name="P117"><text:span text:style-name="CharStyle13">He who receives you receives </text:span><text:span text:style-name="CharStyle14">4</text:span><text:span text:style-name="CharStyle13">° me,</text:span></text:p>
        <text:p text:style-name="P216"><text:span text:style-name="CharStyle13">and he who receives me re­ceives Him who sent me.</text:span></text:p>
        <text:p text:style-name="P102"><text:span text:style-name="CharStyle13">He who receives a prophet be- 41 cause he is a prophet, will receive a prophet’s re­ward;</text:span></text:p>
        <text:p text:style-name="P90"><text:span text:style-name="CharStyle39">* The .-to?.?.&lt;5)v of the text Is either a corruption of aoXX&lt;S&gt; or, as 'Wellhausen points out, a mistranslation of the Ara­maic equivalent for that. ‘The distinc­tion is qualitative, not quantitative.’</text:span></text:p>
      </text:section>
      <text:section text:style-name="Sect4" text:name="Section7">
        <text:p text:style-name="P494"><text:span text:style-name="CharStyle13">he who receives a good man because he is good, will receive a good man’s re­ward.</text:span></text:p>
        <text:list xml:id="list1200160250411865483" text:style-name="L19">
          <text:list-item>
            <text:p text:style-name="P495"><text:span text:style-name="CharStyle13"><text:tab/>and whoever gives one of these little ones even a cup of cold water because he is a disciple,</text:span></text:p>
          </text:list-item>
        </text:list>
        <text:list xml:id="list8669711874560457628" text:style-name="L20">
          <text:list-item>
            <text:p text:style-name="P496"><text:span text:style-name="CharStyle13"><text:tab/>tell you, he shall not lose his reward.”</text:span></text:p>
          </text:list-item>
        </text:list>
        <text:p text:style-name="Body_20_text_20__28_2_29__20__2b__20_DropCap5">U<text:span text:style-name="CharStyle13"> After finishing these in­structions to his twelve dis­ciples, Jesus moved away,to teach and preach among their towns. 2 Now when John heard in pris­on what the Christ was doing, </text:span><text:span text:style-name="CharStyle14">3</text:span><text:span text:style-name="CharStyle13"> he sent his disciples to ask him, “Are you the Coming One? Or are we to look out for someone 4 else?” Jesus answered them, “Go and report to John what you 5 hear and see: </text:span><text:span text:style-name="CharStyle24">the blind see,</text:span><text:span text:style-name="CharStyle13"> the lame walk, lepers are cleansed, the deaf hear, and the dead are 6 raised.* And blessed is he who is repelled by nothing in me!”</text:span></text:p>
        <text:list xml:id="list5288438768074998917" text:style-name="L21">
          <text:list-item>
            <text:p text:style-name="P368"><text:span text:style-name="CharStyle13"><text:tab/>As John’s disciples went away, Jesus proceeded to speak to the crowds about John:</text:span></text:p>
          </text:list-item>
        </text:list>
        <text:p text:style-name="P234"><text:span text:style-name="CharStyle13">“What did you go out to the desert to see?</text:span></text:p>
        <text:p text:style-name="P26"><text:span text:style-name="CharStyle13">A reed swayed by the wind? 8 Come, what did you go out to</text:span></text:p>
        <text:p text:style-name="P53"><text:span text:style-name="CharStyle13">see?</text:span></text:p>
        <text:p text:style-name="P109"><text:span text:style-name="CharStyle13">A man arrayed in soft rai­ment?</text:span></text:p>
        <text:p text:style-name="P109"><text:span text:style-name="CharStyle13">The wearers of soft raiment are in royal palaces.</text:span></text:p>
        <text:list xml:id="list4015635480678080157" text:style-name="L22">
          <text:list-item>
            <text:p text:style-name="P497"><text:span text:style-name="CharStyle14"><text:tab/></text:span><text:span text:style-name="CharStyle13">Come, why did you go out? To see a prophet?</text:span></text:p>
          </text:list-item>
        </text:list>
        <text:p text:style-name="P109"><text:span text:style-name="CharStyle13">Yes, I tell you, and far more than a prophet.</text:span></text:p>
        <text:p text:style-name="P185"><text:span text:style-name="CharStyle13">io<text:tab/>This is he of whom it is writ­ten:</text:span></text:p>
        <text:p text:style-name="P203"><text:span text:style-name="CharStyle43">Here I send my messenger be­fore your face, to prepare the way for you. </text:span><text:span text:style-name="CharStyle44">ii I tell you truly, no one has</text:span></text:p>
        <text:p text:style-name="P154"><text:span text:style-name="CharStyle39">* Omitting: xal </text:span><text:span text:style-name="CharStyle57">jitcoxoI</text:span><text:span text:style-name="CharStyle39"> EvaYY£?.lt,ovTCti, which seems a harmonistic interpolation from Luke vii. 22. Matthew never uses</text:span></text:p>
        <text:p text:style-name="P20"><text:span text:style-name="CharStyle13">arisen among the sons of women who is greater than John the Baptist; and yet the least in the Realm of heaven is greater than he is. From the days of John is the Baptist until now, they are pressing into the Realm of heav­en—these eager souls are storm­ing it! Till John, it was but 13 prophesied, by all the prophets and the law; and he, if you care 14 to believe it, he is the Elijah who is to come. He who has an ear, 15 let him listen to this.</text:span></text:p>
        <text:p text:style-name="P59"><text:span text:style-name="CharStyle13">But to what shall I compare 16 this generation? It is like chil­dren sitting in the market place, who call to their playmates,</text:span></text:p>
        <text:p text:style-name="P94"><text:span text:style-name="CharStyle13">‘We piped to you and you 17 would not dance, we lamented and you wouid not beat your breasts.’</text:span></text:p>
        <text:p text:style-name="P94"><text:span text:style-name="CharStyle13">For John has come neither eat- 18 ing nor drinking, and men say, ‘He has a devil’;</text:span></text:p>
        <text:p text:style-name="P96"><text:span text:style-name="CharStyle59">the Son of man has </text:span><text:span text:style-name="CharStyle60">come </text:span><text:span text:style-name="CharStyle59">eat- </text:span><text:span text:style-name="CharStyle60">19 </text:span><text:span text:style-name="CharStyle59">ing and drinking, and men say, ‘Here is a glut­ton and a drunkard, a friend of taxgatherers and sinners!’</text:span></text:p>
        <text:p text:style-name="P251"><text:span text:style-name="CharStyle59">Nevertheless, Wisdom is vindi­cated by all that she does.”</text:span></text:p>
        <text:p text:style-name="P66"><text:soft-page-break/><text:span text:style-name="CharStyle13">Then he proceeded to upbraid 20 the towns where his many mira­cles had been performed, because they would not repent. “Woe to 21 you, Khorazin! Woe to you, Bethsaida! Had the miracles performed in you been per­formed in Tyre and Sidon, they would have repented long ago in sackcloth and ashes. I tell you 22 this, it will be more bearable for Tyre and Sidon on the day of j’udgment than for you. And 23 you, O Capharnahum! </text:span><text:span text:style-name="CharStyle24">Exalted to heaven? No, you will sink to Hades!</text:span><text:span text:style-name="CharStyle13">—for if the miracles per-</text:span></text:p>
        <text:p text:style-name="P452"><draw:frame draw:style-name="fr4" draw:name="51" text:anchor-type="paragraph" svg:x="2.4311in" svg:y="4.4236in" svg:width="0.2571in" svg:height="0.0161in" draw:z-index="52"><draw:image xlink:href="Pictures/10000000000000270000001BF17F2321.jpg" xlink:type="simple" xlink:show="embed" xlink:actuate="onLoad"/><draw:contour-polygon svg:width="0.2563in" svg:height="0.1799in" svg:viewBox="0 0 651 457" draw:points="0,0 651,0 651,457 0,457" draw:recreate-on-edit="true"/></draw:frame><text:span text:style-name="CharStyle13">formed in you had been per­formed in Sodom, Sodom would</text:span></text:p>
        <text:list xml:id="list190512923837284" text:style-name="L10">
          <text:list-item>
            <text:p text:style-name="P317"><text:span text:style-name="CharStyle13"><text:tab/>have lasted to this day. I tell you, it will be more bearable for Sodom on the day of judgment than for you.”</text:span></text:p>
          </text:list-item>
          <text:list-item>
            <text:p text:style-name="P369"><text:span text:style-name="CharStyle13"><text:tab/>At that time Jesus spoke and said, “I praise thee, Father, Lord of heaven and earth, for hiding all this from the wise and learned and revealing it to the simple-</text:span></text:p>
          </text:list-item>
          <text:list-item>
            <text:p text:style-name="P340"><text:span text:style-name="CharStyle13"><text:tab/>minded; yes, Father, I praise thee that such was thy chosen purpose.</text:span></text:p>
          </text:list-item>
          <text:list-item>
            <text:p text:style-name="P446"><text:span text:style-name="CharStyle13"><text:tab/>All has been handed over to</text:span></text:p>
          </text:list-item>
        </text:list>
        <text:p text:style-name="P129"><text:span text:style-name="CharStyle13">me by my Father: and no one knows the Son except the Father— nor does anyone know the Father except the Son, and he to whom the Son chooses to reveal him.</text:span></text:p>
        <text:list xml:id="list190526702732610" text:continue-numbering="true" text:style-name="L10">
          <text:list-item>
            <text:p text:style-name="P446"><text:span text:style-name="CharStyle13"><text:tab/>Come to me, all ye labouring</text:span></text:p>
          </text:list-item>
        </text:list>
        <text:p text:style-name="P222"><text:span text:style-name="CharStyle13">and burdened, and I will refresh you.</text:span></text:p>
        <text:list xml:id="list190526182967080" text:continue-numbering="true" text:style-name="L10">
          <text:list-item>
            <text:p text:style-name="P446"><text:span text:style-name="CharStyle13"><text:tab/>Take my yoke upon you and</text:span></text:p>
          </text:list-item>
        </text:list>
        <text:p text:style-name="P129"><text:span text:style-name="CharStyle13">learn from me, for I am gentle and humble in heart,</text:span></text:p>
        <text:p text:style-name="P177"><text:span text:style-name="CharStyle44">and </text:span><text:span text:style-name="CharStyle43">you will find, your souls refreshed;</text:span></text:p>
        <text:list xml:id="list190525958286353" text:continue-numbering="true" text:style-name="L10">
          <text:list-item>
            <text:p text:style-name="P455"><text:span text:style-name="CharStyle13"><text:tab/>my yoke is kindly and my burden light.”</text:span></text:p>
          </text:list-item>
        </text:list>
        <text:p text:style-name="P22"><text:span text:style-name="CharStyle13">At that time Jesus walked one sabbath through the cornfields, and as his disciples were hungry they started to pull some ears of corn and eat them.</text:span></text:p>
        <text:list xml:id="list8776285871674832414" text:style-name="L23">
          <text:list-item>
            <text:p text:style-name="P280"><text:span text:style-name="CharStyle13"><text:tab/>When the Pharisees noticed it, they said to him, “Look at your disciples, they are doing what is not allowed on the sabbath!”</text:span></text:p>
          </text:list-item>
          <text:list-item>
            <text:p text:style-name="P280"><text:span text:style-name="CharStyle13"><text:tab/>He replied, “Have you not read what David did when he and</text:span></text:p>
          </text:list-item>
          <text:list-item>
            <text:p text:style-name="P370"><text:span text:style-name="CharStyle13"><text:tab/>his men were hungry, how he went into the house of God, and there they ate </text:span><text:span text:style-name="CharStyle24">the loaves of the Presence</text:span><text:span text:style-name="CharStyle13"> which neither he nor his men were allowed to eat, but</text:span></text:p>
          </text:list-item>
          <text:list-item>
            <text:p text:style-name="P422"><text:span text:style-name="CharStyle13"><text:tab/>only the priests? Have you not</text:span></text:p>
          </text:list-item>
        </text:list>
        <text:p text:style-name="P20"><text:span text:style-name="CharStyle13">read in the Law that the priests in the temple are not guilty when they desecrate the sabbath? I 6 tell you, One is here who is greater than the temple. Be- 7 sides, if you had known what this meant, </text:span><text:span text:style-name="CharStyle24">I care for mercy, not for sacrifice,</text:span><text:span text:style-name="CharStyle13"> you would not have condemned men who are not guilty. For the Son of man is 8 Lord of the sabbath.”</text:span></text:p>
        <text:p text:style-name="P82"><text:span text:style-name="CharStyle13">Then he moved on from there 9 and went into their synagogue. Now a man with a withered 10 hand was there; so in order to get a charge against him, they asked him, “Is it right to heal on the sabbath?” He said to them, 11 “Is there a man of you with one sheep, who will not catch hold of it and lift it out of a pit on the sabbath, if it falls in? And how 12 much more is a man worth than a sheep? Thus it is right to do a kindness on the sabbath.” Then 13 he said to the man, “Stretch out your hand.” He stretched it out, and it was restored, as sound as the other. So the Pharisees 14 withdrew and plotted against him, to destroy him; but as IS Jesus knew of it he retired from the spot. Many followed him, and he healed them all, charging 16 them strictly not to make him known—it was for the fulfilment 17 of what had been said by the prophet Isaiah,</text:span></text:p>
        <text:p text:style-name="P79"><text:span text:style-name="CharStyle43">Here is my servant whom I</text:span><text:span text:style-name="CharStyle44"> 18 </text:span><text:span text:style-name="CharStyle61">have selected,</text:span></text:p>
        <text:p text:style-name="P134"><text:span text:style-name="CharStyle43">my Beloved in whom my soul delights;</text:span></text:p>
        <text:p text:style-name="P79"><text:soft-page-break/><text:span text:style-name="CharStyle62">1</text:span><text:span text:style-name="CharStyle43"> vnll invest him with my Spirit,</text:span></text:p>
        <text:p text:style-name="P134"><text:span text:style-name="CharStyle43">and he shall proclaim reli­gion to the Gentiles.</text:span></text:p>
        <text:p text:style-name="P105"><text:span text:style-name="CharStyle43">He shall not wrangle or shout,</text:span><text:span text:style-name="CharStyle44"> 19 </text:span><text:span text:style-name="CharStyle43">no one hears his voice in the streets.</text:span></text:p>
        <text:p text:style-name="P78"><text:span text:style-name="CharStyle43">He shall not break the bruised</text:span><text:span text:style-name="CharStyle44"> 20 </text:span><text:span text:style-name="CharStyle43">reed,</text:span></text:p>
        <text:p text:style-name="P142"><text:span text:style-name="CharStyle36">he shall not put out the smoul­dering fax,</text:span></text:p>
        <text:p text:style-name="P142"><text:span text:style-name="CharStyle36">till he carries religion to vic­tory:</text:span></text:p>
        <text:list xml:id="list2862922416347783690" text:style-name="L24">
          <text:list-item>
            <text:p text:style-name="P511"><text:span text:style-name="CharStyle37"><text:tab/></text:span><text:span text:style-name="CharStyle36">and the Gentiles shall hope</text:span></text:p>
          </text:list-item>
        </text:list>
        <text:p text:style-name="P130"><text:span text:style-name="CharStyle36">in his name.</text:span></text:p>
        <text:list xml:id="list190527020947402" text:continue-numbering="true" text:style-name="L24">
          <text:list-item>
            <text:p text:style-name="P374"><text:span text:style-name="CharStyle13"><text:tab/>Then a blind and dumb de­moniac was brought to him, and he healed him, so that the dumb</text:span></text:p>
          </text:list-item>
          <text:list-item>
            <text:p text:style-name="P318"><text:span text:style-name="CharStyle13"><text:tab/>man spoke and saw. And all the crowds were amazed; they said, “Can this be the son of David?”</text:span></text:p>
          </text:list-item>
          <text:list-item>
            <text:p text:style-name="P318"><text:span text:style-name="CharStyle13"><text:tab/>But when the Pharisees heard of it, they said, “This fellow only casts out daemons by Beelzebul</text:span></text:p>
          </text:list-item>
          <text:list-item>
            <text:p text:style-name="P318"><text:span text:style-name="CharStyle13"><text:tab/>the prince of daemons.” As Jesus knew what they were thinking, he said to them,</text:span></text:p>
          </text:list-item>
        </text:list>
        <text:p text:style-name="P225"><text:span text:style-name="CharStyle13">“Any realm divided against it­self comes to ruin, any city or house divided against itself will never stand;</text:span></text:p>
        <text:list xml:id="list190526587200161" text:continue-numbering="true" text:style-name="L24">
          <text:list-item>
            <text:p text:style-name="P376"><text:span text:style-name="CharStyle13"><text:tab/>and if Satan casts out Satan,</text:span></text:p>
          </text:list-item>
        </text:list>
        <text:p text:style-name="P150"><text:span text:style-name="CharStyle13">he is divided against him­self;</text:span></text:p>
        <text:p text:style-name="P175"><text:span text:style-name="CharStyle13">how then can his realm stand?</text:span></text:p>
        <text:list xml:id="list190526067609547" text:continue-numbering="true" text:style-name="L24">
          <text:list-item>
            <text:p text:style-name="P374"><text:span text:style-name="CharStyle13"><text:tab/>Besides, if I cast out daemons</text:span></text:p>
          </text:list-item>
        </text:list>
        <text:p text:style-name="P129"><text:span text:style-name="CharStyle13">by Beelzebul,</text:span></text:p>
        <text:p text:style-name="P175"><text:span text:style-name="CharStyle13">by whom do your sons cast them out?</text:span></text:p>
        <text:p text:style-name="P175"><text:span text:style-name="CharStyle13">Thus they shall be your judges.</text:span></text:p>
        <text:list xml:id="list190526933947804" text:continue-numbering="true" text:style-name="L24">
          <text:list-item>
            <text:p text:style-name="P374"><text:span text:style-name="CharStyle13"><text:tab/>But if I cast out daemons by</text:span></text:p>
          </text:list-item>
        </text:list>
        <text:p text:style-name="P128"><text:span text:style-name="CharStyle13">the Spirit of God, then the Reign of God has reached you already.</text:span></text:p>
        <text:list xml:id="list8225586588726524112" text:style-name="L25">
          <text:list-item>
            <text:p text:style-name="P417"><text:span text:style-name="CharStyle24"><text:tab/></text:span><text:span text:style-name="CharStyle13">Why, how can anyone enter the strong man’s house and plunder his goods, unless he first of all binds the strong man? Then he can plunder his house.</text:span></text:p>
          </text:list-item>
        </text:list>
        <text:list xml:id="list190513471994886" text:style-name="L8">
          <text:list-item>
            <text:p text:style-name="P418"><text:span text:style-name="CharStyle13"><text:tab/>He who is not with me is</text:span></text:p>
          </text:list-item>
        </text:list>
        <text:p text:style-name="P128"><text:span text:style-name="CharStyle13">against me,</text:span></text:p>
        <text:p text:style-name="P174"><text:soft-page-break/><text:span text:style-name="CharStyle13">and he who does not gather with me scatters.</text:span></text:p>
        <text:list xml:id="list190525470680686" text:continue-numbering="true" text:style-name="L8">
          <text:list-item>
            <text:p text:style-name="P418"><text:span text:style-name="CharStyle13"><text:tab/>I tell you, therefore, men will</text:span></text:p>
          </text:list-item>
        </text:list>
        <text:p text:style-name="P151"><text:span text:style-name="CharStyle13">be forgiven any sin and blasphemy,</text:span></text:p>
        <text:p text:style-name="P206"><text:span text:style-name="CharStyle13">but they will not be for­given for blaspheming the Spirit.</text:span></text:p>
        <text:p text:style-name="P75"><text:span text:style-name="CharStyle13">Whoever says a word against 32 the Son of man will be for­given,</text:span></text:p>
        <text:p text:style-name="P206"><text:span text:style-name="CharStyle13">but whoever speaks against the holy Spirit will never be forgiven,</text:span></text:p>
        <text:p text:style-name="P206"><text:span text:style-name="CharStyle13">neither in this world nor in the world to come.</text:span></text:p>
        <text:p text:style-name="P75"><text:span text:style-name="CharStyle13">Either make the tree good and 3.5 its fruit good,</text:span></text:p>
        <text:p text:style-name="P113"><text:span text:style-name="CharStyle13">or make the tree rotten and its fruit rotten; for the tree is known by its fruit.</text:span></text:p>
        <text:p text:style-name="P75"><text:span text:style-name="CharStyle13">You brood of vipers, how can 34 you speak good when you are evil?</text:span></text:p>
        <text:p text:style-name="P206"><text:span text:style-name="CharStyle13">For the mouth utters what the heart is full of.</text:span></text:p>
        <text:p text:style-name="P101"><text:span text:style-name="CharStyle13">The good man brings good out 35 of his good store, and the evil man brings evil out of his store of evil.</text:span></text:p>
        <text:p text:style-name="P83"><text:span text:style-name="CharStyle13">I tell you, on the day of judg- 36 ment men will have to account for every careless word they ut­ter;</text:span></text:p>
        <text:p text:style-name="P75"><text:span text:style-name="CharStyle13">for by your words you will be 37 acquitted,</text:span></text:p>
        <text:p text:style-name="P75"><text:span text:style-name="CharStyle13">and by your words you will be condemned.”</text:span></text:p>
        <text:p text:style-name="P83"><text:span text:style-name="CharStyle13">Then some of the scribes and 38 Pharisees said to him, “Teacher, we would like to have some Sign from you.” He replied to them, 39</text:span></text:p>
        <text:p text:style-name="P101"><text:span text:style-name="CharStyle13">“It is an evil and disloyal gen­eration that craves a Sign, but no Sign will be given to it except the Sign of the prophet Jonah;</text:span></text:p>
        <text:p text:style-name="P101"><text:span text:style-name="CharStyle13">for as Jonah </text:span><text:span text:style-name="CharStyle24">was three days</text:span><text:span text:style-name="CharStyle13"> 40 </text:span><text:span text:style-name="CharStyle24">and three nights in the belly of the whale, </text:span><text:span text:style-name="CharStyle13">so the Son of man will be three days and three nights in the heart of the earth.</text:span></text:p>
      </text:section>
      <text:section text:style-name="Sect4" text:name="Section8">
        <text:list xml:id="list7827605871470745268" text:style-name="L26">
          <text:list-item>
            <text:p text:style-name="P426"><text:span text:style-name="CharStyle13"><text:tab/>The men of Ninive will rise at</text:span></text:p>
          </text:list-item>
        </text:list>
        <text:p text:style-name="P170"><text:span text:style-name="CharStyle13">the judgment with this generation and condemn it;</text:span></text:p>
        <text:p text:style-name="P218"><text:span text:style-name="CharStyle13">for when Jonah preached they did repent, and here is One greater than Jonah.</text:span></text:p>
        <text:list xml:id="list190526452660260" text:continue-numbering="true" text:style-name="L26">
          <text:list-item>
            <text:p text:style-name="P379"><text:span text:style-name="CharStyle13"><text:tab/>The queen of the South will</text:span></text:p>
          </text:list-item>
        </text:list>
        <text:p text:style-name="P170"><text:span text:style-name="CharStyle13">rise at the judgment with this generation and condemn it;</text:span></text:p>
        <text:p text:style-name="P218"><text:span text:style-name="CharStyle13">for she came from the ends of the earth to listen to the wisdom of Solomon, and here is One greater than Solomon.</text:span></text:p>
        <text:list xml:id="list190525521600813" text:continue-numbering="true" text:style-name="L26">
          <text:list-item>
            <text:p text:style-name="P379"><text:span text:style-name="CharStyle13"><text:tab/>When an unclean spirit leaves a man, it roams through dry places in search of ease and it</text:span></text:p>
          </text:list-item>
          <text:list-item>
            <text:p text:style-name="P341"><text:span text:style-name="CharStyle13"><text:tab/>finds none. Then it says, ‘I will go back to the house I left’; and when it comes, it finds the house vacant, clean, and all in order.</text:span></text:p>
          </text:list-item>
          <text:list-item>
            <text:p text:style-name="P341"><text:span text:style-name="CharStyle13"><text:tab/>Then off it goes to fetch seven other spirits worse than itself; they go in and dwell there, and the last state of that man is worse than the first. This is how it will be with the present evil generation.”</text:span></text:p>
          </text:list-item>
          <text:list-item>
            <text:p text:style-name="P379"><text:span text:style-name="CharStyle13"><text:tab/>He was still speaking to the crowds when his mother and brothers came and stood out­side; they wanted to speak to</text:span></text:p>
          </text:list-item>
        </text:list>
        <text:list xml:id="list2734343856550213030" text:style-name="L27">
          <text:list-item>
            <text:p text:style-name="P319"><text:span text:style-name="CharStyle13"><text:tab/>him.* But he replied to the man who told him this, “Who is my mother? and who are my</text:span></text:p>
          </text:list-item>
          <text:list-item>
            <text:p text:style-name="P319"><text:span text:style-name="CharStyle13"><text:tab/>brothers?” Stretching out his hand towards his disciples lie said, “Here are my mother and</text:span></text:p>
          </text:list-item>
          <text:list-item>
            <text:p text:style-name="P342"><text:span text:style-name="CharStyle13"><text:tab/>brothers! Whoever does the will of my Father in heaven, that is my brother and sister and mother.”</text:span></text:p>
          </text:list-item>
        </text:list>
        <text:p text:style-name="P155"><text:span text:style-name="CharStyle39">* Ver. 47 has been Interpolated by an early copyist who wished to prepare for ver. 48 by using the material of Mark iii. 32. It runs thus: “And a man said to him, ‘Here are your mother and brothers standing outside and wanting to speak to you.’ ”</text:span></text:p>
        <text:p text:style-name="P59"><text:span text:style-name="CharStyle13">That same day Jesus T Q went out of the house and seated himself by the seaside; but, as great crowds gathered to 2 him, he entered a boat and sat down, while all the crowd stood on the beach. He spoke at some 3 length to them in parables, say­ing:</text:span></text:p>
        <text:p text:style-name="P59"><text:span text:style-name="CharStyle13">“A sower went out to sow, and 4 as he sowed some seeds fell on the road and the birds came and ate them up. Some other seeds 5 fell on stony soil, where they had not much earth, and shot up at once because they had no depth of soil; but when the sun rose 6 they were scorched and withered away, because they had no root. Some other seeds fell among 7 thorns, and the thorns sprang up and choked them. Some other 8 seeds fell on good soil and bore a crop, some a hundredfold, some sixty, and some thirtyfold. He 9 who has an ear, let him listen to this.”</text:span></text:p>
        <text:p text:style-name="P59"><text:span text:style-name="CharStyle13">Then the disciples came up 10 and said to him, “Why do you speak in parables?” He replied, 11 “Because it is granted you to un­derstand the open secrets of the Realm of heaven, but it is not granted to these others.</text:span></text:p>
        <text:p text:style-name="P160"><text:span text:style-name="CharStyle13">For he who has, to him shall 12 more be given and richly given,</text:span></text:p>
        <text:p text:style-name="P94"><text:span text:style-name="CharStyle13">but whoever has not, from him shall be taken even what _ he has.</text:span></text:p>
        <text:p text:style-name="P59"><text:span text:style-name="CharStyle13">This is why I speak to them in 13 parables, because for all their seeing they do not see and for all their hearing they neither hear nor understand. In their 14 case the prophecy of Isaiah is be­ing fulfilled:</text:span></text:p>
        <text:p text:style-name="P162"><text:span text:style-name="CharStyle43">You will hear and hear hut never understand,</text:span></text:p>
        <text:p text:style-name="P162"><text:soft-page-break/><text:span text:style-name="CharStyle43">you will see and see hut never perceive.</text:span></text:p>
        <text:list xml:id="list3553372780797821342" text:style-name="L28">
          <text:list-item>
            <text:p text:style-name="P267"><text:span text:style-name="CharStyle44"><text:tab/></text:span><text:span text:style-name="CharStyle43">For the heart of this people is</text:span></text:p>
          </text:list-item>
        </text:list>
        <text:p text:style-name="P55"><text:span text:style-name="CharStyle36">obtuse,</text:span></text:p>
        <text:p text:style-name="P108"><text:span text:style-name="CharStyle43">their ears are heavy of hear­ing,</text:span></text:p>
        <text:p text:style-name="P233"><text:span text:style-name="CharStyle43">their eyes they have dosed, lest they see with their eyes and hear with their ears, lest they understand with their heart and turn again for me to cure them.</text:span></text:p>
        <text:list xml:id="list190526234866120" text:continue-numbering="true" text:style-name="L28">
          <text:list-item>
            <text:p text:style-name="P380"><text:span text:style-name="CharStyle13"><text:tab/>But blessed are your eyes, for</text:span></text:p>
          </text:list-item>
        </text:list>
        <text:p text:style-name="P54"><text:span text:style-name="CharStyle13">they see,</text:span></text:p>
        <text:p text:style-name="P232"><text:span text:style-name="CharStyle13">and your ears, for they hear!</text:span></text:p>
        <text:list xml:id="list190526356891881" text:continue-numbering="true" text:style-name="L28">
          <text:list-item>
            <text:p text:style-name="P380"><text:span text:style-name="CharStyle13"><text:tab/>I tell you truly, many proph­</text:span></text:p>
          </text:list-item>
        </text:list>
        <text:p text:style-name="P54"><text:span text:style-name="CharStyle13">ets and good men have longed to see what you see,</text:span></text:p>
        <text:p text:style-name="P232"><text:span text:style-name="CharStyle13">but they have not seen it; and to hear what you hear, but they have not heard it.</text:span></text:p>
        <text:list xml:id="list190526505461583" text:continue-numbering="true" text:style-name="L28">
          <text:list-item>
            <text:p text:style-name="P380"><text:span text:style-name="CharStyle13"><text:tab/>Now, listen to the parable of</text:span></text:p>
          </text:list-item>
          <text:list-item>
            <text:p text:style-name="P354"><text:span text:style-name="CharStyle13"><text:tab/>the sower. When anyone hears the word of the Realm and does not understand it, the evil one comes and snatches away what has been sown in his heart; that is the man who is sown ‘on the</text:span></text:p>
          </text:list-item>
          <text:list-item>
            <text:p text:style-name="P320"><text:span text:style-name="CharStyle13"><text:tab/>road.’ As for him who is sown ‘on stony soil,’ that is the man who hears the word and accepts</text:span></text:p>
          </text:list-item>
          <text:list-item>
            <text:p text:style-name="P320"><text:span text:style-name="CharStyle13"><text:tab/>it at once with enthusiasm; he has no root in himself, he does not last, but, when the word brings trouble or persecution, he</text:span></text:p>
          </text:list-item>
          <text:list-item>
            <text:p text:style-name="P320"><text:span text:style-name="CharStyle13"><text:tab/>is at once repelled. As for him who is sown ‘among thorns,’ that is the man who listens to the word, but the worry of the world and the delight of being rich choke the word; so it proves un-</text:span></text:p>
          </text:list-item>
          <text:list-item>
            <text:p text:style-name="P320"><text:span text:style-name="CharStyle13"><text:tab/>fruitful. As for him who is sown ‘on good soil,’ that is the man who hears the word and under­stands it; he bears fruit, pro­ducing now a hundredfold, now sixty, and now thirtyfold.”</text:span></text:p>
          </text:list-item>
          <text:list-item>
            <text:p text:style-name="P380"><text:span text:style-name="CharStyle13"><text:tab/>He put another parable before them. “The Realm of heaven,” he said, “is like a man who</text:span></text:p>
          </text:list-item>
          <text:list-item>
            <text:p text:style-name="P343"><text:span text:style-name="CharStyle13"><text:tab/>sowed good seed in his field, but while men slept his enemy came</text:span></text:p>
          </text:list-item>
        </text:list>
        <text:p text:style-name="P20"><text:span text:style-name="CharStyle13">and resowed weeds among the wheat and then went away. When the blade sprouted and 26 formed the kernel, then the weeds appeared as well. So the 27 servants of the owner went to him and said, ‘Did you not sow good seed in your field, sir? How then does it contain weeds?’</text:span></text:p>
        <text:p text:style-name="P20"><text:span text:style-name="CharStyle13">He said to them, ‘An enemy has 28 done this.’ The servants said to him, ‘Then would you like us to go and gather them?’ ‘No,’ he 29 said, ‘for you might root up the wheat when you were gathering the weeds. Let them both grow 30 side by side till harvest; and at harvest-time I will tell the reap­ers to gather the weeds first and tie them in bundles to be burnt, but to collect the wheat in my granary.’ ”</text:span></text:p>
        <text:p text:style-name="P82"><text:span text:style-name="CharStyle13">He put another parable be- 31 fore them. “The Realm of heav­en,” he said, “is like a grain of mustard-seed, which a man takes and sows in his field. It 32 is less than any seed on earth, but when it grows up it is larger than any plant, it becomes a tree, so large that </text:span><text:span text:style-name="CharStyle24">wild birds </text:span><text:span text:style-name="CharStyle13">come and </text:span><text:span text:style-name="CharStyle24">roost in the branches of it.”</text:span></text:p>
        <text:p text:style-name="P82"><text:soft-page-break/><text:span text:style-name="CharStyle13">He told them another parable. 33 “The Realm of heaven,” he said,</text:span></text:p>
        <text:p text:style-name="P122"><text:span text:style-name="CharStyle13">“is like dough, which a woman took and buried in three pecks of flour, till all of it was leav­ened.”</text:span></text:p>
        <text:p text:style-name="P82"><text:span text:style-name="CharStyle13">Jesus said all this to the 34 crowds in parables; he never spoke to them except in a para­ble—to fulfil what had been said 35 by the prophet,</text:span></text:p>
        <text:p text:style-name="P192"><text:span text:style-name="CharStyle43">I will open my mouth in para­bles,</text:span></text:p>
        <text:p text:style-name="P192"><text:span text:style-name="CharStyle43">I will speak out what has been hidden since the foundation of the world.</text:span></text:p>
        <text:p text:style-name="P82"><text:span text:style-name="CharStyle13">Then he left the crowds and 36 went indoors. His disciples came</text:span></text:p>
        <text:p text:style-name="P198"><text:span text:style-name="CharStyle13">up to him saying, “Explain to us the parable of the weeds in</text:span></text:p>
        <text:list xml:id="list3285178759239122965" text:style-name="L29">
          <text:list-item>
            <text:p text:style-name="P355"><text:span text:style-name="CharStyle13"><text:tab/>the field.” So he replied, “He who sows the good seed is the</text:span></text:p>
          </text:list-item>
          <text:list-item>
            <text:p text:style-name="P355"><text:span text:style-name="CharStyle13"><text:tab/>Son of man; the field is the world; the good seed means the sons of the Realm; the weeds are</text:span></text:p>
          </text:list-item>
          <text:list-item>
            <text:p text:style-name="P321"><text:span text:style-name="CharStyle13"><text:tab/>the sons of the evil one; the enemy who sowed them is the devil; the harvest is the end of the world, and the reapers are</text:span></text:p>
          </text:list-item>
          <text:list-item>
            <text:p text:style-name="P344"><text:span text:style-name="CharStyle13"><text:tab/>the angels. Well then, just as the weeds are gathered and burnt in the fire, so shall it be</text:span></text:p>
          </text:list-item>
          <text:list-item>
            <text:p text:style-name="P344"><text:span text:style-name="CharStyle13"><text:tab/>at the end of the world; the Son of man will despatch his angels, and they will gather out of his Realm all who are hindrances and who practise iniquity,</text:span></text:p>
          </text:list-item>
          <text:list-item>
            <text:p text:style-name="P344"><text:span text:style-name="CharStyle13"><text:tab/>throwing them into the furnace of fire; there men will wail and</text:span></text:p>
          </text:list-item>
          <text:list-item>
            <text:p text:style-name="P344"><text:span text:style-name="CharStyle13"><text:tab/>gnash their teeth. Then shall the just shine like the sun in the Realm of their Father. He who has an ear, let him listen to this.</text:span></text:p>
          </text:list-item>
          <text:list-item>
            <text:p text:style-name="P375"><text:span text:style-name="CharStyle13"><text:tab/>The Realm of heaven is like treasure hidden in a field; the man who finds it hides it, and in his delight goes and sells all he possesses and buys that field.</text:span></text:p>
          </text:list-item>
          <text:list-item>
            <text:p text:style-name="P375"><text:span text:style-name="CharStyle13"><text:tab/>Again, the Realm of heaven is like a trader in search of fine</text:span></text:p>
          </text:list-item>
          <text:list-item>
            <text:p text:style-name="P321"><text:span text:style-name="CharStyle13"><text:tab/>pearls; when he finds a single pearl of high price, he is off to sell all he possesses and buy it.</text:span></text:p>
          </text:list-item>
          <text:list-item>
            <text:p text:style-name="P375"><text:span text:style-name="CharStyle13"><text:tab/>Again, the Realm of heaven is like a net, which was thrown into the sea and collected fish of</text:span></text:p>
          </text:list-item>
          <text:list-item>
            <text:p text:style-name="P344"><text:span text:style-name="CharStyle13"><text:tab/>every sort. When it was full, they dragged it to the beach and sitting down they gathered the good fish into vessels but flung</text:span></text:p>
          </text:list-item>
          <text:list-item>
            <text:p text:style-name="P344"><text:span text:style-name="CharStyle13"><text:tab/>away the bad. So shall it be at the end of the world; the angels will go out and separate the evil</text:span></text:p>
          </text:list-item>
          <text:list-item>
            <text:p text:style-name="P344"><text:span text:style-name="CharStyle13"><text:tab/>from among the just and fling them into the furnace of fire; there men will wail and gnash their teeth.</text:span></text:p>
          </text:list-item>
          <text:list-item>
            <text:p text:style-name="P375"><text:soft-page-break/><text:span text:style-name="CharStyle13"><text:tab/>Have you understood all this?”</text:span></text:p>
          </text:list-item>
          <text:list-item>
            <text:p text:style-name="P303"><text:span text:style-name="CharStyle13"><text:tab/>They said to him, “Yes.” “Well</text:span></text:p>
          </text:list-item>
        </text:list>
        <text:p text:style-name="P256"><text:span text:style-name="CharStyle13">then,” he said to them, “every scribe who has become a disciple of the Realm of heaven is like a householder who produces what is new and what is old from his stores.”</text:span></text:p>
        <text:p text:style-name="P82"><text:span text:style-name="CharStyle13">When Jesus had finished these 53 parables he set forth and went to 54 his native place, where he taught the people in the synagogue till they were astounded. They said, “Where did he get this wis­dom and these miraculous pow­ers? Is this not the son of the 55 joiner? Is not his mother called Mary, and his brothers James and Joseph and Simon and Judas? Are not his sisters all 56 settled here among us? Then where has he got all this?” So 57 they were repelled by him. But Jesus said to them, “A prophet never goes without honour ex­cept in his native place and in his home.” There he could not 58 do many miracles owing to their lack of faith.</text:span></text:p>
        <text:p text:style-name="P82"><text:span text:style-name="CharStyle13">At that time Herod the "I </text:span><text:span text:style-name="CharStyle24">A </text:span><text:span text:style-name="CharStyle13">tetrarch heard about the fame of Jesus. And he said to 2 his servants, “This is John the Baptist; he has risen from the dead! That is why miraculous powers are working through him.”</text:span></text:p>
        <text:p text:style-name="P82"><text:span text:style-name="CharStyle13">For Herod had arrested John 3 and bound him and put him in prison, on account of Herodias the wife of his brother Philip, since John had told him, “You 4 have no right to her.” He was 5 anxious to kill him but he was afraid of the people, for they held John to be a prophet. How- 6 ever, on Herod’s birthday, the daughter of Herodias danced in public, to the delight of Herod; whereupon he promised with an 7 oath to give her whatever she wanted. And she, at the insti- 8 gation of her mother, said, “Give</text:span></text:p>
      </text:section>
      <text:section text:style-name="Sect5" text:name="Section9">
        <text:p text:style-name="P453"><text:span text:style-name="CharStyle13">me John the Baptist’s head this 9 moment on a dish.” The king was sorry, but for the sake of his oath and his guests he or-</text:span></text:p>
        <text:list xml:id="list190512317586320" text:style-name="L22">
          <text:list-item>
            <text:p text:style-name="P285"><text:span text:style-name="CharStyle13"><text:tab/>dered it to be given her; he sent and had John beheaded in the</text:span></text:p>
          </text:list-item>
          <text:list-item>
            <text:p text:style-name="P285"><text:span text:style-name="CharStyle13"><text:tab/>prison, his head was brought on a dish and given to the girl, and</text:span></text:p>
          </text:list-item>
          <text:list-item>
            <text:p text:style-name="P285"><text:span text:style-name="CharStyle13"><text:tab/>she took it to her mother. His disciples came and removed the corpse and buried him; then they went and reported it to Jesus.</text:span></text:p>
          </text:list-item>
          <text:list-item>
            <text:p text:style-name="P338"><text:span text:style-name="CharStyle13"><text:tab/>When Jesus heard it, he with­drew by boat to a desert place in private; but the crowds heard of it and followed him on foot</text:span></text:p>
          </text:list-item>
          <text:list-item>
            <text:p text:style-name="P304"><text:span text:style-name="CharStyle13"><text:tab/>from the towns. So when he disembarked, he saw a large crowd, and out of pity for them</text:span></text:p>
          </text:list-item>
          <text:list-item>
            <text:p text:style-name="P304"><text:span text:style-name="CharStyle13"><text:tab/>he healed their sick folk. When evening fell, the disciples came up to him and said, “It is a desert place and the day is now gone; send off the crowds to buy food for themselves in the vil-</text:span></text:p>
          </text:list-item>
          <text:list-item>
            <text:p text:style-name="P304"><text:span text:style-name="CharStyle13"><text:tab/>lages.” Jesus said to them, “They do not need to go away; give them some food yourselves.”</text:span></text:p>
          </text:list-item>
          <text:list-item>
            <text:p text:style-name="P304"><text:span text:style-name="CharStyle13"><text:tab/>They said, “We have only five loaves with us and two fish.”</text:span></text:p>
          </text:list-item>
          <text:list-item>
            <text:p text:style-name="P304"><text:span text:style-name="CharStyle13"><text:tab/>He said, “Bring them here to</text:span></text:p>
          </text:list-item>
          <text:list-item>
            <text:p text:style-name="P304"><text:span text:style-name="CharStyle13"><text:tab/>me.” Then he ordered the crowds to recline on the grass, and taking the five loaves and the two fish he looked up to heaven, blessed them, and after breaking the loaves handed them to the disciples, and the disciples handed them to the crowd.</text:span></text:p>
          </text:list-item>
          <text:list-item>
            <text:p text:style-name="P356"><text:span text:style-name="CharStyle13"><text:tab/>They all ate and had enough; besides, they picked up the frag­ments left over and filled twelve</text:span></text:p>
          </text:list-item>
          <text:list-item>
            <text:p text:style-name="P356"><text:span text:style-name="CharStyle13"><text:tab/>baskets with them. The men who ate numbered about five thousand, apart from the women and children.</text:span></text:p>
          </text:list-item>
          <text:list-item>
            <text:p text:style-name="P338"><text:span text:style-name="CharStyle13"><text:tab/>Then he made the disciples embark in the boat and cross before him to the other side, while he dismissed the crowds;</text:span></text:p>
          </text:list-item>
          <text:list-item>
            <text:p text:style-name="P322"><text:span text:style-name="CharStyle13"><text:tab/>after he had dismissed the</text:span></text:p>
          </text:list-item>
        </text:list>
        <text:p text:style-name="P20"><text:span text:style-name="CharStyle13">crowds he went up the hill by himself to pray. When evening came, he was there alone, but the 24 boat was now in the middle of the sea, buffeted by the waves (for the wind was against them).</text:span></text:p>
        <text:p text:style-name="P20"><text:span text:style-name="CharStyle13">In the fourth watch of the night 23 he went to them, walking on the sea, but when tbe disciples saw 26 him walking on the sea they were terrified; “It is a ghost,” they said, and shrieked for fear. Then Jesus spoke to them at 27 once; “Courage” he said, “it is I, have no fear.” Peter answered 28 him, “Lord, if it is really you, order me to come to you on the water.” He said, “Come.” Then 29 Peter got out of the boat and walked over the water on his way to Jesus; but when he saw 30 the strength of the wind he was afraid, and began to sink. “Lord,” he shouted, “save me.” Jesus at once stretched his hand 31 out and caught him, saying, “How little you trust me! Why did you doubt?” When they got 32 into the boat, the wind dropped, and the men in the boat wor- 33 shipped him, saying, “You are certainly God’s Son.”</text:span></text:p>
        <text:p text:style-name="P82"><text:span text:style-name="CharStyle13">On crossing over they came 34 to land at Gennesaret. The men 35 of that place recognized him and sent all over the surrounding country, bringing him all who were ill and begging him to let 36 them touch the mere tassel of his robe—and all who touched it got perfectly well.</text:span></text:p>
        <text:p text:style-name="P82"><text:span text:style-name="CharStyle13">Then Pharisees and -| cf scribes from Jerusalem AO came to Jesus, saying, “Why do 2 your disciples transgress the tra­dition of the elders? They do not wash their hands when they take their food.” He replied, 3 “And why do you transgress the command of God with your tra­ditions? God enjoined, </text:span><text:span text:style-name="CharStyle24">Honour 4</text:span></text:p>
      </text:section>
      <text:section text:style-name="Sect5" text:name="Section10">
        <text:p text:style-name="P269"><text:span text:style-name="CharStyle43">your father and mother,</text:span><text:span text:style-name="CharStyle44"> and, </text:span><text:span text:style-name="CharStyle43">He<text:line-break/>who curses his father or mother</text:span></text:p>
        <text:list xml:id="list190512722896930" text:style-name="L13">
          <text:list-item>
            <text:p text:style-name="P485"><text:span text:style-name="CharStyle24"><text:tab/>is to suffer death.</text:span><text:span text:style-name="CharStyle13"> But you say, whoever tells his father or mother, ‘This money might have been at your service but it is</text:span></text:p>
          </text:list-item>
          <text:list-item>
            <text:p text:style-name="P486"><text:span text:style-name="CharStyle13"><text:tab/>dedicated to God,’ need not honour his father or mother. So you have repealed the law of God to suit your own tradition.</text:span></text:p>
          </text:list-item>
          <text:list-item>
            <text:p text:style-name="P486"><text:span text:style-name="CharStyle13"><text:tab/>Yes, you hypocrites, it was in­deed of you that Isaiah prophe­sied when he said,</text:span></text:p>
          </text:list-item>
          <text:list-item>
            <text:p text:style-name="P270"><text:span text:style-name="CharStyle44"><text:tab/></text:span><text:span text:style-name="CharStyle43">This people honours me with</text:span></text:p>
          </text:list-item>
        </text:list>
        <text:p text:style-name="P47"><text:span text:style-name="CharStyle43">their lips,</text:span></text:p>
        <text:p text:style-name="P244"><text:span text:style-name="CharStyle43">but their heart is far away from me:</text:span></text:p>
        <text:list xml:id="list190526742817617" text:continue-numbering="true" text:style-name="L13">
          <text:list-item>
            <text:p text:style-name="P271"><text:span text:style-name="CharStyle44"><text:tab/></text:span><text:span text:style-name="CharStyle43">vain is their worship of me, for the doctrines they teach</text:span></text:p>
          </text:list-item>
        </text:list>
        <text:p text:style-name="P47"><text:span text:style-name="CharStyle43">are but human precepts.”</text:span></text:p>
        <text:list xml:id="list190527512863901" text:continue-numbering="true" text:style-name="L13">
          <text:list-item>
            <text:p text:style-name="P298"><text:span text:style-name="CharStyle13"><text:tab/>Whereupon he called the crowd and said to them, “Listen, under­stand this:</text:span></text:p>
          </text:list-item>
          <text:list-item>
            <text:p text:style-name="P298"><text:span text:style-name="CharStyle13"><text:tab/>it is not what enters a man’s</text:span></text:p>
          </text:list-item>
        </text:list>
        <text:p text:style-name="P191"><text:span text:style-name="CharStyle13">mouth that defiles him;<text:line-break/>what defiles a man is what<text:line-break/>comes out of his mouth.”</text:span></text:p>
        <text:list xml:id="list190526945500913" text:continue-numbering="true" text:style-name="L13">
          <text:list-item>
            <text:p text:style-name="P381"><text:span text:style-name="CharStyle13"><text:tab/>Then the disciples came up and said to him, “Do you know that the Pharisees have taken of­fence at what they hear you</text:span></text:p>
          </text:list-item>
          <text:list-item>
            <text:p text:style-name="P298"><text:span text:style-name="CharStyle13"><text:tab/>say?” He replied, “Any plant that my heavenly Father has not</text:span></text:p>
          </text:list-item>
          <text:list-item>
            <text:p text:style-name="P305"><text:span text:style-name="CharStyle13"><text:tab/>planted will be rooted up. Let them alone; they are blind guides of the blind, and if one blind man leads another, both of</text:span></text:p>
          </text:list-item>
          <text:list-item>
            <text:p text:style-name="P305"><text:span text:style-name="CharStyle13"><text:tab/>them will fall into a pit.” Peter answered, “Explain this parable</text:span></text:p>
          </text:list-item>
          <text:list-item>
            <text:p text:style-name="P305"><text:span text:style-name="CharStyle13"><text:tab/>to us, at anyrate.” He said, “And are you totally ignorant?</text:span></text:p>
          </text:list-item>
          <text:list-item>
            <text:p text:style-name="P305"><text:span text:style-name="CharStyle13"><text:tab/>Do you not see how all that en­ters the mouth passes into the belly and is then thrown out into</text:span></text:p>
          </text:list-item>
          <text:list-item>
            <text:p text:style-name="P305"><text:span text:style-name="CharStyle13"><text:tab/>the drain, while what comes out of the mouth comes from the heart—-and that is what defiles</text:span></text:p>
          </text:list-item>
          <text:list-item>
            <text:p text:style-name="P305"><text:span text:style-name="CharStyle13"><text:tab/>a man. For out of the heart come evil designs, murder, adul­tery, sexual vice, stealing, false</text:span></text:p>
          </text:list-item>
          <text:list-item>
            <text:p text:style-name="P323"><text:span text:style-name="CharStyle13"><text:tab/>witness, and slander. That is</text:span></text:p>
          </text:list-item>
        </text:list>
        <text:p text:style-name="P20"><text:soft-page-break/><text:span text:style-name="CharStyle13">what defiles a man; a man is not defiled by eating with hands un­washed!”</text:span></text:p>
        <text:p text:style-name="P59"><text:span text:style-name="CharStyle13">Going away from there, Jesus 21 withdrew to the district of Tyre and Sidon. And a woman of 22 Canaan came out of these parts, wailing, “Have pity on me, Lord,</text:span></text:p>
        <text:p text:style-name="P20"><text:span text:style-name="CharStyle14">0</text:span><text:span text:style-name="CharStyle13"> Son of David! My daughter is cruelly possessed by a daemon.” But he made no an- 23 swer to her. Then his disciples came up and pressed him, say­ing, “Send her away, she is wailing behind us.” He replied, 24 “It was only to the lost sheep of the house of Israel that I was sent.” But she came and knelt 25 before him, saying, “Lord, do help me.” He replied, “It is not 26 fair to take the children’s bread and throw it to the dogs.” “No, 27 sir,” she said, “but even the dogs eat the crumbs that fall from their master’s table!” At 28 that Jesus replied, </text:span><text:span text:style-name="CharStyle14">“0</text:span><text:span text:style-name="CharStyle13"> woman, you have great faith; your prayer is granted as you wish.” And from that hour her daugh­ter was cured.</text:span></text:p>
        <text:p text:style-name="P59"><text:span text:style-name="CharStyle13">Then Jesus removed from that 29 country and went along the sea of Galilee; he went up the hill­side and sat there. And large 30 crowds came to him bringing the lame and the blind, the dumb, the maimed, and many others; they laid them at his feet, and he healed them. This made the 31 crowd wonder, to see dumb peo­ple speaking,* the lame walking, and the blind seeing. And they glorified the God of Israel.</text:span></text:p>
        <text:p text:style-name="P74"><text:span text:style-name="CharStyle13">Jesus called his disciples and 32 said, “I am sorry for the crowd; they have been three days with me now, and they have nothing to eat. I will not send them</text:span></text:p>
        <text:p text:style-name="P68"><text:span text:style-name="CharStyle39">* Leaving out the phrase </text:span><text:span text:style-name="CharStyle45">xvXkovz ftyitsi</text:span><text:span text:style-name="CharStyle41">5</text:span><text:span text:style-name="CharStyle39">. Its insertion for harmonistic rea­sons is more likely than its omission.</text:span></text:p>
        <text:p text:style-name="P26"><draw:frame draw:style-name="fr3" draw:name="52" text:anchor-type="paragraph" svg:x="2.2689in" svg:y="3.3134in" svg:width="0.2634in" svg:height="0.0161in" draw:z-index="53"><draw:image xlink:href="Pictures/10000000000000280000001B1C3794F9.jpg" xlink:type="simple" xlink:show="embed" xlink:actuate="onLoad"/><draw:contour-polygon svg:width="0.263in" svg:height="0.1799in" svg:viewBox="0 0 668 457" draw:points="0,0 668,0 668,457 0,457" draw:recreate-on-edit="true"/></draw:frame><text:span text:style-name="CharStyle13">away starving, in case they faint</text:span></text:p>
        <text:list xml:id="list1802734543384690761" text:style-name="L30">
          <text:list-item>
            <text:p text:style-name="P306"><text:span text:style-name="CharStyle13"><text:tab/>on the road.” The disciples said to him, “Where are we to get loaves enough in a desert to</text:span></text:p>
          </text:list-item>
          <text:list-item>
            <text:p text:style-name="P324"><text:span text:style-name="CharStyle13"><text:tab/>satisfy such a crowd?” Jesus said to them, “How many loaves have you got?” They said, “Seven and some little fish.”</text:span></text:p>
          </text:list-item>
          <text:list-item>
            <text:p text:style-name="P447"><text:span text:style-name="CharStyle13"><text:tab/>So he ordered the crowd to re-</text:span></text:p>
          </text:list-item>
          <text:list-item>
            <text:p text:style-name="P324"><text:span text:style-name="CharStyle13"><text:tab/>cline on the ground. He took the seven loaves and the fish and after giving thanks he broke them and gave them to the dis­ciples, and the disciples to the</text:span></text:p>
          </text:list-item>
          <text:list-item>
            <text:p text:style-name="P324"><text:span text:style-name="CharStyle13"><text:tab/>crowds. So the people all ate and were satisfied; when they picked up the fragments left over, they filled seven large</text:span></text:p>
          </text:list-item>
          <text:list-item>
            <text:p text:style-name="P324"><text:span text:style-name="CharStyle13"><text:tab/>baskets with them. The men who ate numbered four thou­sand, apart from the children</text:span></text:p>
          </text:list-item>
          <text:list-item>
            <text:p text:style-name="P324"><text:span text:style-name="CharStyle13"><text:tab/>and the women. Then he sent the crowd away, got into the boat and went to the territory of Magadan.</text:span></text:p>
          </text:list-item>
        </text:list>
        <text:p text:style-name="P26"><text:span text:style-name="CharStyle13">Now the Pharisees and Sadducees came up and, in order to tempt him, asked him to show them a Sign from heaven.</text:span></text:p>
        <text:list xml:id="list1425445278418795019" text:style-name="L31">
          <text:list-item>
            <text:p text:style-name="P382"><text:span text:style-name="CharStyle13"><text:tab/>He replied,</text:span></text:p>
          </text:list-item>
        </text:list>
        <text:list xml:id="list9002044978954615602" text:style-name="L32">
          <text:list-item>
            <text:p text:style-name="P383"><text:span text:style-name="CharStyle13"><text:tab/>“It is an evil and disloyal gen­</text:span></text:p>
          </text:list-item>
        </text:list>
        <text:p text:style-name="P239"><text:span text:style-name="CharStyle13">eration that craves a Sign, and no Sign shall be given to it except the Sign of Jonah.”*</text:span></text:p>
        <text:p text:style-name="P221"><text:span text:style-name="CharStyle13">Then he left them and went away.</text:span></text:p>
        <text:list xml:id="list190527221701770" text:continue-numbering="true" text:style-name="L32">
          <text:list-item>
            <text:p text:style-name="P383"><text:span text:style-name="CharStyle13"><text:tab/>When the disciples reached the opposite side, they found they had forgotten to bring any</text:span></text:p>
          </text:list-item>
          <text:list-item>
            <text:p text:style-name="P383"><text:span text:style-name="CharStyle13"><text:tab/>bread. Jesus said to them, “See and beware of the leaven of the</text:span></text:p>
          </text:list-item>
          <text:list-item>
            <text:p text:style-name="P383"><text:span text:style-name="CharStyle13"><text:tab/>Pharisees and Sadducees.” They</text:span></text:p>
          </text:list-item>
        </text:list>
        <text:p text:style-name="P33"><text:span text:style-name="CharStyle39">* Three uncials (C D W) of the fifth</text:span></text:p>
        <text:p text:style-name="P33"><text:span text:style-name="CharStyle39">century and several versions insert at the</text:span></text:p>
        <text:p text:style-name="P41"><text:span text:style-name="CharStyle39">beginning of this answer the following: “When evening comes, you say, ‘It will be fine,' for the sky is red; in the morning you say, ‘It will be stormy to-day,’ for the sky is red and cloudy. You know how to dis­tinguish the look of the sky, but you cannot read the signs of the times!”</text:span></text:p>
        <text:p text:style-name="P21"><text:span text:style-name="CharStyle13">argued among themselves, “But we have not brought any bread!” When Jesus noted this he said, 8 “How little trust you have in me! W</text:span><text:span text:style-name="CharStyle13"><text:span text:style-name="T1">7</text:span></text:span><text:span text:style-name="CharStyle13">hy all this talk, because you have brought no bread? Do 9 you not understand even yet?</text:span></text:p>
        <text:p text:style-name="P21"><text:span text:style-name="CharStyle13">Do you not remember the five loaves of the five thousand, and how many baskets you took up? And the seven loaves of the four 10 thousand, and how many large baskets you took up? Why do n you not see that I was not speak­ing to you about bread? No, be­ware of the leaven of the Phari­sees and Sadducees.” Then they 12 realized that what he told them to beware of was not leaven * but the teaching of the Pharisees and Sadducees.</text:span></text:p>
        <text:p text:style-name="P60"><text:soft-page-break/><text:span text:style-name="CharStyle13">Now when Jesus came to the 13 district of Caesarea Philippi, he asked his disciples, “Who do peo­ple say the Son of man is?” They told him, “Some say John 14 the Baptist, others Elijah, others Jeremiah or one of the proph­ets.” He said to them, “And 15 who do you say I am?” So 16 Simon Peter replied, “You are the Christ, the Son of the living God.” Jesus answered him, 17 “You are a blessed man, Simon Barjona, for it was my Father in heaven, not flesh and blood, that revealed this to you. Now I tell 18 you, Peter is your name,! and on this rock I will build my church; the powers of Hades shall not succeed against it. I 19 will give you the keys of the Realm of heaven;</text:span></text:p>
        <text:p text:style-name="P60"><text:span text:style-name="CharStyle13">Whatever you prohibit on</text:span></text:p>
        <text:p text:style-name="P62"><text:span text:style-name="CharStyle39">* Omitting v&amp;v </text:span><text:span text:style-name="CharStyle45">&amp;gxav</text:span><text:span text:style-name="CharStyle39"> after tvuiu, with strong support from the Old Latin and Syriac versions.</text:span></text:p>
        <text:p text:style-name="P69"><text:span text:style-name="CharStyle39">t English fails to bring out the play on the Greek word for “rock.” The French version reproduces it: “Et moi je te dis aussi que tu es le Pierre, et sur cette pierre je battirai mon eglise.”</text:span></text:p>
        <text:p text:style-name="P45"><draw:frame draw:style-name="fr5" draw:name="53" text:anchor-type="paragraph" svg:x="2.2665in" svg:y="5.7165in" svg:width="0.2665in" svg:height="0.0161in" draw:z-index="54"><draw:image xlink:href="Pictures/10000000000000280000001B94B74EF4.jpg" xlink:type="simple" xlink:show="embed" xlink:actuate="onLoad"/><draw:contour-polygon svg:width="0.2665in" svg:height="0.1764in" svg:viewBox="0 0 677 448" draw:points="0,0 677,0 677,448 0,448" draw:recreate-on-edit="true"/></draw:frame><text:span text:style-name="CharStyle13">earth will be prohibited in heaven,</text:span></text:p>
        <text:p text:style-name="P26"><text:span text:style-name="CharStyle13">and whatever you permit on earth will be permitted in</text:span></text:p>
        <text:p text:style-name="P26"><text:span text:style-name="CharStyle13">heaven.”</text:span></text:p>
        <text:p text:style-name="P48"><text:span text:style-name="CharStyle14">30</text:span><text:span text:style-name="CharStyle13"> He then forbade the disciples to tell anyone that he was the Christ.</text:span></text:p>
        <text:p text:style-name="P50"><text:span text:style-name="CharStyle14">2</text:span><text:span text:style-name="CharStyle13">i<text:tab/>From that time Jesus began to show his disciples that he had to leave for Jerusalem and en­dure great suffering at the hands of the elders and high priests and scribes, and be killed and be raised on the third day.</text:span></text:p>
        <text:p text:style-name="P48"><text:span text:style-name="CharStyle14">32</text:span><text:span text:style-name="CharStyle13"> Peter took him and began to reprove him for it; “God forbid, Lord,” he said. “This must not</text:span></text:p>
        <text:list xml:id="list4879565901185216200" text:style-name="L33">
          <text:list-item>
            <text:p text:style-name="P357"><text:span text:style-name="CharStyle13"><text:tab/>be!” But he turned and said to Peter, “Get behind me, you Satan! You are a hindrance to me! Your outlook is not God’s</text:span></text:p>
          </text:list-item>
          <text:list-item>
            <text:p text:style-name="P345"><text:span text:style-name="CharStyle13"><text:tab/>but man’s.” Then said Jesus to his disciples, “If anyone wishes to come after me, let him deny himself, take up his cross, and follow me;</text:span></text:p>
          </text:list-item>
          <text:list-item>
            <text:p text:style-name="P384"><text:span text:style-name="CharStyle13"><text:tab/>for whoever wants to save his</text:span></text:p>
          </text:list-item>
        </text:list>
        <text:p text:style-name="P26"><text:span text:style-name="CharStyle13">life will lose it,</text:span></text:p>
        <text:p text:style-name="P245"><text:span text:style-name="CharStyle13">and whoever loses his life for my sake will find it.</text:span></text:p>
        <text:list xml:id="list190525792028458" text:continue-numbering="true" text:style-name="L33">
          <text:list-item>
            <text:p text:style-name="P345"><text:span text:style-name="CharStyle13"><text:tab/>What profit will it be if a man gains the whole world and for­feits his own soul? What will a man offer as an equivalent for</text:span></text:p>
          </text:list-item>
          <text:list-item>
            <text:p text:style-name="P325"><text:span text:style-name="CharStyle13"><text:tab/>his soul? For the Son of man is coming in the glory of his Father with his angels, and then he will reward everyone for what he</text:span></text:p>
          </text:list-item>
          <text:list-item>
            <text:p text:style-name="P345"><text:span text:style-name="CharStyle13"><text:tab/>has done. I tell you truly, there are some of those standing here who will not taste death till they see the Son of man coming him­self to reign.”</text:span></text:p>
          </text:list-item>
        </text:list>
        <text:p text:style-name="P39"><text:span text:style-name="CharStyle13">Six days afterwards Jesus took Peter, James and his brother John, and led them up a 2 high hill by themselves; in their presence he was transfigured, his face shone like the sun, and his clothes turned white as light.</text:span></text:p>
        <text:p text:style-name="P20"><text:span text:style-name="CharStyle13">There appeared to them Moses </text:span><text:span text:style-name="CharStyle14">3 </text:span><text:span text:style-name="CharStyle13">and Elijah, who conversed with Jesus. So Peter addressed Jesus 4 and said, “Lord, it is a good thing we are here; pray let me put up three tents here, one for you, one for Moses, and one for Elijah.”</text:span></text:p>
        <text:p text:style-name="P43"><text:span text:style-name="CharStyle59">He was still speaking when 5 a bright cloud overshadowed them, and from the cloud a voice said,</text:span></text:p>
        <text:p text:style-name="P171"><text:span text:style-name="CharStyle59">“This is my Son, the Beloved, in him is my delight: listen to him.”</text:span></text:p>
        <text:p text:style-name="P20"><text:span text:style-name="CharStyle13">When the disciples heard the 6 voice, they fell on their faces in terror; but Jesus came forward </text:span><text:span text:style-name="CharStyle14">7 </text:span><text:span text:style-name="CharStyle13">and touched them, saying, “Bise, have no fear.” And on raising 8 their eyes they saw no one ex­cept Jesus all alone. As they 9 went down the hill, Jesus ordered them, “Tell this vision to nobody until the Son of man is raised from the dead.” The disciples 10 inquired of him, “Then why do the scribes say that Elijah has to come first?” He replied, “Elijah 11 to come and restore all things? Nay, I tell you Elijah has al- 12 ready come, but they have not recognized him—they have worked their will on him. And the Son of man will suffer at their hands in the same way.” Then the disciples realized that 13 he was speaking to them about John the Baptist.</text:span></text:p>
        <text:p text:style-name="P66"><text:span text:style-name="CharStyle13">When they reached the crowd, 14 a man came up and knelt to him. “Ah, sir,” he said, “have 15 pity on my son; he is an epileptic and he suffers cruelly, he often falls into the fire and often into the water. I brought him to 16 your disciples, but they could not heal him.” Jesus answered, 17 </text:span><text:span text:style-name="CharStyle14">“0</text:span><text:span text:style-name="CharStyle13"> faithless and perverse genera­tion, how long must I still be with you? How long have I to bear with you? Bring him here</text:span></text:p>
        <text:list xml:id="list3274394612434040805" text:style-name="L34">
          <text:list-item>
            <text:p text:style-name="P299"><draw:frame draw:style-name="fr6" draw:name="54" text:anchor-type="paragraph" svg:x="2.2634in" svg:y="5.4465in" svg:width="0.2665in" svg:height="0.0161in" draw:z-index="55"><draw:image xlink:href="Pictures/10000000000000280000001B1C3E836D.jpg" xlink:type="simple" xlink:show="embed" xlink:actuate="onLoad"/><draw:contour-polygon svg:width="0.2665in" svg:height="0.1764in" svg:viewBox="0 0 677 448" draw:points="0,0 677,0 677,448 0,448" draw:recreate-on-edit="true"/></draw:frame><text:span text:style-name="CharStyle13"><text:tab/>to me.” So Jesus checked the daemon and it came out o! him, and from that hour the boy was</text:span></text:p>
          </text:list-item>
          <text:list-item>
            <text:p text:style-name="P286"><text:span text:style-name="CharStyle13"><text:tab/>healed. The disciples then came to Jesus in private and said, “Why could we not cast it out?”</text:span></text:p>
          </text:list-item>
          <text:list-item>
            <text:p text:style-name="P326"><text:span text:style-name="CharStyle13"><text:tab/>He said to them, “Because you have so little faith. I tell you truly, if you had faith the size of a grain of mustard-seed, you could say to this hill, ‘Move from here to there,’ and remove it would; nothing would be im­possible for you.”</text:span></text:p>
          </text:list-item>
        </text:list>
        <text:list xml:id="list190512072756151" text:style-name="L4">
          <text:list-item>
            <text:p text:style-name="P385"><text:span text:style-name="CharStyle13"><text:tab/>When his adherents mustered in Galilee, Jesus told them, “The Son of man is to be betrayed into</text:span></text:p>
          </text:list-item>
          <text:list-item>
            <text:p text:style-name="P327"><text:span text:style-name="CharStyle13"><text:tab/>the hands of men; they will kill him, but on the third day he shall be raised.” They were sorely distressed at this.</text:span></text:p>
          </text:list-item>
          <text:list-item>
            <text:p text:style-name="P385"><text:span text:style-name="CharStyle13"><text:tab/>WTien they reached Capharna- hum, the collectors of the tem­ple-tax came and asked Peter, “Does your teacher not pay the</text:span></text:p>
          </text:list-item>
          <text:list-item>
            <text:p text:style-name="P327"><text:span text:style-name="CharStyle13"><text:tab/>temple-tax?” He said, “Yes.” But when he went indoors, Jesus spoke first; “Tell me, Simon,” he said, “from whom do earthly kings collect customs or taxes? Is it from their own peo-</text:span></text:p>
          </text:list-item>
          <text:list-item>
            <text:p text:style-name="P358"><text:span text:style-name="CharStyle13"><text:tab/>pie or from aliens?” “From aliens,” he said. Then Jesus said to him, “So their own people are</text:span></text:p>
          </text:list-item>
          <text:list-item>
            <text:p text:style-name="P346"><text:span text:style-name="CharStyle13"><text:tab/>exempt. However, not to give any offence to them, go to the sea, throw a hook in, and take the first fish you bring up. Open its mouth and you will find a five-shilling piece; take that and give it to them for me and for yourself.”</text:span></text:p>
          </text:list-item>
        </text:list>
        <text:p text:style-name="P42"><text:span text:style-name="CharStyle59">At that hour the disciples came and asked Jesus, “Who is greatest in the Realm</text:span></text:p>
        <text:list xml:id="list3319680140856180594" text:style-name="L35">
          <text:list-item>
            <text:p text:style-name="P386"><text:span text:style-name="CharStyle13"><text:tab/>of heaven?” So he called a child,</text:span></text:p>
          </text:list-item>
          <text:list-item>
            <text:p text:style-name="P386"><text:span text:style-name="CharStyle13"><text:tab/>set it among them, and said, “I tell you truly, unless you turn and become like children, you will never get into the Realm of</text:span></text:p>
          </text:list-item>
          <text:list-item>
            <text:p text:style-name="P514"><text:span text:style-name="CharStyle60"><text:tab/></text:span><text:span text:style-name="CharStyle59">heaven at all. 'Whoever hum­</text:span></text:p>
          </text:list-item>
        </text:list>
        <text:p text:style-name="P20"><text:span text:style-name="CharStyle13">bles himself like this child, he is the greatest in the Realm of heaven; and whoever receives a 5 little child like this for my sake, receives me. But whoever is a 6 hindrance to one of these little ones who believe in me, better for him to have a great mill­stone hung round his neck and be sunk in the deep sea. Woe to 7 the world for hindrances! Hin­drances have to come, but—woe to the man by whom the hin­drance does come!</text:span></text:p>
        <text:p text:style-name="P103"><text:span text:style-name="CharStyle13">If your hand or your foot is a 8 hindrance to you, cut it off and throw it away; better be maimed or crippled and get into Life, than keep both feet or hands and be thrown into the everlasting fire.</text:span></text:p>
        <text:p text:style-name="P102"><text:span text:style-name="CharStyle13">If your eye is a hindrance to 9 you, tear it out and throw it away; better get into Life with one eye,</text:span></text:p>
        <text:p text:style-name="P242"><text:span text:style-name="CharStyle13">than keep your two eyes and be thrown into the fire of Gehenna.</text:span></text:p>
        <text:p text:style-name="P82"><text:span text:style-name="CharStyle13">See that you never despise one 10 of these little ones; for I tell you, their angels in heaven always look upon the face of my Father in heaven.</text:span></text:p>
        <text:p text:style-name="P82"><text:span text:style-name="CharStyle13">Tell me, if a man has a hun- 12 dred sheep and one of them strays, will he not leave the ninety-nine sheep on the hills and go in search of the one that has strayed? And if he happens 13 to find it, I tell you he rejoices over it more than over the ninety-nine that never went astray. So it is not the will of 14 your Father in heaven that a single one of these little ones should be lost.</text:span></text:p>
        <text:p text:style-name="P89"><text:span text:style-name="CharStyle13">If your brother sins against 15 you, go and reprove him, as be­tween you and him alone. If he</text:span></text:p>
        <text:p text:style-name="P29"><text:span text:style-name="CharStyle34">listens to you, then you have</text:span></text:p>
        <text:list xml:id="list190511994679511" text:style-name="L11">
          <text:list-item>
            <text:p text:style-name="P505"><text:span text:style-name="CharStyle34"><text:tab/>won your brother over; but if he will not listen, take one or two others along with you, so that </text:span><text:span text:style-name="CharStyle68">every case may be decided on the evidence of two or of three</text:span></text:p>
          </text:list-item>
        </text:list>
        <text:p text:style-name="P131"><text:span text:style-name="CharStyle34">&gt;7 </text:span><text:span text:style-name="CharStyle68">witnesses.</text:span><text:span text:style-name="CharStyle34"> If he refuses to listen to them, tell the church; and if he refuses to listen to the church, treat him as a pagan or a tax-</text:span></text:p>
        <text:list xml:id="list7499787513573945034" text:style-name="L36">
          <text:list-item>
            <text:p text:style-name="P506"><text:span text:style-name="CharStyle34"><text:tab/>gatherer. I tell you truly,</text:span></text:p>
          </text:list-item>
        </text:list>
        <text:p text:style-name="P123"><text:span text:style-name="CharStyle34">Whatever you prohibit on earth will be prohibited in heaven,</text:span></text:p>
        <text:p text:style-name="P123"><text:span text:style-name="CharStyle34">and whatever you permit on earth will be permitted in heaven.</text:span></text:p>
        <text:list xml:id="list190526460289856" text:continue-numbering="true" text:style-name="L36">
          <text:list-item>
            <text:p text:style-name="P507"><text:span text:style-name="CharStyle34"><text:tab/>I tell you another thing: if two of you agree on earth about any­thing you pray for, it will be done for you by my Father in</text:span></text:p>
          </text:list-item>
          <text:list-item>
            <text:p text:style-name="P508"><text:span text:style-name="CharStyle34"><text:tab/>heaven. For where two or three have gathered in my name, I am there among them.”</text:span></text:p>
          </text:list-item>
          <text:list-item>
            <text:p text:style-name="P507"><text:span text:style-name="CharStyle34"><text:tab/>Then Peter came up and said to him, “Lord, how often is my brother to sin against me and be forgiven? Up to seven</text:span></text:p>
          </text:list-item>
          <text:list-item>
            <text:p text:style-name="P508"><text:span text:style-name="CharStyle34"><text:tab/>times?” Jesus said to him, “Seven times? I say, seventy</text:span></text:p>
          </text:list-item>
          <text:list-item>
            <text:p text:style-name="P508"><text:span text:style-name="CharStyle34"><text:tab/>times seven! That is why the Realm of heaven may be com­pared to a king who resolved to settle accounts with his servants.</text:span></text:p>
          </text:list-item>
          <text:list-item>
            <text:p text:style-name="P508"><text:span text:style-name="CharStyle34"><text:tab/>When he began the settlement, a debtor was brought in who owed him three million pounds;</text:span></text:p>
          </text:list-item>
          <text:list-item>
            <text:p text:style-name="P508"><text:span text:style-name="CharStyle34"><text:tab/>as he was unable to pay, his master ordered him to be sold, along with his wife and children and all he had, in payment of</text:span></text:p>
          </text:list-item>
          <text:list-item>
            <text:p text:style-name="P509"><text:span text:style-name="CharStyle34"><text:tab/>the sum. So the servant fell down and prayed him, ‘Have patience with me, and I will pay</text:span></text:p>
          </text:list-item>
          <text:list-item>
            <text:p text:style-name="P498"><text:span text:style-name="CharStyle13"><text:tab/>you it all.’ And out of pity for that servant, his master released him and discharged his debt.</text:span></text:p>
          </text:list-item>
          <text:list-item>
            <text:p text:style-name="P509"><text:span text:style-name="CharStyle34"><text:tab/>But as that servant went away, he met one of his fellow-servants who owed him twenty pounds,</text:span></text:p>
          </text:list-item>
        </text:list>
        <text:p text:style-name="P30"><text:span text:style-name="CharStyle34">and seizing him by the throat he said, ‘Pay your debt!’ So his 29 fellow-servant fell down and im­plored him, saying, ‘Have pa­tience with me, and I will pay you.’ But he refused; he went 30 and had him thrown into prison, till he should pay the debt.</text:span></text:p>
        <text:p text:style-name="P30"><text:span text:style-name="CharStyle34">Now when his fellow-servants 31 saw what had happened, they were greatly distressed, and they went and explained to their master all that had happened. Then his master summoned </text:span><text:span text:style-name="CharStyle70">him</text:span><text:span text:style-name="CharStyle34"> 32 and said, ‘You scoundrel of a servant! I discharged all that debt for you, because you im­plored me. Ought you not to 33 have had mercy on your fellow- servant, as I had on you?’ And 34 in hot anger his master handed him over to the torturers, till he should pay him all the debt. My </text:span><text:span text:style-name="CharStyle71">35 </text:span><text:span text:style-name="CharStyle34">heavenly Father will do the same to you, unless you each forgive your brother from the heart.”</text:span></text:p>
        <text:p text:style-name="P70"><text:span text:style-name="CharStyle34">When Jesus finished say- 1 </text:span><text:span text:style-name="CharStyle72">q </text:span><text:span text:style-name="CharStyle34">ing all this, he moved from AV Galilee and went to the territory of Judaea that lies across the Jordan. Large crowds followed 2 him, and he healed them there.</text:span></text:p>
        <text:p text:style-name="P71"><text:span text:style-name="CharStyle59">Then up came some Pharisees 3 to tempt him. They asked, “Is it right to divorce one’s wife for any reason?” He replied, “Have </text:span><text:span text:style-name="CharStyle60">4 </text:span><text:span text:style-name="CharStyle59">you never read that He who </text:span><text:span text:style-name="CharStyle73">created them male and female </text:span><text:span text:style-name="CharStyle59">from the beginning, said,<text:tab/>5</text:span></text:p>
        <text:p text:style-name="P97"><text:span text:style-name="CharStyle43">Hence a man shall leave his father and mother, and cleave to his tvife, and the pair shall be one flesh?</text:span></text:p>
        <text:p text:style-name="P30"><text:soft-page-break/><text:span text:style-name="CharStyle34">So they are no longer two, but </text:span><text:span text:style-name="CharStyle74">6 </text:span><text:span text:style-name="CharStyle34">one flesh. What God has joined, then, man must not separate.” They said to him, “Then why </text:span><text:span text:style-name="CharStyle71">7 </text:span><text:span text:style-name="CharStyle34">did Moses lay it down that we were to </text:span><text:span text:style-name="CharStyle68">divorce by giving a sepa­ration-notice?”</text:span><text:span text:style-name="CharStyle34"> He said to them, </text:span><text:span text:style-name="CharStyle71">8</text:span></text:p>
        <text:p text:style-name="P198"><text:span text:style-name="CharStyle13">Moses permitted you to divorce your wives, on account of the hardness of your hearts, but it was not so from the beginning.</text:span></text:p>
        <text:p text:style-name="P48"><text:span text:style-name="CharStyle13">9 I tell you, whoever divorces his wife except for unchastity and marries another woman, com­mits adultery; and he who mar­ries a divorced woman commits</text:span></text:p>
        <text:p text:style-name="P48"><text:span text:style-name="CharStyle13">io adultery.” The disciples said to him, “If that is a man’s position with his wife, better not marry</text:span></text:p>
        <text:p text:style-name="P48"><text:span text:style-name="CharStyle13">n at all!” He said to them, “True, but this truth is not practicable for everyone, it is only for those who have the gift.</text:span></text:p>
        <text:p text:style-name="P237"><text:span text:style-name="CharStyle13">ia There are eunuchs who have been eunuchs from their birth,</text:span></text:p>
        <text:p text:style-name="P225"><text:span text:style-name="CharStyle13">there are eunuchs who have been made eunuchs by men, and there are eunuchs who have made themselves eu­nuchs for the sake of the Realm of heaven.</text:span></text:p>
        <text:p text:style-name="P198"><text:span text:style-name="CharStyle13">Let anyone practice it for whom it is practicable.”</text:span></text:p>
        <text:list xml:id="list4778148454167398825" text:style-name="L37">
          <text:list-item>
            <text:p text:style-name="P388"><text:span text:style-name="CharStyle13"><text:tab/>Then children were brought to him that he might lay his hands on them and pray over them. The disciples checked the people,</text:span></text:p>
          </text:list-item>
          <text:list-item>
            <text:p text:style-name="P307"><text:span text:style-name="CharStyle13"><text:tab/>but Jesus said to them, “Let the children alone, do not stop them from coming to me: the Realm of heaven belongs to such as</text:span></text:p>
          </text:list-item>
          <text:list-item>
            <text:p text:style-name="P510"><text:span text:style-name="CharStyle34"><text:tab/>these.” So he laid his hands on them and went upon his way.</text:span></text:p>
          </text:list-item>
          <text:list-item>
            <text:p text:style-name="P388"><text:span text:style-name="CharStyle13"><text:tab/>Up came a man and said to him, “Teacher, what good deed must I do to gain life eternal?”</text:span></text:p>
          </text:list-item>
          <text:list-item>
            <text:p text:style-name="P287"><text:span text:style-name="CharStyle13"><text:tab/>He said to him, “Why do you ask me about what is good? One alone is good. But if you want to get into Life, keep the com-</text:span></text:p>
          </text:list-item>
          <text:list-item>
            <text:p text:style-name="P265"><text:span text:style-name="CharStyle44"><text:tab/>mands.” “Which?” he said. And Jesus answered, “The com­mands, </text:span><text:span text:style-name="CharStyle43">you shall not kill, you shell not commit adultery, you shall not steal, you shall not bear</text:span></text:p>
          </text:list-item>
          <text:list-item>
            <text:p text:style-name="P266"><text:span text:style-name="CharStyle44"><text:tab/></text:span><text:span text:style-name="CharStyle43">false witness, honour your father and mother,</text:span><text:span text:style-name="CharStyle44"> and </text:span><text:span text:style-name="CharStyle43">you must love</text:span></text:p>
          </text:list-item>
        </text:list>
        <text:p text:style-name="P20"><text:span text:style-name="CharStyle24">your neighbour as yourself." </text:span><text:span text:style-name="CharStyle13">The young man said, “I have 20 observed all these. What more is required?” Jesus said to him, 21 “If you want to be perfect, go and sell your property, give the money to the poor and you shall have treasure in heaven; then come and follow me.” When the </text:span><text:span text:style-name="CharStyle48">23 </text:span><text:span text:style-name="CharStyle13">young man heard that, he went sadly away, for he had great pos­sessions. And Jesus said to his 23 disciples, “I tell you truly, it will be difficult for a rich man to get into the Realm of heaven. I tell 24 you again, it is easier for a camel to get through a needle’s eye than for a rich man to get into the Realm of God.” When the 25 disciples heard this, they were utterly astounded; they said, “Who then can possibly be saved?” Jesus looked at them 26 and said, “This is impossible for men, but anything is possible for God.” Then Peter re- 27 plied, “Well, we have left our all and followed you. Now what are we to get?” Jesus said 28 to them, “I tell you truly, in the new world, when the Son of man shall sit on the throne of his glory, you who have followed me shall also sit on twelve thrones to govern the twelve tribes of Israel. Everyone who 29 has left brothers or sisters or father or mother or wife or chil­dren or lands or houses for my name’s sake will get a hundred times as much and inherit life eternal. Many who are first 30 shall be last, and many who are last shall be first.</text:span></text:p>
        <text:p text:style-name="P82"><text:span text:style-name="CharStyle13">For the Realm of heaven is like a householder who went out early in the morning to hire labourers for his vine­yard; and after agreeing with 2 the labourers to pay them a shilling a day, he sent them into</text:span></text:p>
      </text:section>
      <text:section text:style-name="Sect5" text:name="Section11">
        <text:list xml:id="list190512288803500" text:style-name="L31">
          <text:list-item>
            <text:p text:style-name="P427"><text:span text:style-name="CharStyle13"><text:tab/>his vineyard. Then, on going out at nine o’clock, he noticed some other labourers standing in the marketplace doing noth-</text:span></text:p>
          </text:list-item>
          <text:list-item>
            <text:p text:style-name="P371"><text:span text:style-name="CharStyle13"><text:tab/>ing: to them he said, ‘You go into the vineyard too, and I will give you whatever wage is fair.’</text:span></text:p>
          </text:list-item>
          <text:list-item>
            <text:p text:style-name="P371"><text:span text:style-name="CharStyle13"><text:tab/>So they went in. Going out again at twelve o’clock and at three o’clock, he did the same</text:span></text:p>
          </text:list-item>
          <text:list-item>
            <text:p text:style-name="P371"><text:span text:style-name="CharStyle13"><text:tab/>thing. And when he went out at five o’clock, he came upon some others who were standing; he said to them, ‘Why have you stood doing nothing all the day?’</text:span></text:p>
          </text:list-item>
          <text:list-item>
            <text:p text:style-name="P371"><text:span text:style-name="CharStyle13"><text:tab/>‘Because nobody hired us,’ they said. He told them, ‘You go into the vineyard too.’</text:span></text:p>
          </text:list-item>
          <text:list-item>
            <text:p text:style-name="P371"><text:span text:style-name="CharStyle13"><text:tab/>When evening came, the master of the vineyard said to his bailiff, ‘Summon the labourers and pay them their wages, be­ginning with the last and going</text:span></text:p>
          </text:list-item>
          <text:list-item>
            <text:p text:style-name="P371"><text:span text:style-name="CharStyle13"><text:tab/>on to the first.’ When those who had been hired about five o’clock came, they got a shilling each.</text:span></text:p>
          </text:list-item>
          <text:list-item>
            <text:p text:style-name="P288"><text:span text:style-name="CharStyle13"><text:tab/>So when the first labourers came up, they supposed they would get more; but they too got each</text:span></text:p>
          </text:list-item>
          <text:list-item>
            <text:p text:style-name="P288"><text:span text:style-name="CharStyle13"><text:tab/>their shilling. And on getting it they grumbled at the house-</text:span></text:p>
          </text:list-item>
          <text:list-item>
            <text:p text:style-name="P288"><text:span text:style-name="CharStyle13"><text:tab/>holder. ‘These last/ they said, ‘have only worked a single hour, and yet you have ranked them equal to us who have borne the brunt of the day’s work and the</text:span></text:p>
          </text:list-item>
          <text:list-item>
            <text:p text:style-name="P288"><text:span text:style-name="CharStyle13"><text:tab/>heat!’ Then he replied to one of them, ‘My man, I am not wronging you. Did you not agree with me for a shilling?</text:span></text:p>
          </text:list-item>
          <text:list-item>
            <text:p text:style-name="P308"><text:span text:style-name="CharStyle13"><text:tab/>Take what belongs to you and be off; I choose to give this last</text:span></text:p>
          </text:list-item>
          <text:list-item>
            <text:p text:style-name="P308"><text:span text:style-name="CharStyle13"><text:tab/>man the same as you. Can I not do as I please with what be­longs to me? Have you a grudge</text:span></text:p>
          </text:list-item>
          <text:list-item>
            <text:p text:style-name="P431"><text:span text:style-name="CharStyle13"><text:tab/>because I am generous?’ So shall the last be first and the first last.”</text:span></text:p>
          </text:list-item>
          <text:list-item>
            <text:p text:style-name="P421"><text:span text:style-name="CharStyle13"><text:tab/>As Jesus was about to go up to Jerusalem, he took the twelve</text:span></text:p>
          </text:list-item>
        </text:list>
        <text:p text:style-name="P20"><text:span text:style-name="CharStyle13">aside by themselves and said to them as they were on the road, “We are going up to Jerusalem, 18 and the Son of man will be be­trayed to the high priest and scribes; they will sentence him 19 to death and hand him over to the Gentiles to be mocked and scourged and crucified; then on the third day he will be raised.”</text:span></text:p>
        <text:p text:style-name="P82"><text:span text:style-name="CharStyle13">Then the mother of the sons 20 of Zebedseus came up to him with her sons, praying him for a favour. He said to her, “What 21 do you want?” She said, “Give orders that my two sons are to sit at your right hand and at your left in your Realm.” Jesus 22 replied, “You do not know what you are asking. Can you drink the cup I am going to drink?” They said to him, “We can.” “You shall drink my cup,” said 23 Jesus, “but it is not for me to grant seats at my right hand and at my left; these belong to the men for whom they have been destined by my Father.” When the ten heard of this, 24 they were angry at the two brothers, but Jesus called them 25 and said,</text:span></text:p>
        <text:p text:style-name="P20"><text:span text:style-name="CharStyle13">“You know that the rulers of the Gentiles lord it over them, and their great men overbear them:</text:span></text:p>
        <text:p text:style-name="P111"><text:span text:style-name="CharStyle13">not so with you.<text:tab/>26</text:span></text:p>
        <text:p text:style-name="P76"><text:span text:style-name="CharStyle13">Whoever wants to be the great man among you must be your servant,</text:span></text:p>
        <text:p text:style-name="P76"><text:span text:style-name="CharStyle13">and whoever wants to be first 27 among you must be the slave of all;</text:span></text:p>
        <text:p text:style-name="P76"><text:soft-page-break/><text:span text:style-name="CharStyle13">just as the Son of man has not 28 come to be served but to serve,</text:span></text:p>
        <text:p text:style-name="P136"><text:span text:style-name="CharStyle13">and to give his life as a ran­som for many.”</text:span></text:p>
        <text:p text:style-name="P37"><text:span text:style-name="CharStyle13">As they were leaving Jericho, 29 a crowd followed him, and when 30</text:span></text:p>
        <text:p text:style-name="P499"><draw:frame draw:style-name="fr3" draw:name="55" text:anchor-type="paragraph" svg:x="2.252in" svg:y="2.1071in" svg:width="0.2634in" svg:height="0.0161in" draw:z-index="56"><draw:image xlink:href="Pictures/10000000000000280000001A42DA533C.jpg" xlink:type="simple" xlink:show="embed" xlink:actuate="onLoad"/><draw:contour-polygon svg:width="0.263in" svg:height="0.1728in" svg:viewBox="0 0 668 439" draw:points="0,0 668,0 668,439 0,439" draw:recreate-on-edit="true"/></draw:frame><text:span text:style-name="CharStyle13">two blind men who were sitting beside the road heard Jesus was passing, they shouted, “O Lord, Son of David, have pity on us!”</text:span></text:p>
        <text:list xml:id="list190514081661748" text:style-name="L10">
          <text:list-item>
            <text:p text:style-name="P297"><text:span text:style-name="CharStyle13"><text:tab/>The crowd checked them and told them to be quiet, but they shouted all the louder, </text:span><text:span text:style-name="CharStyle14">“0</text:span><text:span text:style-name="CharStyle13"> Lord, Son of David, have pity on us!”</text:span></text:p>
          </text:list-item>
          <text:list-item>
            <text:p text:style-name="P317"><text:span text:style-name="CharStyle13"><text:tab/>So Jesus stopped and called them. He said, “W</text:span><text:span text:style-name="CharStyle13"><text:span text:style-name="T1">T</text:span></text:span><text:span text:style-name="CharStyle13">hat do you v'ant me to do for you?”</text:span></text:p>
          </text:list-item>
          <text:list-item>
            <text:p text:style-name="P317"><text:span text:style-name="CharStyle13"><text:tab/>“Lord,” they said, “we want our</text:span></text:p>
          </text:list-item>
          <text:list-item>
            <text:p text:style-name="P317"><text:span text:style-name="CharStyle13"><text:tab/>eyes opened.” Then Jesus in pity touched their eyes, and they regained their sight at once and followed him.</text:span></text:p>
          </text:list-item>
        </text:list>
        <text:p text:style-name="P26"><text:span text:style-name="CharStyle13">When they came near Jerusalem and had reached Bethphage at the Hill of Olives, then Jesus despatched two dis-</text:span></text:p>
        <text:list xml:id="list4793723003219552843" text:style-name="L38">
          <text:list-item>
            <text:p text:style-name="P389"><text:span text:style-name="CharStyle13"><text:tab/>ciples, saying to them, “Go to the village in front of you and you will at once find an ass tethered, with a colt alongside of her; untether them and bring</text:span></text:p>
          </text:list-item>
          <text:list-item>
            <text:p text:style-name="P389"><text:span text:style-name="CharStyle13"><text:tab/>them to me. If anyone says anything to you, you will say that the Lord needs them; then he will at once let them go.”</text:span></text:p>
          </text:list-item>
        </text:list>
        <text:p text:style-name="P48"><text:span text:style-name="CharStyle13">.4 (This took place for the fulfil­ment of what had been spoken by the prophet,</text:span></text:p>
        <text:list xml:id="list190512847177129" text:style-name="L35">
          <text:list-item>
            <text:p text:style-name="P272"><text:span text:style-name="CharStyle77"><text:tab/></text:span><text:span text:style-name="CharStyle76">Tell the daughter of Sion,</text:span></text:p>
          </text:list-item>
        </text:list>
        <text:p text:style-name="P187"><text:span text:style-name="CharStyle76">‘Here is your king coming to you,</text:span></text:p>
        <text:p text:style-name="P235"><text:span text:style-name="CharStyle76">He is gentle and mounted on an ass,</text:span></text:p>
        <text:p text:style-name="P187"><text:span text:style-name="CharStyle76">and on a colt, the foal of a beast of burden.’)</text:span></text:p>
        <text:list xml:id="list190527650162847" text:continue-numbering="true" text:style-name="L35">
          <text:list-item>
            <text:p text:style-name="P390"><text:span text:style-name="CharStyle13"><text:tab/>So the disciples went and did</text:span></text:p>
          </text:list-item>
          <text:list-item>
            <text:p text:style-name="P390"><text:span text:style-name="CharStyle13"><text:tab/>as Jesus told them; they brought the ass and the colt and put their clothes on them. Jesus seated</text:span></text:p>
          </text:list-item>
          <text:list-item>
            <text:p text:style-name="P390"><text:span text:style-name="CharStyle13"><text:tab/>himself on them, and the greater part of the crowd spread their clothes on the road, while others cut branches from the trees and</text:span></text:p>
          </text:list-item>
          <text:list-item>
            <text:p text:style-name="P423"><text:span text:style-name="CharStyle13"><text:tab/>strewed them on the road. And the crowds who went in front of him and who followed behind shouted,</text:span></text:p>
          </text:list-item>
        </text:list>
        <text:p text:style-name="P87"><text:span text:style-name="CharStyle76">“Hosanna to the Son of David!</text:span></text:p>
        <text:p text:style-name="P183"><text:span text:style-name="CharStyle76">Blessed be he who conies in the Lord’s name!</text:span></text:p>
        <text:p text:style-name="P82"><text:span text:style-name="CharStyle18">Hosanna</text:span><text:span text:style-name="CharStyle19"> </text:span><text:span text:style-name="CharStyle13">in high heaven!”</text:span></text:p>
        <text:p text:style-name="P82"><text:span text:style-name="CharStyle13">When he entered Jerusalem, 10 the whole city was in excitement over him. “Who is this?” they 11 said, and the crowds replied, “This is the prophet Jesus from Nazaret in Galilee!” Then 12 Jesus went into the temple of God and drove out all who were buying and selling inside the temple; he upset the tables of the money-changers and the stalls of those who sold doves, telling 13 them, “It is written, </text:span><text:span text:style-name="CharStyle18">My house shall be called a house of prayer, </text:span><text:span text:style-name="CharStyle13">but you make it </text:span><text:span text:style-name="CharStyle18">a den of rob­bers.”</text:span></text:p>
        <text:p text:style-name="P85"><text:soft-page-break/><text:span text:style-name="CharStyle13">Blind and lame people came 14 up to him in the temple, and he healed them. But when the high 15 priests and scribes saw his won­derful deeds and saw the chil­dren who shouted in the temple, “Hosanna to the Son of David!” they were indignant; they said 16 to him, “Do you hear what they are saying?” “Yes,” said Jesus, “and have you never read, </text:span><text:span text:style-name="CharStyle18">Thou hast brought praise to perfection from the mouth of babes and sucklings?”</text:span><text:span text:style-name="CharStyle19"> </text:span><text:span text:style-name="CharStyle13">Then he left them 17 and went outside the city to Bethany, where he spent the night.</text:span></text:p>
        <text:p text:style-name="P89"><text:span text:style-name="CharStyle13">In the morning, as he came 18 back to the city, he felt hungry, and noticing a fig tree by the 19 roadside he went up to it, but found nothing on it except leaves. He said to it, “May no fruit ever come from you after this!” And instantly the fig tree withered up. When the disciples 20 saw this, they marvelled. “How did the fig tree wither up in an instant?” they said. Jesus an- 21 swered, “I tell you truly, if you have faith, if you have no doubt,</text:span></text:p>
        <text:p text:style-name="P229"><text:span text:style-name="CharStyle13">you will not only do what has been done to the fig tree, but even if you say to this hill, ‘Take and throw yourself into the sea,’</text:span></text:p>
        <text:list xml:id="list190512497198782" text:style-name="L3">
          <text:list-item>
            <text:p text:style-name="P468"><text:span text:style-name="CharStyle13"><text:tab/>it will be done. All that ever you ask in prayer you shall have, if you believe.”</text:span></text:p>
          </text:list-item>
          <text:list-item>
            <text:p text:style-name="P470"><text:span text:style-name="CharStyle13"><text:tab/>When he entered the temple, the high priests and elders of the people came up to him as he was teaching, and said, “What authority have you for acting in this way? W</text:span><text:span text:style-name="CharStyle13"><text:span text:style-name="T1">T</text:span></text:span><text:span text:style-name="CharStyle13">ho gave you this</text:span></text:p>
          </text:list-item>
          <text:list-item>
            <text:p text:style-name="P471"><text:span text:style-name="CharStyle13"><text:tab/>authority?” Jesus replied, “Well, I will ask you a question, and if you answer me, then I will tell you what authority I have for acting as I do. Where did the baptism of John come from ? From heaven or from men?” They argued to themselves, “If we say, ‘From heaven,’ he will say to us, ‘Then why did you</text:span></text:p>
          </text:list-item>
        </text:list>
        <text:list xml:id="list190512411193508" text:style-name="L28">
          <text:list-item>
            <text:p text:style-name="P462"><text:span text:style-name="CharStyle13"><text:tab/>not believe him?’ And if we say, ‘From men,’ we are afraid of the crowd, for they all hold</text:span></text:p>
          </text:list-item>
          <text:list-item>
            <text:p text:style-name="P462"><text:span text:style-name="CharStyle13"><text:tab/>that John was a prophet.” So they answered Jesus, “We do not know.” He said to them, “No more will I tell you what authority I have for acting as I</text:span></text:p>
          </text:list-item>
          <text:list-item>
            <text:p text:style-name="P462"><text:span text:style-name="CharStyle13"><text:tab/>do. Tell me what you think. A man had two sons. He went to the first and said, ‘Son, go and work in the vineyard to-</text:span></text:p>
          </text:list-item>
          <text:list-item>
            <text:p text:style-name="P462"><text:span text:style-name="CharStyle13"><text:tab/>day’; he replied, ‘I will go, sir,’</text:span></text:p>
          </text:list-item>
          <text:list-item>
            <text:p text:style-name="P462"><text:span text:style-name="CharStyle13"><text:tab/>but he did not go. The man went to the second and said the same to him; he replied, ‘I will not,’ but afterwards he changed his</text:span></text:p>
          </text:list-item>
          <text:list-item>
            <text:p text:style-name="P462"><text:span text:style-name="CharStyle13"><text:tab/>mind and did go. Which of the two did the will of the father?” They said, “The last.” Jesus said to them, “I tell you truly, the taxgatherers and harlots are going into the Realm of God be-</text:span></text:p>
          </text:list-item>
          <text:list-item>
            <text:p text:style-name="P462"><text:span text:style-name="CharStyle13"><text:tab/>fore you. For John showed you God’s way to be good, and you would not believe him; the tax- gatherers and harlots believed him, and even though you saw</text:span></text:p>
          </text:list-item>
        </text:list>
        <text:p text:style-name="P21"><text:span text:style-name="CharStyle13">that you would not change your mind afterwards and believe him.</text:span></text:p>
        <text:p text:style-name="P83"><text:span text:style-name="CharStyle13">Listen to another parable. 33 There was a householder who </text:span><text:span text:style-name="CharStyle24">'planted a vineyard, put a fence round it, dug a wine-vat inside it, and built a watchtower:</text:span><text:span text:style-name="CharStyle13"> then he leased it to vinedressers and went abroad. When the fruit- 34 season was near, he sent his serv­ants to the vinedressers to col­lect his fruit; but the vine- 35 dressers took his servants and flogged one, killed another, and stoned a third. Once more he 36 sent some other servants, more than he had sent at first, and they did the same to them. Afterwards he sent them his son; 37 ‘They will respect my son,’ he said. But when the vinedressers </text:span><text:span text:style-name="CharStyle24">38 </text:span><text:span text:style-name="CharStyle13">saw his son, they said to them­selves, ‘Here is the heir; come on, let us kill him and seize his in­heritance!’ So they took and </text:span><text:span text:style-name="CharStyle14">39 </text:span><text:span text:style-name="CharStyle13">threw him outside the vineyard and killed him. Now, when the 40 owner of the vineyard comes, what will he do to these vine­dressers?” They replied, “He </text:span><text:span text:style-name="CharStyle14">4</text:span><text:span text:style-name="CharStyle13"><text:span text:style-name="T1">1 </text:span></text:span><text:span text:style-name="CharStyle13">will utterly destroy the wretches and lease the vineyard to other vinedressers, who will give him the fruits in their season.” Jesus said to them, “Have you 42 never read in the scriptures,</text:span></text:p>
        <text:p text:style-name="P77"><text:span text:style-name="CharStyle36">The stone that the builders re­jected</text:span></text:p>
        <text:p text:style-name="P138"><text:span text:style-name="CharStyle36">is the chief stone now of the corner:</text:span></text:p>
        <text:p text:style-name="P208"><text:span text:style-name="CharStyle36">this is the doing of the Lord, and a wonder to our eyes?</text:span></text:p>
        <text:list xml:id="list2607682164261676011" text:style-name="L39">
          <text:list-item>
            <text:p text:style-name="P434"><text:span text:style-name="CharStyle13"><text:tab/>tell you therefore that the </text:span><text:span text:style-name="CharStyle14">43 </text:span><text:span text:style-name="CharStyle13">Realm of God will be taken from you and given to a nation that bears the fruits of the Realm.</text:span></text:p>
          </text:list-item>
        </text:list>
        <text:p text:style-name="P75"><text:span text:style-name="CharStyle13">Everyone who falls on this </text:span><text:span text:style-name="CharStyle14">44 </text:span><text:span text:style-name="CharStyle13">stone will be shattered,</text:span></text:p>
      </text:section>
      <text:section text:style-name="Sect5" text:name="Section12">
        <text:p text:style-name="P478"><draw:frame draw:style-name="fr7" draw:name="56" text:anchor-type="paragraph" svg:x="2.252in" svg:y="1.2236in" svg:width="0.2665in" svg:height="0.0161in" draw:z-index="57"><draw:image xlink:href="Pictures/10000000000000280000001A8A610DD0.jpg" xlink:type="simple" xlink:show="embed" xlink:actuate="onLoad"/><draw:contour-polygon svg:width="0.2665in" svg:height="0.1728in" svg:viewBox="0 0 677 439" draw:points="0,0 677,0 677,439 0,439" draw:recreate-on-edit="true"/></draw:frame><text:span text:style-name="CharStyle13">and whoever it falls upon will be crushed.”</text:span></text:p>
        <text:list xml:id="list6311301051488947434" text:style-name="L40">
          <text:list-item>
            <text:p text:style-name="P391"><text:span text:style-name="CharStyle13"><text:tab/>When the high priests and Pharisees heard these parables, they knew that he was speaking</text:span></text:p>
          </text:list-item>
          <text:list-item>
            <text:p text:style-name="P359"><text:span text:style-name="CharStyle13"><text:tab/>about them; they tried to get hold of him, but they were afraid of the crowds, as the crowds held him to be a prophet.</text:span></text:p>
          </text:list-item>
        </text:list>
        <text:p text:style-name="P26"><text:span text:style-name="CharStyle13">Then Jesus again ad­dressed them in parables.</text:span></text:p>
        <text:list xml:id="list3858836913936082111" text:style-name="L41">
          <text:list-item>
            <text:p text:style-name="P387"><text:span text:style-name="CharStyle13"><text:tab/>“'The Realm of heaven,” he said, ‘‘may be compared to a king who gave a marriage-banquet in</text:span></text:p>
          </text:list-item>
          <text:list-item>
            <text:p text:style-name="P387"><text:span text:style-name="CharStyle13"><text:tab/>honour of his son. He sent his servants to summon the invited guests to the feast, but they</text:span></text:p>
          </text:list-item>
          <text:list-item>
            <text:p text:style-name="P372"><text:span text:style-name="CharStyle13"><text:tab/>would not come. Once more he sent some other servants, saying, ‘Tell the invited guests, here is my supper all prepared, my oxen and fat cattle are killed, and everything is ready; come</text:span></text:p>
          </text:list-item>
          <text:list-item>
            <text:p text:style-name="P372"><text:span text:style-name="CharStyle13"><text:tab/>to the marriage-banquet.’ But they paid no attention and went off, one to his estate, another to</text:span></text:p>
          </text:list-item>
          <text:list-item>
            <text:p text:style-name="P372"><text:span text:style-name="CharStyle13"><text:tab/>his business, while the rest seized his servants and ill-treated them</text:span></text:p>
          </text:list-item>
          <text:list-item>
            <text:p text:style-name="P372"><text:span text:style-name="CharStyle13"><text:tab/>and killed them. The king was enraged; he sent his troops and destroyed those murderers and</text:span></text:p>
          </text:list-item>
          <text:list-item>
            <text:p text:style-name="P372"><text:span text:style-name="CharStyle13"><text:tab/>burned up their city. Then he said to his servants, ‘The mar­riage-banquet is all ready, but the invited guests did not de-</text:span></text:p>
          </text:list-item>
          <text:list-item>
            <text:p text:style-name="P372"><text:span text:style-name="CharStyle13"><text:tab/>serve it. So go to the byeways and invite anyone you meet to</text:span></text:p>
          </text:list-item>
          <text:list-item>
            <text:p text:style-name="P289"><text:span text:style-name="CharStyle13"><text:tab/>the marriage-banquet.’ And those servants went out on the roads and gathered all they met, bad and good alike. Thus the marriage-banquet was supplied</text:span></text:p>
          </text:list-item>
          <text:list-item>
            <text:p text:style-name="P289"><text:span text:style-name="CharStyle13"><text:tab/>with guests. When the king came in to view his guests, he saw a man there who was not</text:span></text:p>
          </text:list-item>
          <text:list-item>
            <text:p text:style-name="P289"><text:span text:style-name="CharStyle13"><text:tab/>dressed in a wedding-robe. So he said to him, ‘My man, how did you get in here without a wedding-robe?’ The man was</text:span></text:p>
          </text:list-item>
          <text:list-item>
            <text:p text:style-name="P424"><text:span text:style-name="CharStyle13"><text:tab/>speechless. Then said the king to his servants. ‘Take him hand</text:span></text:p>
          </text:list-item>
        </text:list>
        <text:p text:style-name="P20"><text:span text:style-name="CharStyle13">and foot, and throw him outside, out into the darkness; there men will wail and gnash their teeth. For many are invited but few are 14 chosen.’ ”</text:span></text:p>
        <text:p text:style-name="P59"><text:span text:style-name="CharStyle13">Then the Pharisees went and 15 plotted to trap him in talk. They sent him their disciples 16 with the Herodians, who said, ‘‘Teacher, we know you are sin­cere and that you teach the Way of God honestly and fear­lessly; you do not court human favour. Tell us, then, what you 17 think about this: is it right to pay taxes to Caesar or not?” But Jesus detected their malice. 18 He said, “Why do you tempt me, you hypocrites? Show me 19 the coin for taxes.” So they brought him a shilling. Then 20 Jesus said to them, “Whose like­ness, whose inscription is this?” “Caesar’s,” they said. Then he 21 told them, “Give Caesar what be­longs to Caesar, give God what belongs to God.” When they 22 heard that, they marvelled; then they left him and went away.</text:span></text:p>
        <text:p text:style-name="P66"><text:span text:style-name="CharStyle13">That same day some Sad- 23 ducees came up to him, men who hold there is no resurrection. They put this question to him: “Teacher, Moses said that </text:span><text:span text:style-name="CharStyle24">if</text:span><text:span text:style-name="CharStyle13"> 24 </text:span><text:span text:style-name="CharStyle24">anyone dies without children, his brother is to espouse his wife and raise of spring for his brother. </text:span><text:span text:style-name="CharStyle13">Now there were seven brothers 25 in our number. The first mar­ried and died; as he had no chil­dren, he left his wife to his brother. The same happened </text:span><text:span text:style-name="CharStyle24">26 </text:span><text:span text:style-name="CharStyle13">with the second and the third, down to the seventh. After 27 them all, the woman died. Now 28 at the resurrection whose wife will she be? They all had her.” Jesus answered them, “You go 29 wrong because you understand neither the scriptures nor the power of God. At the resurrec- 30</text:span></text:p>
        <text:p text:style-name="P500"><draw:frame draw:style-name="fr3" draw:name="57" text:anchor-type="paragraph" svg:x="2.2583in" svg:y="6.3236in" svg:width="0.2701in" svg:height="0.0161in" draw:z-index="58"><draw:image xlink:href="Pictures/10000000000000290000001BA584E84A.jpg" xlink:type="simple" xlink:show="embed" xlink:actuate="onLoad"/><draw:contour-polygon svg:width="0.2693in" svg:height="0.1764in" svg:viewBox="0 0 684 448" draw:points="0,0 684,0 684,448 0,448" draw:recreate-on-edit="true"/></draw:frame><text:span text:style-name="CharStyle13">tion people neither marry nor are married, they are like the</text:span></text:p>
        <text:list xml:id="list3434656127027739379" text:style-name="L42">
          <text:list-item>
            <text:p text:style-name="P290"><text:span text:style-name="CharStyle13"><text:tab/>angels of God in heaven. And as for the resurrection of the dead, have you not read what</text:span></text:p>
          </text:list-item>
          <text:list-item>
            <text:p text:style-name="P273"><text:span text:style-name="CharStyle78"><text:tab/>was said to you by God, </text:span><text:span text:style-name="CharStyle76">I am the God of Abrafiam and the God of Isaac and the God of Jacob</text:span><text:span text:style-name="CharStyle79">?</text:span><text:span text:style-name="CharStyle78"> He is not a God of dead</text:span></text:p>
          </text:list-item>
          <text:list-item>
            <text:p text:style-name="P328"><text:span text:style-name="CharStyle13"><text:tab/>people but of living.” And when the crowds heard this, they were astounded at his teaching.</text:span></text:p>
          </text:list-item>
          <text:list-item>
            <text:p text:style-name="P394"><text:span text:style-name="CharStyle13"><text:tab/>The Pharisees, hearing that he had silenced the Sadducees,</text:span></text:p>
          </text:list-item>
        </text:list>
        <text:list xml:id="list190512032663260" text:style-name="L28">
          <text:list-item>
            <text:p text:style-name="P354"><text:span text:style-name="CharStyle14"><text:tab/></text:span><text:span text:style-name="CharStyle13">mustered their forces, and one of them, a jurist, put a question in order to tempt him.</text:span></text:p>
          </text:list-item>
        </text:list>
        <text:list xml:id="list7821538843336014763" text:style-name="L43">
          <text:list-item>
            <text:p text:style-name="P360"><text:span text:style-name="CharStyle13"><text:tab/>“Teacher,” he said, “what is the greatest command in the</text:span></text:p>
          </text:list-item>
          <text:list-item>
            <text:p text:style-name="P274"><text:span text:style-name="CharStyle78"><text:tab/>Law?” He replied, </text:span><text:span text:style-name="CharStyle76">“You must love the Lord your God with your whole heart, with your whole soul, and with your whole</text:span></text:p>
          </text:list-item>
          <text:list-item>
            <text:p text:style-name="P448"><text:span text:style-name="CharStyle13"><text:tab/></text:span><text:span text:style-name="CharStyle18">mind.</text:span><text:span text:style-name="CharStyle19"> </text:span><text:span text:style-name="CharStyle13">This is the greatest and</text:span></text:p>
          </text:list-item>
          <text:list-item>
            <text:p text:style-name="P329"><text:span text:style-name="CharStyle13"><text:tab/>chief command. There is a sec­ond like it: </text:span><text:span text:style-name="CharStyle18">you must love your</text:span></text:p>
          </text:list-item>
          <text:list-item>
            <text:p text:style-name="P347"><text:span text:style-name="CharStyle13"><text:tab/></text:span><text:span text:style-name="CharStyle18">neighbour as yourself.</text:span><text:span text:style-name="CharStyle19"> </text:span><text:span text:style-name="CharStyle13">The whole Law and the prophets hang upon these two com­mands.”</text:span></text:p>
          </text:list-item>
          <text:list-item>
            <text:p text:style-name="P395"><text:span text:style-name="CharStyle13"><text:tab/>As the Pharisees had mus­tered, Jesus put a question to</text:span></text:p>
          </text:list-item>
          <text:list-item>
            <text:p text:style-name="P347"><text:span text:style-name="CharStyle13"><text:tab/>them. “Tell me,” he said, “what you think about the Christ. Whose son is he?” They said to him, “David’s.”</text:span></text:p>
          </text:list-item>
          <text:list-item>
            <text:p text:style-name="P347"><text:span text:style-name="CharStyle13"><text:tab/>He said to them, “How is it then that David is inspired to call him </text:span><text:span text:style-name="CharStyle18">Lord?</text:span></text:p>
          </text:list-item>
          <text:list-item>
            <text:p text:style-name="P275"><text:span text:style-name="CharStyle78"><text:tab/></text:span><text:span text:style-name="CharStyle76">The Lord said to my Lord, ‘Sit</text:span></text:p>
          </text:list-item>
        </text:list>
        <text:p text:style-name="P139"><text:span text:style-name="CharStyle76">at my right hand, till 1 put your enemies under your feet.’</text:span></text:p>
        <text:list xml:id="list190526625130244" text:continue-numbering="true" text:style-name="L43">
          <text:list-item>
            <text:p text:style-name="P444"><text:span text:style-name="CharStyle13"><text:tab/>If David calls him </text:span><text:span text:style-name="CharStyle18">Lord,</text:span><text:span text:style-name="CharStyle19"> </text:span><text:span text:style-name="CharStyle13">how</text:span></text:p>
          </text:list-item>
          <text:list-item>
            <text:p text:style-name="P347"><text:span text:style-name="CharStyle13"><text:tab/>can he be his son?” No one could make any answer to him, and from that day no one ven­tured to put another question to him.</text:span></text:p>
          </text:list-item>
        </text:list>
        <text:p text:style-name="P40"><text:span text:style-name="CharStyle13">Then Jesus spoke to the crowds and to his disci­</text:span></text:p>
        <text:p text:style-name="P20"><text:span text:style-name="CharStyle13">ples. “The scribes and Phari­sees sit on the seat of Moses; so 2 do whatever they tell you, obey 3 them, but do not do as they do. They talk but they do not act; they make up heavy loads and 4 lay them on men’s shoulders, but they will not stir a finger to remove them. Besides, all </text:span><text:span text:style-name="CharStyle14">3 </text:span><text:span text:style-name="CharStyle13">they do is done to catch the no­tice of men; they make their phylacteries broad, they wear large tassels, they are fond of 6 the best places at banquets and the front seats in the syna­gogues; they like to be saluted </text:span><text:span text:style-name="CharStyle14">7 </text:span><text:span text:style-name="CharStyle13">in the marketplaces and to be called ‘rabbi’ by men.</text:span></text:p>
        <text:p text:style-name="P127"><text:span text:style-name="CharStyle13">But vou are not to be called 8 ‘rabbi,’</text:span></text:p>
        <text:p text:style-name="P195"><text:soft-page-break/><text:span text:style-name="CharStyle13">for One is your teacher, and you are all brothers;</text:span></text:p>
        <text:p text:style-name="P102"><text:span text:style-name="CharStyle13">you are not to call anyone 9 ‘father’ on earth, for One is your heavenly Father;</text:span></text:p>
        <text:p text:style-name="P127"><text:span text:style-name="CharStyle13">nor must you be called ‘lead- 10 ers,’</text:span></text:p>
        <text:p text:style-name="P195"><text:span text:style-name="CharStyle13">for One is your leader, even the Christ.</text:span></text:p>
        <text:p text:style-name="P127"><text:span text:style-name="CharStyle13">He who is greatest among you 11 must be your servant.</text:span></text:p>
        <text:p text:style-name="P127"><text:span text:style-name="CharStyle13">W</text:span><text:span text:style-name="CharStyle13"><text:span text:style-name="T1">7</text:span></text:span><text:span text:style-name="CharStyle13">hoever uplifts himself will 12 be humbled,</text:span></text:p>
        <text:p text:style-name="P197"><text:span text:style-name="CharStyle13">and whoever humbles him­self will be uplifted.</text:span></text:p>
        <text:p text:style-name="P104"><text:span text:style-name="CharStyle13">W</text:span><text:span text:style-name="CharStyle13"><text:span text:style-name="T1">7</text:span></text:span><text:span text:style-name="CharStyle13">oe to you, you impious 13 scribes and Pharisees! you shut the Realm of heav­en in men’s faces; you neither enter yourselves, nor will you let those enter who are on the point of entering.</text:span></text:p>
        <text:p text:style-name="P107"><text:span text:style-name="CharStyle13">W</text:span><text:span text:style-name="CharStyle13"><text:span text:style-name="T1">r</text:span></text:span><text:span text:style-name="CharStyle13">oe </text:span><text:span text:style-name="CharStyle25">to </text:span><text:span text:style-name="CharStyle13">you, you impious </text:span><text:span text:style-name="CharStyle25">IS </text:span><text:span text:style-name="CharStyle13">scribes and Pharisees! you traverse sea and land to make a single prose­lyte,</text:span></text:p>
        <text:p text:style-name="P169"><text:span text:style-name="CharStyle13">and when you succeed, you make him a son of Gehenna twice as bad as yourselves.</text:span></text:p>
        <text:list xml:id="list3018237584713152194" text:style-name="L44">
          <text:list-item>
            <text:p text:style-name="P449"><text:span text:style-name="CharStyle13"><text:s/>Woe to you, blind guides that</text:span></text:p>
          </text:list-item>
        </text:list>
        <text:p text:style-name="P99"><text:span text:style-name="CharStyle13">you are!</text:span></text:p>
        <text:p text:style-name="P167"><text:span text:style-name="CharStyle13">you say, ‘Swear by the sanc­tuary, and it means nothing;</text:span></text:p>
        <text:p text:style-name="P167"><text:span text:style-name="CharStyle13">but swear by the gold of the sanctuary, and the oath is binding.’</text:span></text:p>
        <text:list xml:id="list190525683190735" text:continue-numbering="true" text:style-name="L44">
          <text:list-item>
            <text:p text:style-name="P440"><text:span text:style-name="CharStyle13"><text:tab/>You are senseless and blind!</text:span></text:p>
          </text:list-item>
        </text:list>
        <text:p text:style-name="P99"><text:span text:style-name="CharStyle13">for which is the greater, the gold or the sanctuary that makes the gold sacred?</text:span></text:p>
        <text:list xml:id="list190527398041357" text:continue-numbering="true" text:style-name="L44">
          <text:list-item>
            <text:p text:style-name="P440"><text:span text:style-name="CharStyle13"><text:tab/>You say again, ‘Swear by</text:span></text:p>
          </text:list-item>
        </text:list>
        <text:p text:style-name="P145"><text:span text:style-name="CharStyle13">the altar, and it means nothing;</text:span></text:p>
        <text:p text:style-name="P167"><text:span text:style-name="CharStyle13">but swear by the gift upon it, and the oath is bind­ing.’</text:span></text:p>
        <text:list xml:id="list190525647201281" text:continue-numbering="true" text:style-name="L44">
          <text:list-item>
            <text:p text:style-name="P440"><text:span text:style-name="CharStyle13"><text:tab/>You are blind! for which is</text:span></text:p>
          </text:list-item>
        </text:list>
        <text:p text:style-name="P99"><text:span text:style-name="CharStyle13">the greater,</text:span></text:p>
        <text:p text:style-name="P167"><text:span text:style-name="CharStyle13">the gift or the altar that makes the gift sacred?</text:span></text:p>
        <text:p text:style-name="P20"><text:span text:style-name="CharStyle24">'•to</text:span><text:span text:style-name="CharStyle13"> He who swears by the altar swears by it and by all that lies on it;</text:span></text:p>
        <text:list xml:id="list190512052236694" text:style-name="L34">
          <text:list-item>
            <text:p text:style-name="P441"><text:span text:style-name="CharStyle13"><text:tab/>he who swears by the sanc­</text:span></text:p>
          </text:list-item>
        </text:list>
        <text:p text:style-name="P99"><text:span text:style-name="CharStyle13">tuary</text:span></text:p>
        <text:p text:style-name="P159"><text:span text:style-name="CharStyle13">swears by it and by Him who inhabits it;</text:span></text:p>
        <text:list xml:id="list190526880035294" text:continue-numbering="true" text:style-name="L34">
          <text:list-item>
            <text:p text:style-name="P441"><text:span text:style-name="CharStyle13"><text:tab/>he who swears by heaven</text:span></text:p>
          </text:list-item>
        </text:list>
        <text:p text:style-name="P156"><text:span text:style-name="CharStyle13">swears by the throne of God and by Him who sits upon it.</text:span></text:p>
        <text:list xml:id="list190527697528513" text:continue-numbering="true" text:style-name="L34">
          <text:list-item>
            <text:p text:style-name="P450"><text:span text:style-name="CharStyle13"><text:tab/>Woe to you, you impious</text:span></text:p>
          </text:list-item>
        </text:list>
        <text:p text:style-name="P100"><text:span text:style-name="CharStyle13">scribes and Pharisees! you tithe mint and dill and cummin,</text:span></text:p>
        <text:p text:style-name="P213"><text:soft-page-break/><text:span text:style-name="CharStyle13">and omit the weightier mat­ters of the law, justice and mercy and faith­fulness;</text:span></text:p>
        <text:p text:style-name="P168"><text:span text:style-name="CharStyle13">these latter you ought to have practised—without omitting the former.</text:span></text:p>
        <text:p text:style-name="P205"><text:span text:style-name="CharStyle13">Blind guides that you are, 24 filtering away the gnat and swallowing the camel!</text:span></text:p>
        <text:p text:style-name="P94"><text:span text:style-name="CharStyle13">Woe to you, you irreligious 25 scribes and Pharisees! you clean the outside of the cup and the plate, but inside they are filled with your rapacity and self-indulgence.</text:span></text:p>
        <text:p text:style-name="P94"><text:span text:style-name="CharStyle13">Blind Pharisees! first clean the </text:span><text:span text:style-name="CharStyle24">26 </text:span><text:span text:style-name="CharStyle13">inside of the cup, so that the outside may be clean as well.</text:span></text:p>
        <text:p text:style-name="P94"><text:span text:style-name="CharStyle13">Woe to you, you irreligious 27 scribes and Pharisees! you are like tombs white­washed;</text:span></text:p>
        <text:p text:style-name="P257"><text:span text:style-name="CharStyle13">they look comely on the out­side,</text:span></text:p>
        <text:p text:style-name="P258"><text:span text:style-name="CharStyle13">but inside they are full of dead men’s bones and all manner of impurity.</text:span></text:p>
        <text:p text:style-name="P205"><text:span text:style-name="CharStyle13">So to men you seem just, 28 but inside you are full of hypocrisy and iniquity.</text:span></text:p>
        <text:p text:style-name="P59"><text:span text:style-name="CharStyle13">Woe to you, you irreligious 29 scribes and Pharisees! You build tombs for the prophets and decorate the tombs of the just, and you say, ‘If we had 30 been living in the days of our fathers, we would not have joined them in shedding the blood of the prophets.’ So you 31 are witnesses against your­selves, that you are sons of those who killed the prophets! And 3</text:span><text:span text:style-name="CharStyle13"><text:span text:style-name="T1">2 </text:span></text:span><text:span text:style-name="CharStyle13">you will fill up * the measure that your fathers filled. You ser- 33 pents! you brood of vipers! how can you escape being sen­tenced to Gehenna? This is why 34 I will send you prophets, wise men, and scribes, some of whom you will kill and crucify, some of whom you will flog in your synagogues and persecute from town to town; it is that on you 35</text:span></text:p>
        <text:p text:style-name="P63"><text:span text:style-name="CharStyle39">* Reading jikrie&lt;&amp;aeT£.</text:span></text:p>
      </text:section>
      <text:section text:style-name="Sect5" text:name="Section13">
        <text:p text:style-name="P501"><draw:frame draw:style-name="fr3" draw:name="58" text:anchor-type="paragraph" svg:x="2.2535in" svg:y="2.9335in" svg:width="0.2736in" svg:height="0.0161in" draw:z-index="59"><draw:image xlink:href="Pictures/10000000000000290000001AAB53A5E0.jpg" xlink:type="simple" xlink:show="embed" xlink:actuate="onLoad"/><draw:contour-polygon svg:width="0.2728in" svg:height="0.1693in" svg:viewBox="0 0 693 430" draw:points="0,0 693,0 693,430 0,430" draw:recreate-on-edit="true"/></draw:frame><text:span text:style-name="CharStyle13">may fall the punishment for all the just blood shed on earth, from the blood of Abel the just down to the blood of Zechariah the son of Barachiah, whom you murdered between the sanctuary</text:span></text:p>
        <text:list xml:id="list7199017527213423882" text:style-name="L45">
          <text:list-item>
            <text:p text:style-name="P330"><text:span text:style-name="CharStyle13"><text:tab/>and the altar. I tell you truly, it will all come upon this gen­eration.</text:span></text:p>
          </text:list-item>
          <text:list-item>
            <text:p text:style-name="P396"><text:span text:style-name="CharStyle13"><text:tab/></text:span><text:span text:style-name="CharStyle14">0</text:span><text:span text:style-name="CharStyle13"> Jerusalem, Jerusalem! slay­ing the prophets and stoning those who have been sent to you! How often I would fain have gathered your children as a fowl gathers her brood under her wings! But you would</text:span></text:p>
          </text:list-item>
          <text:list-item>
            <text:p text:style-name="P330"><text:span text:style-name="CharStyle13"><text:tab/>not have it! See, </text:span><text:span text:style-name="CharStyle24">your House is</text:span></text:p>
          </text:list-item>
          <text:list-item>
            <text:p text:style-name="P330"><text:span text:style-name="CharStyle13"><text:tab/></text:span><text:span text:style-name="CharStyle24">to be left desolate.</text:span><text:span text:style-name="CharStyle13"> For I tell you, you will never see me again till such time as you say, </text:span><text:span text:style-name="CharStyle24">Blessed be he who comes in the Lord’s name.”</text:span></text:p>
          </text:list-item>
        </text:list>
        <text:p text:style-name="P26"><text:span text:style-name="CharStyle13">So Jesus left the temple and went on his way. His disciples came forward to point out to him the temple-buildings,</text:span></text:p>
        <text:list xml:id="list5910173491135497241" text:style-name="L46">
          <text:list-item>
            <text:p text:style-name="P281"><text:span text:style-name="CharStyle13"><text:tab/>but he replied to them, “You see all this? I tell you truly, not a stone here will be left upon an­other, without being torn down.”</text:span></text:p>
          </text:list-item>
          <text:list-item>
            <text:p text:style-name="P397"><text:span text:style-name="CharStyle13"><text:tab/>So, as he sat on the Hill of Olives, the disciples came up to him in private and said, “Tell us, when will this happen? What will be the sign of your arrival and of the end of the</text:span></text:p>
          </text:list-item>
          <text:list-item>
            <text:p text:style-name="P419"><text:span text:style-name="CharStyle13"><text:tab/>world?” Jesus replied, “Take care that no one misleads you;</text:span></text:p>
          </text:list-item>
          <text:list-item>
            <text:p text:style-name="P419"><text:span text:style-name="CharStyle13"><text:tab/>for many will come in my name, saying, T am the Christ,’ and</text:span></text:p>
          </text:list-item>
          <text:list-item>
            <text:p text:style-name="P419"><text:span text:style-name="CharStyle13"><text:tab/>they will mislead many. You will hear of wars and rumours of wars; see and do not be alarmed. </text:span><text:span text:style-name="CharStyle24">These have to come,</text:span></text:p>
          </text:list-item>
          <text:list-item>
            <text:p text:style-name="P419"><text:span text:style-name="CharStyle13"><text:tab/>but it is not the end yet. For </text:span><text:span text:style-name="CharStyle24">nation will rise against nation, and realm against realm;</text:span><text:span text:style-name="CharStyle13"> there will be famines and earthquakes</text:span></text:p>
          </text:list-item>
          <text:list-item>
            <text:p text:style-name="P425"><text:span text:style-name="CharStyle13"><text:tab/>here and there. All that is but</text:span></text:p>
          </text:list-item>
        </text:list>
        <text:p text:style-name="P21"><text:span text:style-name="CharStyle13">the beginning of the trouble. Then men will hand you over 9 to suffer affliction, and they will kill you; you will be hated by all the Gentiles on account of my name. And </text:span><text:span text:style-name="CharStyle24">many will be re-</text:span><text:span text:style-name="CharStyle13"> 10 </text:span><text:span text:style-name="CharStyle24">yelled</text:span><text:span text:style-name="CharStyle13"> then, they will betray one another and hate one another. Many false prophets will rise and 11 mislead many. And in most of 12 you love will grow cold, by the increase of iniquity; but he will </text:span><text:span text:style-name="CharStyle84">13 </text:span><text:span text:style-name="CharStyle13">be saved who holds out to the very end. This gospel of the 14 Reign shall be preached over the wide world as a testimony to all the Gentiles, and then the end will come.</text:span></text:p>
        <text:p text:style-name="P60"><text:span text:style-name="CharStyle13">When you see </text:span><text:span text:style-name="CharStyle24">the appalling</text:span><text:span text:style-name="CharStyle13"> 15 </text:span><text:span text:style-name="CharStyle24">Horror</text:span><text:span text:style-name="CharStyle13"> spoken of by the proph­et Daniel, standing erect </text:span><text:span text:style-name="CharStyle24">in the holy place</text:span><text:span text:style-name="CharStyle13"> (let the reader note this), then let those who are in 16 Judaea fly to the hills; a man on </text:span><text:span text:style-name="CharStyle84">17 </text:span><text:span text:style-name="CharStyle13">the housetop must not go down to fetch what is inside his house, and a man in the field must not </text:span><text:span text:style-name="CharStyle84">18 </text:span><text:span text:style-name="CharStyle13">turn back to get his coat. Woe 19 to women with child and to women who give suck in those days! Pray that you may not 20 have to fly in winter or on the sabbath, for there will be </text:span><text:span text:style-name="CharStyle24">sore</text:span><text:span text:style-name="CharStyle13"> 21 </text:span><text:span text:style-name="CharStyle24">misery</text:span><text:span text:style-name="CharStyle13"> then, </text:span><text:span text:style-name="CharStyle24">such as has never been, from the beginning of the world till now</text:span><text:span text:style-name="CharStyle13">—no and never shall be. Had not those days 22 been cut short, not a soul would be saved alive; however, for the sake of the elect, those days will be cut short.</text:span></text:p>
        <text:p text:style-name="P67"><text:span text:style-name="CharStyle13">If anyone tells you at that 23 time, ‘Here is the Christ!’ or, ‘there he is!’ do not believe it; for false Christs and </text:span><text:span text:style-name="CharStyle24">false proph-</text:span><text:span text:style-name="CharStyle13"> 24 </text:span><text:span text:style-name="CharStyle24">ets will</text:span><text:span text:style-name="CharStyle13"> rise and </text:span><text:span text:style-name="CharStyle24">bring forward great</text:span><text:span text:style-name="CharStyle13"> signs and </text:span><text:span text:style-name="CharStyle24">wonders,</text:span><text:span text:style-name="CharStyle13"> so as to mislead the very elect,—if that were possible. (I am telling you 23 this beforehand.)</text:span></text:p>
        <text:list xml:id="list5083000708559828009" text:style-name="L47">
          <text:list-item>
            <text:p text:style-name="P428"><text:span text:style-name="CharStyle13"><text:tab/>If they tell you, ‘Here he is,</text:span></text:p>
          </text:list-item>
        </text:list>
        <text:p text:style-name="P259"><text:span text:style-name="CharStyle13">in the desert,’ do not go out;</text:span></text:p>
        <text:p text:style-name="P175"><text:span text:style-name="CharStyle13">‘here he is, in the chamber,’ do not believe it.</text:span></text:p>
        <text:list xml:id="list190525715037410" text:continue-numbering="true" text:style-name="L47">
          <text:list-item>
            <text:p text:style-name="P377"><text:span text:style-name="CharStyle13"><text:tab/>For like lightning that</text:span></text:p>
          </text:list-item>
        </text:list>
        <text:p text:style-name="P240"><text:span text:style-name="CharStyle13">shoots from east to west, so will be the arrival of the Son of man.</text:span></text:p>
        <text:list xml:id="list190527701852708" text:continue-numbering="true" text:style-name="L47">
          <text:list-item>
            <text:p text:style-name="P503"><text:span text:style-name="CharStyle13"><text:tab/>Wherever the carcase lies, there will the vultures gather.</text:span></text:p>
          </text:list-item>
          <text:list-item>
            <text:p text:style-name="P348"><text:span text:style-name="CharStyle13"><text:tab/>Immediately after the misery of</text:span></text:p>
          </text:list-item>
        </text:list>
        <text:p text:style-name="P240"><text:span text:style-name="CharStyle13">those days,</text:span></text:p>
        <text:p text:style-name="P226"><text:span text:style-name="CharStyle36">the sun mil be darkened, and the moon will not yield her light,</text:span></text:p>
        <text:p text:style-name="P226"><text:span text:style-name="CharStyle36">the stars will drop from heaven and the orbs of the heavens will be shaken.</text:span></text:p>
        <text:list xml:id="list190527015107721" text:continue-numbering="true" text:style-name="L47">
          <text:list-item>
            <text:p text:style-name="P348"><text:span text:style-name="CharStyle13"><text:tab/>Then the Sign of the Son of man will appear in heaven; then </text:span><text:span text:style-name="CharStyle24">all tribes on earth</text:span><text:span text:style-name="CharStyle13"> will wail, as they see </text:span><text:span text:style-name="CharStyle24">the Son of man coming on the clouds of heaven</text:span><text:span text:style-name="CharStyle13"> with great</text:span></text:p>
          </text:list-item>
          <text:list-item>
            <text:p text:style-name="P512"><text:span text:style-name="CharStyle37"><text:tab/>power and glory; and he will despatch his angels </text:span><text:span text:style-name="CharStyle36">with a loud trumpet-call to muster</text:span><text:span text:style-name="CharStyle37"> his elect </text:span><text:span text:style-name="CharStyle36">from the four winds, from the verge of heaven to the verge of earth.</text:span></text:p>
          </text:list-item>
          <text:list-item>
            <text:p text:style-name="P399"><text:span text:style-name="CharStyle13"><text:tab/>Let the fig tree teach you a parable. As soon as its branches turn soft and put out leaves, you know summer is at hand;</text:span></text:p>
          </text:list-item>
          <text:list-item>
            <text:p text:style-name="P348"><text:span text:style-name="CharStyle13"><text:tab/>so, whenever you see all this happen, you may be sure that He is at hand, at the very door.</text:span></text:p>
          </text:list-item>
          <text:list-item>
            <text:p text:style-name="P399"><text:span text:style-name="CharStyle13"><text:tab/>I tell you truly, the present generation will not pass away,</text:span></text:p>
          </text:list-item>
          <text:list-item>
            <text:p text:style-name="P331"><text:span text:style-name="CharStyle13"><text:tab/>till all this happens. Heaven and earth will pass away, but my words never!</text:span></text:p>
          </text:list-item>
          <text:list-item>
            <text:p text:style-name="P399"><text:span text:style-name="CharStyle13"><text:tab/>No one knows anything of that day or hour,-not even the angels in heaven, but only my Father.</text:span></text:p>
          </text:list-item>
          <text:list-item>
            <text:p text:style-name="P399"><text:span text:style-name="CharStyle13"><text:tab/>As were the days of Noah, so will the arrival of the Son of</text:span></text:p>
          </text:list-item>
          <text:list-item>
            <text:p text:style-name="P331"><text:span text:style-name="CharStyle13"><text:tab/>man be. For as in the days be­fore the deluge people ate and</text:span></text:p>
          </text:list-item>
        </text:list>
        <text:p text:style-name="P30"><text:span text:style-name="CharStyle34">drank, married and were mar­ried, till the day </text:span><text:span text:style-name="CharStyle68">Noah entered the ark;</text:span><text:span text:style-name="CharStyle34"> and as they knew noth- 39 ing till the deluge came and swept them all away; so will the arrival of the Son of man be.</text:span></text:p>
        <text:p text:style-name="P161"><text:span text:style-name="CharStyle34">Then there will be two men in 40 the field,</text:span></text:p>
        <text:p text:style-name="P137"><text:soft-page-break/><text:span text:style-name="CharStyle34">one will be taken and one will be left;</text:span></text:p>
        <text:p text:style-name="P161"><text:span text:style-name="CharStyle34">two women will be grinding at 41 the millstone,</text:span></text:p>
        <text:p text:style-name="P137"><text:span text:style-name="CharStyle34">one will be taken and one will be left.</text:span></text:p>
        <text:p text:style-name="P30"><text:span text:style-name="CharStyle34">Keep on the watch then, for you 42 never know what day your Lord will come. But be sure of this, </text:span><text:span text:style-name="CharStyle71">43 </text:span><text:span text:style-name="CharStyle34">that if the householder had known at what watch in the night the thief was coming, he would have been on the watch, he would not have allowed his house to be broken into. So be 44 ready yourselves, for the Son of man is coming at an hour you do not expect.</text:span></text:p>
        <text:p text:style-name="P72"><text:span text:style-name="CharStyle34">Now where is the trusty and </text:span><text:span text:style-name="CharStyle71">45 </text:span><text:span text:style-name="CharStyle34">thoughtful servant, whom his lord and master has set over his household, to assign them their supplies at the proper time? Blessed is that servant if his lord 46 and master finds him so doing when he arrives! I tell you </text:span><text:span text:style-name="CharStyle71">47 </text:span><text:span text:style-name="CharStyle34">truly, he will set him over all his property. But if the </text:span><text:span text:style-name="CharStyle68">*</text:span><text:span text:style-name="CharStyle34"> bad serv- 48 ant says to himself, ‘My lord and master is long of coming,’ and if he starts to beat his fel- 49 low-servants and to eat and drink with drunkards, that serv- 50 ant’s lord and master will arrive on a day when he does not ex­pect him, and at an hour which he does not know; sharply will 51 he punish him, and assign him the fate of the impious. There men will wail and gnash their teeth.</text:span></text:p>
        <text:p text:style-name="P65"><text:span text:style-name="CharStyle86">* Omitting [Sxeivog], a harmonistlc gloss from Luke xii. 45.</text:span></text:p>
        <text:p text:style-name="P26"><draw:frame draw:style-name="fr8" draw:name="59" text:anchor-type="paragraph" svg:x="2.2547in" svg:y="0.0701in" svg:width="0.2736in" svg:height="0.0161in" draw:z-index="60"><draw:image xlink:href="Pictures/10000000000000290000001A5454B95F.jpg" xlink:type="simple" xlink:show="embed" xlink:actuate="onLoad"/><draw:contour-polygon svg:width="0.2728in" svg:height="0.1728in" svg:viewBox="0 0 693 439" draw:points="0,0 693,0 693,439 0,439" draw:recreate-on-edit="true"/></draw:frame><text:span text:style-name="CharStyle13">Then shall the Realm of heaven be compared to ten maidens who took their lamps and went out to meet the bridegroom and the bride.*</text:span></text:p>
        <text:list xml:id="list4540296138414776039" text:style-name="L48">
          <text:list-item>
            <text:p text:style-name="P373"><text:span text:style-name="CharStyle13"><text:tab/>Five of them were stupid, five</text:span></text:p>
          </text:list-item>
          <text:list-item>
            <text:p text:style-name="P373"><text:span text:style-name="CharStyle13"><text:tab/>were sensible. For although the stupid took their lamps, they</text:span></text:p>
          </text:list-item>
          <text:list-item>
            <text:p text:style-name="P373"><text:span text:style-name="CharStyle13"><text:tab/>took no oil with them, whereas the sensible took oil in their ves-</text:span></text:p>
          </text:list-item>
          <text:list-item>
            <text:p text:style-name="P373"><text:span text:style-name="CharStyle13"><text:tab/>sels as well as their lamps. As the bridegroom was long of com­ing, they all grew drowsy and</text:span></text:p>
          </text:list-item>
          <text:list-item>
            <text:p text:style-name="P373"><text:span text:style-name="CharStyle13"><text:tab/>went to sleep. But at midnight the ery arose, ‘Here is the bride­groom! Come out to meet him!’</text:span></text:p>
          </text:list-item>
          <text:list-item>
            <text:p text:style-name="P373"><text:span text:style-name="CharStyle13"><text:tab/>Then all the maidens rose and</text:span></text:p>
          </text:list-item>
          <text:list-item>
            <text:p text:style-name="P373"><text:span text:style-name="CharStyle13"><text:tab/>trimmed their lamps. The stu­pid said to the sensible, ‘Give us some of your oil, for our</text:span></text:p>
          </text:list-item>
          <text:list-item>
            <text:p text:style-name="P400"><text:span text:style-name="CharStyle13"><text:tab/>lamps are going out.’ But the sensible replied, ‘No, there may not be enough for us and for you. Better go to the dealers</text:span></text:p>
          </text:list-item>
          <text:list-item>
            <text:p text:style-name="P309"><text:span text:style-name="CharStyle13"><text:tab/>and buy for yourselves.’ Now while they were away buying oil, the bridegroom arrived; those maidens who were ready accom­panied him to the marriage- banquet, and the door was shut.</text:span></text:p>
          </text:list-item>
          <text:list-item>
            <text:p text:style-name="P309"><text:span text:style-name="CharStyle13"><text:tab/>Afterwards the rest of the maidens came and said, ‘Oh sir, oh sir, open the door for us!’</text:span></text:p>
          </text:list-item>
          <text:list-item>
            <text:p text:style-name="P309"><text:span text:style-name="CharStyle13"><text:tab/>but he replied, ‘I tell you frankly,</text:span></text:p>
          </text:list-item>
          <text:list-item>
            <text:p text:style-name="P309"><text:span text:style-name="CharStyle13"><text:tab/>I do not know you.’ Keep on the watch then, for you know neither the day nor the hour.</text:span></text:p>
          </text:list-item>
          <text:list-item>
            <text:p text:style-name="P295"><text:span text:style-name="CharStyle13"><text:tab/>For the case is that of a man going abroad, who summoned his servants and handed over</text:span></text:p>
          </text:list-item>
          <text:list-item>
            <text:p text:style-name="P432"><text:span text:style-name="CharStyle13"><text:tab/>his property to them; to one he gave twelve hundred pounds, to another five hundred, and to an­other two hundred and fifty; each got according to his ca­pacity. Then the man went</text:span></text:p>
          </text:list-item>
        </text:list>
        <text:p text:style-name="P153"><text:span text:style-name="CharStyle39">* The words «at Trig vi(t&lt;pri? are added by D X*. the Latin and Syriac versions, etc. Their omission may have been due to the feeling of the later church that Jesus as the Bridegroom ought aione to be mentioned.</text:span></text:p>
        <text:p text:style-name="P20"><text:span text:style-name="CharStyle13">abroad. The servant who had 16 got the twelve hundred pounds went at once and traded with them, making another twelve hundred. Similarly the servant 17 who had got the five hundred pounds made another five hun­dred. But the servant who had 18 got the two hundred and fifty pounds went off and dug a hole in the ground and hid his master’s money. Long after- 19 wards, the master of those serv­ants came back and settled ac­counts with them. Then the 20 servant who had got the twelve hundred pounds came forward, bringing twelve hundred more; he said, ‘You handed me twelve hundred pounds, sir; here I have gained another twelve hundred.’ His master said to him, ‘Capital, 21 you excellent and trusty servant! You have been trusty in charge of a small sum: I will put you in charge of a large sum. Come and share your master’s feast.’ Then the servant with the five 22 hundred pounds came forward.</text:span></text:p>
        <text:p text:style-name="P36"><text:span text:style-name="CharStyle13">He said, ‘You handed me five hundred pounds, sir; here I have gained another five hundred.’ His master said to him, ‘Capi- 23 tal, you excellent and trusty servant! You have been trusty in charge of a small sum: I will put you in charge of a large sum. Come and share your master’s feast.’ Then the servant who 24 had got the two hundred and fifty pounds came forward. He said, ‘I knew you were a hard man, sir, reaping where you never sowed and gathering where you never winnowed. So I was 25 afraid; I went and hid your two hundred and fifty pounds in the earth. There’s your money!’ His master said to him in reply, 26 ‘You rascal, you idle servant! You knew, did you, that I reap</text:span></text:p>
        <text:p text:style-name="P26"><text:span text:style-name="CharStyle13">where I never sowed and gather</text:span></text:p>
        <text:list xml:id="list4554159298525169561" text:style-name="L49">
          <text:list-item>
            <text:p text:style-name="P361"><text:span text:style-name="CharStyle13"><text:tab/>where I never winnowed! Well then, you should have handed my money to the bankers, and I would have got my capital with interest when I came back.</text:span></text:p>
          </text:list-item>
          <text:list-item>
            <text:p text:style-name="P361"><text:span text:style-name="CharStyle13"><text:tab/>Take therefore the two hundred and fifty pounds away from him; give it to the servant who had the twelve hundred.</text:span></text:p>
          </text:list-item>
          <text:list-item>
            <text:p text:style-name="P392"><text:span text:style-name="CharStyle13"><text:tab/>For to everyone who has, shall</text:span></text:p>
          </text:list-item>
        </text:list>
        <text:p text:style-name="P212"><text:span text:style-name="CharStyle13">more be given and richly given;</text:span></text:p>
        <text:p text:style-name="P252"><text:span text:style-name="CharStyle13">but from him who has noth­ing, even what he has shall be taken.</text:span></text:p>
        <text:list xml:id="list190525757927568" text:continue-numbering="true" text:style-name="L49">
          <text:list-item>
            <text:p text:style-name="P349"><text:span text:style-name="CharStyle13"><text:tab/>Throw the good-for-nothing servant into the darkness out­side; there men will wail and gnash their teeth.</text:span></text:p>
          </text:list-item>
          <text:list-item>
            <text:p text:style-name="P392"><text:span text:style-name="CharStyle13"><text:tab/>When the Son of man comes in his glory, and </text:span><text:span text:style-name="CharStyle24">all the angels with him,</text:span><text:span text:style-name="CharStyle13"> then he will sit on the</text:span></text:p>
          </text:list-item>
          <text:list-item>
            <text:p text:style-name="P332"><text:span text:style-name="CharStyle13"><text:tab/>throne of his glory, and all na­tions will be gathered in front of him; he will separate them one from another, as a shepherd separates the sheep from the</text:span></text:p>
          </text:list-item>
          <text:list-item>
            <text:p text:style-name="P332"><text:span text:style-name="CharStyle13"><text:tab/>goats, setting the sheep on his right hand and the goats on his</text:span></text:p>
          </text:list-item>
          <text:list-item>
            <text:p text:style-name="P332"><text:span text:style-name="CharStyle13"><text:tab/>left. Then shall the King say to those on his right, ‘Come, you whom my Father has blessed, come into your inheritance in the realm prepared for you from the foundation of the world.</text:span></text:p>
          </text:list-item>
          <text:list-item>
            <text:p text:style-name="P392"><text:span text:style-name="CharStyle13"><text:tab/>For I was hungry and you fed</text:span></text:p>
          </text:list-item>
        </text:list>
        <text:p text:style-name="P152"><text:span text:style-name="CharStyle13">me,</text:span></text:p>
        <text:p text:style-name="P175"><text:span text:style-name="CharStyle13">I was thirsty and you gave me drink,</text:span></text:p>
        <text:p text:style-name="P141"><text:span text:style-name="CharStyle13">I was a stranger and you en­tertained me,</text:span></text:p>
        <text:list xml:id="list190526882112125" text:continue-numbering="true" text:style-name="L49">
          <text:list-item>
            <text:p text:style-name="P378"><text:span text:style-name="CharStyle13"><text:tab/>I was unclothed and you</text:span></text:p>
          </text:list-item>
        </text:list>
        <text:p text:style-name="P152"><text:span text:style-name="CharStyle13">clothed me,</text:span></text:p>
        <text:p text:style-name="P141"><text:span text:style-name="CharStyle13">I was ill and you looked after me,</text:span></text:p>
        <text:p text:style-name="P174"><text:span text:style-name="CharStyle13">I was in prison and you visited me.’</text:span></text:p>
        <text:list xml:id="list190527701934924" text:continue-numbering="true" text:style-name="L49">
          <text:list-item>
            <text:p text:style-name="P420"><text:span text:style-name="CharStyle13"><text:tab/>Then the just will answer,</text:span></text:p>
          </text:list-item>
        </text:list>
        <text:p text:style-name="P28"><text:span text:style-name="CharStyle13">‘Lord, when did we see you</text:span></text:p>
        <text:p text:style-name="P243"><text:soft-page-break/><text:span text:style-name="CharStyle13">hungry and feed you? or thirsty and gave you drink?</text:span></text:p>
        <text:p text:style-name="P179"><text:span text:style-name="CharStyle13">when did we see you a </text:span><text:span text:style-name="CharStyle14">3</text:span><text:span text:style-name="CharStyle13">® stranger and entertain you? or unclothed and clothed you?</text:span></text:p>
        <text:p text:style-name="P215"><text:span text:style-name="CharStyle13">when did we see you ill or </text:span><text:span text:style-name="CharStyle14">39 </text:span><text:span text:style-name="CharStyle13">in prison and visit you?’ The King will answer them, ‘I </text:span><text:span text:style-name="CharStyle14">4</text:span><text:span text:style-name="CharStyle13">° tell you truly, in so far as you did it to one of these my brothers, even to the least of them, you did it to me.’</text:span></text:p>
        <text:p text:style-name="P20"><text:span text:style-name="CharStyle13">Then he will say to those on the 41 left, ‘Begone from me, accursed ones, to the eternal fire which has been prepared for the devil and his angels!</text:span></text:p>
        <text:p text:style-name="P82"><text:span text:style-name="CharStyle13">For I was hungry but you 42</text:span></text:p>
        <text:p text:style-name="P236"><text:span text:style-name="CharStyle13">never fed me,</text:span></text:p>
        <text:p text:style-name="P179"><text:span text:style-name="CharStyle13">I was thirsty but you never gave me drink,</text:span></text:p>
        <text:p text:style-name="P202"><text:span text:style-name="CharStyle13">I was a stranger but you 43 never entertained me,</text:span></text:p>
        <text:p text:style-name="P179"><text:span text:style-name="CharStyle13">I was unclothed but you never clothed me,</text:span></text:p>
        <text:p text:style-name="P202"><text:span text:style-name="CharStyle13">I was ill and in prison but you never looked after me.’</text:span></text:p>
        <text:p text:style-name="P20"><text:span text:style-name="CharStyle13">Then they will answer too, 44 ‘Lord, when did we ever see you hungry or thirsty or a stranger or unclothed or ill or in prison, and did not minister to you?’ Then he will answer them, ‘I tell 45 you truly, in so far as you did not do it to one of these, even the least of them, you did not do it to me.’</text:span></text:p>
        <text:p text:style-name="P202"><text:span text:style-name="CharStyle13">So they shall depart to eternal 46 punishment,</text:span></text:p>
        <text:p text:style-name="P178"><text:span text:style-name="CharStyle13">and the just to eternal life.”</text:span></text:p>
        <text:p text:style-name="P84"><text:span text:style-name="CharStyle13">When Jesus finished say- </text:span><text:span text:style-name="CharStyle24">eyfi </text:span><text:span text:style-name="CharStyle13">ing all this, he said to his “ vl disciples, “You know that the 2 passover is to be held two days after this, when the Son of man will be delivered up to be cru­cified.”</text:span></text:p>
        <text:p text:style-name="P86"><text:span text:style-name="CharStyle13">Then the high priests and the 3</text:span></text:p>
      </text:section>
      <text:section text:style-name="Sect5" text:name="Section14">
        <text:p text:style-name="P502"><text:span text:style-name="CharStyle13">elders of the people met in the palace of the high priest (who</text:span></text:p>
        <text:list xml:id="list8019974872112458739" text:style-name="L50">
          <text:list-item>
            <text:p text:style-name="P483"><text:span text:style-name="CharStyle13"><text:tab/>was called Caiaphas), and took counsel together to get hold of Jesus by craft and have him put</text:span></text:p>
          </text:list-item>
          <text:list-item>
            <text:p text:style-name="P483"><text:span text:style-name="CharStyle13"><text:tab/>to death. “Only,” they said, “it must not be during the festival, in case of a riot among the peo­ple.”</text:span></text:p>
          </text:list-item>
          <text:list-item>
            <text:p text:style-name="P488"><text:span text:style-name="CharStyle13"><text:tab/>Now when Jesus was at Bethany, in the house of Simon</text:span></text:p>
          </text:list-item>
          <text:list-item>
            <text:p text:style-name="P487"><text:span text:style-name="CharStyle13"><text:tab/>the leper, a woman came up to him with an alabaster flask of expensive perfume, which she poured over his head as he lay</text:span></text:p>
          </text:list-item>
          <text:list-item>
            <text:p text:style-name="P487"><text:span text:style-name="CharStyle13"><text:tab/>at table. When the disciples saw this, they were angry. “What is the use of thus</text:span></text:p>
          </text:list-item>
          <text:list-item>
            <text:p text:style-name="P489"><text:span text:style-name="CharStyle13"><text:tab/>waste?” they said; “the perfume might have been sold for a good sum, and the poor might have</text:span></text:p>
          </text:list-item>
        </text:list>
        <text:p text:style-name="P49"><text:span text:style-name="CharStyle53">io<text:tab/></text:span><text:span text:style-name="CharStyle13">got that.” But Jesus was aware of what they said, and he replied, “Why are you annoying the woman? It is a beautiful thing</text:span></text:p>
        <text:p text:style-name="P48"><text:span text:style-name="CharStyle13">H she has done to me. The poor you always have beside you, but you will not always have me.</text:span></text:p>
        <text:list xml:id="list4611386694685904257" text:style-name="L51">
          <text:list-item>
            <text:p text:style-name="P291"><text:span text:style-name="CharStyle13"><text:tab/>In pouring this perfume on my body, she has acted in view of</text:span></text:p>
          </text:list-item>
          <text:list-item>
            <text:p text:style-name="P291"><text:span text:style-name="CharStyle13"><text:tab/>my burial. I tell you truly, wherever this gospel is preached through all the world, men will speak of what she has done, in memory of her.”</text:span></text:p>
          </text:list-item>
          <text:list-item>
            <text:p text:style-name="P401"><text:span text:style-name="CharStyle13"><text:tab/>Then one of the twelve, called</text:span></text:p>
          </text:list-item>
          <text:list-item>
            <text:p text:style-name="P310"><text:span text:style-name="CharStyle13"><text:tab/>Judas Iscariot, went and said to the high priests, “What will you give me for betraying him to you?” And </text:span><text:span text:style-name="CharStyle24">they weighed out </text:span><text:span text:style-name="CharStyle13">for him </text:span><text:span text:style-name="CharStyle24">thirty silver pieces.</text:span></text:p>
          </text:list-item>
          <text:list-item>
            <text:p text:style-name="P362"><text:span text:style-name="CharStyle13"><text:tab/>From that moment he sought a good opportunity to betray him.</text:span></text:p>
          </text:list-item>
          <text:list-item>
            <text:p text:style-name="P401"><text:span text:style-name="CharStyle13"><text:tab/>On the first day of unleavened bread, the disciples of Jesus came up and said to him, “Where do you want us to prepare for</text:span></text:p>
          </text:list-item>
          <text:list-item>
            <text:p text:style-name="P310"><text:span text:style-name="CharStyle13"><text:tab/>you to eat the passover?” He said, “Go into the city to so-and- so; tell him that the Teacher says, ‘My time is near, I will</text:span></text:p>
          </text:list-item>
        </text:list>
        <text:p text:style-name="P20"><text:span text:style-name="CharStyle13">celebrate the passover at your house with my disciples.’” So 19 the disciples did as Jesus had told them, and prepared the passover. When evening 20 came, he lay at table with the disciples, and as they were eat- 21 ing he said, “One of you is going to betray me.” They were great- 22 ly distressed at this, and each of them said to him, “Lord, surely it is not me.” He answered, 23 “One who has dipped his hand into the same dish as myself is going to betray me. The Son of 24 man goes the road that the scrip­ture has described for him, but woe to the man by whom the Son of man is betrayed! Better it were for that man had he never been born!” Then Judas 25 his betrayer said, “Surely it is not me, rabbi?” He said to him,</text:span></text:p>
        <text:p text:style-name="P20"><text:span text:style-name="CharStyle13">“Is it not?”</text:span></text:p>
        <text:p text:style-name="P59"><text:span text:style-name="CharStyle13">As they were eating, he took a 26 loaf and after the blessing he broke it; then he gave it to the disciples saying, “Take and eat this, it means my body.” He 27 also took a cup, and after thank­ing God he gave it to them say­ing, “Drink of it, all of you; tins 28 means my blood, the new </text:span><text:span text:style-name="CharStyle24">cove­nant-blood,</text:span><text:span text:style-name="CharStyle13"> shed for many, to win the remission of their sins.</text:span></text:p>
        <text:p text:style-name="P20"><text:span text:style-name="CharStyle13">I tell you, after this I will never 29 drink this produce of the vine, till the day I drink it new with you in the Realm of my Father.”</text:span></text:p>
        <text:p text:style-name="P59"><text:span text:style-name="CharStyle13">After the hymn of praise they 30 went out to the Hill of Olives. Then Jesus said to them, “You 31 will all be disconcerted over me to-night, for it is written, </text:span><text:span text:style-name="CharStyle24">I will strike at the shepherd, and the sheep of the flock will be scat­tered.</text:span><text:span text:style-name="CharStyle13"> But after my rising I will 32 precede you to Galilee.” Peter </text:span><text:span text:style-name="CharStyle14">33 </text:span><text:span text:style-name="CharStyle13">answered, “Supposing they are all disconcerted over you, I will</text:span></text:p>
        <text:p text:style-name="P454"><text:span text:style-name="CharStyle13">never be disconcerted, never.”</text:span></text:p>
        <text:list xml:id="list5948666539363369532" text:style-name="L52">
          <text:list-item>
            <text:p text:style-name="P465"><text:span text:style-name="CharStyle13"><text:tab/>Jesus said to him, “I tell you truly, you will disown me three times this very night, before the</text:span></text:p>
          </text:list-item>
          <text:list-item>
            <text:p text:style-name="P465"><text:span text:style-name="CharStyle13"><text:tab/>cock crows.” Peter said to him, “Even though I have to die with you, I will never disown you.” And all the disciples said the same.</text:span></text:p>
          </text:list-item>
          <text:list-item>
            <text:p text:style-name="P472"><text:span text:style-name="CharStyle13"><text:tab/>Then Jesus came with them to a place called Gethsemane, and he told the disciples, “Sit here, till I go over there and pray.”</text:span></text:p>
          </text:list-item>
          <text:list-item>
            <text:p text:style-name="P460"><text:span text:style-name="CharStyle13"><text:tab/>But he took Peter and the two sons of Zebedseus along with him; and when he began to feel</text:span></text:p>
          </text:list-item>
          <text:list-item>
            <text:p text:style-name="P469"><text:span text:style-name="CharStyle13"><text:tab/>distressed and agitated, he said to them, </text:span><text:span text:style-name="CharStyle24">“My heart is sad,</text:span><text:span text:style-name="CharStyle13"> sad even to death; stay here and</text:span></text:p>
          </text:list-item>
          <text:list-item>
            <text:p text:style-name="P469"><text:span text:style-name="CharStyle13"><text:tab/>watch with me.” Then he went forward a little and fell on his face, praying, “My Father, if it be possible, let this cup pass me. Yet, not what I will but what</text:span></text:p>
          </text:list-item>
          <text:list-item>
            <text:p text:style-name="P463"><text:span text:style-name="CharStyle13"><text:tab/>thou wilt.” Then he went to the disciples and found them asleep; and he said to Peter, “So the three of you could not watch with me for a single hour?</text:span></text:p>
          </text:list-item>
          <text:list-item>
            <text:p text:style-name="P463"><text:span text:style-name="CharStyle13"><text:tab/>Watch and pray, all of you, that you may not slip into tempta­tion. The spirit is eager, but</text:span></text:p>
          </text:list-item>
          <text:list-item>
            <text:p text:style-name="P463"><text:span text:style-name="CharStyle13"><text:tab/>the flesh is weak.” Again he went away for the second time, praying, “My Father, if this cup cannot pass unless I drink it, thy</text:span></text:p>
          </text:list-item>
          <text:list-item>
            <text:p text:style-name="P463"><text:span text:style-name="CharStyle13"><text:tab/>will be done.” And when he returned, he found them asleep again, for their eyes were heavy.</text:span></text:p>
          </text:list-item>
          <text:list-item>
            <text:p text:style-name="P463"><text:span text:style-name="CharStyle13"><text:tab/>So he left them and went back for the third time, praying in the</text:span></text:p>
          </text:list-item>
          <text:list-item>
            <text:p text:style-name="P463"><text:span text:style-name="CharStyle13"><text:tab/>same words as before. Then he went to the disciples and said to them, “Still asleep? still rest­ing? The hour is near, the Son of man is betrayed into the</text:span></text:p>
          </text:list-item>
          <text:list-item>
            <text:p text:style-name="P463"><text:span text:style-name="CharStyle13"><text:tab/>hands of sinful men. Come, rise, let us be going; here is my betrayer close at hand!”</text:span></text:p>
          </text:list-item>
          <text:list-item>
            <text:p text:style-name="P463"><text:span text:style-name="CharStyle13"><text:tab/>While he was still speaking, up came Judas, one of the twelve,</text:span></text:p>
          </text:list-item>
        </text:list>
        <text:p text:style-name="P20"><text:span text:style-name="CharStyle13">accompanied by a large mob with swords and cudgels, who had come from the high priests and the elders of the people. Now his betrayer had given 48 them a signal; he said, “Who­ever I kiss, that is the man; seize him.” So he went up at </text:span><text:span text:style-name="CharStyle14">49 </text:span><text:span text:style-name="CharStyle13">once to Jesus; “Hail, rabbi!” he said, and kissed him. Jesus said, </text:span><text:span text:style-name="CharStyle14">5</text:span><text:span text:style-name="CharStyle13">° “My man, do your errand.” Then they laid hands on Jesus and seized him. One of his com- 51 panions put out his hand, drew his sword, and struck the servant of the high priest, cutting off his ear. Then Jesus said to him, 52 “Put your sword back into its place; all who draw the sword shall die by the sword. What! 53 do you think I cannot appeal to my Father to furnish me at this moment with over twelve le­gions of angels? Only, how 54 could the scriptures be fulfilled then—the scriptures that say this must be so?” At that hour 55 Jesus said to the crowds, “Have you sallied out to arrest me like a robber, with swords and cudgels? Day after day I sat in the temple teaching, and you never seized me. However, this 56 has all happened for the fulfil­ment of the prophetic scrip­tures!”</text:span></text:p>
        <text:p text:style-name="P85"><text:span text:style-name="CharStyle13">Then all the disciples left him 57 and fled; but those who had seized Jesus took him away to the house of Caiaphas the high priest, where the scribes and el­ders had gathered. Peter fol- 58 lowed him at a distance as far as the courtyard of the high priest, and when he got inside he sat down beside the attendants to see the end.</text:span></text:p>
        <text:p text:style-name="P82"><text:span text:style-name="CharStyle13">Now the high priests and the 59 whole of the Sanhedrin tried to secure false evidence against Jesus, in order to have him put</text:span></text:p>
        <text:list xml:id="list2340250969798414954" text:style-name="L53">
          <text:list-item>
            <text:p text:style-name="P474"><text:span text:style-name="CharStyle13"><text:tab/>to death; but they could find none, although a number of false witnesses came forward. However, two men came for-</text:span></text:p>
          </text:list-item>
          <text:list-item>
            <text:p text:style-name="P474"><text:span text:style-name="CharStyle13"><text:tab/>ward at last and said, “This fel­low declared, T can destroy the temple of God and build it in</text:span></text:p>
          </text:list-item>
          <text:list-item>
            <text:p text:style-name="P474"><text:span text:style-name="CharStyle13"><text:tab/>three days.’ ” So the high priest rose and said to him, “Have you no reply to make? What of this</text:span></text:p>
          </text:list-item>
          <text:list-item>
            <text:p text:style-name="P474"><text:soft-page-break/><text:span text:style-name="CharStyle13"><text:tab/>evidence against you?” Jesus said nothing. Then the high priest addressed him, “I adjure you by the living God, tell us if you are the Christ, the Son of</text:span></text:p>
          </text:list-item>
          <text:list-item>
            <text:p text:style-name="P475"><text:span text:style-name="CharStyle13"><text:tab/>God!” Jesus said to him, “Even so! But I tell you, in future you will all see </text:span><text:span text:style-name="CharStyle24">the Son of man seated at the right hand</text:span><text:span text:style-name="CharStyle13"> of the Power, and </text:span><text:span text:style-name="CharStyle24">coming on the clouds of</text:span></text:p>
          </text:list-item>
          <text:list-item>
            <text:p text:style-name="P475"><text:span text:style-name="CharStyle13"><text:tab/></text:span><text:span text:style-name="CharStyle24">heaven."</text:span><text:span text:style-name="CharStyle13"> Then the high priest tore his dress and cried, “He has blasphemed! What more evi­dence do we want? Look, you have heard his blasphemy for</text:span></text:p>
          </text:list-item>
          <text:list-item>
            <text:p text:style-name="P475"><text:span text:style-name="CharStyle13"><text:tab/>yourselves! What is your view?” They replied, “He is doomed to</text:span></text:p>
          </text:list-item>
          <text:list-item>
            <text:p text:style-name="P475"><text:span text:style-name="CharStyle13"><text:tab/>death.” Then they spat in his face and buffeted him, some of</text:span></text:p>
          </text:list-item>
          <text:list-item>
            <text:p text:style-name="P475"><text:span text:style-name="CharStyle13"><text:tab/>them cuffing him and crying, “Prophesy to us, you Christ! tell us who struck you!”</text:span></text:p>
          </text:list-item>
          <text:list-item>
            <text:p text:style-name="P476"><text:span text:style-name="CharStyle13"><text:tab/>Now Peter was sitting outside in the courtyard. A maidservant came up and said to him, “You were with Jesus the Galilean</text:span></text:p>
          </text:list-item>
          <text:list-item>
            <text:p text:style-name="P474"><text:span text:style-name="CharStyle13"><text:tab/>too.” But he denied it before them all; “I don’t know what</text:span></text:p>
          </text:list-item>
          <text:list-item>
            <text:p text:style-name="P474"><text:span text:style-name="CharStyle13"><text:tab/>you mean,” he said. When he went out to the gateway, an­other maidservant noticed him and said to those who were there, “This fellow was with</text:span></text:p>
          </text:list-item>
          <text:list-item>
            <text:p text:style-name="P474"><text:span text:style-name="CharStyle13"><text:tab/>Jesus the Nazarene.” Again he denied it; he swore, “I don’t</text:span></text:p>
          </text:list-item>
          <text:list-item>
            <text:p text:style-name="P474"><text:span text:style-name="CharStyle13"><text:tab/>know the man.” After a little the bystanders came up and said to Peter, “To be sure, you are one of them too. Why, your</text:span></text:p>
          </text:list-item>
          <text:list-item>
            <text:p text:style-name="P475"><text:span text:style-name="CharStyle13"><text:tab/>accent betrays you!” At this he</text:span></text:p>
          </text:list-item>
        </text:list>
        <text:p text:style-name="P20"><text:span text:style-name="CharStyle13">broke out cursing and swearing,</text:span></text:p>
        <text:p text:style-name="P20"><text:span text:style-name="CharStyle13">“I don’t know the man.” At that moment a cock crowed. Then Peter remembered what 75 Jesus had said, that ‘before the cock crows, you will disown me three times?’ And he went out­side and wept bitterly.</text:span></text:p>
        <text:p text:style-name="P59"><text:span text:style-name="CharStyle13">When morning came, </text:span><text:span text:style-name="CharStyle24">alleyej </text:span><text:span text:style-name="CharStyle13">the high priests and the ^ * elders of the people took counsel against Jesus, so as to have him put to death. After binding him, 2 they led him off and handed him over to Pontius Pilate the gov­ernor.</text:span></text:p>
        <text:p text:style-name="P59"><text:span text:style-name="CharStyle13">Then Judas his betrayer saw 3 he was condemned, and re­pented; he brought back the thirty silver pieces to the high priests and elders, saying, “I did 4 wrong in betraying innocent blood.” “What does that mat­ter to us?” they said, “it is your affair, not ours!” Then he flung 5 down the silver pieces in the temple and went off and hanged himself. The high priests took 6 the money and said, “It would be wrong to put this into the treasury, for it is the price of blood.” So, after consulting, 7 they bought with it the Pot­ter’s Field, to serve as a burying- place for strangers. That is why 8 the field is called to this day “The Field of Blood.” Then the 9 word spoken by the prophet Jeremiah was fulfilled: </text:span><text:span text:style-name="CharStyle24">and I took the thirty silver pieces, the price of him who had been priced, whom, they had priced and expelled from the sons of Israel; and I gave them for the</text:span><text:span text:style-name="CharStyle13"> 10 </text:span><text:span text:style-name="CharStyle24">potter’s field, as the Lord had bidden me.</text:span></text:p>
        <text:p text:style-name="P59"><text:span text:style-name="CharStyle13">Now Jesus stood before the 11 governor, and the governor asked him, “Are you the king of the Jews?” Jesus replied, “Cer­tainly.” But while he was being 12</text:span></text:p>
      </text:section>
      <text:section text:style-name="Sect5" text:name="Section15">
        <text:p text:style-name="P504"><text:span text:style-name="CharStyle13">accused by the high priests and</text:span></text:p>
        <text:list xml:id="list6801200481058840813" text:style-name="L54">
          <text:list-item>
            <text:p text:style-name="P300"><text:span text:style-name="CharStyle13"><text:tab/>elders, he made no reply. Then Pilate said to him, “Do you not hear all their evidence against</text:span></text:p>
          </text:list-item>
          <text:list-item>
            <text:p text:style-name="P292"><text:span text:style-name="CharStyle13"><text:tab/>you?” But, to Pilate’s great astonishment, he would not an­swer him a single word.</text:span></text:p>
          </text:list-item>
          <text:list-item>
            <text:p text:style-name="P398"><text:span text:style-name="CharStyle13"><text:tab/>At festival time the governor was in the habit of releasing any one prisoner whom the crowd</text:span></text:p>
          </text:list-item>
          <text:list-item>
            <text:p text:style-name="P402"><text:span text:style-name="CharStyle13"><text:tab/>chose. At that time they had a notorious prisoner called</text:span></text:p>
          </text:list-item>
          <text:list-item>
            <text:p text:style-name="P300"><text:span text:style-name="CharStyle13"><text:tab/>Jesus * Bar-Abbas: so, when they had gathered, Pilate said to them, “Who do you want re­leased? Jesus Bar-Abbas or Jesus the so-called ‘Christ’?”</text:span></text:p>
          </text:list-item>
          <text:list-item>
            <text:p text:style-name="P300"><text:span text:style-name="CharStyle13"><text:tab/>(He knew quite well that Jesus had been delivered up out of</text:span></text:p>
          </text:list-item>
          <text:list-item>
            <text:p text:style-name="P300"><text:span text:style-name="CharStyle13"><text:tab/>envy. Besides, when he was seated on the tribunal, his wife had sent to tell him, “Let that innocent man alone, for I have suffered greatly to-day in a</text:span></text:p>
          </text:list-item>
          <text:list-item>
            <text:p text:style-name="P333"><text:span text:style-name="CharStyle13"><text:tab/>dream about him.”) But the high priests and elders persuaded the crowds to ask Bar-Abbas</text:span></text:p>
          </text:list-item>
          <text:list-item>
            <text:p text:style-name="P333"><text:span text:style-name="CharStyle13"><text:tab/>and to have Jesus killed. The governor said to them, “Which of the two do you want me to release for you?” “Bar-Abbas,”</text:span></text:p>
          </text:list-item>
          <text:list-item>
            <text:p text:style-name="P333"><text:span text:style-name="CharStyle13"><text:tab/>they said. Pilate said, “Then what am I to do with Jesus the so-called ‘Christ’?” They all said, “Have him crucified!”</text:span></text:p>
          </text:list-item>
          <text:list-item>
            <text:p text:style-name="P333"><text:span text:style-name="CharStyle13"><text:tab/>“Why,” said the governor, “what has he done wrong?” But they shouted on, more fiercely than ever, “Have him crucified!”</text:span></text:p>
          </text:list-item>
          <text:list-item>
            <text:p text:style-name="P333"><text:span text:style-name="CharStyle13"><text:tab/>Now when Pilate saw that, in­stead of him doing any good, a riot was rising, he took some water and washed his hands in presence of the crowd, saying, “I am innocent of this good man’s blood. It is your affair!”</text:span></text:p>
          </text:list-item>
        </text:list>
        <text:p text:style-name="P155"><text:span text:style-name="CharStyle39">* Adding here and In the following verse ’InooOv with the Sinaitic (and Palestinian) Syriac version, some good minuscules, and manuscripts known to Origen. The evidence is discussed in Professor Burkitt's </text:span><text:span text:style-name="CharStyle45">Evangelion da- Mepharreshe,</text:span><text:span text:style-name="CharStyle39"> ii. 277 f.</text:span></text:p>
        <text:p text:style-name="P20"><text:span text:style-name="CharStyle13">To this all the people replied, 25 “His blood be on us and on our children!” Then he released 26 Bar-Abbas for them; Jesus he scourged and handed over to be crucified.</text:span></text:p>
        <text:p text:style-name="P93"><text:span text:style-name="CharStyle13">Then the soldiers of the gov- 27 ernor took Jesus into the prae- torium and got all the regiment round him; they stripped him 28 and threw a scarlet mantle round him, plaited a crow" of thorns 29 and set it on his head, put a stick in his right hand, and knelt before him in mockery, crying, “Hail, king of the Jews!” They 30 spat on him, they took the stick and struck him on the head, and 31 after making fun of him they stripped him of the mantle, put on his own clothes, and took him off to be crucified. As they went </text:span><text:span text:style-name="CharStyle24">32 </text:span><text:span text:style-name="CharStyle13">out, they met a Cyrenian called Simon, whom they forced to carry his cross. When they came </text:span><text:span text:style-name="CharStyle14">33 </text:span><text:span text:style-name="CharStyle13">to a place called Golgotha (meaning the place of a skull), </text:span><text:span text:style-name="CharStyle24">they gave</text:span><text:span text:style-name="CharStyle13"> him </text:span><text:span text:style-name="CharStyle24">a drink of wine</text:span><text:span text:style-name="CharStyle13"> </text:span><text:span text:style-name="CharStyle14">34 </text:span><text:span text:style-name="CharStyle13">mixed </text:span><text:span text:style-name="CharStyle24">with bitters;</text:span><text:span text:style-name="CharStyle13"> but when he tasted it, he would not drink it. Then they crucified him, </text:span><text:span text:style-name="CharStyle24">dis-</text:span><text:span text:style-name="CharStyle13"> </text:span><text:span text:style-name="CharStyle14">35 </text:span><text:span text:style-name="CharStyle24">tributed his clothes among them by drawing lots,</text:span><text:span text:style-name="CharStyle13"> and sat down 36 there to keep watch over him. They also put over his head his </text:span><text:span text:style-name="CharStyle14">37 </text:span><text:span text:style-name="CharStyle13">charge in writing,</text:span></text:p>
        <text:p text:style-name="P238"><text:span text:style-name="CharStyle90">THIS IS JESUS THE KING<text:line-break/>OF THE JEWS.</text:span></text:p>
        <text:p text:style-name="P82"><text:span text:style-name="CharStyle13">Two robbers were also cruci- 38 fied with him, one on the right hand and one on the left. Those 39 who passed by scoffed at him, nodding at him in derision and crying, “You were to destroy 4c the temple and build it in three days! Save yourself, if you are God’s Son! Come down from the cross!” So, too, the high 41 priests made fun of him, with the scribes and the elders of the peo-</text:span></text:p>
        <text:list xml:id="list3190192610973411857" text:style-name="L55">
          <text:list-item>
            <text:p text:style-name="P429"><text:span text:style-name="CharStyle13"><text:tab/>pie. “He saved others,” they said, “but he cannot save him­self! He the ‘King of Israel’! Let him come down now from the cross; then we’ll believe in him!</text:span></text:p>
          </text:list-item>
          <text:list-item>
            <text:p text:style-name="P513"><text:span text:style-name="CharStyle37"><text:tab/></text:span><text:span text:style-name="CharStyle36">His </text:span><text:span text:style-name="CharStyle92">trust </text:span><text:span text:style-name="CharStyle36">is in God? </text:span><text:span text:style-name="CharStyle92">Let </text:span><text:span text:style-name="CharStyle36">God de­liver him now, if he cares for him!</text:span><text:span text:style-name="CharStyle37"> He said he was the Son of</text:span></text:p>
          </text:list-item>
          <text:list-item>
            <text:p text:style-name="P403"><text:span text:style-name="CharStyle13"><text:tab/>God!” The robbers who were crucified with him also de­nounced him in the same way.</text:span></text:p>
          </text:list-item>
          <text:list-item>
            <text:p text:style-name="P393"><text:span text:style-name="CharStyle13"><text:tab/>Now from twelve o’clock to three o’clock darkness covered</text:span></text:p>
          </text:list-item>
          <text:list-item>
            <text:p text:style-name="P334"><text:span text:style-name="CharStyle13"><text:tab/>all the land, and about three o’clock Jesus gave a loud cry, </text:span><text:span text:style-name="CharStyle24">“Eli, eli, lema sabachtham"</text:span><text:span text:style-name="CharStyle13"> (that is, My God, my God, why for-</text:span></text:p>
          </text:list-item>
          <text:list-item>
            <text:p text:style-name="P350"><text:span text:style-name="CharStyle13"><text:tab/>sake me?). On hearing this, some of the bystanders said, “He is</text:span></text:p>
          </text:list-item>
          <text:list-item>
            <text:p text:style-name="P350"><text:span text:style-name="CharStyle13"><text:tab/>calling for Elijah.” One of them ran off at once and took a sponge, which he soaked in vine­gar and put on the end of a stick,</text:span></text:p>
          </text:list-item>
          <text:list-item>
            <text:p text:style-name="P350"><text:span text:style-name="CharStyle13"><text:tab/>to give him a drink. But the others said, “Stop, let us see if Elijah does come to save him!” (Seizing a lance, another pricked his side, and out came water and</text:span></text:p>
          </text:list-item>
          <text:list-item>
            <text:p text:style-name="P350"><text:span text:style-name="CharStyle13"><text:tab/>blood.) Jesus again uttered a loud scream, and gave up his</text:span></text:p>
          </text:list-item>
          <text:list-item>
            <text:p text:style-name="P350"><text:span text:style-name="CharStyle13"><text:tab/>spirit. And the curtain of the temple was torn in two from top to bottom, the earth shook, the</text:span></text:p>
          </text:list-item>
          <text:list-item>
            <text:p text:style-name="P350"><text:span text:style-name="CharStyle13"><text:tab/>rocks were split, the tombs were opened, and a number of bodies of the saints who slept the sleep</text:span></text:p>
          </text:list-item>
          <text:list-item>
            <text:p text:style-name="P350"><text:span text:style-name="CharStyle13"><text:tab/>of death rose up—they left the tombs after his resurrection and entered the holy city and ap­peared to a number of people.</text:span></text:p>
          </text:list-item>
          <text:list-item>
            <text:p text:style-name="P393"><text:span text:style-name="CharStyle13"><text:tab/>When the army-captain and his men, who were watching Jesus, saw the earthquake and all that happened, they were dread­fully afraid; they said, “This man was certainly a son of God!”</text:span></text:p>
          </text:list-item>
          <text:list-item>
            <text:p text:style-name="P363"><text:span text:style-name="CharStyle13"><text:tab/>There were also a number of women there, looking on from a distance, women who had fol­lowed Jesus from Galilee and</text:span></text:p>
          </text:list-item>
          <text:list-item>
            <text:p text:style-name="P311"><text:span text:style-name="CharStyle13"><text:tab/>waited on him, including Mary</text:span></text:p>
          </text:list-item>
        </text:list>
        <text:p text:style-name="P122"><text:span text:style-name="CharStyle13">of Magdala, Mary the mother of James and Joseph, and the mother of the sons of Zebedaeus.</text:span></text:p>
        <text:p text:style-name="P59"><text:span text:style-name="CharStyle13">Now when evening came, a 57 rich man from Arimathsea, called Joseph, who had become a dis­ciple of Jesus, went to Pilate and 58 asked him for the body of Jesus. Pilate then ordered the body to be handed over to him. So Jo- 59 seph took the body, wrapped it in clean linen, and put it in his 60 new tomb, which he had cut in the rock; then, after rolling a large boulder to the opening of the tomb, he went away.</text:span></text:p>
        <text:p text:style-name="P59"><text:span text:style-name="CharStyle13">Mary of Magdala and the 61 other Mary were there, sitting opposite the tomb.</text:span></text:p>
        <text:p text:style-name="P59"><text:span text:style-name="CharStyle13">Next day (that is, on the day 62 after the Preparation) the high priests and Pharisees gathered round Pilate and said, “We re- 63 member, sir, that when this im­postor was alive, he said, ‘I will rise after three days.’ Now then, 64 give orders for the tomb to be kept secure till the third day, in case his disciples go and steal him and then tell the people, ‘He has risen from the dead.’ The end of the fraud will then be worse than the beginning of it.” Pilate said to them, “Take 65 a guard of soldiers, go and make it as secure as you can.” So off 66 they went and made the tomb secure by putting a seal on the boulder and setting the guard.</text:span></text:p>
        <text:p text:style-name="P70"><text:span text:style-name="CharStyle34">At the close of the sab- </text:span><text:span text:style-name="CharStyle94">no </text:span><text:span text:style-name="CharStyle34">bath, as the first day of the “G week was dawning, Mary of Magdala and the other Mary went to look at the tomb. But a </text:span><text:span text:style-name="CharStyle95">2 </text:span><text:span text:style-name="CharStyle34">great earthquake took place; an angel of the Lord came down from heaven, and went and rolled away the boulder and sat on it. His appearance was like </text:span><text:span text:style-name="CharStyle71">3 </text:span><text:span text:style-name="CharStyle34">lightning, and his raiment white as snow. For fear of him the 4</text:span></text:p>
        <text:p text:style-name="P22"><text:span text:style-name="CharStyle13">sentries shook and became like</text:span></text:p>
        <text:list xml:id="list7080194280615577337" text:style-name="L56">
          <text:list-item>
            <text:p text:style-name="P412"><text:soft-page-break/><text:span text:style-name="CharStyle13"><text:tab/>dead men; but the angel ad­dressed the women, saying, “Have no fear; I know you are looking for the crucified Jesus.</text:span></text:p>
          </text:list-item>
          <text:list-item>
            <text:p text:style-name="P413"><text:span text:style-name="CharStyle13"><text:tab/>He is not here, he has risen, as he told you he would. See, here is the place where the Lord lay.</text:span></text:p>
          </text:list-item>
          <text:list-item>
            <text:p text:style-name="P413"><text:span text:style-name="CharStyle13"><text:tab/>Now make haste, go to his dis­ciples, and tell them he has risen from the dead and that ‘he pre­cedes you to Galilee; you shall see him there.’ That is my mes-</text:span></text:p>
          </text:list-item>
          <text:list-item>
            <text:p text:style-name="P413"><text:span text:style-name="CharStyle13"><text:tab/>sage for you.” Then they ran quickly from the tomb in fear and great joy, to announce the</text:span></text:p>
          </text:list-item>
          <text:list-item>
            <text:p text:style-name="P414"><text:span text:style-name="CharStyle13"><text:tab/>news to his disciples. And Jesus himself met them, saying, “Hail!” They went up to him and caught hold of his feet and worshipped</text:span></text:p>
          </text:list-item>
          <text:list-item>
            <text:p text:style-name="P407"><text:span text:style-name="CharStyle13"><text:tab/>him; then Jesus said to them, “Have no fear! Go and tell my brothers to leave for Galilee; they shall see me there.”</text:span></text:p>
          </text:list-item>
          <text:list-item>
            <text:p text:style-name="P415"><text:span text:style-name="CharStyle13"><text:tab/>While they were on their way, some of the sentries went into the city and reported all that had taken place to the high</text:span></text:p>
          </text:list-item>
          <text:list-item>
            <text:p text:style-name="P416"><text:span text:style-name="CharStyle13"><text:tab/>priests, who, after meeting and conferring with the elders, gave</text:span></text:p>
          </text:list-item>
        </text:list>
        <text:p text:style-name="P20"><text:span text:style-name="CharStyle13">a considerable sum of money to the soldiers, bidding them say </text:span><text:span text:style-name="CharStyle96">13 </text:span><text:span text:style-name="CharStyle13">that “his disciples came at night and stole him when we were asleep.” “If this comes to the 14 ears of the governor,” they added, “we will satisfy him and see that you have no trouble about the matter.” So the sol- 15 diers took the money and fol­lowed their instructions; and this story has been disseminated among the Jews down to the present day.</text:span></text:p>
        <text:p text:style-name="P82"><text:span text:style-name="CharStyle13">Now the eleven disciples went 16 to Galilee, to the hill where Jesus had arranged to meet them. When they saw him, they wor- </text:span><text:span text:style-name="CharStyle96">17 </text:span><text:span text:style-name="CharStyle13">shipped him, though some were in doubt. Then Jesus came for- </text:span><text:span text:style-name="CharStyle96">18 </text:span><text:span text:style-name="CharStyle13">ward to them and said, “Full authority has been given to me in heaven and on earth; go and 19 make disciples of all nations, baptize them in the name of the Father and the Son and the holy Spirit, and teach them to obey 20 all the commands I have laid on you. And all the time I will be with you, to the very end of the world.”</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Calibri" svg:font-family="Calibri"/>
    <style:font-face style:name="David" svg:font-family="David"/>
    <style:font-face style:name="Georgia" svg:font-family="Georgia"/>
    <style:font-face style:name="Verdana" svg:font-family="Verdan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Georgia" fo:font-family="Georgia" fo:font-size="12pt" fo:font-style="normal" style:text-underline-style="none" fo:font-weight="normal" style:font-name-asian="Georgia" style:font-family-asian="Georgia" style:font-size-asian="12pt" style:font-style-asian="normal" style:font-weight-asian="normal" style:font-name-complex="Georgia" style:font-family-complex="Georgia" style:font-size-complex="12pt" style:font-style-complex="normal" style:font-weight-complex="normal"/>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639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165in" fo:text-indent="-0.528in" style:auto-text-indent="false" style:page-number="auto" fo:background-color="#ffffff"/>
      <style:text-properties style:text-line-through-style="none" style:text-line-through-type="none" style:font-name="Georgia" fo:font-family="Georgia" fo:font-size="8pt" fo:font-style="italic" style:text-underline-style="none" fo:font-weight="normal" style:font-name-asian="Georgia" style:font-family-asian="Georgia" style:font-size-asian="8pt" style:font-style-asian="italic" style:font-weight-asian="normal" style:font-name-complex="Georgia" style:font-family-complex="Georgia" style:font-size-complex="8pt" style:font-style-complex="italic" style:font-weight-complex="normal"/>
    </style:style>
    <style:style style:name="Body_20_text_20__28_10_29_" style:display-name="Body text (10)"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1.5pt" fo:letter-spacing="-0.0071in" fo:font-style="normal" style:text-underline-style="none" fo:font-weight="normal" style:font-name-asian="AngsanaUPC" style:font-family-asian="AngsanaUPC" style:font-size-asian="11.5pt" style:font-style-asian="normal" style:font-weight-asian="normal" style:font-name-complex="AngsanaUPC" style:font-family-complex="AngsanaUPC" style:font-size-complex="11.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134in" fo:text-indent="-0.528in" style:auto-text-indent="false" style:page-number="auto" fo:background-color="#ffffff"/>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1272in" fo:text-indent="-0.222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7_29_" style:display-name="Body text (7)" style:family="paragraph" style:master-page-name="">
      <style:graphic-properties draw:fill="solid" draw:fill-color="#ffffff" draw:opacity="100%"/>
      <style:paragraph-properties fo:margin-left="0in" fo:margin-right="0in" fo:line-height="0.1272in" fo:text-indent="-0.222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8_29_" style:display-name="Body text (8)" style:family="paragraph" style:master-page-name="">
      <style:graphic-properties draw:fill="solid" draw:fill-color="#ffffff" draw:opacity="100%"/>
      <style:paragraph-properties fo:margin-left="0in" fo:margin-right="0in" fo:line-height="0.0835in" fo:text-indent="-0.1945in" style:auto-text-indent="false" style:page-number="auto" fo:background-color="#ffffff"/>
      <style:text-properties style:text-line-through-style="none" style:text-line-through-type="none" style:font-name="David" fo:font-family="David" fo:font-size="8pt" fo:font-style="normal" style:text-underline-style="none" fo:font-weight="normal" style:font-name-asian="David" style:font-family-asian="David" style:font-size-asian="8pt" style:font-style-asian="normal" style:font-weight-asian="normal" style:font-name-complex="David" style:font-family-complex="David" style:font-size-complex="8pt" style:font-style-complex="normal" style:font-weight-complex="normal"/>
    </style:style>
    <style:style style:name="Body_20_text_20__28_9_29_" style:display-name="Body text (9)" style:family="paragraph" style:master-page-name="">
      <style:graphic-properties draw:fill="solid" draw:fill-color="#ffffff" draw:opacity="100%"/>
      <style:paragraph-properties fo:margin-left="0in" fo:margin-right="0in" fo:line-height="0.1272in" fo:text-align="justify" style:justify-single-word="false" fo:text-indent="-0.3472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11_29_" style:display-name="Body text (11)" style:family="paragraph" style:master-page-name="">
      <style:graphic-properties draw:fill="solid" draw:fill-color="#ffffff" draw:opacity="100%"/>
      <style:paragraph-properties fo:line-height="0.0866in" fo:text-align="justify" style:justify-single-word="false" style:page-number="auto" fo:background-color="#ffffff"/>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Body_20_text_20__28_12_29_" style:display-name="Body text (12)" style:family="paragraph" style:master-page-name="">
      <style:graphic-properties draw:fill="solid" draw:fill-color="#ffffff" draw:opacity="100%"/>
      <style:paragraph-properties fo:margin-left="0in" fo:margin-right="0in" fo:line-height="0.1272in" fo:text-indent="-0.3335in" style:auto-text-indent="false" style:page-number="auto" fo:background-color="#ffffff"/>
      <style:text-properties style:text-line-through-style="none" style:text-line-through-type="none" style:font-name="David" fo:font-family="David" fo:font-size="9pt" fo:font-style="normal" style:text-underline-style="none" fo:font-weight="normal" style:font-name-asian="David" style:font-family-asian="David" style:font-size-asian="9pt" style:font-style-asian="normal" style:font-weight-asian="normal" style:font-name-complex="David" style:font-family-complex="David" style:font-size-complex="9pt" style:font-style-complex="normal" style:font-weight-complex="normal"/>
    </style:style>
    <style:style style:name="Body_20_text_20__28_13_29_" style:display-name="Body text (13)" style:family="paragraph" style:master-page-name="">
      <style:graphic-properties draw:fill="solid" draw:fill-color="#ffffff" draw:opacity="100%"/>
      <style:paragraph-properties fo:margin-left="0in" fo:margin-right="0in" fo:line-height="0.1272in" fo:text-align="justify" style:justify-single-word="false" fo:text-indent="-0.2362in" style:auto-text-indent="false" style:page-number="auto" fo:background-color="#ffffff"/>
      <style:text-properties style:text-line-through-style="none" style:text-line-through-type="none" style:font-name="David" fo:font-family="David" fo:font-size="9pt" fo:font-style="italic" style:text-underline-style="none" fo:font-weight="normal" style:font-name-asian="David" style:font-family-asian="David" style:font-size-asian="9pt" style:font-style-asian="italic" style:font-weight-asian="normal" style:font-name-complex="David" style:font-family-complex="David" style:font-size-complex="9pt" style:font-style-complex="italic" style:font-weight-complex="normal"/>
    </style:style>
    <style:style style:name="Body_20_text_20__28_14_29_" style:display-name="Body text (14)" style:family="paragraph" style:master-page-name="">
      <style:graphic-properties draw:fill="solid" draw:fill-color="#ffffff" draw:opacity="100%"/>
      <style:paragraph-properties fo:margin-left="0in" fo:margin-right="0in" fo:margin-top="0.0417in" fo:margin-bottom="0in" loext:contextual-spacing="false" fo:line-height="0.0866in" fo:text-indent="0.1528in" style:auto-text-indent="false" style:page-number="auto" fo:background-color="#ffffff"/>
      <style:text-properties style:text-line-through-style="none" style:text-line-through-type="none" style:font-name="David" fo:font-family="David" fo:font-size="7pt" fo:font-style="normal" style:text-underline-style="none" fo:font-weight="normal" style:font-name-asian="David" style:font-family-asian="David" style:font-size-asian="7pt" style:font-style-asian="normal" style:font-weight-asian="normal" style:font-name-complex="David" style:font-family-complex="David" style:font-size-complex="7pt" style:font-style-complex="normal" style:font-weight-complex="normal"/>
    </style:style>
    <style:style style:name="Body_20_text_20__28_15_29_" style:display-name="Body text (15)" style:family="paragraph" style:master-page-name="">
      <style:graphic-properties draw:fill="solid" draw:fill-color="#ffffff" draw:opacity="100%"/>
      <style:paragraph-properties fo:margin-top="0.0417in" fo:margin-bottom="0.0417in" loext:contextual-spacing="false" fo:line-height="0.1165in" fo:text-align="center" style:justify-single-word="false" style:page-number="auto" fo:background-color="#ffffff"/>
      <style:text-properties style:text-line-through-style="none" style:text-line-through-type="none" style:font-name="Georgia" fo:font-family="Georgia" fo:font-size="5.5pt" fo:font-style="normal" style:text-underline-style="none" fo:font-weight="bold" style:font-name-asian="Georgia" style:font-family-asian="Georgia" style:font-size-asian="5.5pt" style:font-style-asian="normal" style:font-weight-asian="bold" style:font-name-complex="Georgia" style:font-family-complex="Georgia" style:font-size-complex="5.5pt" style:font-style-complex="normal" style:font-weight-complex="bold"/>
    </style:style>
    <style:style style:name="Body_20_text_20__28_3_29__20__2b__20_DropCap1" style:display-name="Body text (3) + DropCap1" style:family="paragraph" style:parent-style-name="Body_20_text_20__28_3_29_" style:master-page-name="">
      <style:paragraph-properties fo:margin-left="0in" fo:margin-right="0in" fo:margin-top="0in" fo:margin-bottom="0in" loext:contextual-spacing="false" fo:text-align="start" style:justify-single-word="false" fo:text-indent="0.1945in" style:auto-text-indent="false" style:page-number="auto" fo:break-after="column">
        <style:drop-cap style:lines="2" style:distance="0.0035in" style:style-name="DropCap4"/>
      </style:paragraph-properties>
    </style:style>
    <style:style style:name="Body_20_text_20__28_2_29__20__2b__20_DropCap2" style:display-name="Body text (2) + DropCap2"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3374in"/>
        </style:tab-stops>
        <style:drop-cap style:lines="2" style:distance="0.0035in" style:style-name="DropCap2"/>
      </style:paragraph-properties>
    </style:style>
    <style:style style:name="Body_20_text_20__28_3_29__20__2b__20_DropCap3" style:display-name="Body text (3) + DropCap3" style:family="paragraph" style:parent-style-name="Body_20_text_20__28_3_29_" style:master-page-name="">
      <style:paragraph-properties fo:margin-left="0in" fo:margin-right="0in" fo:margin-top="0in" fo:margin-bottom="0in" loext:contextual-spacing="false" fo:text-align="start" style:justify-single-word="false" fo:text-indent="0.1807in" style:auto-text-indent="false" style:page-number="auto">
        <style:tab-stops>
          <style:tab-stop style:position="0.3339in"/>
        </style:tab-stops>
        <style:drop-cap style:lines="2" style:distance="0.0035in" style:style-name="DropCap3"/>
      </style:paragraph-properties>
    </style:style>
    <style:style style:name="Body_20_text_20__28_3_29__20__2b__20_DropCap4" style:display-name="Body text (3) + DropCap4" style:family="paragraph" style:parent-style-name="Body_20_text_20__28_3_29_" style:master-page-name="">
      <style:paragraph-properties fo:margin-left="0.1807in" fo:margin-right="0in" fo:margin-top="0in" fo:margin-bottom="0in" loext:contextual-spacing="false" fo:text-indent="0in" style:auto-text-indent="false" style:page-number="auto">
        <style:drop-cap style:lines="2" style:distance="0.05in" style:style-name="DropCap1"/>
      </style:paragraph-properties>
    </style:style>
    <style:style style:name="Body_20_text_20__28_2_29__20__2b__20_DropCap5" style:display-name="Body text (2) + DropCap5"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drop-cap style:lines="2" style:distance="0.0035in" style:style-name="DropCap5"/>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12pt" fo:font-style="normal" style:text-underline-style="none" fo:font-weight="normal" style:font-name-asian="Georgia" style:font-family-asian="Georgia" style:font-size-asian="12pt" style:font-style-asian="normal" style:font-weight-asian="normal" style:font-name-complex="Georgia" style:font-family-complex="Georgia" style:font-size-complex="12pt" style:font-style-complex="normal" style:font-weight-complex="normal"/>
    </style:style>
    <style:style style:name="CharStyle6" style:family="text" style:parent-style-name="DefaultFontStyle">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CharStyle7" style:family="text" style:parent-style-name="CharStyle6">
      <style:text-properties fo:color="#000000" style:text-position="0% 100%" style:font-name="AngsanaUPC" fo:font-family="AngsanaUPC" fo:font-size="13pt" fo:letter-spacing="normal" fo:language="en" fo:country="US" fo:font-weight="bold" style:font-name-asian="AngsanaUPC" style:font-family-asian="AngsanaUPC" style:font-size-asian="13pt" style:language-asian="en" style:country-asian="US" style:font-weight-asian="bold" style:font-name-complex="AngsanaUPC" style:font-family-complex="AngsanaUPC" style:font-size-complex="13pt" style:language-complex="en" style:country-complex="US" style:font-weight-complex="bold" style:text-scale="100%"/>
    </style:style>
    <style:style style:name="CharStyle8"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10"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3%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13"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4" style:family="text" style:parent-style-name="CharStyle13">
      <style:text-properties fo:color="#000000" style:text-position="0% 100%" style:font-name="David" fo:font-family="David" fo:font-size="9pt" fo:letter-spacing="normal" fo:language="en" fo:country="US" style:font-name-asian="David" style:font-family-asian="David" style:font-size-asian="9pt" style:language-asian="en" style:country-asian="US" style:font-name-complex="David" style:font-family-complex="David" style:font-size-complex="9pt" style:language-complex="en" style:country-complex="US" style:text-scale="100%"/>
    </style:style>
    <style:style style:name="CharStyle16" style:family="text" style:parent-style-name="DefaultFontStyle">
      <style:text-properties style:text-line-through-style="none" style:text-line-through-type="none" style:font-name="Georgia" fo:font-family="Georgia" fo:font-size="8pt" fo:font-style="italic" style:text-underline-style="none" fo:font-weight="normal" style:font-name-asian="Georgia" style:font-family-asian="Georgia" style:font-size-asian="8pt" style:font-style-asian="italic" style:font-weight-asian="normal" style:font-name-complex="Georgia" style:font-family-complex="Georgia" style:font-size-complex="8pt" style:font-style-complex="italic" style:font-weight-complex="normal"/>
    </style:style>
    <style:style style:name="CharStyle17" style:family="text" style:parent-style-name="CharStyle16">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18" style:family="text" style:parent-style-name="CharStyle13">
      <style:text-properties fo:color="#000000" style:text-position="0% 100%" style:font-name="David" fo:font-family="David" fo:font-size="9pt" fo:letter-spacing="normal" fo:language="en" fo:country="US" fo:font-style="italic" style:font-name-asian="David" style:font-family-asian="David" style:font-size-asian="9pt" style:language-asian="en" style:country-asian="US" style:font-style-asian="italic" style:font-name-complex="David" style:font-family-complex="David" style:font-size-complex="9pt" style:language-complex="en" style:country-complex="US" style:font-style-complex="italic" style:text-scale="100%"/>
    </style:style>
    <style:style style:name="CharStyle19" style:family="text" style:parent-style-name="CharStyle13">
      <style:text-properties fo:color="#000000" style:text-position="0% 100%" style:font-name="David" fo:font-family="David" fo:font-size="9pt" fo:letter-spacing="normal" fo:language="en" fo:country="US" style:font-name-asian="David" style:font-family-asian="David" style:font-size-asian="9pt" style:language-asian="en" style:country-asian="US" style:font-name-complex="David" style:font-family-complex="David" style:font-size-complex="9pt" style:language-complex="en" style:country-complex="US" style:text-scale="100%"/>
    </style:style>
    <style:style style:name="CharStyle21" style:family="text" style:parent-style-name="DefaultFontStyle">
      <style:text-properties style:text-line-through-style="none" style:text-line-through-type="none" style:font-name="AngsanaUPC" fo:font-family="AngsanaUPC" fo:font-size="11.5pt" fo:letter-spacing="-0.0071in" fo:font-style="normal" style:text-underline-style="none" fo:font-weight="normal" style:font-name-asian="AngsanaUPC" style:font-family-asian="AngsanaUPC" style:font-size-asian="11.5pt" style:font-style-asian="normal" style:font-weight-asian="normal" style:font-name-complex="AngsanaUPC" style:font-family-complex="AngsanaUPC" style:font-size-complex="11.5pt" style:font-style-complex="normal" style:font-weight-complex="normal"/>
    </style:style>
    <style:style style:name="DropCap2" style:family="text">
      <style:text-properties fo:color="#000000" style:text-line-through-style="none" style:text-line-through-type="none" style:text-position="38% 58%" style:font-name="Verdana" fo:font-family="Verdana" fo:font-size="16pt" fo:letter-spacing="normal" fo:font-style="normal" style:text-underline-style="none" fo:font-weight="normal" style:font-name-asian="Verdana" style:font-family-asian="Verdana" style:font-size-asian="16pt" style:font-style-asian="normal" style:font-weight-asian="normal" style:font-name-complex="Verdana" style:font-family-complex="Verdana" style:font-size-complex="16pt" style:font-style-complex="normal" style:font-weight-complex="normal" style:text-scale="100%"/>
    </style:style>
    <style:style style:name="CharStyle23" style:family="text" style:parent-style-name="CharStyle16">
      <style:text-properties fo:color="#000000" style:text-position="0% 100%" style:font-name="David" fo:font-family="David" fo:font-size="10pt" fo:letter-spacing="normal" fo:language="en" fo:country="US" fo:font-style="normal" style:font-name-asian="David" style:font-family-asian="David" style:font-size-asian="10pt" style:language-asian="en" style:country-asian="US" style:font-style-asian="normal" style:font-name-complex="David" style:font-family-complex="David" style:font-size-complex="10pt" style:language-complex="en" style:country-complex="US" style:font-style-complex="normal" style:text-scale="100%"/>
    </style:style>
    <style:style style:name="CharStyle24" style:family="text" style:parent-style-name="CharStyle13">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25" style:family="text" style:parent-style-name="CharStyle13">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26" style:family="text" style:parent-style-name="CharStyle6">
      <style:text-properties fo:color="#000000" style:text-position="0% 100%" style:font-name="AngsanaUPC" fo:font-family="AngsanaUPC" fo:font-size="13pt" fo:letter-spacing="normal" fo:language="en" fo:country="US" fo:font-style="italic" style:font-name-asian="AngsanaUPC" style:font-family-asian="AngsanaUPC" style:font-size-asian="13pt" style:language-asian="en" style:country-asian="US" style:font-style-asian="italic" style:font-name-complex="AngsanaUPC" style:font-family-complex="AngsanaUPC" style:font-size-complex="13pt" style:language-complex="en" style:country-complex="US" style:font-style-complex="italic" style:text-scale="100%"/>
    </style:style>
    <style:style style:name="DropCap3" style:family="text">
      <style:text-properties fo:color="#000000" style:text-line-through-style="none" style:text-line-through-type="none" style:text-position="30% 58%" style:font-name="David" fo:font-family="David" fo:font-size="20pt" fo:letter-spacing="normal" fo:font-style="normal" style:text-underline-style="none" fo:font-weight="normal" style:font-name-asian="David" style:font-family-asian="David" style:font-size-asian="20pt" style:font-style-asian="normal" style:font-weight-asian="normal" style:font-name-complex="David" style:font-family-complex="David" style:font-size-complex="20pt" style:font-style-complex="normal" style:font-weight-complex="normal" style:text-scale="100%"/>
    </style:style>
    <style:style style:name="CharStyle29" style:family="text" style:parent-style-name="DefaultFontStyle">
      <style:text-properties style:text-line-through-style="none" style:text-line-through-type="none" style:font-name="Georgia" fo:font-family="Georgia" fo:font-size="8pt" fo:font-style="normal" style:text-underline-style="none" fo:font-weight="normal" style:font-name-asian="Georgia" style:font-family-asian="Georgia" style:font-size-asian="8pt" style:font-style-asian="normal" style:font-weight-asian="normal" style:font-name-complex="Georgia" style:font-family-complex="Georgia" style:font-size-complex="8pt" style:font-style-complex="normal" style:font-weight-complex="normal"/>
    </style:style>
    <style:style style:name="CharStyle30" style:family="text" style:parent-style-name="CharStyle29">
      <style:text-properties fo:color="#000000" style:text-position="0% 100%" fo:font-size="6.5pt" fo:letter-spacing="0.0071in" fo:language="en" fo:country="US" fo:font-weight="bold" style:font-size-asian="6.5pt" style:language-asian="en" style:country-asian="US" style:font-weight-asian="bold" style:font-size-complex="6.5pt" style:language-complex="en" style:country-complex="US" style:font-weight-complex="bold" style:text-scale="100%"/>
    </style:style>
    <style:style style:name="CharStyle31" style:family="text" style:parent-style-name="CharStyle16">
      <style:text-properties fo:color="#000000" style:text-position="0% 100%" fo:font-size="8.5pt" fo:letter-spacing="normal" fo:language="en" fo:country="US" fo:font-style="normal" fo:font-weight="normal" style:font-size-asian="8.5pt" style:language-asian="en" style:country-asian="US" style:font-style-asian="normal" style:font-weight-asian="normal" style:font-size-complex="8.5pt" style:language-complex="en" style:country-complex="US" style:font-style-complex="normal" style:font-weight-complex="normal" style:text-scale="100%"/>
    </style:style>
    <style:style style:name="CharStyle32" style:family="text" style:parent-style-name="CharStyle13">
      <style:text-properties fo:color="#000000" style:text-position="0% 100%" fo:font-size="8pt" fo:letter-spacing="normal" fo:language="en" fo:country="US" fo:font-style="italic" fo:font-weight="normal" style:font-size-asian="8pt" style:language-asian="en" style:country-asian="US" style:font-style-asian="italic" style:font-weight-asian="normal" style:font-size-complex="8pt" style:language-complex="en" style:country-complex="US" style:font-style-complex="italic" style:font-weight-complex="normal" style:text-scale="100%"/>
    </style:style>
    <style:style style:name="CharStyle3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36"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37" style:family="text" style:parent-style-name="CharStyle36">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39" style:family="text" style:parent-style-name="DefaultFontStyle">
      <style:text-properties style:text-line-through-style="none" style:text-line-through-type="none" style:font-name="David" fo:font-family="David" fo:font-size="8pt" fo:font-style="normal" style:text-underline-style="none" fo:font-weight="normal" style:font-name-asian="David" style:font-family-asian="David" style:font-size-asian="8pt" style:font-style-asian="normal" style:font-weight-asian="normal" style:font-name-complex="David" style:font-family-complex="David" style:font-size-complex="8pt" style:font-style-complex="normal" style:font-weight-complex="normal"/>
    </style:style>
    <style:style style:name="CharStyle40" style:family="text" style:parent-style-name="CharStyle39">
      <style:text-properties fo:color="#000000" style:text-position="0% 100%" style:font-name="Georgia" fo:font-family="Georgia" fo:font-size="8pt" fo:letter-spacing="normal" fo:language="en" fo:country="US" fo:font-weight="normal" style:font-name-asian="Georgia" style:font-family-asian="Georgia" style:font-size-asian="8pt" style:language-asian="en" style:country-asian="US" style:font-weight-asian="normal" style:font-name-complex="Georgia" style:font-family-complex="Georgia" style:font-size-complex="8pt" style:language-complex="en" style:country-complex="US" style:font-weight-complex="normal" style:text-scale="100%"/>
    </style:style>
    <style:style style:name="CharStyle41" style:family="text" style:parent-style-name="CharStyle39">
      <style:text-properties fo:color="#000000" style:text-position="0% 100%" style:font-name="Georgia" fo:font-family="Georgia" fo:font-size="7.5pt" fo:letter-spacing="normal" fo:language="en" fo:country="US" style:font-name-asian="Georgia" style:font-family-asian="Georgia" style:font-size-asian="7.5pt" style:language-asian="en" style:country-asian="US" style:font-name-complex="Georgia" style:font-family-complex="Georgia" style:font-size-complex="7.5pt" style:language-complex="en" style:country-complex="US" style:text-scale="100%"/>
    </style:style>
    <style:style style:name="CharStyle43"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44" style:family="text" style:parent-style-name="CharStyle43">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45" style:family="text" style:parent-style-name="CharStyle39">
      <style:text-properties fo:color="#000000" style:text-position="0% 100%" style:font-name="Georgia" fo:font-family="Georgia" fo:font-size="7pt" fo:letter-spacing="normal" fo:language="en" fo:country="US" fo:font-style="italic" style:font-name-asian="Georgia" style:font-family-asian="Georgia" style:font-size-asian="7pt" style:language-asian="en" style:country-asian="US" style:font-style-asian="italic" style:font-name-complex="Georgia" style:font-family-complex="Georgia" style:font-size-complex="7pt" style:language-complex="en" style:country-complex="US" style:font-style-complex="italic" style:text-scale="100%"/>
    </style:style>
    <style:style style:name="DropCap4" style:family="text">
      <style:text-properties fo:color="#000000" style:text-line-through-style="none" style:text-line-through-type="none" style:text-position="28% 58%" style:font-name="Verdana" fo:font-family="Verdana" fo:font-size="17pt" fo:letter-spacing="normal" fo:font-style="normal" style:text-underline-style="none" fo:font-weight="normal" style:font-name-asian="Verdana" style:font-family-asian="Verdana" style:font-size-asian="17pt" style:font-style-asian="normal" style:font-weight-asian="normal" style:font-name-complex="Verdana" style:font-family-complex="Verdana" style:font-size-complex="17pt" style:font-style-complex="normal" style:font-weight-complex="normal" style:text-scale="100%"/>
    </style:style>
    <style:style style:name="CharStyle47" style:family="text" style:parent-style-name="CharStyle29">
      <style:text-properties fo:color="#000000" style:text-position="0% 100%" style:font-name="David" fo:font-family="David" fo:font-size="7.5pt" fo:letter-spacing="normal" fo:language="en" fo:country="US" style:font-name-asian="David" style:font-family-asian="David" style:font-size-asian="7.5pt" style:language-asian="en" style:country-asian="US" style:font-name-complex="David" style:font-family-complex="David" style:font-size-complex="7.5pt" style:language-complex="en" style:country-complex="US" style:text-scale="100%"/>
    </style:style>
    <style:style style:name="CharStyle48" style:family="text" style:parent-style-name="CharStyle13">
      <style:text-properties fo:color="#000000" style:text-position="0% 100%" fo:font-size="7.5pt" fo:letter-spacing="normal" fo:language="en" fo:country="US" style:font-size-asian="7.5pt" style:language-asian="en" style:country-asian="US" style:font-size-complex="7.5pt" style:language-complex="en" style:country-complex="US" style:text-scale="100%"/>
    </style:style>
    <style:style style:name="CharStyle50" style:family="text" style:parent-style-name="DefaultFontStyle">
      <style:text-properties style:text-line-through-style="none" style:text-line-through-type="none" style:font-name="Georgia" fo:font-family="Georgia" fo:font-size="7pt" fo:font-style="normal" style:text-underline-style="none" fo:font-weight="normal" style:font-name-asian="Georgia" style:font-family-asian="Georgia" style:font-size-asian="7pt" style:font-style-asian="normal" style:font-weight-asian="normal" style:font-name-complex="Georgia" style:font-family-complex="Georgia" style:font-size-complex="7pt" style:font-style-complex="normal" style:font-weight-complex="normal"/>
    </style:style>
    <style:style style:name="CharStyle51" style:family="text" style:parent-style-name="CharStyle50">
      <style:text-properties fo:color="#000000" style:text-position="0% 100%" fo:letter-spacing="normal" fo:language="en" fo:country="US" fo:font-style="italic" fo:font-weight="bold" style:language-asian="en" style:country-asian="US" style:font-style-asian="italic" style:font-weight-asian="bold" style:language-complex="en" style:country-complex="US" style:font-style-complex="italic" style:font-weight-complex="bold" style:text-scale="100%"/>
    </style:style>
    <style:style style:name="CharStyle52" style:family="text" style:parent-style-name="CharStyle39">
      <style:text-properties fo:color="#000000" style:text-position="0% 100%" style:font-name="Georgia" fo:font-family="Georgia" fo:font-size="7pt" fo:letter-spacing="normal" fo:language="en" fo:country="US" style:font-name-asian="Georgia" style:font-family-asian="Georgia" style:font-size-asian="7pt" style:language-asian="en" style:country-asian="US" style:font-name-complex="Georgia" style:font-family-complex="Georgia" style:font-size-complex="7pt" style:language-complex="en" style:country-complex="US" style:text-scale="100%"/>
    </style:style>
    <style:style style:name="CharStyle53" style:family="text" style:parent-style-name="CharStyle13">
      <style:text-properties fo:font-variant="small-caps" fo:color="#000000" style:text-position="0% 100%" fo:letter-spacing="normal" fo:language="en" fo:country="US" style:language-asian="en" style:country-asian="US" style:language-complex="en" style:country-complex="US" style:text-scale="100%"/>
    </style:style>
    <style:style style:name="CharStyle54" style:family="text" style:parent-style-name="CharStyle6">
      <style:text-properties fo:color="#000000" style:text-position="0% 100%" style:font-name="AngsanaUPC" fo:font-family="AngsanaUPC" fo:font-size="12pt" fo:letter-spacing="normal" fo:language="en" fo:country="US" style:font-name-asian="AngsanaUPC" style:font-family-asian="AngsanaUPC" style:font-size-asian="12pt" style:language-asian="en" style:country-asian="US" style:font-name-complex="AngsanaUPC" style:font-family-complex="AngsanaUPC" style:font-size-complex="12pt" style:language-complex="en" style:country-complex="US" style:text-scale="100%"/>
    </style:style>
    <style:style style:name="CharStyle55" style:family="text" style:parent-style-name="CharStyle43">
      <style:text-properties fo:color="#000000" style:text-position="0% 100%" style:font-name="David" fo:font-family="David" fo:font-size="9pt" fo:letter-spacing="normal" fo:language="en" fo:country="US" fo:font-style="normal" style:font-name-asian="David" style:font-family-asian="David" style:font-size-asian="9pt" style:language-asian="en" style:country-asian="US" style:font-style-asian="normal" style:font-name-complex="David" style:font-family-complex="David" style:font-size-complex="9pt" style:language-complex="en" style:country-complex="US" style:font-style-complex="normal" style:text-scale="100%"/>
    </style:style>
    <style:style style:name="DropCap5" style:family="text">
      <style:text-properties fo:color="#000000" style:text-line-through-style="none" style:text-line-through-type="none" style:text-position="40% 58%" style:font-name="Georgia" fo:font-family="Georgia" fo:font-size="18pt" fo:letter-spacing="normal" fo:font-style="normal" style:text-underline-style="none" fo:font-weight="normal" style:font-name-asian="Georgia" style:font-family-asian="Georgia" style:font-size-asian="18pt" style:font-style-asian="normal" style:font-weight-asian="normal" style:font-name-complex="Georgia" style:font-family-complex="Georgia" style:font-size-complex="18pt" style:font-style-complex="normal" style:font-weight-complex="normal" style:text-scale="100%"/>
    </style:style>
    <style:style style:name="CharStyle57" style:family="text" style:parent-style-name="CharStyle39">
      <style:text-properties fo:font-variant="small-caps" fo:color="#000000" style:text-position="0% 100%" fo:letter-spacing="normal" fo:language="en" fo:country="US" style:language-asian="en" style:country-asian="US" style:language-complex="en" style:country-complex="US" style:text-scale="100%"/>
    </style:style>
    <style:style style:name="CharStyle59" style:family="text" style:parent-style-name="DefaultFontStyle">
      <style:text-properties style:text-line-through-style="none" style:text-line-through-type="none" style:font-name="David" fo:font-family="David" fo:font-size="9pt" fo:font-style="normal" style:text-underline-style="none" fo:font-weight="normal" style:font-name-asian="David" style:font-family-asian="David" style:font-size-asian="9pt" style:font-style-asian="normal" style:font-weight-asian="normal" style:font-name-complex="David" style:font-family-complex="David" style:font-size-complex="9pt" style:font-style-complex="normal" style:font-weight-complex="normal"/>
    </style:style>
    <style:style style:name="CharStyle60" style:family="text" style:parent-style-name="CharStyle59">
      <style:text-properties fo:color="#000000" style:text-position="0% 100%" style:font-name="Georgia" fo:font-family="Georgia" fo:font-size="8.5pt" fo:letter-spacing="normal" fo:language="en" fo:country="US" style:font-name-asian="Georgia" style:font-family-asian="Georgia" style:font-size-asian="8.5pt" style:language-asian="en" style:country-asian="US" style:font-name-complex="Georgia" style:font-family-complex="Georgia" style:font-size-complex="8.5pt" style:language-complex="en" style:country-complex="US" style:text-scale="100%"/>
    </style:style>
    <style:style style:name="CharStyle61" style:family="text" style:parent-style-name="CharStyle43">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62" style:family="text" style:parent-style-name="CharStyle43">
      <style:text-properties fo:color="#000000" style:text-position="0% 100%" style:font-name="David" fo:font-family="David" fo:font-size="10.5pt" fo:letter-spacing="normal" fo:language="en" fo:country="US" fo:font-weight="normal" style:font-name-asian="David" style:font-family-asian="David" style:font-size-asian="10.5pt" style:language-asian="en" style:country-asian="US" style:font-weight-asian="normal" style:font-name-complex="David" style:font-family-complex="David" style:font-size-complex="10.5pt" style:language-complex="en" style:country-complex="US" style:font-weight-complex="normal" style:text-scale="100%"/>
    </style:style>
    <style:style style:name="CharStyle63" style:family="text" style:parent-style-name="CharStyle6">
      <style:text-properties fo:color="#000000" style:text-position="0% 100%" fo:font-size="9.5pt" fo:letter-spacing="normal" fo:language="en" fo:country="US" fo:font-weight="normal" style:font-size-asian="9.5pt" style:language-asian="en" style:country-asian="US" style:font-weight-asian="normal" style:font-size-complex="9.5pt" style:language-complex="en" style:country-complex="US" style:font-weight-complex="normal" style:text-scale="100%"/>
    </style:style>
    <style:style style:name="CharStyle64" style:family="text" style:parent-style-name="CharStyle13">
      <style:text-properties fo:color="#000000" style:text-position="0% 100%" style:font-name="David" fo:font-family="David" fo:font-size="10pt" fo:letter-spacing="normal" fo:language="en" fo:country="US" fo:font-style="italic" style:font-name-asian="David" style:font-family-asian="David" style:font-size-asian="10pt" style:language-asian="en" style:country-asian="US" style:font-style-asian="italic" style:font-name-complex="David" style:font-family-complex="David" style:font-size-complex="10pt" style:language-complex="en" style:country-complex="US" style:font-style-complex="italic" style:text-scale="100%"/>
    </style:style>
    <style:style style:name="CharStyle65" style:family="text" style:parent-style-name="CharStyle43">
      <style:text-properties fo:color="#000000" style:text-position="0% 100%" style:font-name="David" fo:font-family="David" fo:font-size="10pt" fo:letter-spacing="normal" fo:language="en" fo:country="US" fo:font-style="normal" style:font-name-asian="David" style:font-family-asian="David" style:font-size-asian="10pt" style:language-asian="en" style:country-asian="US" style:font-style-asian="normal" style:font-name-complex="David" style:font-family-complex="David" style:font-size-complex="10pt" style:language-complex="en" style:country-complex="US" style:font-style-complex="normal" style:text-scale="100%"/>
    </style:style>
    <style:style style:name="CharStyle66" style:family="text" style:parent-style-name="CharStyle13">
      <style:text-properties fo:color="#000000" style:text-position="0% 100%" style:font-name="David" fo:font-family="David" fo:font-size="10pt" fo:letter-spacing="normal" fo:language="en" fo:country="US" style:font-name-asian="David" style:font-family-asian="David" style:font-size-asian="10pt" style:language-asian="en" style:country-asian="US" style:font-name-complex="David" style:font-family-complex="David" style:font-size-complex="10pt" style:language-complex="en" style:country-complex="US" style:text-scale="100%"/>
    </style:style>
    <style:style style:name="CharStyle67" style:family="text" style:parent-style-name="CharStyle59">
      <style:text-properties fo:color="#000000" style:text-position="0% 100%" fo:font-size="9pt" fo:letter-spacing="normal" fo:language="en" fo:country="US" style:font-size-asian="9pt" style:language-asian="en" style:country-asian="US" style:font-size-complex="9pt" style:language-complex="en" style:country-complex="US" style:text-scale="100%"/>
    </style:style>
    <style:style style:name="CharStyle68" style:family="text" style:parent-style-name="CharStyle34">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69" style:family="text" style:parent-style-name="CharStyle34">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70" style:family="text" style:parent-style-name="CharStyle34">
      <style:text-properties fo:color="#000000" style:text-position="0% 100%" fo:letter-spacing="normal" fo:language="en" fo:country="US" style:text-underline-style="solid" style:text-underline-width="auto" style:text-underline-color="font-color" style:language-asian="en" style:country-asian="US" style:language-complex="en" style:country-complex="US" style:text-scale="100%"/>
    </style:style>
    <style:style style:name="CharStyle71" style:family="text" style:parent-style-name="CharStyle34">
      <style:text-properties fo:color="#000000" style:text-position="0% 100%" style:font-name="David" fo:font-family="David" fo:font-size="10pt" fo:letter-spacing="normal" fo:language="en" fo:country="US" style:font-name-asian="David" style:font-family-asian="David" style:font-size-asian="10pt" style:language-asian="en" style:country-asian="US" style:font-name-complex="David" style:font-family-complex="David" style:font-size-complex="10pt" style:language-complex="en" style:country-complex="US" style:text-scale="100%"/>
    </style:style>
    <style:style style:name="CharStyle72" style:family="text" style:parent-style-name="CharStyle34">
      <style:text-properties fo:font-variant="small-caps" fo:color="#000000" style:text-position="0% 100%" fo:letter-spacing="normal" fo:language="en" fo:country="US" style:language-asian="en" style:country-asian="US" style:language-complex="en" style:country-complex="US" style:text-scale="100%"/>
    </style:style>
    <style:style style:name="CharStyle73" style:family="text" style:parent-style-name="CharStyle59">
      <style:text-properties fo:color="#000000" style:text-position="0% 100%" style:font-name="Georgia" fo:font-family="Georgia" fo:font-size="8.5pt" fo:letter-spacing="normal" fo:language="en" fo:country="US" fo:font-style="italic" style:font-name-asian="Georgia" style:font-family-asian="Georgia" style:font-size-asian="8.5pt" style:language-asian="en" style:country-asian="US" style:font-style-asian="italic" style:font-name-complex="Georgia" style:font-family-complex="Georgia" style:font-size-complex="8.5pt" style:language-complex="en" style:country-complex="US" style:font-style-complex="italic" style:text-scale="100%"/>
    </style:style>
    <style:style style:name="CharStyle74" style:family="text" style:parent-style-name="CharStyle34">
      <style:text-properties fo:color="#000000" style:text-position="0% 100%" style:font-name="David" fo:font-family="David" fo:font-size="10.5pt" fo:letter-spacing="normal" fo:language="en" fo:country="US" fo:font-style="italic" fo:font-weight="normal" style:font-name-asian="David" style:font-family-asian="David" style:font-size-asian="10.5pt" style:language-asian="en" style:country-asian="US" style:font-style-asian="italic" style:font-weight-asian="normal" style:font-name-complex="David" style:font-family-complex="David" style:font-size-complex="10.5pt" style:language-complex="en" style:country-complex="US" style:font-style-complex="italic" style:font-weight-complex="normal" style:text-scale="100%"/>
    </style:style>
    <style:style style:name="CharStyle76" style:family="text" style:parent-style-name="DefaultFontStyle">
      <style:text-properties style:text-line-through-style="none" style:text-line-through-type="none" style:font-name="David" fo:font-family="David" fo:font-size="9pt" fo:font-style="italic" style:text-underline-style="none" fo:font-weight="normal" style:font-name-asian="David" style:font-family-asian="David" style:font-size-asian="9pt" style:font-style-asian="italic" style:font-weight-asian="normal" style:font-name-complex="David" style:font-family-complex="David" style:font-size-complex="9pt" style:font-style-complex="italic" style:font-weight-complex="normal"/>
    </style:style>
    <style:style style:name="CharStyle77" style:family="text" style:parent-style-name="CharStyle76">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78" style:family="text" style:parent-style-name="CharStyle76">
      <style:text-properties fo:color="#000000" style:text-position="0% 100%" style:font-name="Georgia" fo:font-family="Georgia" fo:font-size="8.5pt" fo:letter-spacing="normal" fo:language="en" fo:country="US" fo:font-style="normal" style:font-name-asian="Georgia" style:font-family-asian="Georgia" style:font-size-asian="8.5pt" style:language-asian="en" style:country-asian="US" style:font-style-asian="normal" style:font-name-complex="Georgia" style:font-family-complex="Georgia" style:font-size-complex="8.5pt" style:language-complex="en" style:country-complex="US" style:font-style-complex="normal" style:text-scale="100%"/>
    </style:style>
    <style:style style:name="CharStyle79" style:family="text" style:parent-style-name="CharStyle76">
      <style:text-properties fo:color="#000000" style:text-position="0% 100%" style:font-name="Georgia" fo:font-family="Georgia" fo:font-size="8.5pt" fo:letter-spacing="normal" fo:language="en" fo:country="US" style:font-name-asian="Georgia" style:font-family-asian="Georgia" style:font-size-asian="8.5pt" style:language-asian="en" style:country-asian="US" style:font-name-complex="Georgia" style:font-family-complex="Georgia" style:font-size-complex="8.5pt" style:language-complex="en" style:country-complex="US" style:text-scale="100%"/>
    </style:style>
    <style:style style:name="CharStyle80" style:family="text" style:parent-style-name="CharStyle76">
      <style:text-properties fo:color="#000000" style:text-position="0% 100%" fo:font-size="9pt" fo:letter-spacing="normal" fo:language="en" fo:country="US" fo:font-style="normal" style:font-size-asian="9pt" style:language-asian="en" style:country-asian="US" style:font-style-asian="normal" style:font-size-complex="9pt" style:language-complex="en" style:country-complex="US" style:font-style-complex="normal" style:text-scale="100%"/>
    </style:style>
    <style:style style:name="CharStyle81" style:family="text" style:parent-style-name="CharStyle6">
      <style:text-properties fo:color="#000000" style:text-position="0% 100%" style:font-name="AngsanaUPC" fo:font-family="AngsanaUPC" fo:font-size="13pt" fo:letter-spacing="normal" fo:language="en" fo:country="US" fo:font-weight="bold" style:font-name-asian="AngsanaUPC" style:font-family-asian="AngsanaUPC" style:font-size-asian="13pt" style:language-asian="en" style:country-asian="US" style:font-weight-asian="bold" style:font-name-complex="AngsanaUPC" style:font-family-complex="AngsanaUPC" style:font-size-complex="13pt" style:language-complex="en" style:country-complex="US" style:font-weight-complex="bold" style:text-scale="100%"/>
    </style:style>
    <style:style style:name="CharStyle82" style:family="text" style:parent-style-name="CharStyle6">
      <style:text-properties fo:color="#000000" style:text-position="0% 100%" style:font-name="AngsanaUPC" fo:font-family="AngsanaUPC" fo:font-size="13pt" fo:letter-spacing="normal" fo:language="en" fo:country="US" fo:font-style="italic" style:font-name-asian="AngsanaUPC" style:font-family-asian="AngsanaUPC" style:font-size-asian="13pt" style:language-asian="en" style:country-asian="US" style:font-style-asian="italic" style:font-name-complex="AngsanaUPC" style:font-family-complex="AngsanaUPC" style:font-size-complex="13pt" style:language-complex="en" style:country-complex="US" style:font-style-complex="italic" style:text-scale="100%"/>
    </style:style>
    <style:style style:name="CharStyle83" style:family="text" style:parent-style-name="CharStyle6">
      <style:text-properties fo:color="#000000" style:text-position="0% 100%" style:font-name="AngsanaUPC" fo:font-family="AngsanaUPC" fo:font-size="12pt" fo:letter-spacing="-0.0071in" fo:language="en" fo:country="US" style:font-name-asian="AngsanaUPC" style:font-family-asian="AngsanaUPC" style:font-size-asian="12pt" style:language-asian="en" style:country-asian="US" style:font-name-complex="AngsanaUPC" style:font-family-complex="AngsanaUPC" style:font-size-complex="12pt" style:language-complex="en" style:country-complex="US" style:text-scale="100%"/>
    </style:style>
    <style:style style:name="CharStyle84" style:family="text" style:parent-style-name="CharStyle13">
      <style:text-properties fo:color="#000000" style:text-position="0% 100%" fo:letter-spacing="normal" fo:language="en" fo:country="US" style:language-asian="en" style:country-asian="US" style:language-complex="en" style:country-complex="US" style:text-scale="100%"/>
    </style:style>
    <style:style style:name="CharStyle86" style:family="text" style:parent-style-name="DefaultFontStyle">
      <style:text-properties style:text-line-through-style="none" style:text-line-through-type="none" style:font-name="David" fo:font-family="David" fo:font-size="7pt" fo:font-style="normal" style:text-underline-style="none" fo:font-weight="normal" style:font-name-asian="David" style:font-family-asian="David" style:font-size-asian="7pt" style:font-style-asian="normal" style:font-weight-asian="normal" style:font-name-complex="David" style:font-family-complex="David" style:font-size-complex="7pt" style:font-style-complex="normal" style:font-weight-complex="normal"/>
    </style:style>
    <style:style style:name="CharStyle87" style:family="text" style:parent-style-name="CharStyle6">
      <style:text-properties fo:color="#000000" style:text-position="0% 100%" fo:font-size="9.5pt" fo:letter-spacing="normal" fo:language="en" fo:country="US" fo:font-weight="bold" style:font-size-asian="9.5pt" style:language-asian="en" style:country-asian="US" style:font-weight-asian="bold" style:font-size-complex="9.5pt" style:language-complex="en" style:country-complex="US" style:font-weight-complex="bold" style:text-scale="100%"/>
    </style:style>
    <style:style style:name="CharStyle88" style:family="text" style:parent-style-name="CharStyle6">
      <style:text-properties fo:color="#000000" style:text-position="0% 100%" style:font-name="Calibri" fo:font-family="Calibri" fo:font-size="9.5pt" fo:letter-spacing="normal" fo:language="en" fo:country="US" fo:font-weight="normal" style:font-name-asian="Calibri" style:font-family-asian="Calibri" style:font-size-asian="9.5pt" style:language-asian="en" style:country-asian="US" style:font-weight-asian="normal" style:font-name-complex="Calibri" style:font-family-complex="Calibri" style:font-size-complex="9.5pt" style:language-complex="en" style:country-complex="US" style:font-weight-complex="normal" style:text-scale="100%"/>
    </style:style>
    <style:style style:name="CharStyle90" style:family="text" style:parent-style-name="DefaultFontStyle">
      <style:text-properties style:text-line-through-style="none" style:text-line-through-type="none" style:font-name="Georgia" fo:font-family="Georgia" fo:font-size="5.5pt" fo:font-style="normal" style:text-underline-style="none" fo:font-weight="bold" style:font-name-asian="Georgia" style:font-family-asian="Georgia" style:font-size-asian="5.5pt" style:font-style-asian="normal" style:font-weight-asian="bold" style:font-name-complex="Georgia" style:font-family-complex="Georgia" style:font-size-complex="5.5pt" style:font-style-complex="normal" style:font-weight-complex="bold"/>
    </style:style>
    <style:style style:name="CharStyle91" style:family="text" style:parent-style-name="CharStyle36">
      <style:text-properties fo:color="#000000" style:text-position="0% 100%" style:font-name="David" fo:font-family="David" fo:font-size="9pt" fo:letter-spacing="normal" fo:language="en" fo:country="US" fo:font-style="normal" style:font-name-asian="David" style:font-family-asian="David" style:font-size-asian="9pt" style:language-asian="en" style:country-asian="US" style:font-style-asian="normal" style:font-name-complex="David" style:font-family-complex="David" style:font-size-complex="9pt" style:language-complex="en" style:country-complex="US" style:font-style-complex="normal" style:text-scale="100%"/>
    </style:style>
    <style:style style:name="CharStyle92" style:family="text" style:parent-style-name="CharStyle36">
      <style:text-properties fo:color="#000000" style:text-position="0% 100%" style:font-name="David" fo:font-family="David" fo:font-size="9pt" fo:letter-spacing="normal" fo:language="en" fo:country="US" style:font-name-asian="David" style:font-family-asian="David" style:font-size-asian="9pt" style:language-asian="en" style:country-asian="US" style:font-name-complex="David" style:font-family-complex="David" style:font-size-complex="9pt" style:language-complex="en" style:country-complex="US" style:text-scale="100%"/>
    </style:style>
    <style:style style:name="CharStyle93" style:family="text" style:parent-style-name="CharStyle13">
      <style:text-properties fo:color="#000000" style:text-position="0% 100%" fo:font-size="8pt" fo:letter-spacing="-0.0071in"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94" style:family="text" style:parent-style-name="CharStyle34">
      <style:text-properties fo:color="#000000" style:text-position="0% 100%" fo:font-size="9pt" fo:letter-spacing="normal" fo:language="en" fo:country="US" fo:font-weight="bold" style:font-size-asian="9pt" style:language-asian="en" style:country-asian="US" style:font-weight-asian="bold" style:font-size-complex="9pt" style:language-complex="en" style:country-complex="US" style:font-weight-complex="bold" style:text-scale="150%"/>
    </style:style>
    <style:style style:name="CharStyle95" style:family="text" style:parent-style-name="CharStyle34">
      <style:text-properties fo:color="#000000" style:text-position="0% 100%" fo:font-size="8pt" fo:letter-spacing="-0.0071in"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96" style:family="text" style:parent-style-name="CharStyle13">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3" style:family="paragraph" style:parent-style-name="Footer" style:master-page-name="">
      <style:paragraph-properties style:page-number="auto"/>
      <style:text-properties fo:font-size="1pt" style:font-size-asian="1pt" style:font-size-complex="1pt"/>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335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465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5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299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366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429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165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571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72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665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535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598in" style:type="right"/>
        </style:tab-stops>
      </style:paragraph-properties>
    </style:style>
    <style:style style:name="M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01in" style:type="right"/>
        </style:tab-stops>
      </style:paragraph-properties>
    </style:style>
    <style:style style:name="M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634in" style:type="right"/>
        </style:tab-stops>
      </style:paragraph-properties>
    </style:style>
    <style:style style:name="M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799in" style:type="right"/>
        </style:tab-stops>
      </style:paragraph-properties>
    </style:style>
    <style:style style:name="MP1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866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3429in" fo:margin-left="0in" fo:margin-right="0in" fo:margin-bottom="0in"/>
      </style:header-style>
      <style:footer-style>
        <style:header-footer-properties fo:min-height="3.6598in" fo:margin-left="0in" fo:margin-right="0in" fo:margin-top="3.6598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965in" fo:margin-left="0in" fo:margin-right="0in" fo:margin-bottom="0in"/>
      </style:header-style>
      <style:footer-style>
        <style:header-footer-properties fo:min-height="3.6126in" fo:margin-left="0in" fo:margin-right="0in" fo:margin-top="3.6126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193in" fo:margin-left="0in" fo:margin-right="0in" fo:margin-bottom="0in"/>
      </style:header-style>
      <style:footer-style>
        <style:header-footer-properties fo:min-height="3.6799in" fo:margin-left="0in" fo:margin-right="0in" fo:margin-top="3.6799in"/>
      </style:footer-style>
    </style:page-layout>
  </office:automatic-styles>
  <office:master-styles>
    <style:master-page style:name="Standard" style:page-layout-name="Mpm1"/>
    <style:master-page style:name="PageStyle0" style:page-layout-name="Mpm2">
      <style:header>
        <text:p text:style-name="MP1"><draw:frame draw:style-name="Mfr1" draw:name="Frame1" text:anchor-type="paragraph" svg:x="3.6in" svg:y="1.1335in" draw:z-index="0"><draw:text-box fo:min-height="0.0866in" fo:min-width="1.9035in"><text:p text:style-name="MP2"><text:span text:style-name="CharStyle7">THE GOSPEL ACCORDING TO</text:span></text:p></draw:text-box></draw:frame></text:p>
      </style:header>
      <style:header-left>
        <text:p text:style-name="MP1"><draw:frame draw:style-name="Mfr1" draw:name="1" text:anchor-type="paragraph" svg:x="3.6in" svg:y="1.1335in" draw:z-index="0"><draw:text-box fo:min-height="0.0866in" fo:min-width="1.9035in"><text:p text:style-name="MP2"><text:span text:style-name="CharStyle7">THE GOSPEL ACCORDING TO</text:span></text:p></draw:text-box></draw:frame></text:p>
      </style:header-left>
      <style:footer>
        <text:p text:style-name="MP3"><draw:frame draw:style-name="Mfr1" draw:name="2" text:anchor-type="paragraph" svg:x="4.5902in" svg:y="7.3465in" draw:z-index="1"><draw:text-box fo:min-height="0.0835in" fo:min-width="0.05in"><text:p text:style-name="MP2"><text:page-number text:select-page="current">1</text:page-number></text:p></draw:text-box></draw:frame></text:p>
      </style:footer>
      <style:footer-left>
        <text:p text:style-name="MP3"><draw:frame draw:style-name="Mfr1" draw:name="3" text:anchor-type="paragraph" svg:x="4.5902in" svg:y="7.3465in" draw:z-index="0"><draw:text-box fo:min-height="0.0835in" fo:min-width="0.05in"><text:p text:style-name="MP2"><text:page-number text:select-page="current">2</text:page-number></text:p></draw:text-box></draw:frame></text:p>
      </style:footer-left>
    </style:master-page>
    <style:master-page style:name="PageStyle1" style:page-layout-name="Mpm3">
      <style:header>
        <text:p text:style-name="MP1"><draw:frame draw:style-name="Mfr1" draw:name="4" text:anchor-type="paragraph" svg:x="3.7965in" svg:y="0.5535in" draw:z-index="62"><draw:text-box fo:min-height="0.1071in" fo:min-width="2.5335in"><text:p text:style-name="MP4"><text:span text:style-name="CharStyle8">S. MATTHEW 4<text:tab/></text:span><text:span text:style-name="CharStyle26">S</text:span></text:p></draw:text-box></draw:frame></text:p>
      </style:header>
      <style:header-left>
        <text:p text:style-name="MP1"><draw:frame draw:style-name="Mfr1" draw:name="5" text:anchor-type="paragraph" svg:x="2.25in" svg:y="0.5602in" draw:z-index="61"><draw:text-box fo:min-height="0.1in" fo:min-width="2.5465in"><text:p text:style-name="MP5"><text:span text:style-name="CharStyle8">2<text:tab/>S. MATTHEW </text:span><text:page-number text:select-page="current">4</text:page-number></text:p></draw:text-box></draw:frame></text:p>
      </style:header-left>
      <style:footer>
        <text:p text:style-name="MP3"/>
      </style:footer>
      <style:footer-left>
        <text:p text:style-name="MP3"/>
      </style:footer-left>
    </style:master-page>
    <style:master-page style:name="PageStyle2" style:page-layout-name="Mpm3">
      <style:header>
        <text:p text:style-name="MP1"><draw:frame draw:style-name="Mfr1" draw:name="6" text:anchor-type="paragraph" svg:x="2.2398in" svg:y="0.5402in" draw:z-index="0"><draw:text-box fo:min-height="0.1201in" fo:min-width="2.55in"><text:p text:style-name="MP6"><text:page-number text:select-page="current">7</text:page-number><text:span text:style-name="CharStyle7"><text:tab/></text:span><text:span text:style-name="CharStyle8">S. MATTHEW 5</text:span></text:p></draw:text-box></draw:frame></text:p>
      </style:header>
      <style:header-left>
        <text:p text:style-name="MP1"><draw:frame draw:style-name="Mfr1" draw:name="7" text:anchor-type="paragraph" svg:x="2.2398in" svg:y="0.5402in" draw:z-index="63"><draw:text-box fo:min-height="0.1201in" fo:min-width="2.55in"><text:p text:style-name="MP6"><text:page-number text:select-page="current">4</text:page-number><text:span text:style-name="CharStyle7"><text:tab/></text:span><text:span text:style-name="CharStyle8">S. MATTHEW 5</text:span></text:p></draw:text-box></draw:frame></text:p>
      </style:header-left>
      <style:footer>
        <text:p text:style-name="MP3"/>
      </style:footer>
      <style:footer-left>
        <text:p text:style-name="MP3"/>
      </style:footer-left>
    </style:master-page>
    <style:master-page style:name="PageStyle3" style:page-layout-name="Mpm3">
      <style:header>
        <text:p text:style-name="MP1"><draw:frame draw:style-name="Mfr1" draw:name="8" text:anchor-type="paragraph" svg:x="3.8134in" svg:y="0.5535in" draw:z-index="64"><draw:text-box fo:min-height="0.1071in" fo:min-width="2.5299in"><text:p text:style-name="MP7"><text:span text:style-name="CharStyle8">S. MATTHEW 5<text:tab/></text:span><text:page-number text:select-page="current">5</text:page-number></text:p></draw:text-box></draw:frame></text:p>
      </style:header>
      <style:footer>
        <text:p text:style-name="MP3"/>
      </style:footer>
    </style:master-page>
    <style:master-page style:name="PageStyle4" style:page-layout-name="Mpm3">
      <style:header>
        <text:p text:style-name="MP1"><draw:frame draw:style-name="Mfr1" draw:name="9" text:anchor-type="paragraph" svg:x="2.25in" svg:y="0.5602in" draw:z-index="0"><draw:text-box fo:min-height="0.1in" fo:min-width="2.5465in"><text:p text:style-name="MP5"><text:span text:style-name="CharStyle8">2<text:tab/>S. MATTHEW </text:span><text:page-number text:select-page="current">9</text:page-number></text:p></draw:text-box></draw:frame></text:p>
      </style:header>
      <style:header-left>
        <text:p text:style-name="MP1"><draw:frame draw:style-name="Mfr1" draw:name="10" text:anchor-type="paragraph" svg:x="2.25in" svg:y="0.5602in" draw:z-index="65"><draw:text-box fo:min-height="0.1in" fo:min-width="2.5465in"><text:p text:style-name="MP5"><text:span text:style-name="CharStyle8">2<text:tab/>S. MATTHEW </text:span><text:page-number text:select-page="current">10</text:page-number></text:p></draw:text-box></draw:frame></text:p>
      </style:header-left>
      <style:footer>
        <text:p text:style-name="MP3"/>
      </style:footer>
      <style:footer-left>
        <text:p text:style-name="MP3"/>
      </style:footer-left>
    </style:master-page>
    <style:master-page style:name="PageStyle5" style:page-layout-name="Mpm3">
      <style:header>
        <text:p text:style-name="MP1"><draw:frame draw:style-name="Mfr1" draw:name="11" text:anchor-type="paragraph" svg:x="3.8in" svg:y="0.5535in" draw:z-index="72"><draw:text-box fo:min-height="0.1071in" fo:min-width="2.5366in"><text:p text:style-name="MP8"><text:span text:style-name="CharStyle8">S. MATTHEW 8<text:tab/></text:span><text:page-number text:select-page="current">0</text:page-number></text:p></draw:text-box></draw:frame></text:p>
      </style:header>
      <style:header-left>
        <text:p text:style-name="MP1"><draw:frame draw:style-name="Mfr1" draw:name="12" text:anchor-type="paragraph" svg:x="2.2535in" svg:y="0.5535in" draw:z-index="80"><draw:text-box fo:min-height="0.1071in" fo:min-width="2.5429in"><text:p text:style-name="MP9"><text:page-number text:select-page="current">0</text:page-number><text:span text:style-name="CharStyle8"><text:tab/>S. MATTHEW 9</text:span></text:p></draw:text-box></draw:frame></text:p>
      </style:header-left>
      <style:footer>
        <text:p text:style-name="MP3"/>
      </style:footer>
      <style:footer-left>
        <text:p text:style-name="MP3"/>
      </style:footer-left>
    </style:master-page>
    <style:master-page style:name="PageStyle6" style:page-layout-name="Mpm3">
      <style:header>
        <text:p text:style-name="MP1"><draw:frame draw:style-name="Mfr1" draw:name="13" text:anchor-type="paragraph" svg:x="3.8181in" svg:y="0.55in" draw:z-index="2"><draw:text-box fo:min-height="0.1098in" fo:min-width="2.5165in"><text:p text:style-name="MP10"><text:span text:style-name="CharStyle8">S. MATTHEW 9<text:tab/></text:span><text:page-number text:select-page="current">0</text:page-number></text:p></draw:text-box></draw:frame></text:p>
      </style:header>
      <style:header-left>
        <text:p text:style-name="MP1"><draw:frame draw:style-name="Mfr1" draw:name="14" text:anchor-type="paragraph" svg:x="3.8181in" svg:y="0.55in" draw:z-index="3"><draw:text-box fo:min-height="0.1098in" fo:min-width="2.5165in"><text:p text:style-name="MP10"><text:span text:style-name="CharStyle8">S. MATTHEW 9<text:tab/></text:span><text:page-number text:select-page="current">0</text:page-number></text:p></draw:text-box></draw:frame></text:p>
      </style:header-left>
      <style:footer>
        <text:p text:style-name="MP3"/>
      </style:footer>
      <style:footer-left>
        <text:p text:style-name="MP3"/>
      </style:footer-left>
    </style:master-page>
    <style:master-page style:name="PageStyle7" style:page-layout-name="Mpm3">
      <style:header>
        <text:p text:style-name="MP1"><draw:frame draw:style-name="Mfr1" draw:name="15" text:anchor-type="paragraph" svg:x="3.7681in" svg:y="0.5571in" draw:z-index="4"><draw:text-box fo:min-height="0.1in" fo:min-width="2.5571in"><text:p text:style-name="MP11"><text:span text:style-name="CharStyle8">S. MATTHEW 12<text:tab/></text:span><text:page-number text:select-page="current">0</text:page-number></text:p></draw:text-box></draw:frame></text:p>
      </style:header>
      <style:header-left>
        <text:p text:style-name="MP1"><draw:frame draw:style-name="Mfr1" draw:name="16" text:anchor-type="paragraph" svg:x="2.2598in" svg:y="0.5571in" draw:z-index="6"><draw:text-box fo:min-height="0.1035in" fo:min-width="2.5764in"><text:p text:style-name="MP12"><text:page-number text:select-page="current">0</text:page-number><text:span text:style-name="CharStyle54"><text:tab/></text:span><text:span text:style-name="CharStyle8">S. MATTHEW 10</text:span></text:p></draw:text-box></draw:frame></text:p>
      </style:header-left>
      <style:footer>
        <text:p text:style-name="MP3"/>
      </style:footer>
      <style:footer-left>
        <text:p text:style-name="MP3"/>
      </style:footer-left>
    </style:master-page>
    <style:master-page style:name="PageStyle8" style:page-layout-name="Mpm3">
      <style:header>
        <text:p text:style-name="MP1"><draw:frame draw:style-name="Mfr1" draw:name="17" text:anchor-type="paragraph" svg:x="2.2516in" svg:y="0.5665in" draw:z-index="8"><draw:text-box fo:min-height="0.1035in" fo:min-width="2.5665in"><text:p text:style-name="MP13"><text:page-number text:select-page="current">0</text:page-number><text:span text:style-name="CharStyle8"><text:tab/>S. MATTHEW 11</text:span></text:p></draw:text-box></draw:frame></text:p>
      </style:header>
      <style:header-left>
        <text:p text:style-name="MP1"><draw:frame draw:style-name="Mfr1" draw:name="18" text:anchor-type="paragraph" svg:x="2.2516in" svg:y="0.5665in" draw:z-index="9"><draw:text-box fo:min-height="0.1035in" fo:min-width="2.5665in"><text:p text:style-name="MP13"><text:page-number text:select-page="current">0</text:page-number><text:span text:style-name="CharStyle8"><text:tab/>S. MATTHEW 11</text:span></text:p></draw:text-box></draw:frame></text:p>
      </style:header-left>
      <style:footer>
        <text:p text:style-name="MP3"/>
      </style:footer>
      <style:footer-left>
        <text:p text:style-name="MP3"/>
      </style:footer-left>
    </style:master-page>
    <style:master-page style:name="PageStyle9" style:page-layout-name="Mpm3">
      <style:header>
        <text:p text:style-name="MP1"><draw:frame draw:style-name="Mfr1" draw:name="19" text:anchor-type="paragraph" svg:x="3.7681in" svg:y="0.5571in" draw:z-index="10"><draw:text-box fo:min-height="0.1in" fo:min-width="2.5571in"><text:p text:style-name="MP11"><text:span text:style-name="CharStyle8">S. MATTHEW 12<text:tab/></text:span><text:page-number text:select-page="current">0</text:page-number></text:p></draw:text-box></draw:frame></text:p>
      </style:header>
      <style:header-left>
        <text:p text:style-name="MP1"><draw:frame draw:style-name="Mfr1" draw:name="20" text:anchor-type="paragraph" svg:x="2.2535in" svg:y="0.5772in" draw:z-index="12"><draw:text-box fo:min-height="0.1in" fo:min-width="2.5764in"><text:p text:style-name="MP12"><text:page-number text:select-page="current">0</text:page-number><text:span text:style-name="CharStyle63"><text:tab/></text:span><text:span text:style-name="CharStyle8">S. MATTHEW 12</text:span></text:p></draw:text-box></draw:frame></text:p>
      </style:header-left>
      <style:footer>
        <text:p text:style-name="MP3"/>
      </style:footer>
      <style:footer-left>
        <text:p text:style-name="MP3"/>
      </style:footer-left>
    </style:master-page>
    <style:master-page style:name="PageStyle10" style:page-layout-name="Mpm3">
      <style:header>
        <text:p text:style-name="MP1"><draw:frame draw:style-name="Mfr1" draw:name="21" text:anchor-type="paragraph" svg:x="3.7953in" svg:y="0.5736in" draw:z-index="14"><draw:text-box fo:min-height="0.1098in" fo:min-width="2.5535in"><text:p text:style-name="MP14"><text:span text:style-name="CharStyle8">S. MATTHEW 13<text:tab/></text:span><text:page-number text:select-page="current">0</text:page-number></text:p></draw:text-box></draw:frame></text:p>
      </style:header>
      <style:header-left>
        <text:p text:style-name="MP1"><draw:frame draw:style-name="Mfr1" draw:name="22" text:anchor-type="paragraph" svg:x="3.7953in" svg:y="0.5736in" draw:z-index="15"><draw:text-box fo:min-height="0.1098in" fo:min-width="2.5535in"><text:p text:style-name="MP14"><text:span text:style-name="CharStyle8">S. MATTHEW 13<text:tab/></text:span><text:page-number text:select-page="current">0</text:page-number></text:p></draw:text-box></draw:frame></text:p>
      </style:header-left>
      <style:footer>
        <text:p text:style-name="MP3"/>
      </style:footer>
      <style:footer-left>
        <text:p text:style-name="MP3"/>
      </style:footer-left>
    </style:master-page>
    <style:master-page style:name="PageStyle11" style:page-layout-name="Mpm3">
      <style:header>
        <text:p text:style-name="MP1"><draw:frame draw:style-name="Mfr1" draw:name="23" text:anchor-type="paragraph" svg:x="3.7681in" svg:y="0.5665in" draw:z-index="16"><draw:text-box fo:min-height="0.1134in" fo:min-width="2.5598in"><text:p text:style-name="MP15"><text:span text:style-name="CharStyle8">S. MATTHEW 14<text:tab/></text:span><text:page-number text:select-page="current">0</text:page-number></text:p></draw:text-box></draw:frame></text:p>
      </style:header>
      <style:header-left>
        <text:p text:style-name="MP1"><draw:frame draw:style-name="Mfr1" draw:name="24" text:anchor-type="paragraph" svg:x="2.0984in" svg:y="0.5134in" draw:z-index="17"><draw:text-box fo:min-height="0.0965in" fo:min-width="2.5701in"><text:p text:style-name="MP16"><text:page-number text:select-page="current">0</text:page-number><text:span text:style-name="CharStyle8"><text:tab/>S. MATTHEW 15</text:span></text:p></draw:text-box></draw:frame></text:p>
      </style:header-left>
      <style:footer>
        <text:p text:style-name="MP3"/>
      </style:footer>
      <style:footer-left>
        <text:p text:style-name="MP3"/>
      </style:footer-left>
    </style:master-page>
    <style:master-page style:name="PageStyle12" style:page-layout-name="Mpm4">
      <style:header>
        <text:p text:style-name="MP1"><draw:frame draw:style-name="Mfr1" draw:name="25" text:anchor-type="paragraph" svg:x="3.7681in" svg:y="0.5665in" draw:z-index="0"><draw:text-box fo:min-height="0.1134in" fo:min-width="2.5598in"><text:p text:style-name="MP15"><text:span text:style-name="CharStyle8">S. MATTHEW 14<text:tab/></text:span><text:page-number text:select-page="current">0</text:page-number></text:p></draw:text-box></draw:frame></text:p>
      </style:header>
      <style:header-left>
        <text:p text:style-name="MP1"><draw:frame draw:style-name="Mfr1" draw:name="26" text:anchor-type="paragraph" svg:x="2.0984in" svg:y="0.5134in" draw:z-index="19"><draw:text-box fo:min-height="0.0965in" fo:min-width="2.5701in"><text:p text:style-name="MP16"><text:page-number text:select-page="current">0</text:page-number><text:span text:style-name="CharStyle8"><text:tab/>S. MATTHEW 15</text:span></text:p></draw:text-box></draw:frame></text:p>
      </style:header-left>
      <style:footer>
        <text:p text:style-name="MP3"/>
      </style:footer>
      <style:footer-left>
        <text:p text:style-name="MP3"/>
      </style:footer-left>
    </style:master-page>
    <style:master-page style:name="PageStyle13" style:page-layout-name="Mpm4">
      <style:header>
        <text:p text:style-name="MP1"><draw:frame draw:style-name="Mfr1" draw:name="27" text:anchor-type="paragraph" svg:x="3.6272in" svg:y="0.4728in" draw:z-index="20"><draw:text-box fo:min-height="0.1071in" fo:min-width="2.5634in"><text:p text:style-name="MP17"><text:span text:style-name="CharStyle8">S. MATTHEW 19<text:tab/></text:span><text:page-number text:select-page="current">0</text:page-number></text:p></draw:text-box></draw:frame></text:p>
      </style:header>
      <style:header-left>
        <text:p text:style-name="MP1"><draw:frame draw:style-name="Mfr1" draw:name="28" text:anchor-type="paragraph" svg:x="2.1035in" svg:y="0.4799in" draw:z-index="24"><draw:text-box fo:min-height="0.1in" fo:min-width="2.5799in"><text:p text:style-name="MP18"><text:page-number text:select-page="current">0</text:page-number><text:span text:style-name="CharStyle8"><text:tab/>S. MATTHEW 20</text:span></text:p></draw:text-box></draw:frame></text:p>
      </style:header-left>
      <style:footer>
        <text:p text:style-name="MP3"/>
      </style:footer>
      <style:footer-left>
        <text:p text:style-name="MP3"/>
      </style:footer-left>
    </style:master-page>
    <style:master-page style:name="PageStyle14" style:page-layout-name="Mpm4">
      <style:header>
        <text:p text:style-name="MP1"><draw:frame draw:style-name="Mfr1" draw:name="29" text:anchor-type="paragraph" svg:x="3.6102in" svg:y="0.4799in" draw:z-index="28"><draw:text-box fo:min-height="0.1in" fo:min-width="2.5571in"><text:p text:style-name="MP11"><text:span text:style-name="CharStyle8">S. MATTHEW 20<text:tab/></text:span><text:page-number text:select-page="current">0</text:page-number></text:p></draw:text-box></draw:frame></text:p>
      </style:header>
      <style:header-left>
        <text:p text:style-name="MP1"><draw:frame draw:style-name="Mfr1" draw:name="30" text:anchor-type="paragraph" svg:x="3.6102in" svg:y="0.4799in" draw:z-index="29"><draw:text-box fo:min-height="0.1in" fo:min-width="2.5571in"><text:p text:style-name="MP11"><text:span text:style-name="CharStyle8">S. MATTHEW 20<text:tab/></text:span><text:page-number text:select-page="current">0</text:page-number></text:p></draw:text-box></draw:frame></text:p>
      </style:header-left>
      <style:footer>
        <text:p text:style-name="MP3"/>
      </style:footer>
      <style:footer-left>
        <text:p text:style-name="MP3"/>
      </style:footer-left>
    </style:master-page>
    <style:master-page style:name="PageStyle15" style:page-layout-name="Mpm4">
      <style:header>
        <text:p text:style-name="MP1"><draw:frame draw:style-name="Mfr1" draw:name="31" text:anchor-type="paragraph" svg:x="3.6083in" svg:y="0.4728in" draw:z-index="30"><draw:text-box fo:min-height="0.1in" fo:min-width="2.5535in"><text:p text:style-name="MP14"><text:span text:style-name="CharStyle8">S. MATTHEW 23<text:tab/></text:span><text:page-number text:select-page="current">0</text:page-number></text:p></draw:text-box></draw:frame></text:p>
      </style:header>
      <style:header-left>
        <text:p text:style-name="MP1"><draw:frame draw:style-name="Mfr1" draw:name="32" text:anchor-type="paragraph" svg:x="2.0917in" svg:y="0.4764in" draw:z-index="31"><draw:text-box fo:min-height="0.1035in" fo:min-width="2.5665in"><text:p text:style-name="MP13"><text:page-number text:select-page="current">0</text:page-number><text:span text:style-name="CharStyle8"><text:tab/>S. MATTHEW 21</text:span></text:p></draw:text-box></draw:frame></text:p>
      </style:header-left>
      <style:footer>
        <text:p text:style-name="MP3"/>
      </style:footer>
      <style:footer-left>
        <text:p text:style-name="MP3"/>
      </style:footer-left>
    </style:master-page>
    <style:master-page style:name="PageStyle16" style:page-layout-name="Mpm4">
      <style:header>
        <text:p text:style-name="MP1"><draw:frame draw:style-name="Mfr1" draw:name="33" text:anchor-type="paragraph" svg:x="2.089in" svg:y="0.4728in" draw:z-index="0"><draw:text-box fo:min-height="0.1071in" fo:min-width="2.5799in"><text:p text:style-name="MP18"><text:page-number text:select-page="current">0</text:page-number><text:span text:style-name="CharStyle8"><text:tab/>S. MATTHEW 22</text:span></text:p></draw:text-box></draw:frame></text:p>
      </style:header>
      <style:header-left>
        <text:p text:style-name="MP1"><draw:frame draw:style-name="Mfr1" draw:name="34" text:anchor-type="paragraph" svg:x="2.089in" svg:y="0.4728in" draw:z-index="33"><draw:text-box fo:min-height="0.1071in" fo:min-width="2.5799in"><text:p text:style-name="MP18"><text:page-number text:select-page="current">0</text:page-number><text:span text:style-name="CharStyle8"><text:tab/>S. MATTHEW 22</text:span></text:p></draw:text-box></draw:frame></text:p>
      </style:header-left>
      <style:footer>
        <text:p text:style-name="MP3"/>
      </style:footer>
      <style:footer-left>
        <text:p text:style-name="MP3"/>
      </style:footer-left>
    </style:master-page>
    <style:master-page style:name="PageStyle17" style:page-layout-name="Mpm4">
      <style:header>
        <text:p text:style-name="MP1"><draw:frame draw:style-name="Mfr1" draw:name="35" text:anchor-type="paragraph" svg:x="3.6083in" svg:y="0.4728in" draw:z-index="34"><draw:text-box fo:min-height="0.1in" fo:min-width="2.5535in"><text:p text:style-name="MP14"><text:span text:style-name="CharStyle8">S. MATTHEW 23<text:tab/></text:span><text:page-number text:select-page="current">0</text:page-number></text:p></draw:text-box></draw:frame></text:p>
      </style:header>
      <style:header-left>
        <text:p text:style-name="MP1"><draw:frame draw:style-name="Mfr1" draw:name="36" text:anchor-type="paragraph" svg:x="2.089in" svg:y="0.4728in" draw:z-index="36"><draw:text-box fo:min-height="0.1071in" fo:min-width="2.5764in"><text:p text:style-name="MP12"><text:page-number text:select-page="current">0</text:page-number><text:span text:style-name="CharStyle81"><text:tab/></text:span><text:span text:style-name="CharStyle8">S. MATTHEW 23</text:span></text:p></draw:text-box></draw:frame></text:p>
      </style:header-left>
      <style:footer>
        <text:p text:style-name="MP3"/>
      </style:footer>
      <style:footer-left>
        <text:p text:style-name="MP3"/>
      </style:footer-left>
    </style:master-page>
    <style:master-page style:name="PageStyle18" style:page-layout-name="Mpm4">
      <style:header>
        <text:p text:style-name="MP1"><draw:frame draw:style-name="Mfr1" draw:name="37" text:anchor-type="paragraph" svg:x="3.6102in" svg:y="0.5228in" draw:z-index="38"><draw:text-box fo:min-height="0.1in" fo:min-width="2.5535in"><text:p text:style-name="MP14"><text:span text:style-name="CharStyle6">S. MATTHEW </text:span><text:span text:style-name="CharStyle82">U<text:tab/></text:span><text:page-number text:select-page="current">0</text:page-number></text:p></draw:text-box></draw:frame></text:p>
      </style:header>
      <style:header-left>
        <text:p text:style-name="MP1"><draw:frame draw:style-name="Mfr1" draw:name="38" text:anchor-type="paragraph" svg:x="3.6102in" svg:y="0.5228in" draw:z-index="0"><draw:text-box fo:min-height="0.1in" fo:min-width="2.5535in"><text:p text:style-name="MP14"><text:span text:style-name="CharStyle6">S. MATTHEW </text:span><text:span text:style-name="CharStyle82">U<text:tab/></text:span><text:page-number text:select-page="current">0</text:page-number></text:p></draw:text-box></draw:frame></text:p>
      </style:header-left>
      <style:footer>
        <text:p text:style-name="MP3"/>
      </style:footer>
      <style:footer-left>
        <text:p text:style-name="MP3"/>
      </style:footer-left>
    </style:master-page>
    <style:master-page style:name="PageStyle19" style:page-layout-name="Mpm4">
      <style:header>
        <text:p text:style-name="MP1"><draw:frame draw:style-name="Mfr1" draw:name="39" text:anchor-type="paragraph" svg:x="3.6055in" svg:y="0.4701in" draw:z-index="39"><draw:text-box fo:min-height="0.1098in" fo:min-width="2.5535in"><text:p text:style-name="MP14"><text:span text:style-name="CharStyle87">S. MATTHEW </text:span><text:span text:style-name="CharStyle82">25<text:tab/></text:span><text:page-number text:select-page="current">0</text:page-number></text:p></draw:text-box></draw:frame></text:p>
      </style:header>
      <style:header-left>
        <text:p text:style-name="MP1"><draw:frame draw:style-name="Mfr1" draw:name="40" text:anchor-type="paragraph" svg:x="2.0854in" svg:y="0.4764in" draw:z-index="41"><draw:text-box fo:min-height="0.1035in" fo:min-width="2.5799in"><text:p text:style-name="MP18"><text:page-number text:select-page="current">0</text:page-number><text:span text:style-name="CharStyle6"><text:tab/>S. MATTHEW 26</text:span></text:p></draw:text-box></draw:frame></text:p>
      </style:header-left>
      <style:footer>
        <text:p text:style-name="MP3"/>
      </style:footer>
      <style:footer-left>
        <text:p text:style-name="MP3"/>
      </style:footer-left>
    </style:master-page>
    <style:master-page style:name="PageStyle20" style:page-layout-name="Mpm4">
      <style:header>
        <text:p text:style-name="MP1"><draw:frame draw:style-name="Mfr1" draw:name="41" text:anchor-type="paragraph" svg:x="3.6189in" svg:y="0.4764in" draw:z-index="44"><draw:text-box fo:min-height="0.1035in" fo:min-width="2.5571in"><text:p text:style-name="MP11"><text:span text:style-name="CharStyle6">S. MATTHEW 26<text:tab/></text:span><text:page-number text:select-page="current">0</text:page-number></text:p></draw:text-box></draw:frame></text:p>
      </style:header>
      <style:header-left>
        <text:p text:style-name="MP1"><draw:frame draw:style-name="Mfr1" draw:name="42" text:anchor-type="paragraph" svg:x="3.6189in" svg:y="0.4764in" draw:z-index="0"><draw:text-box fo:min-height="0.1035in" fo:min-width="2.5571in"><text:p text:style-name="MP11"><text:span text:style-name="CharStyle6">S. MATTHEW 26<text:tab/></text:span><text:page-number text:select-page="current">0</text:page-number></text:p></draw:text-box></draw:frame></text:p>
      </style:header-left>
      <style:footer>
        <text:p text:style-name="MP3"/>
      </style:footer>
      <style:footer-left>
        <text:p text:style-name="MP3"/>
      </style:footer-left>
    </style:master-page>
    <style:master-page style:name="PageStyle21" style:page-layout-name="Mpm4">
      <style:header>
        <text:p text:style-name="MP1"><draw:frame draw:style-name="Mfr1" draw:name="43" text:anchor-type="paragraph" svg:x="3.6201in" svg:y="0.4701in" draw:z-index="45"><draw:text-box fo:min-height="0.1098in" fo:min-width="2.5535in"><text:p text:style-name="MP14"><text:span text:style-name="CharStyle6">S. MATTHEW 27<text:tab/></text:span><text:page-number text:select-page="current">0</text:page-number></text:p></draw:text-box></draw:frame></text:p>
      </style:header>
      <style:header-left>
        <text:p text:style-name="MP1"><draw:frame draw:style-name="Mfr1" draw:name="44" text:anchor-type="paragraph" svg:x="2.1118in" svg:y="0.4799in" draw:z-index="46"><draw:text-box fo:min-height="0.1in" fo:min-width="2.5866in"><text:p text:style-name="MP19"><text:span text:style-name="CharStyle88">88<text:tab/></text:span><text:span text:style-name="CharStyle6">S. MATTHEW 26</text:span></text:p></draw:text-box></draw:frame></text:p>
      </style:header-left>
      <style:footer>
        <text:p text:style-name="MP3"/>
      </style:footer>
      <style:footer-left>
        <text:p text:style-name="MP3"/>
      </style:footer-left>
    </style:master-page>
    <style:master-page style:name="PageStyle22" style:page-layout-name="Mpm4">
      <style:header>
        <text:p text:style-name="MP1"><draw:frame draw:style-name="Mfr1" draw:name="45" text:anchor-type="paragraph" svg:x="2.0937in" svg:y="0.4799in" draw:z-index="0"><draw:text-box fo:min-height="0.1in" fo:min-width="2.5799in"><text:p text:style-name="MP18"><text:page-number text:select-page="current">0</text:page-number><text:span text:style-name="CharStyle6"><text:tab/>S. MATTHEW 27</text:span></text:p></draw:text-box></draw:frame></text:p>
      </style:header>
      <style:header-left>
        <text:p text:style-name="MP1"><draw:frame draw:style-name="Mfr1" draw:name="46" text:anchor-type="paragraph" svg:x="2.0937in" svg:y="0.4799in" draw:z-index="47"><draw:text-box fo:min-height="0.1in" fo:min-width="2.5799in"><text:p text:style-name="MP18"><text:page-number text:select-page="current">0</text:page-number><text:span text:style-name="CharStyle6"><text:tab/>S. MATTHEW 27</text:span></text:p></draw:text-box></draw:frame></text:p>
      </style:header-left>
      <style:footer>
        <text:p text:style-name="MP3"/>
      </style:footer>
      <style:footer-left>
        <text:p text:style-name="MP3"/>
      </style:footer-left>
    </style:master-page>
    <style:master-page style:name="PageStyle23" style:page-layout-name="Mpm4">
      <style:header>
        <text:p text:style-name="MP1"><draw:frame draw:style-name="Mfr1" draw:name="47" text:anchor-type="paragraph" svg:x="3.6102in" svg:y="0.4665in" draw:z-index="48"><draw:text-box fo:min-height="0.1134in" fo:min-width="2.55in"><text:p text:style-name="MP6"><text:span text:style-name="CharStyle6">S. MATTHEW 28<text:tab/></text:span><text:page-number text:select-page="current">0</text:page-number></text:p></draw:text-box></draw:frame></text:p>
      </style:header>
      <style:header-left>
        <text:p text:style-name="MP1"><draw:frame draw:style-name="Mfr1" draw:name="48" text:anchor-type="paragraph" svg:x="2.0984in" svg:y="0.4764in" draw:z-index="49"><draw:text-box fo:min-height="0.1035in" fo:min-width="2.5799in"><text:p text:style-name="MP18"><text:page-number text:select-page="current">0</text:page-number><text:span text:style-name="CharStyle6"><text:tab/>S. MATTHEW 28</text:span></text:p></draw:text-box></draw:frame></text:p>
      </style:header-left>
      <style:footer>
        <text:p text:style-name="MP3"/>
      </style:footer>
      <style:footer-left>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10" meta:object-count="0" meta:page-count="76" meta:paragraph-count="1078" meta:word-count="24028" meta:character-count="120791" meta:non-whitespace-character-count="97875"/>
    <meta:generator>LibreOffice/4.4.5.2$Windows_x86 LibreOffice_project/a22f674fd25a3b6f45bdebf25400ed2adff0ff99</meta:generator>
  </office:meta>
</office:document-meta>
</file>